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2000000224D99E29EE1FE7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72cm" table:align="left"/>
    </style:style>
    <style:style style:name="Table2.A" style:family="table-column">
      <style:table-column-properties style:column-width="2.069cm"/>
    </style:style>
    <style:style style:name="Table2.B" style:family="table-column">
      <style:table-column-properties style:column-width="4.103cm"/>
    </style:style>
    <style:style style:name="Table2.A1" style:family="table-cell">
      <style:table-cell-properties style:vertical-align="middle" fo:background-color="#eeeeee" fo:padding="0.049cm" fo:border="0.05pt solid #dddddd">
        <style:background-image/>
      </style:table-cell-properties>
    </style:style>
    <style:style style:name="Table2.A2" style:family="table-cell">
      <style:table-cell-properties style:vertical-align="middle" fo:background-color="#ffffff" fo:padding="0.049cm" fo:border="0.05pt solid #dddddd">
        <style:background-image/>
      </style:table-cell-properties>
    </style:style>
    <style:style style:name="P1" style:family="paragraph" style:parent-style-name="Standard">
      <style:text-properties fo:font-weight="bold" officeooo:rsid="000f262c" officeooo:paragraph-rsid="000f262c" style:font-weight-asian="bold" style:font-weight-complex="bold"/>
    </style:style>
    <style:style style:name="P2" style:family="paragraph" style:parent-style-name="Standard">
      <style:text-properties fo:font-weight="bold" officeooo:rsid="00123898" officeooo:paragraph-rsid="00123898" style:font-weight-asian="bold" style:font-weight-complex="bold"/>
    </style:style>
    <style:style style:name="P3" style:family="paragraph" style:parent-style-name="Standard">
      <style:text-properties fo:font-weight="bold" officeooo:rsid="001617c2" officeooo:paragraph-rsid="001617c2" style:font-weight-asian="bold" style:font-weight-complex="bold"/>
    </style:style>
    <style:style style:name="P4" style:family="paragraph" style:parent-style-name="Standard">
      <style:text-properties fo:font-weight="bold" officeooo:rsid="001617c2" officeooo:paragraph-rsid="00174f4f" style:font-weight-asian="bold" style:font-weight-complex="bold"/>
    </style:style>
    <style:style style:name="P5" style:family="paragraph" style:parent-style-name="Standard">
      <style:text-properties fo:font-weight="bold" officeooo:rsid="001d5f3d" officeooo:paragraph-rsid="001d5f3d" style:font-weight-asian="bold" style:font-weight-complex="bold"/>
    </style:style>
    <style:style style:name="P6" style:family="paragraph" style:parent-style-name="Standard">
      <style:text-properties fo:font-weight="bold" officeooo:rsid="001e8bd5" officeooo:paragraph-rsid="001e8bd5" style:font-weight-asian="bold" style:font-weight-complex="bold"/>
    </style:style>
    <style:style style:name="P7" style:family="paragraph" style:parent-style-name="Standard">
      <style:text-properties fo:font-weight="bold" officeooo:rsid="00208966" officeooo:paragraph-rsid="00208966" style:font-weight-asian="bold" style:font-weight-complex="bold"/>
    </style:style>
    <style:style style:name="P8" style:family="paragraph" style:parent-style-name="Standard">
      <style:text-properties fo:font-weight="bold" officeooo:rsid="0023c192" officeooo:paragraph-rsid="0023c192" style:font-weight-asian="bold" style:font-weight-complex="bold"/>
    </style:style>
    <style:style style:name="P9" style:family="paragraph" style:parent-style-name="Standard">
      <style:text-properties fo:font-weight="bold" officeooo:rsid="0039d8ea" officeooo:paragraph-rsid="0039d8ea" style:font-weight-asian="bold" style:font-weight-complex="bold"/>
    </style:style>
    <style:style style:name="P10" style:family="paragraph" style:parent-style-name="Standard">
      <style:text-properties fo:font-weight="bold" officeooo:rsid="00426925" officeooo:paragraph-rsid="00426925" style:font-weight-asian="bold" style:font-weight-complex="bold"/>
    </style:style>
    <style:style style:name="P11" style:family="paragraph" style:parent-style-name="Standard">
      <style:text-properties fo:font-weight="bold" officeooo:rsid="0045bba7" officeooo:paragraph-rsid="00426925" style:font-weight-asian="bold" style:font-weight-complex="bold"/>
    </style:style>
    <style:style style:name="P12" style:family="paragraph" style:parent-style-name="Standard">
      <style:text-properties fo:font-weight="bold" officeooo:rsid="0045bba7" officeooo:paragraph-rsid="0045bba7" style:font-weight-asian="bold" style:font-weight-complex="bold"/>
    </style:style>
    <style:style style:name="P13" style:family="paragraph" style:parent-style-name="Standard">
      <style:text-properties fo:font-weight="bold" officeooo:rsid="00258673" officeooo:paragraph-rsid="002964db" style:font-weight-asian="bold" style:font-weight-complex="bold"/>
    </style:style>
    <style:style style:name="P14" style:family="paragraph" style:parent-style-name="Standard">
      <style:text-properties fo:font-weight="bold" officeooo:rsid="002964db" officeooo:paragraph-rsid="002964db" style:font-weight-asian="bold" style:font-weight-complex="bold"/>
    </style:style>
    <style:style style:name="P15" style:family="paragraph" style:parent-style-name="Standard">
      <style:text-properties fo:font-weight="bold" officeooo:rsid="0056ccb1" officeooo:paragraph-rsid="0056ccb1" style:font-weight-asian="bold" style:font-weight-complex="bold"/>
    </style:style>
    <style:style style:name="P16" style:family="paragraph" style:parent-style-name="Standard">
      <style:text-properties fo:font-weight="bold" officeooo:rsid="004edf74" officeooo:paragraph-rsid="004edf74" style:font-weight-asian="bold" style:font-weight-complex="bold"/>
    </style:style>
    <style:style style:name="P17" style:family="paragraph" style:parent-style-name="Standard">
      <style:text-properties fo:font-weight="bold" officeooo:rsid="005f98ac" officeooo:paragraph-rsid="005f98ac" style:font-weight-asian="bold" style:font-weight-complex="bold"/>
    </style:style>
    <style:style style:name="P18" style:family="paragraph" style:parent-style-name="Standard">
      <style:text-properties fo:font-weight="bold" officeooo:rsid="00622346" officeooo:paragraph-rsid="00622346" style:font-weight-asian="bold" style:font-weight-complex="bold"/>
    </style:style>
    <style:style style:name="P19" style:family="paragraph" style:parent-style-name="Standard">
      <style:text-properties fo:font-weight="bold" officeooo:rsid="0063a0dd" officeooo:paragraph-rsid="0063a0dd" style:font-weight-asian="bold" style:font-weight-complex="bold"/>
    </style:style>
    <style:style style:name="P20" style:family="paragraph" style:parent-style-name="Standard">
      <style:text-properties fo:font-weight="bold" officeooo:rsid="00669c77" officeooo:paragraph-rsid="00669c77" style:font-weight-asian="bold" style:font-weight-complex="bold"/>
    </style:style>
    <style:style style:name="P21" style:family="paragraph" style:parent-style-name="Standard">
      <style:text-properties fo:font-weight="bold" officeooo:rsid="00683f07" officeooo:paragraph-rsid="00683f07" style:font-weight-asian="bold" style:font-weight-complex="bold"/>
    </style:style>
    <style:style style:name="P22" style:family="paragraph" style:parent-style-name="Standard">
      <style:text-properties officeooo:rsid="001159af" officeooo:paragraph-rsid="001159af"/>
    </style:style>
    <style:style style:name="P23" style:family="paragraph" style:parent-style-name="Standard">
      <style:text-properties officeooo:rsid="00123898" officeooo:paragraph-rsid="00123898"/>
    </style:style>
    <style:style style:name="P24" style:family="paragraph" style:parent-style-name="Standard">
      <style:text-properties officeooo:rsid="0013b4d4" officeooo:paragraph-rsid="0013b4d4"/>
    </style:style>
    <style:style style:name="P25" style:family="paragraph" style:parent-style-name="Standard">
      <style:text-properties officeooo:rsid="001545bc" officeooo:paragraph-rsid="001545bc"/>
    </style:style>
    <style:style style:name="P26" style:family="paragraph" style:parent-style-name="Standard">
      <style:text-properties officeooo:rsid="001617c2" officeooo:paragraph-rsid="001617c2"/>
    </style:style>
    <style:style style:name="P27" style:family="paragraph" style:parent-style-name="Standard">
      <style:text-properties officeooo:rsid="001ac521" officeooo:paragraph-rsid="001ac521"/>
    </style:style>
    <style:style style:name="P28" style:family="paragraph" style:parent-style-name="Standard">
      <style:text-properties officeooo:rsid="001b98e4" officeooo:paragraph-rsid="001b98e4"/>
    </style:style>
    <style:style style:name="P29" style:family="paragraph" style:parent-style-name="Standard">
      <style:text-properties officeooo:rsid="001e8bd5" officeooo:paragraph-rsid="001e8bd5"/>
    </style:style>
    <style:style style:name="P30" style:family="paragraph" style:parent-style-name="Standard">
      <style:text-properties officeooo:rsid="0021f55b" officeooo:paragraph-rsid="0021f55b"/>
    </style:style>
    <style:style style:name="P31" style:family="paragraph" style:parent-style-name="Standard">
      <style:text-properties officeooo:rsid="00258673" officeooo:paragraph-rsid="00258673"/>
    </style:style>
    <style:style style:name="P32" style:family="paragraph" style:parent-style-name="Standard">
      <style:text-properties officeooo:rsid="00258673" officeooo:paragraph-rsid="002aef50"/>
    </style:style>
    <style:style style:name="P33" style:family="paragraph" style:parent-style-name="Standard">
      <style:text-properties officeooo:rsid="00264624" officeooo:paragraph-rsid="00264624"/>
    </style:style>
    <style:style style:name="P34" style:family="paragraph" style:parent-style-name="Standard">
      <style:text-properties fo:font-weight="normal" officeooo:rsid="001617c2" officeooo:paragraph-rsid="00174f4f" style:font-weight-asian="normal" style:font-weight-complex="normal"/>
    </style:style>
    <style:style style:name="P35" style:family="paragraph" style:parent-style-name="Standard">
      <style:text-properties fo:font-weight="normal" officeooo:rsid="00426925" officeooo:paragraph-rsid="00426925" style:font-weight-asian="normal" style:font-weight-complex="normal"/>
    </style:style>
    <style:style style:name="P36" style:family="paragraph" style:parent-style-name="Standard">
      <style:text-properties fo:font-weight="normal" officeooo:rsid="00442936" officeooo:paragraph-rsid="00442936" style:font-weight-asian="normal" style:font-weight-complex="normal"/>
    </style:style>
    <style:style style:name="P37" style:family="paragraph" style:parent-style-name="Standard">
      <style:text-properties fo:font-weight="normal" officeooo:rsid="0045bba7" officeooo:paragraph-rsid="0045bba7" style:font-weight-asian="normal" style:font-weight-complex="normal"/>
    </style:style>
    <style:style style:name="P38" style:family="paragraph" style:parent-style-name="Standard">
      <style:text-properties fo:font-weight="normal" officeooo:rsid="0063a0dd" officeooo:paragraph-rsid="0063a0dd" style:font-weight-asian="normal" style:font-weight-complex="normal"/>
    </style:style>
    <style:style style:name="P39" style:family="paragraph" style:parent-style-name="Standard">
      <style:text-properties officeooo:rsid="00279757" officeooo:paragraph-rsid="00279757"/>
    </style:style>
    <style:style style:name="P40" style:family="paragraph" style:parent-style-name="Standard">
      <style:text-properties officeooo:rsid="0023c192" officeooo:paragraph-rsid="002964db"/>
    </style:style>
    <style:style style:name="P41" style:family="paragraph" style:parent-style-name="Standard">
      <style:text-properties officeooo:rsid="002964db" officeooo:paragraph-rsid="002964db"/>
    </style:style>
    <style:style style:name="P42" style:family="paragraph" style:parent-style-name="Standard">
      <style:text-properties officeooo:paragraph-rsid="002964db"/>
    </style:style>
    <style:style style:name="P43" style:family="paragraph" style:parent-style-name="Standard">
      <style:text-properties officeooo:rsid="002df704" officeooo:paragraph-rsid="002df704"/>
    </style:style>
    <style:style style:name="P44" style:family="paragraph" style:parent-style-name="Standard">
      <style:text-properties officeooo:rsid="00314d9c" officeooo:paragraph-rsid="00314d9c"/>
    </style:style>
    <style:style style:name="P45" style:family="paragraph" style:parent-style-name="Standard">
      <style:text-properties officeooo:rsid="0031d0d6" officeooo:paragraph-rsid="0031d0d6"/>
    </style:style>
    <style:style style:name="P46" style:family="paragraph" style:parent-style-name="Standard">
      <style:text-properties officeooo:rsid="0032b369" officeooo:paragraph-rsid="0032b369"/>
    </style:style>
    <style:style style:name="P47" style:family="paragraph" style:parent-style-name="Standard">
      <style:text-properties officeooo:rsid="0032bf53" officeooo:paragraph-rsid="0032b369"/>
    </style:style>
    <style:style style:name="P48" style:family="paragraph" style:parent-style-name="Standard">
      <style:text-properties officeooo:rsid="0032bf53" officeooo:paragraph-rsid="0032bf53"/>
    </style:style>
    <style:style style:name="P49" style:family="paragraph" style:parent-style-name="Standard">
      <style:text-properties officeooo:rsid="00364891" officeooo:paragraph-rsid="00364891"/>
    </style:style>
    <style:style style:name="P50" style:family="paragraph" style:parent-style-name="Standard">
      <style:text-properties officeooo:rsid="00394cc6" officeooo:paragraph-rsid="00394cc6"/>
    </style:style>
    <style:style style:name="P51" style:family="paragraph" style:parent-style-name="Standard">
      <style:text-properties officeooo:rsid="0039d8ea" officeooo:paragraph-rsid="0039d8ea"/>
    </style:style>
    <style:style style:name="P52" style:family="paragraph" style:parent-style-name="Standard">
      <style:text-properties officeooo:rsid="003bca21" officeooo:paragraph-rsid="003bca21"/>
    </style:style>
    <style:style style:name="P53" style:family="paragraph" style:parent-style-name="Standard">
      <style:text-properties officeooo:paragraph-rsid="003bca21"/>
    </style:style>
    <style:style style:name="P54" style:family="paragraph" style:parent-style-name="Standard">
      <style:text-properties officeooo:rsid="003e45f5" officeooo:paragraph-rsid="003e45f5"/>
    </style:style>
    <style:style style:name="P55" style:family="paragraph" style:parent-style-name="Standard">
      <style:text-properties officeooo:rsid="003fc836" officeooo:paragraph-rsid="003fc836"/>
    </style:style>
    <style:style style:name="P56" style:family="paragraph" style:parent-style-name="Standard">
      <style:text-properties officeooo:rsid="00414155" officeooo:paragraph-rsid="00414155"/>
    </style:style>
    <style:style style:name="P57" style:family="paragraph" style:parent-style-name="Standard">
      <style:text-properties officeooo:rsid="00465578" officeooo:paragraph-rsid="00465578"/>
    </style:style>
    <style:style style:name="P58" style:family="paragraph" style:parent-style-name="Standard">
      <style:text-properties officeooo:paragraph-rsid="004aab54"/>
    </style:style>
    <style:style style:name="P59" style:family="paragraph" style:parent-style-name="Standard">
      <style:paragraph-properties fo:text-align="center" style:justify-single-word="false"/>
      <style:text-properties fo:font-size="16pt" fo:font-weight="bold" officeooo:rsid="004aab54" officeooo:paragraph-rsid="004aab54" style:font-size-asian="16pt" style:font-weight-asian="bold" style:font-size-complex="16pt" style:font-weight-complex="bold"/>
    </style:style>
    <style:style style:name="P60" style:family="paragraph" style:parent-style-name="Standard">
      <style:paragraph-properties fo:text-align="center" style:justify-single-word="false"/>
      <style:text-properties fo:font-size="16pt" fo:font-weight="bold" officeooo:rsid="006b3ec6" officeooo:paragraph-rsid="006b3ec6"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style:text-underline-style="none" fo:font-weight="bold" officeooo:rsid="007b587b" officeooo:paragraph-rsid="007e9ac8"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style:text-underline-style="none" fo:font-weight="bold" officeooo:rsid="0088d5a7" officeooo:paragraph-rsid="0088d5a7"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style:text-underline-style="none" fo:font-weight="bold" officeooo:rsid="00943b21" officeooo:paragraph-rsid="00943b2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style:text-underline-style="none" fo:font-weight="bold" officeooo:rsid="00bfb645" officeooo:paragraph-rsid="00bfb645"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style:text-underline-style="none" fo:font-weight="bold" officeooo:rsid="00c96b96" officeooo:paragraph-rsid="00c96b96"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style:text-underline-style="none" fo:font-weight="bold" officeooo:rsid="00cfa146" officeooo:paragraph-rsid="00cfa146"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style:text-underline-style="none" fo:font-weight="bold" officeooo:rsid="0103c0e6" officeooo:paragraph-rsid="0103c0e6"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style:text-underline-style="none" fo:font-weight="bold" officeooo:rsid="00f1d7e3" officeooo:paragraph-rsid="00f1d7e3"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style:text-underline-style="none" fo:font-weight="bold" officeooo:rsid="012c1747" officeooo:paragraph-rsid="012c1747"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style="normal" style:text-underline-style="none" fo:font-weight="bold" officeooo:rsid="013d79e5" officeooo:paragraph-rsid="013d79e5" style:font-size-asian="16pt" style:font-style-asian="normal" style:font-weight-asian="bold" style:font-size-complex="16pt" style:font-style-complex="normal" style:font-weight-complex="bold"/>
    </style:style>
    <style:style style:name="P71" style:family="paragraph" style:parent-style-name="Standard">
      <style:paragraph-properties fo:text-align="center" style:justify-single-word="false"/>
      <style:text-properties fo:font-size="16pt" fo:font-style="normal" style:text-underline-style="none" fo:font-weight="bold" officeooo:rsid="014d892b" officeooo:paragraph-rsid="014d892b" style:font-size-asian="16pt" style:font-style-asian="normal" style:font-weight-asian="bold" style:font-size-complex="16pt" style:font-style-complex="normal" style:font-weight-complex="bold"/>
    </style:style>
    <style:style style:name="P72" style:family="paragraph" style:parent-style-name="Standard">
      <style:paragraph-properties fo:text-align="center" style:justify-single-word="false"/>
      <style:text-properties fo:font-size="16pt" fo:font-style="normal" style:text-underline-style="none" fo:font-weight="bold" officeooo:rsid="01358ecd" officeooo:paragraph-rsid="01358ecd" style:font-size-asian="16pt" style:font-style-asian="normal" style:font-weight-asian="bold" style:font-size-complex="16pt" style:font-style-complex="normal" style:font-weight-complex="bold"/>
    </style:style>
    <style:style style:name="P73" style:family="paragraph" style:parent-style-name="Standard">
      <style:paragraph-properties fo:text-align="center" style:justify-single-word="false"/>
      <style:text-properties fo:font-size="16pt" fo:font-style="normal" style:text-underline-style="none" fo:font-weight="bold" officeooo:rsid="019ede5a" officeooo:paragraph-rsid="019ede5a" style:font-size-asian="16pt" style:font-style-asian="normal" style:font-weight-asian="bold" style:font-size-complex="16pt" style:font-style-complex="normal" style:font-weight-complex="bold"/>
    </style:style>
    <style:style style:name="P74" style:family="paragraph" style:parent-style-name="Standard">
      <style:paragraph-properties fo:text-align="center" style:justify-single-word="false"/>
      <style:text-properties fo:font-size="16pt" fo:font-style="normal" style:text-underline-style="none" fo:font-weight="bold" officeooo:rsid="019ede5a" officeooo:paragraph-rsid="0226a201" style:font-size-asian="16pt" style:font-style-asian="normal" style:font-weight-asian="bold" style:font-size-complex="16pt" style:font-style-complex="normal" style:font-weight-complex="bold"/>
    </style:style>
    <style:style style:name="P75" style:family="paragraph" style:parent-style-name="Standard">
      <style:paragraph-properties fo:text-align="center" style:justify-single-word="false"/>
      <style:text-properties fo:font-size="16pt" fo:font-style="normal" style:text-underline-style="none" fo:font-weight="bold" officeooo:rsid="0214b105" officeooo:paragraph-rsid="0214b105" style:font-size-asian="16pt" style:font-style-asian="normal" style:font-weight-asian="bold" style:font-size-complex="16pt" style:font-style-complex="normal" style:font-weight-complex="bold"/>
    </style:style>
    <style:style style:name="P76" style:family="paragraph" style:parent-style-name="Standard">
      <style:paragraph-properties fo:text-align="center" style:justify-single-word="false"/>
      <style:text-properties fo:font-size="16pt" fo:font-style="normal" style:text-underline-style="none" fo:font-weight="bold" officeooo:rsid="019ede5a" officeooo:paragraph-rsid="0226a201" style:font-size-asian="14pt" style:font-style-asian="normal" style:font-weight-asian="bold" style:font-size-complex="16pt" style:font-style-complex="normal" style:font-weight-complex="bold"/>
    </style:style>
    <style:style style:name="P77" style:family="paragraph" style:parent-style-name="Standard">
      <style:paragraph-properties fo:text-align="center" style:justify-single-word="false"/>
      <style:text-properties fo:font-size="16pt" fo:font-style="normal" style:text-underline-style="none" fo:font-weight="bold" officeooo:rsid="026eb3a7" officeooo:paragraph-rsid="026eb3a7" style:font-size-asian="14pt" style:font-style-asian="normal" style:font-weight-asian="bold" style:font-size-complex="16pt" style:font-style-complex="normal" style:font-weight-complex="bold"/>
    </style:style>
    <style:style style:name="P78" style:family="paragraph" style:parent-style-name="Standard">
      <style:text-properties officeooo:rsid="0052c4d7" officeooo:paragraph-rsid="0052c4d7"/>
    </style:style>
    <style:style style:name="P79" style:family="paragraph" style:parent-style-name="Standard">
      <style:text-properties officeooo:paragraph-rsid="0052c4d7"/>
    </style:style>
    <style:style style:name="P80" style:family="paragraph" style:parent-style-name="Standard">
      <style:text-properties officeooo:rsid="0052cbef" officeooo:paragraph-rsid="0052cbef"/>
    </style:style>
    <style:style style:name="P81" style:family="paragraph" style:parent-style-name="Standard">
      <style:text-properties officeooo:rsid="00557a58" officeooo:paragraph-rsid="0052c4d7"/>
    </style:style>
    <style:style style:name="P82" style:family="paragraph" style:parent-style-name="Standard">
      <style:text-properties officeooo:rsid="0057d4ba" officeooo:paragraph-rsid="0057d4ba"/>
    </style:style>
    <style:style style:name="P83" style:family="paragraph" style:parent-style-name="Standard">
      <style:text-properties officeooo:rsid="0057d4ba" officeooo:paragraph-rsid="005b64aa"/>
    </style:style>
    <style:style style:name="P84" style:family="paragraph" style:parent-style-name="Standard">
      <style:text-properties officeooo:paragraph-rsid="005c4fb2"/>
    </style:style>
    <style:style style:name="P85" style:family="paragraph" style:parent-style-name="Standard">
      <style:text-properties officeooo:paragraph-rsid="005d230b"/>
    </style:style>
    <style:style style:name="P86" style:family="paragraph" style:parent-style-name="Standard">
      <style:text-properties officeooo:rsid="005d230b" officeooo:paragraph-rsid="005d230b"/>
    </style:style>
    <style:style style:name="P87" style:family="paragraph" style:parent-style-name="Standard">
      <style:text-properties officeooo:rsid="005e64e6" officeooo:paragraph-rsid="005e64e6"/>
    </style:style>
    <style:style style:name="P88" style:family="paragraph" style:parent-style-name="Standard">
      <style:text-properties officeooo:rsid="00622346" officeooo:paragraph-rsid="00622346"/>
    </style:style>
    <style:style style:name="P89" style:family="paragraph" style:parent-style-name="Standard">
      <style:text-properties officeooo:rsid="00622346" officeooo:paragraph-rsid="0063a0dd"/>
    </style:style>
    <style:style style:name="P90" style:family="paragraph" style:parent-style-name="Standard">
      <style:text-properties officeooo:paragraph-rsid="0063a0dd"/>
    </style:style>
    <style:style style:name="P91" style:family="paragraph" style:parent-style-name="Standard">
      <style:text-properties style:text-underline-style="none"/>
    </style:style>
    <style:style style:name="P92" style:family="paragraph" style:parent-style-name="Standard">
      <style:text-properties style:text-underline-style="none" officeooo:rsid="00587d44" officeooo:paragraph-rsid="0057d4ba"/>
    </style:style>
    <style:style style:name="P93" style:family="paragraph" style:parent-style-name="Standard">
      <style:text-properties style:text-underline-style="none" officeooo:rsid="006d7d73" officeooo:paragraph-rsid="006d7d73"/>
    </style:style>
    <style:style style:name="P94" style:family="paragraph" style:parent-style-name="Standard">
      <style:text-properties style:text-underline-style="none" officeooo:rsid="006d7d73" officeooo:paragraph-rsid="00843ab7"/>
    </style:style>
    <style:style style:name="P95" style:family="paragraph" style:parent-style-name="Standard">
      <style:text-properties style:text-underline-style="none" fo:font-weight="bold" officeooo:rsid="006d7d73" officeooo:paragraph-rsid="006d7d73" style:font-weight-asian="bold" style:font-weight-complex="bold"/>
    </style:style>
    <style:style style:name="P96" style:family="paragraph" style:parent-style-name="Standard">
      <style:text-properties style:text-underline-style="none" fo:font-weight="bold" officeooo:rsid="006ff775" officeooo:paragraph-rsid="006ff775" style:font-weight-asian="bold" style:font-weight-complex="bold"/>
    </style:style>
    <style:style style:name="P97" style:family="paragraph" style:parent-style-name="Standard">
      <style:text-properties style:text-underline-style="none" fo:font-weight="bold" officeooo:rsid="008a493a" officeooo:paragraph-rsid="008a493a" style:font-weight-asian="bold" style:font-weight-complex="bold"/>
    </style:style>
    <style:style style:name="P98" style:family="paragraph" style:parent-style-name="Standard">
      <style:text-properties style:text-underline-style="none" fo:font-weight="bold" officeooo:rsid="008b3db3" officeooo:paragraph-rsid="008b3db3" style:font-weight-asian="bold" style:font-weight-complex="bold"/>
    </style:style>
    <style:style style:name="P99" style:family="paragraph" style:parent-style-name="Standard">
      <style:text-properties style:text-underline-style="none" fo:font-weight="bold" officeooo:rsid="008dc1df" officeooo:paragraph-rsid="008dc1df" style:font-weight-asian="bold" style:font-weight-complex="bold"/>
    </style:style>
    <style:style style:name="P100" style:family="paragraph" style:parent-style-name="Standard">
      <style:text-properties style:text-underline-style="none" officeooo:rsid="006ff775" officeooo:paragraph-rsid="006ff775"/>
    </style:style>
    <style:style style:name="P101" style:family="paragraph" style:parent-style-name="Standard">
      <style:text-properties style:text-underline-style="none" officeooo:rsid="00716a5b" officeooo:paragraph-rsid="00716a5b"/>
    </style:style>
    <style:style style:name="P102" style:family="paragraph" style:parent-style-name="Standard">
      <style:text-properties style:text-underline-style="none" officeooo:rsid="007ca140" officeooo:paragraph-rsid="007ca140"/>
    </style:style>
    <style:style style:name="P103" style:family="paragraph" style:parent-style-name="Standard">
      <style:text-properties style:text-underline-style="none" fo:font-weight="normal" style:font-weight-asian="normal" style:font-weight-complex="normal"/>
    </style:style>
    <style:style style:name="P104" style:family="paragraph" style:parent-style-name="Standard">
      <style:text-properties style:text-underline-style="none" fo:font-weight="normal" officeooo:rsid="006d7d73" officeooo:paragraph-rsid="006d7d73" style:font-weight-asian="normal" style:font-weight-complex="normal"/>
    </style:style>
    <style:style style:name="P105" style:family="paragraph" style:parent-style-name="Standard">
      <style:text-properties style:text-underline-style="none" fo:font-weight="normal" officeooo:rsid="008b3db3" officeooo:paragraph-rsid="008b3db3" style:font-weight-asian="normal" style:font-weight-complex="normal"/>
    </style:style>
    <style:style style:name="P106" style:family="paragraph" style:parent-style-name="Standard">
      <style:text-properties style:text-underline-style="none" fo:font-weight="normal" officeooo:rsid="008f4a82" officeooo:paragraph-rsid="008f4a82" style:font-weight-asian="normal" style:font-weight-complex="normal"/>
    </style:style>
    <style:style style:name="P107" style:family="paragraph" style:parent-style-name="Standard">
      <style:text-properties style:text-underline-style="none" officeooo:rsid="007e9ac8" officeooo:paragraph-rsid="006d7d73"/>
    </style:style>
    <style:style style:name="P108" style:family="paragraph" style:parent-style-name="Standard">
      <style:text-properties style:text-underline-style="none" officeooo:rsid="007e9ac8" officeooo:paragraph-rsid="007e9ac8"/>
    </style:style>
    <style:style style:name="P109" style:family="paragraph" style:parent-style-name="Standard">
      <style:text-properties style:text-underline-style="none" officeooo:rsid="00843ab7" officeooo:paragraph-rsid="00843ab7"/>
    </style:style>
    <style:style style:name="P110" style:family="paragraph" style:parent-style-name="Standard">
      <style:text-properties style:text-underline-style="none" officeooo:rsid="00858912" officeooo:paragraph-rsid="00858912"/>
    </style:style>
    <style:style style:name="P111" style:family="paragraph" style:parent-style-name="Standard">
      <style:text-properties style:text-underline-style="none" officeooo:rsid="008c8244" officeooo:paragraph-rsid="008c8244"/>
    </style:style>
    <style:style style:name="P112" style:family="paragraph" style:parent-style-name="Standard">
      <style:text-properties style:text-underline-style="solid" style:text-underline-type="double" style:text-underline-width="auto" style:text-underline-color="font-color"/>
    </style:style>
    <style:style style:name="P113" style:family="paragraph" style:parent-style-name="Standard">
      <style:text-properties style:text-underline-style="solid" style:text-underline-width="auto" style:text-underline-color="font-color" fo:font-weight="bold" officeooo:rsid="006e6112" officeooo:paragraph-rsid="006e6112" style:font-weight-asian="bold" style:font-weight-complex="bold"/>
    </style:style>
    <style:style style:name="P114" style:family="paragraph" style:parent-style-name="Standard">
      <style:paragraph-properties fo:text-align="start" style:justify-single-word="false"/>
      <style:text-properties fo:font-size="12pt" style:text-underline-style="none" fo:font-weight="normal" officeooo:rsid="00943b21" officeooo:paragraph-rsid="00943b21"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9e9701" officeooo:paragraph-rsid="009e9701"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normal" officeooo:rsid="00a40ace" officeooo:paragraph-rsid="00a40ace"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style:text-underline-style="none" fo:font-weight="normal" officeooo:rsid="00a7d41f" officeooo:paragraph-rsid="00a7d41f"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style:text-underline-style="none" fo:font-weight="normal" officeooo:rsid="00abda79" officeooo:paragraph-rsid="00abda79"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style:text-underline-style="none" fo:font-weight="normal" officeooo:rsid="00b225f8" officeooo:paragraph-rsid="00943b21"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style:text-underline-style="none" fo:font-weight="normal" officeooo:rsid="00b35df1" officeooo:paragraph-rsid="00b35df1"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style:text-underline-style="none" fo:font-weight="normal" officeooo:rsid="00b441f7" officeooo:paragraph-rsid="00b441f7"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style:text-underline-style="none" fo:font-weight="normal" officeooo:rsid="00b4fdd0" officeooo:paragraph-rsid="00b4fdd0"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style:text-underline-style="none" fo:font-weight="normal" officeooo:rsid="00b7236a" officeooo:paragraph-rsid="00b7236a"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style:text-underline-style="none" fo:font-weight="normal" officeooo:rsid="00b882ed" officeooo:paragraph-rsid="00b882ed"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style:text-underline-style="none" fo:font-weight="normal" officeooo:rsid="00b8b61b" officeooo:paragraph-rsid="00b8b61b"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style:text-underline-style="none" fo:font-weight="normal" officeooo:rsid="00ba70de" officeooo:paragraph-rsid="00ba70de"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style:text-underline-style="none" fo:font-weight="normal" officeooo:rsid="00a5de18" officeooo:paragraph-rsid="00a4e53e"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style:text-underline-style="none" fo:font-weight="normal" officeooo:rsid="00c08351" officeooo:paragraph-rsid="00c08351"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style:text-underline-style="none" fo:font-weight="normal" officeooo:rsid="00c0f26b" officeooo:paragraph-rsid="00c0f26b"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style:text-underline-style="none" fo:font-weight="normal" officeooo:rsid="00c33c61" officeooo:paragraph-rsid="00c33c61"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style:text-underline-style="none" fo:font-weight="normal" officeooo:rsid="00c50a82" officeooo:paragraph-rsid="00c50a82"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style:text-underline-style="none" fo:font-weight="normal" officeooo:rsid="00c6ab98" officeooo:paragraph-rsid="00c6ab98"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style:text-underline-style="none" fo:font-weight="normal" officeooo:rsid="00cde037" officeooo:paragraph-rsid="00cde037"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style:text-underline-style="none" fo:font-weight="normal" officeooo:rsid="00ceb326" officeooo:paragraph-rsid="00ceb326"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style:text-underline-style="none" fo:font-weight="normal" officeooo:rsid="00cfa146" officeooo:paragraph-rsid="00cfa146"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style:text-underline-style="none" fo:font-weight="normal" officeooo:rsid="00cfa146" officeooo:paragraph-rsid="00ecb295"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style:text-underline-style="none" fo:font-weight="normal" officeooo:rsid="00d03bc6" officeooo:paragraph-rsid="00d03bc6"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style:text-underline-style="none" fo:font-weight="normal" officeooo:rsid="00d21832" officeooo:paragraph-rsid="00d21832"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style:text-underline-style="none" fo:font-weight="normal" officeooo:rsid="00d46a46" officeooo:paragraph-rsid="00d46a46"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style:text-underline-style="none" fo:font-weight="normal" officeooo:rsid="00d7aa53" officeooo:paragraph-rsid="00cfa146"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style:text-underline-style="none" fo:font-weight="normal" officeooo:rsid="00d89562" officeooo:paragraph-rsid="00d89562"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style:text-underline-style="none" fo:font-weight="normal" officeooo:rsid="00d9b7cf" officeooo:paragraph-rsid="00d9b7cf"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style:text-underline-style="none" fo:font-weight="normal" officeooo:rsid="00db9577" officeooo:paragraph-rsid="00db9577"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style:text-underline-style="none" fo:font-weight="normal" officeooo:rsid="00dc778b" officeooo:paragraph-rsid="00dc778b"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style:text-underline-style="none" fo:font-weight="normal" officeooo:rsid="00e238df" officeooo:paragraph-rsid="00e238df"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style:text-underline-style="none" fo:font-weight="normal" officeooo:rsid="00e2d6c9" officeooo:paragraph-rsid="00e2d6c9"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style:text-underline-style="none" fo:font-weight="normal" officeooo:rsid="00eff952" officeooo:paragraph-rsid="00eff952"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style:text-underline-style="none" fo:font-weight="normal" officeooo:rsid="00f1d7e3" officeooo:paragraph-rsid="00f1d7e3"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style:text-underline-style="none" fo:font-weight="normal" officeooo:rsid="00f26de5" officeooo:paragraph-rsid="00f26de5"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style:text-underline-style="none" fo:font-weight="normal" officeooo:rsid="00f4053c" officeooo:paragraph-rsid="00f26de5"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style:text-underline-style="none" fo:font-weight="normal" officeooo:rsid="00f731f3" officeooo:paragraph-rsid="00f731f3"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style:text-underline-style="none" fo:font-weight="normal" officeooo:rsid="01023f3a" officeooo:paragraph-rsid="01023f3a"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style:text-underline-style="none" fo:font-weight="normal" officeooo:rsid="0104f2e5" officeooo:paragraph-rsid="0104f2e5"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style:text-underline-style="none" fo:font-weight="normal" officeooo:rsid="0105582e" officeooo:paragraph-rsid="0105582e"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style:text-underline-style="none" fo:font-weight="normal" officeooo:rsid="0105582e" officeooo:paragraph-rsid="0107bd0a"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style:text-underline-style="none" fo:font-weight="normal" officeooo:rsid="0107bd0a" officeooo:paragraph-rsid="0107bd0a"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style:text-underline-style="none" fo:font-weight="normal" officeooo:rsid="01080ea5" officeooo:paragraph-rsid="01080ea5"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style:text-underline-style="none" fo:font-weight="normal" officeooo:rsid="010ad463" officeooo:paragraph-rsid="010ad463"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style:text-underline-style="none" fo:font-weight="normal" officeooo:rsid="010e006e" officeooo:paragraph-rsid="010e006e"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style:text-underline-style="none" fo:font-weight="normal" officeooo:rsid="010e006e" officeooo:paragraph-rsid="011793b3"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style:text-underline-style="none" fo:font-weight="normal" officeooo:rsid="0115cd05" officeooo:paragraph-rsid="011793b3"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style:text-underline-style="none" fo:font-weight="normal" officeooo:rsid="011757c3" officeooo:paragraph-rsid="011793b3"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style:text-underline-style="none" fo:font-weight="normal" officeooo:rsid="012b59d1" officeooo:paragraph-rsid="012b59d1"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style:text-underline-style="none" fo:font-weight="normal" officeooo:rsid="012cbad6" officeooo:paragraph-rsid="012cbad6"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style:text-underline-style="none" fo:font-weight="normal" officeooo:rsid="01315b49" officeooo:paragraph-rsid="01315b49"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style:text-underline-style="none" fo:font-weight="normal" officeooo:rsid="013336e5" officeooo:paragraph-rsid="013336e5"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style:text-underline-style="none" fo:font-weight="normal" officeooo:rsid="0133b5cf" officeooo:paragraph-rsid="0133b5cf"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style:text-underline-style="none" fo:font-weight="normal" officeooo:rsid="011b7686" officeooo:paragraph-rsid="011b7686"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style:text-underline-style="none" fo:font-weight="normal" officeooo:rsid="012f2c5f" officeooo:paragraph-rsid="012f2c5f"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style:text-underline-style="none" fo:font-weight="normal" officeooo:rsid="0130802a" officeooo:paragraph-rsid="012f2c5f"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size="12pt" style:text-underline-style="none" fo:font-weight="normal" officeooo:rsid="01358ecd" officeooo:paragraph-rsid="01358ecd"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font-size="12pt" style:text-underline-style="none" fo:font-weight="bold" officeooo:rsid="009df794" officeooo:paragraph-rsid="009df794"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style:text-underline-style="none" fo:font-weight="bold" officeooo:rsid="00a40ace" officeooo:paragraph-rsid="00a40ace"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style:text-underline-style="none" fo:font-weight="bold" officeooo:rsid="00a45c8e" officeooo:paragraph-rsid="00a45c8e"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style:text-underline-style="none" fo:font-weight="bold" officeooo:rsid="00a4e53e" officeooo:paragraph-rsid="00a4e53e"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style:text-underline-style="none" fo:font-weight="bold" officeooo:rsid="00abda79" officeooo:paragraph-rsid="00abda79"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style:text-underline-style="none" fo:font-weight="bold" officeooo:rsid="00b225f8" officeooo:paragraph-rsid="00b225f8"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style:text-underline-style="none" fo:font-weight="bold" officeooo:rsid="00b35df1" officeooo:paragraph-rsid="00b35df1"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style:text-underline-style="none" fo:font-weight="bold" officeooo:rsid="00b882ed" officeooo:paragraph-rsid="00b882ed"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style:text-underline-style="none" fo:font-weight="bold" officeooo:rsid="00b8b61b" officeooo:paragraph-rsid="00b8b61b"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style:text-underline-style="none" fo:font-weight="bold" officeooo:rsid="00c50a82" officeooo:paragraph-rsid="00c50a82"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style:text-underline-style="none" fo:font-weight="bold" officeooo:rsid="00c6ab98" officeooo:paragraph-rsid="00c6ab98"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style:text-underline-style="none" fo:font-weight="bold" officeooo:rsid="00cde037" officeooo:paragraph-rsid="00cde037"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style:text-underline-style="none" fo:font-weight="bold" officeooo:rsid="00ceb326" officeooo:paragraph-rsid="00ceb326"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style:text-underline-style="none" fo:font-weight="bold" officeooo:rsid="00cfa146" officeooo:paragraph-rsid="00cfa146"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style:text-underline-style="none" fo:font-weight="bold" officeooo:rsid="00cfa146" officeooo:paragraph-rsid="00ecb295"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style:text-underline-style="none" fo:font-weight="bold" officeooo:rsid="00cfa146" officeooo:paragraph-rsid="00f5a1d0"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style:text-underline-style="none" fo:font-weight="bold" officeooo:rsid="00d03bc6" officeooo:paragraph-rsid="00d03bc6"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style:text-underline-style="none" fo:font-weight="bold" officeooo:rsid="00d21832" officeooo:paragraph-rsid="00d21832"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style:text-underline-style="none" fo:font-weight="bold" officeooo:rsid="00d4b4c0" officeooo:paragraph-rsid="00d4b4c0"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style:text-underline-style="none" fo:font-weight="bold" officeooo:rsid="00d89562" officeooo:paragraph-rsid="00d89562"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style:text-underline-style="none" fo:font-weight="bold" officeooo:rsid="00e41471" officeooo:paragraph-rsid="00e41471"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style:text-underline-style="none" fo:font-weight="bold" officeooo:rsid="00e54308" officeooo:paragraph-rsid="00e54308"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style:text-underline-style="none" fo:font-weight="bold" officeooo:rsid="00e7bad2" officeooo:paragraph-rsid="00e7bad2"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style:text-underline-style="none" fo:font-weight="bold" officeooo:rsid="00f26de5" officeooo:paragraph-rsid="00f26de5"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style:text-underline-style="none" fo:font-weight="bold" officeooo:rsid="00f731f3" officeooo:paragraph-rsid="00f731f3"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style:text-underline-style="none" fo:font-weight="bold" officeooo:rsid="0101781b" officeooo:paragraph-rsid="0101781b"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style:text-underline-style="none" fo:font-weight="bold" officeooo:rsid="010ad463" officeooo:paragraph-rsid="010ad463"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style:text-underline-style="none" fo:font-weight="bold" officeooo:rsid="0107bd0a" officeooo:paragraph-rsid="0107bd0a"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style:text-underline-style="none" fo:font-weight="bold" officeooo:rsid="011001dc" officeooo:paragraph-rsid="011001dc"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style:text-underline-style="none" fo:font-weight="bold" officeooo:rsid="0115cd05" officeooo:paragraph-rsid="0115cd05"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style:text-underline-style="none" fo:font-weight="bold" officeooo:rsid="011b7686" officeooo:paragraph-rsid="011b7686"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style:text-underline-style="none" fo:font-weight="bold" officeooo:rsid="012b59d1" officeooo:paragraph-rsid="012b59d1"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style:text-underline-style="none" fo:font-weight="bold" officeooo:rsid="012f2c5f" officeooo:paragraph-rsid="012f2c5f"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style:text-underline-style="none" fo:font-weight="bold" officeooo:rsid="01315b49" officeooo:paragraph-rsid="01315b49" style:font-size-asian="10.5pt" style:font-weight-asian="bold" style:font-size-complex="12pt" style:font-weight-complex="bold"/>
    </style:style>
    <style:style style:name="P209" style:family="paragraph" style:parent-style-name="Standard">
      <style:paragraph-properties fo:text-align="start" style:justify-single-word="false"/>
      <style:text-properties fo:font-size="12pt" style:text-underline-style="none" fo:font-weight="bold" officeooo:rsid="013336e5" officeooo:paragraph-rsid="01358ecd" style:font-size-asian="10.5pt" style:font-weight-asian="bold" style:font-size-complex="12pt" style:font-weight-complex="bold"/>
    </style:style>
    <style:style style:name="P210" style:family="paragraph" style:parent-style-name="Standard">
      <style:paragraph-properties fo:text-align="start" style:justify-single-word="false"/>
      <style:text-properties fo:font-size="12pt" style:text-underline-style="none" fo:font-weight="bold" officeooo:rsid="0133b5cf" officeooo:paragraph-rsid="0133b5cf" style:font-size-asian="10.5pt" style:font-weight-asian="bold" style:font-size-complex="12pt" style:font-weight-complex="bold"/>
    </style:style>
    <style:style style:name="P211" style:family="paragraph" style:parent-style-name="Standard">
      <style:paragraph-properties fo:text-align="start" style:justify-single-word="false"/>
      <style:text-properties fo:font-size="12pt" style:text-underline-style="none" fo:font-weight="bold" officeooo:rsid="01358ecd" officeooo:paragraph-rsid="01358ecd" style:font-size-asian="10.5pt" style:font-weight-asian="bold" style:font-size-complex="12pt" style:font-weight-complex="bold"/>
    </style:style>
    <style:style style:name="P212" style:family="paragraph" style:parent-style-name="Standard">
      <style:paragraph-properties fo:text-align="start" style:justify-single-word="false"/>
      <style:text-properties fo:font-size="12pt" style:text-underline-style="none" fo:font-weight="bold" officeooo:rsid="01378147" officeooo:paragraph-rsid="01378147" style:font-size-asian="10.5pt" style:font-weight-asian="bold" style:font-size-complex="12pt" style:font-weight-complex="bold"/>
    </style:style>
    <style:style style:name="P213" style:family="paragraph" style:parent-style-name="Standard">
      <style:paragraph-properties fo:text-align="start" style:justify-single-word="false"/>
      <style:text-properties fo:font-size="12pt" style:text-underline-style="none" fo:font-weight="bold" officeooo:rsid="012cbad6" officeooo:paragraph-rsid="012cbad6" style:font-size-asian="10.5pt" style:font-weight-asian="bold" style:font-size-complex="12pt" style:font-weight-complex="bold"/>
    </style:style>
    <style:style style:name="P2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9e9701" officeooo:paragraph-rsid="009e9701"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41f7" officeooo:paragraph-rsid="00b441f7"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fdd0" officeooo:paragraph-rsid="00b4fdd0"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7236a" officeooo:paragraph-rsid="00b7236a"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e2d6c9" officeooo:paragraph-rsid="00e2d6c9"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26de5" officeooo:paragraph-rsid="00f26de5"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5046f" officeooo:paragraph-rsid="00f5046f"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731f3" officeooo:paragraph-rsid="00f731f3"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1f58e7" officeooo:paragraph-rsid="011f58e7"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2298e3" officeooo:paragraph-rsid="012298e3"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fo:font-size="12pt" fo:font-style="normal" style:text-underline-style="none" fo:font-weight="normal" officeooo:rsid="01358ecd" officeooo:paragraph-rsid="0141a094"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fo:font-size="12pt" fo:font-style="normal" style:text-underline-style="none" fo:font-weight="normal" officeooo:rsid="01358ecd" officeooo:paragraph-rsid="019b3a91"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fo:font-size="12pt" fo:font-style="normal" style:text-underline-style="none" fo:font-weight="normal" officeooo:rsid="01358ecd" officeooo:paragraph-rsid="01a89dac"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fo:font-size="12pt" fo:font-style="normal" style:text-underline-style="none" fo:font-weight="normal" officeooo:rsid="013931ab" officeooo:paragraph-rsid="013931ab"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fo:font-size="12pt" fo:font-style="normal" style:text-underline-style="none" fo:font-weight="normal" officeooo:rsid="013931ab" officeooo:paragraph-rsid="01358ecd"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fo:font-size="12pt" fo:font-style="normal" style:text-underline-style="none" fo:font-weight="normal" officeooo:rsid="01407325" officeooo:paragraph-rsid="01358ecd"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fo:font-size="12pt" fo:font-style="normal" style:text-underline-style="none" fo:font-weight="normal" officeooo:rsid="01432245" officeooo:paragraph-rsid="01432245"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fo:font-size="12pt" fo:font-style="normal" style:text-underline-style="none" fo:font-weight="normal" officeooo:rsid="0146f96c" officeooo:paragraph-rsid="0146f96c"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fo:font-size="12pt" fo:font-style="normal" style:text-underline-style="none" fo:font-weight="normal" officeooo:rsid="014ac50a" officeooo:paragraph-rsid="014ac50a"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fo:font-size="12pt" fo:font-style="normal" style:text-underline-style="none" fo:font-weight="normal" officeooo:rsid="014fb584" officeooo:paragraph-rsid="014fb584"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fo:font-size="12pt" fo:font-style="normal" style:text-underline-style="none" fo:font-weight="normal" officeooo:rsid="0155f09b" officeooo:paragraph-rsid="0155f09b"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fo:font-size="12pt" fo:font-style="normal" style:text-underline-style="none" fo:font-weight="normal" officeooo:rsid="0156ca37" officeooo:paragraph-rsid="0156ca37"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fo:font-size="12pt" fo:font-style="normal" style:text-underline-style="none" fo:font-weight="normal" officeooo:rsid="015ac353" officeooo:paragraph-rsid="015ac353"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fo:font-size="12pt" fo:font-style="normal" style:text-underline-style="none" fo:font-weight="normal" officeooo:rsid="015d8a31" officeooo:paragraph-rsid="015d8a31"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fo:font-size="12pt" fo:font-style="normal" style:text-underline-style="none" fo:font-weight="normal" officeooo:rsid="016246aa" officeooo:paragraph-rsid="016246aa"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fo:font-size="12pt" fo:font-style="normal" style:text-underline-style="none" fo:font-weight="normal" officeooo:rsid="0163d417" officeooo:paragraph-rsid="0163d417"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fo:font-size="12pt" fo:font-style="normal" style:text-underline-style="none" fo:font-weight="normal" officeooo:rsid="0165a7b2" officeooo:paragraph-rsid="0165a7b2"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style:text-properties fo:font-size="12pt" fo:font-style="normal" style:text-underline-style="none" fo:font-weight="normal" officeooo:rsid="016603c4" officeooo:paragraph-rsid="016603c4"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fo:font-size="12pt" fo:font-style="normal" style:text-underline-style="none" fo:font-weight="normal" officeooo:rsid="0172ade8" officeooo:paragraph-rsid="0172ade8"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fo:font-size="12pt" fo:font-style="normal" style:text-underline-style="none" fo:font-weight="normal" officeooo:rsid="0172d9fe" officeooo:paragraph-rsid="0172d9fe"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fo:font-size="12pt" fo:font-style="normal" style:text-underline-style="none" fo:font-weight="normal" officeooo:rsid="017ef0c2" officeooo:paragraph-rsid="017ef0c2"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fo:font-size="12pt" fo:font-style="normal" style:text-underline-style="none" fo:font-weight="normal" officeooo:rsid="0183d38b" officeooo:paragraph-rsid="0183d38b"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fo:font-size="12pt" fo:font-style="normal" style:text-underline-style="none" fo:font-weight="normal" officeooo:rsid="0185646c" officeooo:paragraph-rsid="0185646c"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fo:font-size="12pt" fo:font-style="normal" style:text-underline-style="none" fo:font-weight="normal" officeooo:rsid="019ede5a" officeooo:paragraph-rsid="01a96df6"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fo:font-size="12pt" fo:font-style="normal" style:text-underline-style="none" fo:font-weight="normal" officeooo:rsid="019ede5a" officeooo:paragraph-rsid="01b43823"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fo:font-size="12pt" fo:font-style="normal" style:text-underline-style="none" fo:font-weight="normal" officeooo:rsid="019ede5a" officeooo:paragraph-rsid="01d4250c"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style:text-properties fo:font-size="12pt" fo:font-style="normal" style:text-underline-style="none" fo:font-weight="normal" officeooo:rsid="019ede5a" officeooo:paragraph-rsid="01f118d9"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fo:font-size="12pt" fo:font-style="normal" style:text-underline-style="none" fo:font-weight="normal" officeooo:rsid="019ede5a" officeooo:paragraph-rsid="0226a201"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fo:font-size="12pt" fo:font-style="normal" style:text-underline-style="none" fo:font-weight="normal" officeooo:rsid="01a5a45c" officeooo:paragraph-rsid="01a5a45c"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fo:font-size="12pt" fo:font-style="normal" style:text-underline-style="none" fo:font-weight="normal" officeooo:rsid="018f517f" officeooo:paragraph-rsid="01a89dac"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fo:font-size="12pt" fo:font-style="normal" style:text-underline-style="none" fo:font-weight="normal" officeooo:rsid="0195055d" officeooo:paragraph-rsid="01a89dac"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fo:font-size="12pt" fo:font-style="normal" style:text-underline-style="none" fo:font-weight="normal" officeooo:rsid="0192a8de" officeooo:paragraph-rsid="01a89dac"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fo:font-size="12pt" fo:font-style="normal" style:text-underline-style="none" fo:font-weight="normal" officeooo:rsid="01ac6041" officeooo:paragraph-rsid="01ac6041"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fo:font-size="12pt" fo:font-style="normal" style:text-underline-style="none" fo:font-weight="normal" officeooo:rsid="01b43823" officeooo:paragraph-rsid="01b43823"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style:text-properties fo:font-size="12pt" fo:font-style="normal" style:text-underline-style="none" fo:font-weight="normal" officeooo:rsid="01b55fc1" officeooo:paragraph-rsid="01b55fc1"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fo:font-size="12pt" fo:font-style="normal" style:text-underline-style="none" fo:font-weight="normal" officeooo:rsid="01b9b48e" officeooo:paragraph-rsid="01ba04cb"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style:text-properties fo:font-size="12pt" fo:font-style="normal" style:text-underline-style="none" fo:font-weight="normal" officeooo:rsid="01b9b48e" officeooo:paragraph-rsid="01b9b48e"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style:text-properties fo:font-size="12pt" fo:font-style="normal" style:text-underline-style="none" fo:font-weight="normal" officeooo:rsid="01c053e8" officeooo:paragraph-rsid="01c053e8" style:font-size-asian="10.5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style:text-properties fo:font-size="12pt" fo:font-style="normal" style:text-underline-style="none" fo:font-weight="normal" officeooo:rsid="01c3e542" officeooo:paragraph-rsid="01c3e542" style:font-size-asian="10.5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style:text-properties fo:font-size="12pt" fo:font-style="normal" style:text-underline-style="none" fo:font-weight="normal" officeooo:rsid="01c82bff" officeooo:paragraph-rsid="01c82bff"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style:text-properties fo:font-size="12pt" fo:font-style="normal" style:text-underline-style="none" fo:font-weight="normal" officeooo:rsid="01c33a2e" officeooo:paragraph-rsid="01c33a2e"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style:text-properties fo:font-size="12pt" fo:font-style="normal" style:text-underline-style="none" fo:font-weight="normal" officeooo:rsid="01cbcab4" officeooo:paragraph-rsid="01cbcab4"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style:text-properties fo:font-size="12pt" fo:font-style="normal" style:text-underline-style="none" fo:font-weight="normal" officeooo:rsid="01cd213f" officeooo:paragraph-rsid="01cd213f"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style:text-properties fo:font-size="12pt" fo:font-style="normal" style:text-underline-style="none" fo:font-weight="normal" officeooo:rsid="01d0698c" officeooo:paragraph-rsid="01d0698c"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style:text-properties fo:font-size="12pt" fo:font-style="normal" style:text-underline-style="none" fo:font-weight="normal" officeooo:rsid="01d1d79b" officeooo:paragraph-rsid="01d1d79b"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style:text-properties fo:font-size="12pt" fo:font-style="normal" style:text-underline-style="none" fo:font-weight="normal" officeooo:rsid="01d24769" officeooo:paragraph-rsid="01d24769"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style:text-properties fo:font-size="12pt" fo:font-style="normal" style:text-underline-style="none" fo:font-weight="normal" officeooo:rsid="01d3cb55" officeooo:paragraph-rsid="01d3cb55"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style:text-properties fo:font-size="12pt" fo:font-style="normal" style:text-underline-style="none" fo:font-weight="normal" officeooo:rsid="01d72521" officeooo:paragraph-rsid="01d72521" style:font-size-asian="10.5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style:text-properties fo:font-size="12pt" fo:font-style="normal" style:text-underline-style="none" fo:font-weight="normal" officeooo:rsid="01da6f98" officeooo:paragraph-rsid="01da6f98"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style:text-properties fo:font-size="12pt" fo:font-style="normal" style:text-underline-style="none" fo:font-weight="normal" officeooo:rsid="01da7c45" officeooo:paragraph-rsid="01da7c45"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style:text-properties fo:font-size="12pt" fo:font-style="normal" style:text-underline-style="none" fo:font-weight="normal" officeooo:rsid="01dd00d3" officeooo:paragraph-rsid="01dd00d3" style:font-size-asian="10.5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style:text-properties fo:font-size="12pt" fo:font-style="normal" style:text-underline-style="none" fo:font-weight="normal" officeooo:rsid="01e35af8" officeooo:paragraph-rsid="01e35af8" style:font-size-asian="10.5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style:text-properties fo:font-size="12pt" fo:font-style="normal" style:text-underline-style="none" fo:font-weight="normal" officeooo:rsid="0205345b" officeooo:paragraph-rsid="0205345b" style:font-size-asian="10.5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style:text-properties fo:font-size="12pt" fo:font-style="normal" style:text-underline-style="none" fo:font-weight="normal" officeooo:rsid="02076795" officeooo:paragraph-rsid="02076795" style:font-size-asian="10.5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style:text-properties fo:font-size="12pt" fo:font-style="normal" style:text-underline-style="none" fo:font-weight="normal" officeooo:rsid="020b54eb" officeooo:paragraph-rsid="020b54eb" style:font-size-asian="10.5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style:text-properties fo:font-size="12pt" fo:font-style="normal" style:text-underline-style="none" fo:font-weight="normal" officeooo:rsid="025c8da7" officeooo:paragraph-rsid="025c8da7" style:font-size-asian="10.5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style:text-properties fo:font-size="12pt" fo:font-style="normal" style:text-underline-style="none" fo:font-weight="normal" officeooo:rsid="025f4dca" officeooo:paragraph-rsid="025f4dca" style:font-size-asian="10.5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style:text-properties fo:font-size="12pt" fo:font-style="normal" style:text-underline-style="none" fo:font-weight="normal" officeooo:rsid="02640652" officeooo:paragraph-rsid="02640652" style:font-size-asian="10.5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style:text-properties fo:font-size="12pt" fo:font-style="normal" style:text-underline-style="none" fo:font-weight="normal" officeooo:rsid="02673097" officeooo:paragraph-rsid="02673097" style:font-size-asian="10.5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style:text-properties fo:font-size="12pt" fo:font-style="normal" style:text-underline-style="none" fo:font-weight="normal" officeooo:rsid="02686dbf" officeooo:paragraph-rsid="02686dbf" style:font-size-asian="10.5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style:text-properties fo:font-size="12pt" fo:font-style="normal" style:text-underline-style="none" fo:font-weight="normal" officeooo:rsid="0269059b" officeooo:paragraph-rsid="0269059b" style:font-size-asian="10.5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style:text-properties fo:font-size="12pt" fo:font-style="normal" style:text-underline-style="none" fo:font-weight="normal" officeooo:rsid="026952e1" officeooo:paragraph-rsid="0226a201" style:font-size-asian="10.5pt" style:font-style-asian="normal" style:font-weight-asian="normal" style:font-size-complex="12pt" style:font-style-complex="normal" style:font-weight-complex="normal"/>
    </style:style>
    <style:style style:name="P288" style:family="paragraph" style:parent-style-name="Standard">
      <style:paragraph-properties fo:text-align="start" style:justify-single-word="false"/>
      <style:text-properties fo:font-size="12pt" fo:font-style="normal" style:text-underline-style="none" fo:font-weight="normal" officeooo:rsid="026952e1" officeooo:paragraph-rsid="026952e1" style:font-size-asian="10.5pt" style:font-style-asian="normal" style:font-weight-asian="normal" style:font-size-complex="12pt" style:font-style-complex="normal" style:font-weight-complex="normal"/>
    </style:style>
    <style:style style:name="P289" style:family="paragraph" style:parent-style-name="Standard">
      <style:paragraph-properties fo:text-align="start" style:justify-single-word="false"/>
      <style:text-properties fo:font-size="12pt" fo:font-style="normal" style:text-underline-style="none" fo:font-weight="normal" officeooo:rsid="026eb3a7" officeooo:paragraph-rsid="026eb3a7" style:font-size-asian="10.5pt" style:font-style-asian="normal" style:font-weight-asian="normal" style:font-size-complex="12pt" style:font-style-complex="normal" style:font-weight-complex="normal"/>
    </style:style>
    <style:style style:name="P290" style:family="paragraph" style:parent-style-name="Standard">
      <style:paragraph-properties fo:text-align="start" style:justify-single-word="false"/>
      <style:text-properties fo:font-size="12pt" fo:font-style="normal" style:text-underline-style="none" fo:font-weight="normal" officeooo:rsid="0270a9de" officeooo:paragraph-rsid="0270a9de" style:font-size-asian="10.5pt" style:font-style-asian="normal" style:font-weight-asian="normal" style:font-size-complex="12pt" style:font-style-complex="normal" style:font-weight-complex="normal"/>
    </style:style>
    <style:style style:name="P291" style:family="paragraph" style:parent-style-name="Standard">
      <style:paragraph-properties fo:text-align="start" style:justify-single-word="false"/>
      <style:text-properties fo:font-size="12pt" fo:font-style="normal" style:text-underline-style="none" fo:font-weight="normal" officeooo:rsid="0274157d" officeooo:paragraph-rsid="0274157d" style:font-size-asian="10.5pt" style:font-style-asian="normal" style:font-weight-asian="normal" style:font-size-complex="12pt" style:font-style-complex="normal" style:font-weight-complex="normal"/>
    </style:style>
    <style:style style:name="P292" style:family="paragraph" style:parent-style-name="Standard">
      <style:paragraph-properties fo:text-align="start" style:justify-single-word="false"/>
      <style:text-properties fo:font-size="12pt" fo:font-style="normal" style:text-underline-style="none" fo:font-weight="normal" officeooo:rsid="0276bbbf" officeooo:paragraph-rsid="0276bbbf" style:font-size-asian="10.5pt" style:font-style-asian="normal" style:font-weight-asian="normal" style:font-size-complex="12pt" style:font-style-complex="normal" style:font-weight-complex="normal"/>
    </style:style>
    <style:style style:name="P293" style:family="paragraph" style:parent-style-name="Standard">
      <style:paragraph-properties fo:text-align="start" style:justify-single-word="false"/>
      <style:text-properties fo:font-size="12pt" fo:font-style="normal" style:text-underline-style="none" fo:font-weight="normal" officeooo:rsid="027870a0" officeooo:paragraph-rsid="027870a0" style:font-size-asian="10.5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style:text-properties fo:font-size="12pt" fo:font-style="normal" style:text-underline-style="none" fo:font-weight="normal" officeooo:rsid="027b5ceb" officeooo:paragraph-rsid="027b5ceb" style:font-size-asian="10.5pt" style:font-style-asian="normal" style:font-weight-asian="normal" style:font-size-complex="12pt" style:font-style-complex="normal" style:font-weight-complex="normal"/>
    </style:style>
    <style:style style:name="P295" style:family="paragraph" style:parent-style-name="Standard">
      <style:paragraph-properties fo:text-align="start" style:justify-single-word="false"/>
      <style:text-properties fo:font-size="12pt" fo:font-style="normal" style:text-underline-style="none" fo:font-weight="normal" officeooo:rsid="027d5396" officeooo:paragraph-rsid="027d5396" style:font-size-asian="10.5pt" style:font-style-asian="normal" style:font-weight-asian="normal" style:font-size-complex="12pt" style:font-style-complex="normal" style:font-weight-complex="normal"/>
    </style:style>
    <style:style style:name="P296" style:family="paragraph" style:parent-style-name="Standard">
      <style:paragraph-properties fo:text-align="start" style:justify-single-word="false"/>
      <style:text-properties fo:font-size="12pt" fo:font-style="normal" style:text-underline-style="none" fo:font-weight="normal" officeooo:rsid="0281ef85" officeooo:paragraph-rsid="0281ef85" style:font-size-asian="10.5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style:text-properties fo:font-size="12pt" fo:font-style="normal" style:text-underline-style="none" fo:font-weight="normal" officeooo:rsid="0283d1a5" officeooo:paragraph-rsid="0283d1a5" style:font-size-asian="10.5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style:text-properties fo:font-size="12pt" fo:font-style="normal" style:text-underline-style="none" fo:font-weight="normal" officeooo:rsid="01d7b743" officeooo:paragraph-rsid="01d7b743" style:font-size-asian="12pt" style:font-style-asian="normal" style:font-weight-asian="normal" style:font-size-complex="12pt" style:font-style-complex="normal" style:font-weight-complex="normal"/>
    </style:style>
    <style:style style:name="P299"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2pt" style:font-style-asian="normal" style:font-weight-asian="normal" style:font-size-complex="12pt" style:font-style-complex="normal" style:font-weight-complex="normal"/>
    </style:style>
    <style:style style:name="P300" style:family="paragraph" style:parent-style-name="Standard">
      <style:paragraph-properties fo:text-align="start" style:justify-single-word="false"/>
      <style:text-properties fo:font-size="12pt" fo:font-style="normal" style:text-underline-style="none" fo:font-weight="normal" officeooo:rsid="019ede5a" officeooo:paragraph-rsid="0226a201" style:font-size-asian="12pt" style:font-style-asian="normal" style:font-weight-asian="normal" style:font-size-complex="12pt" style:font-style-complex="normal" style:font-weight-complex="normal"/>
    </style:style>
    <style:style style:name="P301" style:family="paragraph" style:parent-style-name="Standard">
      <style:paragraph-properties fo:text-align="start" style:justify-single-word="false"/>
      <style:text-properties fo:font-size="12pt" fo:font-style="normal" style:text-underline-style="none" fo:font-weight="normal" officeooo:rsid="02018914" officeooo:paragraph-rsid="019ede5a" style:font-size-asian="12pt" style:font-style-asian="normal" style:font-weight-asian="normal" style:font-size-complex="12pt" style:font-style-complex="normal" style:font-weight-complex="normal"/>
    </style:style>
    <style:style style:name="P302" style:family="paragraph" style:parent-style-name="Standard">
      <style:paragraph-properties fo:text-align="start" style:justify-single-word="false"/>
      <style:text-properties fo:font-size="12pt" fo:font-style="normal" style:text-underline-style="none" fo:font-weight="normal" officeooo:rsid="0202f80f" officeooo:paragraph-rsid="02018914" style:font-size-asian="12pt" style:font-style-asian="normal" style:font-weight-asian="normal" style:font-size-complex="12pt" style:font-style-complex="normal" style:font-weight-complex="normal"/>
    </style:style>
    <style:style style:name="P303" style:family="paragraph" style:parent-style-name="Standard">
      <style:paragraph-properties fo:text-align="start" style:justify-single-word="false"/>
      <style:text-properties fo:font-size="12pt" fo:font-style="normal" style:text-underline-style="none" fo:font-weight="normal" officeooo:rsid="020fe273" officeooo:paragraph-rsid="020fe273" style:font-size-asian="12pt" style:font-style-asian="normal" style:font-weight-asian="normal" style:font-size-complex="12pt" style:font-style-complex="normal" style:font-weight-complex="normal"/>
    </style:style>
    <style:style style:name="P304" style:family="paragraph" style:parent-style-name="Standard">
      <style:paragraph-properties fo:text-align="start" style:justify-single-word="false"/>
      <style:text-properties fo:font-size="12pt" fo:font-style="normal" style:text-underline-style="none" fo:font-weight="normal" officeooo:rsid="02110cfe" officeooo:paragraph-rsid="02110cfe" style:font-size-asian="12pt" style:font-style-asian="normal" style:font-weight-asian="normal" style:font-size-complex="12pt" style:font-style-complex="normal" style:font-weight-complex="normal"/>
    </style:style>
    <style:style style:name="P305" style:family="paragraph" style:parent-style-name="Standard">
      <style:paragraph-properties fo:text-align="start" style:justify-single-word="false"/>
      <style:text-properties fo:font-size="12pt" fo:font-style="normal" style:text-underline-style="none" fo:font-weight="normal" officeooo:rsid="0212ecb4" officeooo:paragraph-rsid="0212ecb4" style:font-size-asian="12pt" style:font-style-asian="normal" style:font-weight-asian="normal" style:font-size-complex="12pt" style:font-style-complex="normal" style:font-weight-complex="normal"/>
    </style:style>
    <style:style style:name="P306" style:family="paragraph" style:parent-style-name="Standard">
      <style:paragraph-properties fo:text-align="start" style:justify-single-word="false"/>
      <style:text-properties fo:font-size="12pt" fo:font-style="normal" style:text-underline-style="none" fo:font-weight="normal" officeooo:rsid="0212ecb4" officeooo:paragraph-rsid="0212f6fe" style:font-size-asian="12pt" style:font-style-asian="normal" style:font-weight-asian="normal" style:font-size-complex="12pt" style:font-style-complex="normal" style:font-weight-complex="normal"/>
    </style:style>
    <style:style style:name="P307" style:family="paragraph" style:parent-style-name="Standard">
      <style:paragraph-properties fo:text-align="start" style:justify-single-word="false"/>
      <style:text-properties fo:font-size="12pt" fo:font-style="normal" style:text-underline-style="none" fo:font-weight="normal" officeooo:rsid="0212f6fe" officeooo:paragraph-rsid="0212f6fe" style:font-size-asian="12pt" style:font-style-asian="normal" style:font-weight-asian="normal" style:font-size-complex="12pt" style:font-style-complex="normal" style:font-weight-complex="normal"/>
    </style:style>
    <style:style style:name="P308" style:family="paragraph" style:parent-style-name="Standard">
      <style:paragraph-properties fo:text-align="start" style:justify-single-word="false"/>
      <style:text-properties fo:font-size="12pt" fo:font-style="normal" style:text-underline-style="none" fo:font-weight="normal" officeooo:rsid="0214f713" officeooo:paragraph-rsid="0214f713" style:font-size-asian="12pt" style:font-style-asian="normal" style:font-weight-asian="normal" style:font-size-complex="12pt" style:font-style-complex="normal" style:font-weight-complex="normal"/>
    </style:style>
    <style:style style:name="P309" style:family="paragraph" style:parent-style-name="Standard">
      <style:paragraph-properties fo:text-align="start" style:justify-single-word="false"/>
      <style:text-properties fo:font-size="12pt" fo:font-style="normal" style:text-underline-style="none" fo:font-weight="normal" officeooo:rsid="021edf57" officeooo:paragraph-rsid="021edf57" style:font-size-asian="12pt" style:font-style-asian="normal" style:font-weight-asian="normal" style:font-size-complex="12pt" style:font-style-complex="normal" style:font-weight-complex="normal"/>
    </style:style>
    <style:style style:name="P310" style:family="paragraph" style:parent-style-name="Standard">
      <style:paragraph-properties fo:text-align="start" style:justify-single-word="false"/>
      <style:text-properties fo:font-size="12pt" fo:font-style="normal" style:text-underline-style="none" fo:font-weight="normal" officeooo:rsid="0227602f" officeooo:paragraph-rsid="0227602f" style:font-size-asian="12pt" style:font-style-asian="normal" style:font-weight-asian="normal" style:font-size-complex="12pt" style:font-style-complex="normal" style:font-weight-complex="normal"/>
    </style:style>
    <style:style style:name="P311" style:family="paragraph" style:parent-style-name="Standard">
      <style:paragraph-properties fo:text-align="start" style:justify-single-word="false"/>
      <style:text-properties fo:font-size="12pt" fo:font-style="normal" style:text-underline-style="none" fo:font-weight="normal" officeooo:rsid="022c902a" officeooo:paragraph-rsid="022c902a" style:font-size-asian="12pt" style:font-style-asian="normal" style:font-weight-asian="normal" style:font-size-complex="12pt" style:font-style-complex="normal" style:font-weight-complex="normal"/>
    </style:style>
    <style:style style:name="P312" style:family="paragraph" style:parent-style-name="Standard">
      <style:paragraph-properties fo:text-align="start" style:justify-single-word="false"/>
      <style:text-properties fo:font-size="12pt" fo:font-style="normal" style:text-underline-style="none" fo:font-weight="normal" officeooo:rsid="022f0a64" officeooo:paragraph-rsid="019ede5a" style:font-size-asian="12pt" style:font-style-asian="normal" style:font-weight-asian="normal" style:font-size-complex="12pt" style:font-style-complex="normal" style:font-weight-complex="normal"/>
    </style:style>
    <style:style style:name="P313" style:family="paragraph" style:parent-style-name="Standard">
      <style:paragraph-properties fo:text-align="start" style:justify-single-word="false"/>
      <style:text-properties fo:font-size="12pt" fo:font-style="normal" style:text-underline-style="none" fo:font-weight="normal" officeooo:rsid="02328cde" officeooo:paragraph-rsid="02328cde" style:font-size-asian="12pt" style:font-style-asian="normal" style:font-weight-asian="normal" style:font-size-complex="12pt" style:font-style-complex="normal" style:font-weight-complex="normal"/>
    </style:style>
    <style:style style:name="P314" style:family="paragraph" style:parent-style-name="Standard">
      <style:paragraph-properties fo:text-align="start" style:justify-single-word="false"/>
      <style:text-properties fo:font-size="12pt" fo:font-style="normal" style:text-underline-style="none" fo:font-weight="normal" officeooo:rsid="0234d4b9" officeooo:paragraph-rsid="0234d4b9" style:font-size-asian="12pt" style:font-style-asian="normal" style:font-weight-asian="normal" style:font-size-complex="12pt" style:font-style-complex="normal" style:font-weight-complex="normal"/>
    </style:style>
    <style:style style:name="P315" style:family="paragraph" style:parent-style-name="Standard">
      <style:paragraph-properties fo:text-align="start" style:justify-single-word="false"/>
      <style:text-properties fo:font-size="12pt" fo:font-style="normal" style:text-underline-style="none" fo:font-weight="normal" officeooo:rsid="02364852" officeooo:paragraph-rsid="02364852" style:font-size-asian="12pt" style:font-style-asian="normal" style:font-weight-asian="normal" style:font-size-complex="12pt" style:font-style-complex="normal" style:font-weight-complex="normal"/>
    </style:style>
    <style:style style:name="P316" style:family="paragraph" style:parent-style-name="Standard">
      <style:paragraph-properties fo:text-align="start" style:justify-single-word="false"/>
      <style:text-properties fo:font-size="12pt" fo:font-style="normal" style:text-underline-style="none" fo:font-weight="normal" officeooo:rsid="02370681" officeooo:paragraph-rsid="02370681" style:font-size-asian="12pt" style:font-style-asian="normal" style:font-weight-asian="normal" style:font-size-complex="12pt" style:font-style-complex="normal" style:font-weight-complex="normal"/>
    </style:style>
    <style:style style:name="P317" style:family="paragraph" style:parent-style-name="Standard">
      <style:paragraph-properties fo:text-align="start" style:justify-single-word="false"/>
      <style:text-properties fo:font-size="12pt" fo:font-style="normal" style:text-underline-style="none" fo:font-weight="normal" officeooo:rsid="023da004" officeooo:paragraph-rsid="023da004" style:font-size-asian="12pt" style:font-style-asian="normal" style:font-weight-asian="normal" style:font-size-complex="12pt" style:font-style-complex="normal" style:font-weight-complex="normal"/>
    </style:style>
    <style:style style:name="P318" style:family="paragraph" style:parent-style-name="Standard">
      <style:paragraph-properties fo:text-align="start" style:justify-single-word="false"/>
      <style:text-properties fo:font-size="12pt" fo:font-style="normal" style:text-underline-style="none" fo:font-weight="normal" officeooo:rsid="024d4714" officeooo:paragraph-rsid="024d4714" style:font-size-asian="12pt" style:font-style-asian="normal" style:font-weight-asian="normal" style:font-size-complex="12pt" style:font-style-complex="normal" style:font-weight-complex="normal"/>
    </style:style>
    <style:style style:name="P319" style:family="paragraph" style:parent-style-name="Standard">
      <style:paragraph-properties fo:text-align="start" style:justify-single-word="false"/>
      <style:text-properties fo:font-size="12pt" fo:font-style="normal" style:text-underline-style="none" fo:font-weight="normal" officeooo:rsid="02502cef" officeooo:paragraph-rsid="02502cef" style:font-size-asian="12pt" style:font-style-asian="normal" style:font-weight-asian="normal" style:font-size-complex="12pt" style:font-style-complex="normal" style:font-weight-complex="normal"/>
    </style:style>
    <style:style style:name="P320" style:family="paragraph" style:parent-style-name="Standard">
      <style:paragraph-properties fo:text-align="start" style:justify-single-word="false"/>
      <style:text-properties fo:font-size="12pt" fo:font-style="normal" style:text-underline-style="none" fo:font-weight="normal" officeooo:rsid="0253b6dc" officeooo:paragraph-rsid="0253b6dc" style:font-size-asian="12pt" style:font-style-asian="normal" style:font-weight-asian="normal" style:font-size-complex="12pt" style:font-style-complex="normal" style:font-weight-complex="normal"/>
    </style:style>
    <style:style style:name="P321" style:family="paragraph" style:parent-style-name="Standard">
      <style:paragraph-properties fo:text-align="start" style:justify-single-word="false"/>
      <style:text-properties fo:font-size="12pt" fo:font-style="normal" style:text-underline-style="none" fo:font-weight="normal" officeooo:rsid="0256d819" officeooo:paragraph-rsid="0226a201" style:font-size-asian="12pt" style:font-style-asian="normal" style:font-weight-asian="normal" style:font-size-complex="12pt" style:font-style-complex="normal" style:font-weight-complex="normal"/>
    </style:style>
    <style:style style:name="P322" style:family="paragraph" style:parent-style-name="Standard">
      <style:paragraph-properties fo:text-align="start" style:justify-single-word="false"/>
      <style:text-properties fo:font-size="12pt" fo:font-style="normal" style:text-underline-style="none" fo:font-weight="bold" officeooo:rsid="013931ab" officeooo:paragraph-rsid="013931ab" style:font-size-asian="10.5pt" style:font-style-asian="normal" style:font-weight-asian="bold" style:font-size-complex="12pt" style:font-style-complex="normal" style:font-weight-complex="bold"/>
    </style:style>
    <style:style style:name="P323" style:family="paragraph" style:parent-style-name="Standard">
      <style:paragraph-properties fo:text-align="start" style:justify-single-word="false"/>
      <style:text-properties fo:font-size="12pt" fo:font-style="normal" style:text-underline-style="none" fo:font-weight="bold" officeooo:rsid="015ac353" officeooo:paragraph-rsid="015ac353" style:font-size-asian="10.5pt" style:font-style-asian="normal" style:font-weight-asian="bold" style:font-size-complex="12pt" style:font-style-complex="normal" style:font-weight-complex="bold"/>
    </style:style>
    <style:style style:name="P324" style:family="paragraph" style:parent-style-name="Standard">
      <style:paragraph-properties fo:text-align="start" style:justify-single-word="false"/>
      <style:text-properties fo:font-size="12pt" fo:font-style="normal" style:text-underline-style="none" fo:font-weight="bold" officeooo:rsid="015d8a31" officeooo:paragraph-rsid="015d8a31" style:font-size-asian="10.5pt" style:font-style-asian="normal" style:font-weight-asian="bold" style:font-size-complex="12pt" style:font-style-complex="normal" style:font-weight-complex="bold"/>
    </style:style>
    <style:style style:name="P325" style:family="paragraph" style:parent-style-name="Standard">
      <style:paragraph-properties fo:text-align="start" style:justify-single-word="false"/>
      <style:text-properties fo:font-size="12pt" fo:font-style="normal" style:text-underline-style="none" fo:font-weight="bold" officeooo:rsid="014fb584" officeooo:paragraph-rsid="014fb584" style:font-size-asian="10.5pt" style:font-style-asian="normal" style:font-weight-asian="bold" style:font-size-complex="12pt" style:font-style-complex="normal" style:font-weight-complex="bold"/>
    </style:style>
    <style:style style:name="P326" style:family="paragraph" style:parent-style-name="Standard">
      <style:paragraph-properties fo:text-align="start" style:justify-single-word="false"/>
      <style:text-properties fo:font-size="12pt" fo:font-style="normal" style:text-underline-style="none" fo:font-weight="bold" officeooo:rsid="018724da" officeooo:paragraph-rsid="018724da" style:font-size-asian="10.5pt" style:font-style-asian="normal" style:font-weight-asian="bold" style:font-size-complex="12pt" style:font-style-complex="normal" style:font-weight-complex="bold"/>
    </style:style>
    <style:style style:name="P327" style:family="paragraph" style:parent-style-name="Standard">
      <style:paragraph-properties fo:text-align="start" style:justify-single-word="false"/>
      <style:text-properties fo:font-size="12pt" fo:font-style="normal" style:text-underline-style="none" fo:font-weight="bold" officeooo:rsid="01358ecd" officeooo:paragraph-rsid="01358ecd" style:font-size-asian="10.5pt" style:font-style-asian="normal" style:font-weight-asian="bold" style:font-size-complex="12pt" style:font-style-complex="normal" style:font-weight-complex="bold"/>
    </style:style>
    <style:style style:name="P328" style:family="paragraph" style:parent-style-name="Standard">
      <style:paragraph-properties fo:text-align="start" style:justify-single-word="false"/>
      <style:text-properties fo:font-size="12pt" fo:font-style="normal" style:text-underline-style="none" fo:font-weight="bold" officeooo:rsid="018d75d8" officeooo:paragraph-rsid="018d75d8" style:font-size-asian="10.5pt" style:font-style-asian="normal" style:font-weight-asian="bold" style:font-size-complex="12pt" style:font-style-complex="normal" style:font-weight-complex="bold"/>
    </style:style>
    <style:style style:name="P329" style:family="paragraph" style:parent-style-name="Standard">
      <style:paragraph-properties fo:text-align="start" style:justify-single-word="false"/>
      <style:text-properties fo:font-size="12pt" fo:font-style="normal" style:text-underline-style="none" fo:font-weight="bold" officeooo:rsid="019a2304" officeooo:paragraph-rsid="019a2304" style:font-size-asian="10.5pt" style:font-style-asian="normal" style:font-weight-asian="bold" style:font-size-complex="12pt" style:font-style-complex="normal" style:font-weight-complex="bold"/>
    </style:style>
    <style:style style:name="P330" style:family="paragraph" style:parent-style-name="Standard">
      <style:paragraph-properties fo:text-align="start" style:justify-single-word="false"/>
      <style:text-properties fo:font-size="12pt" fo:font-style="normal" style:text-underline-style="none" fo:font-weight="bold" officeooo:rsid="01a21f26" officeooo:paragraph-rsid="01a21f26" style:font-size-asian="10.5pt" style:font-style-asian="normal" style:font-weight-asian="bold" style:font-size-complex="12pt" style:font-style-complex="normal" style:font-weight-complex="bold"/>
    </style:style>
    <style:style style:name="P331" style:family="paragraph" style:parent-style-name="Standard">
      <style:paragraph-properties fo:text-align="start" style:justify-single-word="false"/>
      <style:text-properties fo:font-size="12pt" fo:font-style="normal" style:text-underline-style="none" fo:font-weight="bold" officeooo:rsid="018f2046" officeooo:paragraph-rsid="01a89dac" style:font-size-asian="10.5pt" style:font-style-asian="normal" style:font-weight-asian="bold" style:font-size-complex="12pt" style:font-style-complex="normal" style:font-weight-complex="bold"/>
    </style:style>
    <style:style style:name="P332" style:family="paragraph" style:parent-style-name="Standard">
      <style:paragraph-properties fo:text-align="start" style:justify-single-word="false"/>
      <style:text-properties fo:font-size="12pt" fo:font-style="normal" style:text-underline-style="none" fo:font-weight="bold" officeooo:rsid="01945533" officeooo:paragraph-rsid="01a89dac" style:font-size-asian="10.5pt" style:font-style-asian="normal" style:font-weight-asian="bold" style:font-size-complex="12pt" style:font-style-complex="normal" style:font-weight-complex="bold"/>
    </style:style>
    <style:style style:name="P333" style:family="paragraph" style:parent-style-name="Standard">
      <style:paragraph-properties fo:text-align="start" style:justify-single-word="false"/>
      <style:text-properties fo:font-size="12pt" fo:font-style="normal" style:text-underline-style="none" fo:font-weight="bold" officeooo:rsid="01aa8d78" officeooo:paragraph-rsid="01aa8d78" style:font-size-asian="10.5pt" style:font-style-asian="normal" style:font-weight-asian="bold" style:font-size-complex="12pt" style:font-style-complex="normal" style:font-weight-complex="bold"/>
    </style:style>
    <style:style style:name="P334" style:family="paragraph" style:parent-style-name="Standard">
      <style:paragraph-properties fo:text-align="start" style:justify-single-word="false"/>
      <style:text-properties fo:font-size="12pt" fo:font-style="normal" style:text-underline-style="none" fo:font-weight="bold" officeooo:rsid="01ac2ddd" officeooo:paragraph-rsid="01ac2ddd" style:font-size-asian="10.5pt" style:font-style-asian="normal" style:font-weight-asian="bold" style:font-size-complex="12pt" style:font-style-complex="normal" style:font-weight-complex="bold"/>
    </style:style>
    <style:style style:name="P335" style:family="paragraph" style:parent-style-name="Standard">
      <style:paragraph-properties fo:text-align="start" style:justify-single-word="false"/>
      <style:text-properties fo:font-size="12pt" fo:font-style="normal" style:text-underline-style="none" fo:font-weight="bold" officeooo:rsid="01b9b48e" officeooo:paragraph-rsid="01b9b48e" style:font-size-asian="10.5pt" style:font-style-asian="normal" style:font-weight-asian="bold" style:font-size-complex="12pt" style:font-style-complex="normal" style:font-weight-complex="bold"/>
    </style:style>
    <style:style style:name="P336" style:family="paragraph" style:parent-style-name="Standard">
      <style:paragraph-properties fo:text-align="start" style:justify-single-word="false"/>
      <style:text-properties fo:font-size="12pt" fo:font-style="normal" style:text-underline-style="none" fo:font-weight="bold" officeooo:rsid="01c33a2e" officeooo:paragraph-rsid="01c33a2e" style:font-size-asian="10.5pt" style:font-style-asian="normal" style:font-weight-asian="bold" style:font-size-complex="12pt" style:font-style-complex="normal" style:font-weight-complex="bold"/>
    </style:style>
    <style:style style:name="P337" style:family="paragraph" style:parent-style-name="Standard">
      <style:paragraph-properties fo:text-align="start" style:justify-single-word="false"/>
      <style:text-properties fo:font-size="12pt" fo:font-style="normal" style:text-underline-style="none" fo:font-weight="bold" officeooo:rsid="01cd213f" officeooo:paragraph-rsid="01cd213f" style:font-size-asian="10.5pt" style:font-style-asian="normal" style:font-weight-asian="bold" style:font-size-complex="12pt" style:font-style-complex="normal" style:font-weight-complex="bold"/>
    </style:style>
    <style:style style:name="P338" style:family="paragraph" style:parent-style-name="Standard">
      <style:paragraph-properties fo:text-align="start" style:justify-single-word="false"/>
      <style:text-properties fo:font-size="12pt" fo:font-style="normal" style:text-underline-style="none" fo:font-weight="bold" officeooo:rsid="01ce798c" officeooo:paragraph-rsid="01d0698c" style:font-size-asian="10.5pt" style:font-style-asian="normal" style:font-weight-asian="bold" style:font-size-complex="12pt" style:font-style-complex="normal" style:font-weight-complex="bold"/>
    </style:style>
    <style:style style:name="P339" style:family="paragraph" style:parent-style-name="Standard">
      <style:paragraph-properties fo:text-align="start" style:justify-single-word="false"/>
      <style:text-properties fo:font-size="12pt" fo:font-style="normal" style:text-underline-style="none" fo:font-weight="bold" officeooo:rsid="01d0698c" officeooo:paragraph-rsid="01d0698c" style:font-size-asian="10.5pt" style:font-style-asian="normal" style:font-weight-asian="bold" style:font-size-complex="12pt" style:font-style-complex="normal" style:font-weight-complex="bold"/>
    </style:style>
    <style:style style:name="P340" style:family="paragraph" style:parent-style-name="Standard">
      <style:paragraph-properties fo:text-align="start" style:justify-single-word="false"/>
      <style:text-properties fo:font-size="12pt" fo:font-style="normal" style:text-underline-style="none" fo:font-weight="bold" officeooo:rsid="01d1d79b" officeooo:paragraph-rsid="01d1d79b" style:font-size-asian="10.5pt" style:font-style-asian="normal" style:font-weight-asian="bold" style:font-size-complex="12pt" style:font-style-complex="normal" style:font-weight-complex="bold"/>
    </style:style>
    <style:style style:name="P341" style:family="paragraph" style:parent-style-name="Standard">
      <style:paragraph-properties fo:text-align="start" style:justify-single-word="false"/>
      <style:text-properties fo:font-size="12pt" fo:font-style="normal" style:text-underline-style="none" fo:font-weight="bold" officeooo:rsid="01d9745b" officeooo:paragraph-rsid="01d9745b" style:font-size-asian="10.5pt" style:font-style-asian="normal" style:font-weight-asian="bold" style:font-size-complex="12pt" style:font-style-complex="normal" style:font-weight-complex="bold"/>
    </style:style>
    <style:style style:name="P342" style:family="paragraph" style:parent-style-name="Standard">
      <style:paragraph-properties fo:text-align="start" style:justify-single-word="false"/>
      <style:text-properties fo:font-size="12pt" fo:font-style="normal" style:text-underline-style="none" fo:font-weight="bold" officeooo:rsid="01da6f98" officeooo:paragraph-rsid="01da6f98" style:font-size-asian="10.5pt" style:font-style-asian="normal" style:font-weight-asian="bold" style:font-size-complex="12pt" style:font-style-complex="normal" style:font-weight-complex="bold"/>
    </style:style>
    <style:style style:name="P343" style:family="paragraph" style:parent-style-name="Standard">
      <style:paragraph-properties fo:text-align="start" style:justify-single-word="false"/>
      <style:text-properties fo:font-size="12pt" fo:font-style="normal" style:text-underline-style="none" fo:font-weight="bold" officeooo:rsid="01e35af8" officeooo:paragraph-rsid="01e35af8" style:font-size-asian="10.5pt" style:font-style-asian="normal" style:font-weight-asian="bold" style:font-size-complex="12pt" style:font-style-complex="normal" style:font-weight-complex="bold"/>
    </style:style>
    <style:style style:name="P344" style:family="paragraph" style:parent-style-name="Standard">
      <style:paragraph-properties fo:text-align="start" style:justify-single-word="false"/>
      <style:text-properties fo:font-size="12pt" fo:font-style="normal" style:text-underline-style="none" fo:font-weight="bold" officeooo:rsid="025c8da7" officeooo:paragraph-rsid="025c8da7" style:font-size-asian="10.5pt" style:font-style-asian="normal" style:font-weight-asian="bold" style:font-size-complex="12pt" style:font-style-complex="normal" style:font-weight-complex="bold"/>
    </style:style>
    <style:style style:name="P345" style:family="paragraph" style:parent-style-name="Standard">
      <style:paragraph-properties fo:text-align="start" style:justify-single-word="false"/>
      <style:text-properties fo:font-size="12pt" fo:font-style="normal" style:text-underline-style="none" fo:font-weight="bold" officeooo:rsid="02673097" officeooo:paragraph-rsid="02673097" style:font-size-asian="10.5pt" style:font-style-asian="normal" style:font-weight-asian="bold" style:font-size-complex="12pt" style:font-style-complex="normal" style:font-weight-complex="bold"/>
    </style:style>
    <style:style style:name="P346" style:family="paragraph" style:parent-style-name="Standard">
      <style:paragraph-properties fo:text-align="start" style:justify-single-word="false"/>
      <style:text-properties fo:font-size="12pt" fo:font-style="normal" style:text-underline-style="none" fo:font-weight="bold" officeooo:rsid="026952e1" officeooo:paragraph-rsid="026952e1" style:font-size-asian="10.5pt" style:font-style-asian="normal" style:font-weight-asian="bold" style:font-size-complex="12pt" style:font-style-complex="normal" style:font-weight-complex="bold"/>
    </style:style>
    <style:style style:name="P347" style:family="paragraph" style:parent-style-name="Standard">
      <style:paragraph-properties fo:text-align="start" style:justify-single-word="false"/>
      <style:text-properties fo:font-size="12pt" fo:font-style="normal" style:text-underline-style="none" fo:font-weight="bold" officeooo:rsid="026cc9fd" officeooo:paragraph-rsid="026cc9fd" style:font-size-asian="10.5pt" style:font-style-asian="normal" style:font-weight-asian="bold" style:font-size-complex="12pt" style:font-style-complex="normal" style:font-weight-complex="bold"/>
    </style:style>
    <style:style style:name="P348" style:family="paragraph" style:parent-style-name="Standard">
      <style:paragraph-properties fo:text-align="start" style:justify-single-word="false"/>
      <style:text-properties fo:font-size="12pt" fo:font-style="normal" style:text-underline-style="none" fo:font-weight="bold" officeooo:rsid="0270a9de" officeooo:paragraph-rsid="0270a9de" style:font-size-asian="10.5pt" style:font-style-asian="normal" style:font-weight-asian="bold" style:font-size-complex="12pt" style:font-style-complex="normal" style:font-weight-complex="bold"/>
    </style:style>
    <style:style style:name="P349" style:family="paragraph" style:parent-style-name="Standard">
      <style:paragraph-properties fo:text-align="start" style:justify-single-word="false"/>
      <style:text-properties fo:font-size="12pt" fo:font-style="normal" style:text-underline-style="none" fo:font-weight="bold" officeooo:rsid="027e0117" officeooo:paragraph-rsid="027e0117" style:font-size-asian="10.5pt" style:font-style-asian="normal" style:font-weight-asian="bold" style:font-size-complex="12pt" style:font-style-complex="normal" style:font-weight-complex="bold"/>
    </style:style>
    <style:style style:name="P350" style:family="paragraph" style:parent-style-name="Standard">
      <style:paragraph-properties fo:text-align="start" style:justify-single-word="false"/>
      <style:text-properties fo:font-size="12pt" fo:font-style="normal" style:text-underline-style="none" fo:font-weight="bold" officeooo:rsid="019ede5a" officeooo:paragraph-rsid="019ede5a" style:font-size-asian="12pt" style:font-style-asian="normal" style:font-weight-asian="bold" style:font-size-complex="12pt" style:font-style-complex="normal" style:font-weight-complex="bold"/>
    </style:style>
    <style:style style:name="P351" style:family="paragraph" style:parent-style-name="Standard">
      <style:paragraph-properties fo:text-align="start" style:justify-single-word="false"/>
      <style:text-properties fo:font-size="12pt" fo:font-style="normal" style:text-underline-style="none" fo:font-weight="bold" officeooo:rsid="02018914" officeooo:paragraph-rsid="02018914" style:font-size-asian="12pt" style:font-style-asian="normal" style:font-weight-asian="bold" style:font-size-complex="12pt" style:font-style-complex="normal" style:font-weight-complex="bold"/>
    </style:style>
    <style:style style:name="P352" style:family="paragraph" style:parent-style-name="Standard">
      <style:paragraph-properties fo:text-align="start" style:justify-single-word="false"/>
      <style:text-properties fo:font-size="12pt" fo:font-style="normal" style:text-underline-style="none" fo:font-weight="bold" officeooo:rsid="02110cfe" officeooo:paragraph-rsid="02110cfe" style:font-size-asian="12pt" style:font-style-asian="normal" style:font-weight-asian="bold" style:font-size-complex="12pt" style:font-style-complex="normal" style:font-weight-complex="bold"/>
    </style:style>
    <style:style style:name="P353" style:family="paragraph" style:parent-style-name="Standard">
      <style:paragraph-properties fo:text-align="start" style:justify-single-word="false"/>
      <style:text-properties fo:font-size="12pt" fo:font-style="normal" style:text-underline-style="none" fo:font-weight="bold" officeooo:rsid="0212ecb4" officeooo:paragraph-rsid="0212ecb4" style:font-size-asian="12pt" style:font-style-asian="normal" style:font-weight-asian="bold" style:font-size-complex="12pt" style:font-style-complex="normal" style:font-weight-complex="bold"/>
    </style:style>
    <style:style style:name="P354" style:family="paragraph" style:parent-style-name="Standard">
      <style:paragraph-properties fo:text-align="start" style:justify-single-word="false"/>
      <style:text-properties fo:font-size="12pt" fo:font-style="normal" style:text-underline-style="none" fo:font-weight="bold" officeooo:rsid="021d3972" officeooo:paragraph-rsid="0226a201" style:font-size-asian="12pt" style:font-style-asian="normal" style:font-weight-asian="bold" style:font-size-complex="12pt" style:font-style-complex="normal" style:font-weight-complex="bold"/>
    </style:style>
    <style:style style:name="P355" style:family="paragraph" style:parent-style-name="Standard">
      <style:paragraph-properties fo:text-align="start" style:justify-single-word="false"/>
      <style:text-properties fo:font-size="12pt" fo:font-style="normal" style:text-underline-style="none" fo:font-weight="bold" officeooo:rsid="0227602f" officeooo:paragraph-rsid="0227602f" style:font-size-asian="12pt" style:font-style-asian="normal" style:font-weight-asian="bold" style:font-size-complex="12pt" style:font-style-complex="normal" style:font-weight-complex="bold"/>
    </style:style>
    <style:style style:name="P356" style:family="paragraph" style:parent-style-name="Standard">
      <style:paragraph-properties fo:text-align="start" style:justify-single-word="false"/>
      <style:text-properties fo:font-size="12pt" fo:font-style="normal" style:text-underline-style="none" fo:font-weight="bold" officeooo:rsid="022a2fee" officeooo:paragraph-rsid="022a2fee" style:font-size-asian="12pt" style:font-style-asian="normal" style:font-weight-asian="bold" style:font-size-complex="12pt" style:font-style-complex="normal" style:font-weight-complex="bold"/>
    </style:style>
    <style:style style:name="P357" style:family="paragraph" style:parent-style-name="Standard">
      <style:paragraph-properties fo:text-align="start" style:justify-single-word="false"/>
      <style:text-properties fo:font-size="12pt" fo:font-style="normal" style:text-underline-style="none" fo:font-weight="bold" officeooo:rsid="022a9370" officeooo:paragraph-rsid="022a9370" style:font-size-asian="12pt" style:font-style-asian="normal" style:font-weight-asian="bold" style:font-size-complex="12pt" style:font-style-complex="normal" style:font-weight-complex="bold"/>
    </style:style>
    <style:style style:name="P358" style:family="paragraph" style:parent-style-name="Standard">
      <style:paragraph-properties fo:text-align="start" style:justify-single-word="false"/>
      <style:text-properties fo:font-size="12pt" fo:font-style="normal" style:text-underline-style="none" fo:font-weight="bold" officeooo:rsid="022f0a64" officeooo:paragraph-rsid="022f0a64" style:font-size-asian="12pt" style:font-style-asian="normal" style:font-weight-asian="bold" style:font-size-complex="12pt" style:font-style-complex="normal" style:font-weight-complex="bold"/>
    </style:style>
    <style:style style:name="P359" style:family="paragraph" style:parent-style-name="Standard">
      <style:paragraph-properties fo:text-align="start" style:justify-single-word="false"/>
      <style:text-properties fo:font-size="12pt" fo:font-style="normal" style:text-underline-style="none" fo:font-weight="bold" officeooo:rsid="02328cde" officeooo:paragraph-rsid="02328cde" style:font-size-asian="12pt" style:font-style-asian="normal" style:font-weight-asian="bold" style:font-size-complex="12pt" style:font-style-complex="normal" style:font-weight-complex="bold"/>
    </style:style>
    <style:style style:name="P360" style:family="paragraph" style:parent-style-name="Standard">
      <style:paragraph-properties fo:text-align="start" style:justify-single-word="false"/>
      <style:text-properties fo:font-size="12pt" fo:font-style="normal" style:text-underline-style="none" fo:font-weight="bold" officeooo:rsid="02364852" officeooo:paragraph-rsid="02364852" style:font-size-asian="12pt" style:font-style-asian="normal" style:font-weight-asian="bold" style:font-size-complex="12pt" style:font-style-complex="normal" style:font-weight-complex="bold"/>
    </style:style>
    <style:style style:name="P361" style:family="paragraph" style:parent-style-name="Standard">
      <style:paragraph-properties fo:text-align="start" style:justify-single-word="false"/>
      <style:text-properties fo:font-size="12pt" fo:font-style="normal" style:text-underline-style="none" fo:font-weight="bold" officeooo:rsid="024b7fed" officeooo:paragraph-rsid="024b7fed" style:font-size-asian="12pt" style:font-style-asian="normal" style:font-weight-asian="bold" style:font-size-complex="12pt" style:font-style-complex="normal" style:font-weight-complex="bold"/>
    </style:style>
    <style:style style:name="P362" style:family="paragraph" style:parent-style-name="Standard">
      <style:paragraph-properties fo:text-align="start" style:justify-single-word="false"/>
      <style:text-properties fo:font-size="12pt" fo:font-style="normal" style:text-underline-style="none" fo:font-weight="bold" officeooo:rsid="0256d819" officeooo:paragraph-rsid="0256d819" style:font-size-asian="12pt" style:font-style-asian="normal" style:font-weight-asian="bold" style:font-size-complex="12pt" style:font-style-complex="normal" style:font-weight-complex="bold"/>
    </style:style>
    <style:style style:name="P363"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053e8" officeooo:paragraph-rsid="01c053e8" style:font-size-asian="10.5pt" style:font-style-asian="normal" style:font-weight-asian="normal" style:font-size-complex="12pt" style:font-style-complex="normal" style:font-weight-complex="normal"/>
    </style:style>
    <style:style style:name="P364"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82bff" officeooo:paragraph-rsid="01c82bff" style:font-size-asian="10.5pt" style:font-style-asian="normal" style:font-weight-asian="normal" style:font-size-complex="12pt" style:font-style-complex="normal" style:font-weight-complex="normal"/>
    </style:style>
    <style:style style:name="P365"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208c416" officeooo:paragraph-rsid="0208c416" style:font-size-asian="10.5pt" style:font-style-asian="normal" style:font-weight-asian="normal" style:font-size-complex="12pt" style:font-style-complex="normal" style:font-weight-complex="normal"/>
    </style:style>
    <style:style style:name="P366"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283d1a5" officeooo:paragraph-rsid="0283d1a5" style:font-size-asian="10.5pt" style:font-style-asian="normal" style:font-weight-asian="normal" style:font-size-complex="12pt" style:font-style-complex="normal" style:font-weight-complex="normal"/>
    </style:style>
    <style:style style:name="P367"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21af38e" officeooo:paragraph-rsid="0226a201" style:font-size-asian="12pt" style:font-style-asian="normal" style:font-weight-asian="normal" style:font-size-complex="12pt" style:font-style-complex="normal" style:font-weight-complex="normal"/>
    </style:style>
    <style:style style:name="P368" style:family="paragraph" style:parent-style-name="Standard">
      <style:paragraph-properties fo:text-align="start" style:justify-single-word="false"/>
      <style:text-properties fo:font-size="14pt" style:text-underline-style="none" fo:font-weight="bold" officeooo:rsid="00cfa146" officeooo:paragraph-rsid="00ecb295" style:font-size-asian="14pt" style:font-weight-asian="bold" style:font-size-complex="14pt" style:font-weight-complex="bold"/>
    </style:style>
    <style:style style:name="P369" style:family="paragraph" style:parent-style-name="Standard">
      <style:paragraph-properties fo:text-align="start" style:justify-single-word="false"/>
      <style:text-properties fo:font-size="14pt" style:text-underline-style="none" fo:font-weight="normal" officeooo:rsid="00e238df" officeooo:paragraph-rsid="00e238df" style:font-size-asian="14pt" style:font-weight-asian="normal" style:font-size-complex="14pt" style:font-weight-complex="normal"/>
    </style:style>
    <style:style style:name="P370" style:family="paragraph" style:parent-style-name="Standard">
      <style:paragraph-properties fo:text-align="start" style:justify-single-word="false"/>
      <style:text-properties fo:font-size="14pt" fo:font-style="normal" style:text-underline-style="none" fo:font-weight="normal" officeooo:rsid="01de455f" officeooo:paragraph-rsid="01de455f" style:font-size-asian="14pt" style:font-style-asian="normal" style:font-weight-asian="normal" style:font-size-complex="14pt" style:font-style-complex="normal" style:font-weight-complex="normal"/>
    </style:style>
    <style:style style:name="P371" style:family="paragraph" style:parent-style-name="Standard">
      <style:paragraph-properties fo:text-align="start" style:justify-single-word="false"/>
      <style:text-properties fo:font-size="14pt" fo:font-style="normal" style:text-underline-style="none" fo:font-weight="normal" officeooo:rsid="01ce798c" officeooo:paragraph-rsid="01d0698c" style:font-size-asian="14pt" style:font-style-asian="normal" style:font-weight-asian="normal" style:font-size-complex="14pt" style:font-style-complex="normal" style:font-weight-complex="normal"/>
    </style:style>
    <style:style style:name="P372" style:family="paragraph" style:parent-style-name="Standard">
      <style:paragraph-properties fo:text-align="start" style:justify-single-word="false"/>
      <style:text-properties fo:font-size="14pt" fo:font-style="normal" style:text-underline-style="none" fo:font-weight="bold" officeooo:rsid="02364852" officeooo:paragraph-rsid="02364852" style:font-size-asian="14pt" style:font-style-asian="normal" style:font-weight-asian="bold" style:font-size-complex="14pt" style:font-style-complex="normal" style:font-weight-complex="bold"/>
    </style:style>
    <style:style style:name="P373" style:family="paragraph" style:parent-style-name="Standard">
      <style:paragraph-properties fo:text-align="start" style:justify-single-word="false"/>
      <style:text-properties fo:font-size="8pt" style:text-underline-style="none" fo:font-weight="normal" officeooo:rsid="0115cd05" officeooo:paragraph-rsid="011793b3" style:font-size-asian="8pt" style:font-weight-asian="normal" style:font-size-complex="8pt" style:font-weight-complex="normal"/>
    </style:style>
    <style:style style:name="P374" style:family="paragraph" style:parent-style-name="Standard">
      <style:paragraph-properties fo:text-align="start" style:justify-single-word="false"/>
      <style:text-properties fo:font-size="10pt" fo:font-style="normal" style:text-underline-style="none" fo:font-weight="normal" officeooo:rsid="0146f96c" officeooo:paragraph-rsid="0146f96c" style:font-size-asian="10pt" style:font-style-asian="normal" style:font-weight-asian="normal" style:font-size-complex="10pt" style:font-style-complex="normal" style:font-weight-complex="normal"/>
    </style:style>
    <style:style style:name="P375" style:family="paragraph" style:parent-style-name="Standard">
      <style:paragraph-properties fo:text-align="start" style:justify-single-word="false"/>
      <style:text-properties fo:font-size="10pt" fo:font-style="normal" style:text-underline-style="none" fo:font-weight="normal" officeooo:rsid="01358ecd" officeooo:paragraph-rsid="0141a094" style:font-size-asian="10pt" style:font-style-asian="normal" style:font-weight-asian="normal" style:font-size-complex="10pt" style:font-style-complex="normal" style:font-weight-complex="normal"/>
    </style:style>
    <style:style style:name="P376" style:family="paragraph" style:parent-style-name="Standard">
      <style:paragraph-properties fo:text-align="start" style:justify-single-word="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377" style:family="paragraph" style:parent-style-name="Standard">
      <style:paragraph-properties fo:text-align="start" style:justify-single-word="false"/>
      <style:text-properties fo:font-size="10pt" fo:font-style="normal" style:text-underline-style="none" fo:font-weight="normal" officeooo:rsid="01358ecd" officeooo:paragraph-rsid="016603c4" style:font-size-asian="10pt" style:font-style-asian="normal" style:font-weight-asian="normal" style:font-size-complex="10pt" style:font-style-complex="normal" style:font-weight-complex="normal"/>
    </style:style>
    <style:style style:name="P378" style:family="paragraph" style:parent-style-name="Standard">
      <style:paragraph-properties fo:text-align="start" style:justify-single-word="false"/>
      <style:text-properties fo:font-size="10pt" fo:font-style="normal" style:text-underline-style="none" fo:font-weight="normal" officeooo:rsid="01358ecd" officeooo:paragraph-rsid="0175db3d" style:font-size-asian="10pt" style:font-style-asian="normal" style:font-weight-asian="normal" style:font-size-complex="10pt" style:font-style-complex="normal" style:font-weight-complex="normal"/>
    </style:style>
    <style:style style:name="P379" style:family="paragraph" style:parent-style-name="Standard">
      <style:paragraph-properties fo:text-align="start" style:justify-single-word="false"/>
      <style:text-properties fo:font-size="10pt" fo:font-style="normal" style:text-underline-style="none" fo:font-weight="normal" officeooo:rsid="015ac353" officeooo:paragraph-rsid="015ac353" style:font-size-asian="10pt" style:font-style-asian="normal" style:font-weight-asian="normal" style:font-size-complex="10pt" style:font-style-complex="normal" style:font-weight-complex="normal"/>
    </style:style>
    <style:style style:name="P380" style:family="paragraph" style:parent-style-name="Standard">
      <style:paragraph-properties fo:text-align="start" style:justify-single-word="false"/>
      <style:text-properties fo:font-size="10pt" fo:font-style="normal" style:text-underline-style="none" fo:font-weight="normal" officeooo:rsid="015d8a31" officeooo:paragraph-rsid="015d8a31" style:font-size-asian="10pt" style:font-style-asian="normal" style:font-weight-asian="normal" style:font-size-complex="10pt" style:font-style-complex="normal" style:font-weight-complex="normal"/>
    </style:style>
    <style:style style:name="P381" style:family="paragraph" style:parent-style-name="Standard">
      <style:paragraph-properties fo:text-align="start" style:justify-single-word="false"/>
      <style:text-properties fo:font-size="10pt" fo:font-style="normal" style:text-underline-style="none" fo:font-weight="normal" officeooo:rsid="01485f88" officeooo:paragraph-rsid="014751d7" style:font-size-asian="10pt" style:font-style-asian="normal" style:font-weight-asian="normal" style:font-size-complex="10pt" style:font-style-complex="normal" style:font-weight-complex="normal"/>
    </style:style>
    <style:style style:name="P382"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383" style:family="paragraph" style:parent-style-name="Standard">
      <style:paragraph-properties fo:text-align="start" style:justify-single-word="false"/>
      <style:text-properties fo:font-size="10pt" fo:font-style="normal" style:text-underline-style="none" fo:font-weight="normal" officeooo:rsid="019ede5a" officeooo:paragraph-rsid="01b2ed8e" style:font-size-asian="10pt" style:font-style-asian="normal" style:font-weight-asian="normal" style:font-size-complex="10pt" style:font-style-complex="normal" style:font-weight-complex="normal"/>
    </style:style>
    <style:style style:name="P384" style:family="paragraph" style:parent-style-name="Standard">
      <style:paragraph-properties fo:text-align="start" style:justify-single-word="false"/>
      <style:text-properties fo:font-size="10pt" fo:font-style="normal" style:text-underline-style="none" fo:font-weight="normal" officeooo:rsid="019ede5a" officeooo:paragraph-rsid="01bc36cd" style:font-size-asian="10pt" style:font-style-asian="normal" style:font-weight-asian="normal" style:font-size-complex="10pt" style:font-style-complex="normal" style:font-weight-complex="normal"/>
    </style:style>
    <style:style style:name="P385" style:family="paragraph" style:parent-style-name="Standard">
      <style:paragraph-properties fo:text-align="start" style:justify-single-word="false"/>
      <style:text-properties fo:font-size="10pt" fo:font-style="normal" style:text-underline-style="none" fo:font-weight="normal" officeooo:rsid="019ede5a" officeooo:paragraph-rsid="01f118d9" style:font-size-asian="10pt" style:font-style-asian="normal" style:font-weight-asian="normal" style:font-size-complex="10pt" style:font-style-complex="normal" style:font-weight-complex="normal"/>
    </style:style>
    <style:style style:name="P386" style:family="paragraph" style:parent-style-name="Standard">
      <style:paragraph-properties fo:text-align="start" style:justify-single-word="false"/>
      <style:text-properties fo:font-size="10pt" fo:font-style="normal" style:text-underline-style="none" fo:font-weight="normal" officeooo:rsid="019ede5a" officeooo:paragraph-rsid="0226a201" style:font-size-asian="10pt" style:font-style-asian="normal" style:font-weight-asian="normal" style:font-size-complex="10pt" style:font-style-complex="normal" style:font-weight-complex="normal"/>
    </style:style>
    <style:style style:name="P387" style:family="paragraph" style:parent-style-name="Standard">
      <style:paragraph-properties fo:text-align="start" style:justify-single-word="false"/>
      <style:text-properties fo:font-size="10pt" fo:font-style="normal" style:text-underline-style="none" fo:font-weight="normal" officeooo:rsid="019ede5a" officeooo:paragraph-rsid="022aee82" style:font-size-asian="10pt" style:font-style-asian="normal" style:font-weight-asian="normal" style:font-size-complex="10pt" style:font-style-complex="normal" style:font-weight-complex="normal"/>
    </style:style>
    <style:style style:name="P388" style:family="paragraph" style:parent-style-name="Standard">
      <style:paragraph-properties fo:text-align="start" style:justify-single-word="false"/>
      <style:text-properties fo:font-size="10pt" fo:font-style="normal" style:text-underline-style="none" fo:font-weight="normal" officeooo:rsid="019ede5a" officeooo:paragraph-rsid="023a071f" style:font-size-asian="10pt" style:font-style-asian="normal" style:font-weight-asian="normal" style:font-size-complex="10pt" style:font-style-complex="normal" style:font-weight-complex="normal"/>
    </style:style>
    <style:style style:name="P389" style:family="paragraph" style:parent-style-name="Standard">
      <style:paragraph-properties fo:text-align="start" style:justify-single-word="false"/>
      <style:text-properties fo:font-size="10pt" fo:font-style="normal" style:text-underline-style="none" fo:font-weight="normal" officeooo:rsid="019ede5a" officeooo:paragraph-rsid="023c1634" style:font-size-asian="10pt" style:font-style-asian="normal" style:font-weight-asian="normal" style:font-size-complex="10pt" style:font-style-complex="normal" style:font-weight-complex="normal"/>
    </style:style>
    <style:style style:name="P390" style:family="paragraph" style:parent-style-name="Standard">
      <style:paragraph-properties fo:text-align="start" style:justify-single-word="false"/>
      <style:text-properties fo:font-size="10pt" fo:font-style="normal" style:text-underline-style="none" fo:font-weight="normal" officeooo:rsid="01c053e8" officeooo:paragraph-rsid="01c053e8" style:font-size-asian="10pt" style:font-style-asian="normal" style:font-weight-asian="normal" style:font-size-complex="10pt" style:font-style-complex="normal" style:font-weight-complex="normal"/>
    </style:style>
    <style:style style:name="P391" style:family="paragraph" style:parent-style-name="Standard">
      <style:paragraph-properties fo:text-align="start" style:justify-single-word="false"/>
      <style:text-properties fo:font-size="10pt" fo:font-style="normal" style:text-underline-style="none" fo:font-weight="normal" officeooo:rsid="01c33a2e" officeooo:paragraph-rsid="01c33a2e" style:font-size-asian="10pt" style:font-style-asian="normal" style:font-weight-asian="normal" style:font-size-complex="10pt" style:font-style-complex="normal" style:font-weight-complex="normal"/>
    </style:style>
    <style:style style:name="P392" style:family="paragraph" style:parent-style-name="Standard">
      <style:paragraph-properties fo:text-align="start" style:justify-single-word="false"/>
      <style:text-properties fo:font-size="10pt" fo:font-style="normal" style:text-underline-style="none" fo:font-weight="normal" officeooo:rsid="01d1d79b" officeooo:paragraph-rsid="01d1d79b" style:font-size-asian="10pt" style:font-style-asian="normal" style:font-weight-asian="normal" style:font-size-complex="10pt" style:font-style-complex="normal" style:font-weight-complex="normal"/>
    </style:style>
    <style:style style:name="P393" style:family="paragraph" style:parent-style-name="Standard">
      <style:paragraph-properties fo:text-align="start" style:justify-single-word="false"/>
      <style:text-properties fo:font-size="10pt" fo:font-style="normal" style:text-underline-style="none" fo:font-weight="normal" officeooo:rsid="01d72521" officeooo:paragraph-rsid="01d72521" style:font-size-asian="10pt" style:font-style-asian="normal" style:font-weight-asian="normal" style:font-size-complex="10pt" style:font-style-complex="normal" style:font-weight-complex="normal"/>
    </style:style>
    <style:style style:name="P394" style:family="paragraph" style:parent-style-name="Standard">
      <style:paragraph-properties fo:text-align="start" style:justify-single-word="false"/>
      <style:text-properties fo:font-size="10pt" fo:font-style="normal" style:text-underline-style="none" fo:font-weight="normal" officeooo:rsid="01d9745b" officeooo:paragraph-rsid="01d9745b" style:font-size-asian="10pt" style:font-style-asian="normal" style:font-weight-asian="normal" style:font-size-complex="10pt" style:font-style-complex="normal" style:font-weight-complex="normal"/>
    </style:style>
    <style:style style:name="P395" style:family="paragraph" style:parent-style-name="Standard">
      <style:paragraph-properties fo:text-align="start" style:justify-single-word="false"/>
      <style:text-properties fo:font-size="10pt" fo:font-style="normal" style:text-underline-style="none" fo:font-weight="normal" officeooo:rsid="02018914" officeooo:paragraph-rsid="019ede5a" style:font-size-asian="10pt" style:font-style-asian="normal" style:font-weight-asian="normal" style:font-size-complex="10pt" style:font-style-complex="normal" style:font-weight-complex="normal"/>
    </style:style>
    <style:style style:name="P396" style:family="paragraph" style:parent-style-name="Standard">
      <style:paragraph-properties fo:text-align="start" style:justify-single-word="false"/>
      <style:text-properties fo:font-size="10pt" fo:font-style="normal" style:text-underline-style="none" fo:font-weight="normal" officeooo:rsid="0208c416" officeooo:paragraph-rsid="0208c416" style:font-size-asian="10pt" style:font-style-asian="normal" style:font-weight-asian="normal" style:font-size-complex="10pt" style:font-style-complex="normal" style:font-weight-complex="normal"/>
    </style:style>
    <style:style style:name="P397" style:family="paragraph" style:parent-style-name="Standard">
      <style:paragraph-properties fo:text-align="start" style:justify-single-word="false"/>
      <style:text-properties fo:font-size="10pt" fo:font-style="normal" style:text-underline-style="none" fo:font-weight="normal" officeooo:rsid="020b54eb" officeooo:paragraph-rsid="020b54eb" style:font-size-asian="10pt" style:font-style-asian="normal" style:font-weight-asian="normal" style:font-size-complex="10pt" style:font-style-complex="normal" style:font-weight-complex="normal"/>
    </style:style>
    <style:style style:name="P398" style:family="paragraph" style:parent-style-name="Standard">
      <style:paragraph-properties fo:text-align="start" style:justify-single-word="false"/>
      <style:text-properties fo:font-size="10pt" fo:font-style="normal" style:text-underline-style="none" fo:font-weight="normal" officeooo:rsid="0203781f" officeooo:paragraph-rsid="0203781f" style:font-size-asian="10pt" style:font-style-asian="normal" style:font-weight-asian="normal" style:font-size-complex="10pt" style:font-style-complex="normal" style:font-weight-complex="normal"/>
    </style:style>
    <style:style style:name="P399" style:family="paragraph" style:parent-style-name="Standard">
      <style:paragraph-properties fo:text-align="start" style:justify-single-word="false"/>
      <style:text-properties fo:font-size="10pt" fo:font-style="normal" style:text-underline-style="none" fo:font-weight="normal" officeooo:rsid="0212ecb4" officeooo:paragraph-rsid="0212ecb4" style:font-size-asian="10pt" style:font-style-asian="normal" style:font-weight-asian="normal" style:font-size-complex="10pt" style:font-style-complex="normal" style:font-weight-complex="normal"/>
    </style:style>
    <style:style style:name="P400" style:family="paragraph" style:parent-style-name="Standard">
      <style:paragraph-properties fo:text-align="start" style:justify-single-word="false"/>
      <style:text-properties fo:font-size="10pt" fo:font-style="normal" style:text-underline-style="none" fo:font-weight="normal" officeooo:rsid="0212ecb4" officeooo:paragraph-rsid="0212f6fe" style:font-size-asian="10pt" style:font-style-asian="normal" style:font-weight-asian="normal" style:font-size-complex="10pt" style:font-style-complex="normal" style:font-weight-complex="normal"/>
    </style:style>
    <style:style style:name="P401" style:family="paragraph" style:parent-style-name="Standard">
      <style:paragraph-properties fo:text-align="start" style:justify-single-word="false"/>
      <style:text-properties fo:font-size="10pt" fo:font-style="normal" style:text-underline-style="none" fo:font-weight="normal" officeooo:rsid="021af38e" officeooo:paragraph-rsid="0226a201" style:font-size-asian="10pt" style:font-style-asian="normal" style:font-weight-asian="normal" style:font-size-complex="10pt" style:font-style-complex="normal" style:font-weight-complex="normal"/>
    </style:style>
    <style:style style:name="P402" style:family="paragraph" style:parent-style-name="Standard">
      <style:paragraph-properties fo:text-align="start" style:justify-single-word="false"/>
      <style:text-properties fo:font-size="10pt" fo:font-style="normal" style:text-underline-style="none" fo:font-weight="normal" officeooo:rsid="021af38e" officeooo:paragraph-rsid="023da004" style:font-size-asian="10pt" style:font-style-asian="normal" style:font-weight-asian="normal" style:font-size-complex="10pt" style:font-style-complex="normal" style:font-weight-complex="normal"/>
    </style:style>
    <style:style style:name="P403" style:family="paragraph" style:parent-style-name="Standard">
      <style:paragraph-properties fo:text-align="start" style:justify-single-word="false"/>
      <style:text-properties fo:font-size="10pt" fo:font-style="normal" style:text-underline-style="none" fo:font-weight="normal" officeooo:rsid="021edf57" officeooo:paragraph-rsid="021edf57" style:font-size-asian="10pt" style:font-style-asian="normal" style:font-weight-asian="normal" style:font-size-complex="10pt" style:font-style-complex="normal" style:font-weight-complex="normal"/>
    </style:style>
    <style:style style:name="P404" style:family="paragraph" style:parent-style-name="Standard">
      <style:paragraph-properties fo:text-align="start" style:justify-single-word="false"/>
      <style:text-properties fo:font-size="10pt" fo:font-style="normal" style:text-underline-style="none" fo:font-weight="normal" officeooo:rsid="021edf57" officeooo:paragraph-rsid="02328cde" style:font-size-asian="10pt" style:font-style-asian="normal" style:font-weight-asian="normal" style:font-size-complex="10pt" style:font-style-complex="normal" style:font-weight-complex="normal"/>
    </style:style>
    <style:style style:name="P405" style:family="paragraph" style:parent-style-name="Standard">
      <style:paragraph-properties fo:text-align="start" style:justify-single-word="false"/>
      <style:text-properties fo:font-size="10pt" fo:font-style="normal" style:text-underline-style="none" fo:font-weight="normal" officeooo:rsid="0227602f" officeooo:paragraph-rsid="0227602f" style:font-size-asian="10pt" style:font-style-asian="normal" style:font-weight-asian="normal" style:font-size-complex="10pt" style:font-style-complex="normal" style:font-weight-complex="normal"/>
    </style:style>
    <style:style style:name="P406" style:family="paragraph" style:parent-style-name="Standard">
      <style:paragraph-properties fo:text-align="start" style:justify-single-word="false"/>
      <style:text-properties fo:font-size="10pt" fo:font-style="normal" style:text-underline-style="none" fo:font-weight="normal" officeooo:rsid="022a9370" officeooo:paragraph-rsid="022a9370" style:font-size-asian="10pt" style:font-style-asian="normal" style:font-weight-asian="normal" style:font-size-complex="10pt" style:font-style-complex="normal" style:font-weight-complex="normal"/>
    </style:style>
    <style:style style:name="P407" style:family="paragraph" style:parent-style-name="Standard">
      <style:paragraph-properties fo:text-align="start" style:justify-single-word="false"/>
      <style:text-properties fo:font-size="10pt" fo:font-style="normal" style:text-underline-style="none" fo:font-weight="normal" officeooo:rsid="023aff65" officeooo:paragraph-rsid="023aff65" style:font-size-asian="10pt" style:font-style-asian="normal" style:font-weight-asian="normal" style:font-size-complex="10pt" style:font-style-complex="normal" style:font-weight-complex="normal"/>
    </style:style>
    <style:style style:name="P408" style:family="paragraph" style:parent-style-name="Standard">
      <style:paragraph-properties fo:text-align="start" style:justify-single-word="false"/>
      <style:text-properties fo:font-size="10pt" fo:font-style="normal" style:text-underline-style="none" fo:font-weight="normal" officeooo:rsid="023c1634" officeooo:paragraph-rsid="023c1634" style:font-size-asian="10pt" style:font-style-asian="normal" style:font-weight-asian="normal" style:font-size-complex="10pt" style:font-style-complex="normal" style:font-weight-complex="normal"/>
    </style:style>
    <style:style style:name="P409" style:family="paragraph" style:parent-style-name="Standard">
      <style:paragraph-properties fo:text-align="start" style:justify-single-word="false"/>
      <style:text-properties fo:font-size="10pt" fo:font-style="normal" style:text-underline-style="none" fo:font-weight="normal" officeooo:rsid="02502cef" officeooo:paragraph-rsid="02502cef" style:font-size-asian="10pt" style:font-style-asian="normal" style:font-weight-asian="normal" style:font-size-complex="10pt" style:font-style-complex="normal" style:font-weight-complex="normal"/>
    </style:style>
    <style:style style:name="P410" style:family="paragraph" style:parent-style-name="Standard">
      <style:paragraph-properties fo:text-align="start" style:justify-single-word="false"/>
      <style:text-properties fo:font-size="10pt" fo:font-style="normal" style:text-underline-style="none" fo:font-weight="normal" officeooo:rsid="0256d819" officeooo:paragraph-rsid="0256d819" style:font-size-asian="10pt" style:font-style-asian="normal" style:font-weight-asian="normal" style:font-size-complex="10pt" style:font-style-complex="normal" style:font-weight-complex="normal"/>
    </style:style>
    <style:style style:name="P411" style:family="paragraph" style:parent-style-name="Standard">
      <style:paragraph-properties fo:text-align="start" style:justify-single-word="false"/>
      <style:text-properties fo:font-size="10pt" fo:font-style="normal" style:text-underline-style="none" fo:font-weight="normal" officeooo:rsid="0240c4fb" officeooo:paragraph-rsid="0240c4fb" style:font-size-asian="10pt" style:font-style-asian="normal" style:font-weight-asian="normal" style:font-size-complex="10pt" style:font-style-complex="normal" style:font-weight-complex="normal"/>
    </style:style>
    <style:style style:name="P412" style:family="paragraph" style:parent-style-name="Standard">
      <style:paragraph-properties fo:text-align="start" style:justify-single-word="false"/>
      <style:text-properties fo:font-size="10pt" fo:font-style="normal" style:text-underline-style="none" fo:font-weight="normal" officeooo:rsid="025c8da7" officeooo:paragraph-rsid="025c8da7" style:font-size-asian="10pt" style:font-style-asian="normal" style:font-weight-asian="normal" style:font-size-complex="10pt" style:font-style-complex="normal" style:font-weight-complex="normal"/>
    </style:style>
    <style:style style:name="P413" style:family="paragraph" style:parent-style-name="Standard">
      <style:paragraph-properties fo:text-align="start" style:justify-single-word="false"/>
      <style:text-properties fo:font-size="10pt" fo:font-style="normal" style:text-underline-style="none" fo:font-weight="normal" officeooo:rsid="025c8da7" officeooo:paragraph-rsid="02673097" style:font-size-asian="10pt" style:font-style-asian="normal" style:font-weight-asian="normal" style:font-size-complex="10pt" style:font-style-complex="normal" style:font-weight-complex="normal"/>
    </style:style>
    <style:style style:name="P414" style:family="paragraph" style:parent-style-name="Standard">
      <style:paragraph-properties fo:text-align="start" style:justify-single-word="false"/>
      <style:text-properties fo:font-size="10pt" fo:font-style="normal" style:text-underline-style="none" fo:font-weight="normal" officeooo:rsid="02673097" officeooo:paragraph-rsid="02673097" style:font-size-asian="10pt" style:font-style-asian="normal" style:font-weight-asian="normal" style:font-size-complex="10pt" style:font-style-complex="normal" style:font-weight-complex="normal"/>
    </style:style>
    <style:style style:name="P415" style:family="paragraph" style:parent-style-name="Standard">
      <style:paragraph-properties fo:text-align="start" style:justify-single-word="false"/>
      <style:text-properties fo:font-size="10pt" fo:font-style="normal" style:text-underline-style="none" fo:font-weight="normal" officeooo:rsid="02686dbf" officeooo:paragraph-rsid="02686dbf" style:font-size-asian="10pt" style:font-style-asian="normal" style:font-weight-asian="normal" style:font-size-complex="10pt" style:font-style-complex="normal" style:font-weight-complex="normal"/>
    </style:style>
    <style:style style:name="P416" style:family="paragraph" style:parent-style-name="Standard">
      <style:paragraph-properties fo:text-align="start" style:justify-single-word="false"/>
      <style:text-properties fo:font-size="10pt" fo:font-style="normal" style:text-underline-style="none" fo:font-weight="normal" officeooo:rsid="0269059b" officeooo:paragraph-rsid="0269059b" style:font-size-asian="10pt" style:font-style-asian="normal" style:font-weight-asian="normal" style:font-size-complex="10pt" style:font-style-complex="normal" style:font-weight-complex="normal"/>
    </style:style>
    <style:style style:name="P417" style:family="paragraph" style:parent-style-name="Standard">
      <style:paragraph-properties fo:text-align="start" style:justify-single-word="false"/>
      <style:text-properties fo:font-size="10pt" fo:font-style="normal" style:text-underline-style="none" fo:font-weight="normal" officeooo:rsid="026952e1" officeooo:paragraph-rsid="026952e1" style:font-size-asian="10pt" style:font-style-asian="normal" style:font-weight-asian="normal" style:font-size-complex="10pt" style:font-style-complex="normal" style:font-weight-complex="normal"/>
    </style:style>
    <style:style style:name="P418" style:family="paragraph" style:parent-style-name="Standard">
      <style:paragraph-properties fo:text-align="start" style:justify-single-word="false"/>
      <style:text-properties fo:font-size="10pt" fo:font-style="normal" style:text-underline-style="none" fo:font-weight="normal" officeooo:rsid="026b4d58" officeooo:paragraph-rsid="026b4d58" style:font-size-asian="10pt" style:font-style-asian="normal" style:font-weight-asian="normal" style:font-size-complex="10pt" style:font-style-complex="normal" style:font-weight-complex="normal"/>
    </style:style>
    <style:style style:name="P419" style:family="paragraph" style:parent-style-name="Standard">
      <style:paragraph-properties fo:text-align="start" style:justify-single-word="false"/>
      <style:text-properties fo:font-size="10pt" fo:font-style="normal" style:text-underline-style="none" fo:font-weight="normal" officeooo:rsid="026cc9fd" officeooo:paragraph-rsid="026cc9fd" style:font-size-asian="10pt" style:font-style-asian="normal" style:font-weight-asian="normal" style:font-size-complex="10pt" style:font-style-complex="normal" style:font-weight-complex="normal"/>
    </style:style>
    <style:style style:name="P420" style:family="paragraph" style:parent-style-name="Standard">
      <style:paragraph-properties fo:text-align="start" style:justify-single-word="false"/>
      <style:text-properties fo:font-size="10pt" fo:font-style="normal" style:text-underline-style="none" fo:font-weight="normal" officeooo:rsid="0270a9de" officeooo:paragraph-rsid="0270a9de" style:font-size-asian="10pt" style:font-style-asian="normal" style:font-weight-asian="normal" style:font-size-complex="10pt" style:font-style-complex="normal" style:font-weight-complex="normal"/>
    </style:style>
    <style:style style:name="P421" style:family="paragraph" style:parent-style-name="Standard">
      <style:paragraph-properties fo:text-align="start" style:justify-single-word="false"/>
      <style:text-properties fo:font-size="10pt" fo:font-style="normal" style:text-underline-style="none" fo:font-weight="normal" officeooo:rsid="0276bbbf" officeooo:paragraph-rsid="0276bbbf" style:font-size-asian="10pt" style:font-style-asian="normal" style:font-weight-asian="normal" style:font-size-complex="10pt" style:font-style-complex="normal" style:font-weight-complex="normal"/>
    </style:style>
    <style:style style:name="P422"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8.75pt" style:font-style-asian="normal" style:font-weight-asian="normal" style:font-size-complex="10pt" style:font-style-complex="normal" style:font-weight-complex="normal"/>
    </style:style>
    <style:style style:name="P423" style:family="paragraph" style:parent-style-name="Standard">
      <style:paragraph-properties fo:text-align="start" style:justify-single-word="false"/>
      <style:text-properties fo:font-size="10pt" fo:font-style="normal" style:text-underline-style="none" fo:font-weight="normal" officeooo:rsid="019ede5a" officeooo:paragraph-rsid="01db2838" style:font-size-asian="8.75pt" style:font-style-asian="normal" style:font-weight-asian="normal" style:font-size-complex="10pt" style:font-style-complex="normal" style:font-weight-complex="normal"/>
    </style:style>
    <style:style style:name="P424" style:family="paragraph" style:parent-style-name="Standard">
      <style:paragraph-properties fo:text-align="start" style:justify-single-word="false"/>
      <style:text-properties fo:font-size="10pt" fo:font-style="normal" style:text-underline-style="none" fo:font-weight="normal" officeooo:rsid="019ede5a" officeooo:paragraph-rsid="0226a201" style:font-size-asian="8.75pt" style:font-style-asian="normal" style:font-weight-asian="normal" style:font-size-complex="10pt" style:font-style-complex="normal" style:font-weight-complex="normal"/>
    </style:style>
    <style:style style:name="P425" style:family="paragraph" style:parent-style-name="Standard">
      <style:paragraph-properties fo:text-align="start" style:justify-single-word="false"/>
      <style:text-properties fo:font-size="10pt" fo:font-style="normal" style:text-underline-style="none" fo:font-weight="normal" officeooo:rsid="01db2838" officeooo:paragraph-rsid="01da7c45" style:font-size-asian="8.75pt" style:font-style-asian="normal" style:font-weight-asian="normal" style:font-size-complex="10pt" style:font-style-complex="normal" style:font-weight-complex="normal"/>
    </style:style>
    <style:style style:name="P426" style:family="paragraph" style:parent-style-name="Standard">
      <style:paragraph-properties fo:text-align="start" style:justify-single-word="false"/>
      <style:text-properties fo:font-size="10pt" fo:font-style="normal" style:text-underline-style="none" fo:font-weight="normal" officeooo:rsid="01e68ac5" officeooo:paragraph-rsid="01f49fe5" style:font-size-asian="8.75pt" style:font-style-asian="normal" style:font-weight-asian="normal" style:font-size-complex="10pt" style:font-style-complex="normal" style:font-weight-complex="normal"/>
    </style:style>
    <style:style style:name="P427" style:family="paragraph" style:parent-style-name="Standard">
      <style:paragraph-properties fo:text-align="start" style:justify-single-word="false"/>
      <style:text-properties fo:font-size="10pt" fo:font-style="normal" style:text-underline-style="none" fo:font-weight="bold" officeooo:rsid="014751d7" officeooo:paragraph-rsid="014751d7" style:font-size-asian="10pt" style:font-style-asian="normal" style:font-weight-asian="bold" style:font-size-complex="10pt" style:font-style-complex="normal" style:font-weight-complex="bold"/>
    </style:style>
    <style:style style:name="P428"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10pt" style:font-style-asian="normal" style:font-weight-asian="bold" style:font-size-complex="10pt" style:font-style-complex="normal" style:font-weight-complex="bold"/>
    </style:style>
    <style:style style:name="P429" style:family="paragraph" style:parent-style-name="Standard">
      <style:paragraph-properties fo:text-align="start" style:justify-single-word="false"/>
      <style:text-properties fo:font-size="10pt" fo:font-style="normal" style:text-underline-style="none" fo:font-weight="bold" officeooo:rsid="019ede5a" officeooo:paragraph-rsid="0226a201" style:font-size-asian="10pt" style:font-style-asian="normal" style:font-weight-asian="bold" style:font-size-complex="10pt" style:font-style-complex="normal" style:font-weight-complex="bold"/>
    </style:style>
    <style:style style:name="P430" style:family="paragraph" style:parent-style-name="Standard">
      <style:paragraph-properties fo:text-align="start" style:justify-single-word="false"/>
      <style:text-properties fo:font-size="10pt" fo:font-style="normal" style:text-underline-style="none" fo:font-weight="bold" officeooo:rsid="01c33a2e" officeooo:paragraph-rsid="01c33a2e" style:font-size-asian="10pt" style:font-style-asian="normal" style:font-weight-asian="bold" style:font-size-complex="10pt" style:font-style-complex="normal" style:font-weight-complex="bold"/>
    </style:style>
    <style:style style:name="P431" style:family="paragraph" style:parent-style-name="Standard">
      <style:paragraph-properties fo:text-align="start" style:justify-single-word="false"/>
      <style:text-properties fo:font-size="10pt" fo:font-style="normal" style:text-underline-style="none" fo:font-weight="bold" officeooo:rsid="02018914" officeooo:paragraph-rsid="0203781f" style:font-size-asian="10pt" style:font-style-asian="normal" style:font-weight-asian="bold" style:font-size-complex="10pt" style:font-style-complex="normal" style:font-weight-complex="bold"/>
    </style:style>
    <style:style style:name="P432" style:family="paragraph" style:parent-style-name="Standard">
      <style:paragraph-properties fo:text-align="start" style:justify-single-word="false"/>
      <style:text-properties fo:font-size="10pt" fo:font-style="normal" style:text-underline-style="none" fo:font-weight="bold" officeooo:rsid="020b54eb" officeooo:paragraph-rsid="020b54eb" style:font-size-asian="10pt" style:font-style-asian="normal" style:font-weight-asian="bold" style:font-size-complex="10pt" style:font-style-complex="normal" style:font-weight-complex="bold"/>
    </style:style>
    <style:style style:name="P433" style:family="paragraph" style:parent-style-name="Standard">
      <style:paragraph-properties fo:text-align="start" style:justify-single-word="false"/>
      <style:text-properties fo:font-size="10pt" fo:font-style="normal" style:text-underline-style="none" fo:font-weight="bold" officeooo:rsid="0212ecb4" officeooo:paragraph-rsid="0212ecb4" style:font-size-asian="10pt" style:font-style-asian="normal" style:font-weight-asian="bold" style:font-size-complex="10pt" style:font-style-complex="normal" style:font-weight-complex="bold"/>
    </style:style>
    <style:style style:name="P434" style:family="paragraph" style:parent-style-name="Standard">
      <style:paragraph-properties fo:text-align="start" style:justify-single-word="false"/>
      <style:text-properties fo:font-size="10pt" fo:font-style="normal" style:text-underline-style="none" fo:font-weight="bold" officeooo:rsid="021edf57" officeooo:paragraph-rsid="021edf57" style:font-size-asian="10pt" style:font-style-asian="normal" style:font-weight-asian="bold" style:font-size-complex="10pt" style:font-style-complex="normal" style:font-weight-complex="bold"/>
    </style:style>
    <style:style style:name="P435" style:family="paragraph" style:parent-style-name="Standard">
      <style:paragraph-properties fo:text-align="start" style:justify-single-word="false"/>
      <style:text-properties fo:font-size="10pt" fo:font-style="normal" style:text-underline-style="none" fo:font-weight="bold" officeooo:rsid="022d3448" officeooo:paragraph-rsid="022d3448" style:font-size-asian="10pt" style:font-style-asian="normal" style:font-weight-asian="bold" style:font-size-complex="10pt" style:font-style-complex="normal" style:font-weight-complex="bold"/>
    </style:style>
    <style:style style:name="P436" style:family="paragraph" style:parent-style-name="Standard">
      <style:paragraph-properties fo:text-align="start" style:justify-single-word="false"/>
      <style:text-properties fo:font-size="10pt" fo:font-style="normal" style:text-underline-style="none" fo:font-weight="bold" officeooo:rsid="023aff65" officeooo:paragraph-rsid="023aff65" style:font-size-asian="10pt" style:font-style-asian="normal" style:font-weight-asian="bold" style:font-size-complex="10pt" style:font-style-complex="normal" style:font-weight-complex="bold"/>
    </style:style>
    <style:style style:name="P437" style:family="paragraph" style:parent-style-name="Standard">
      <style:paragraph-properties fo:text-align="start" style:justify-single-word="false"/>
      <style:text-properties fo:font-size="10pt" fo:font-style="normal" style:text-underline-style="none" fo:font-weight="bold" officeooo:rsid="023da004" officeooo:paragraph-rsid="023da004" style:font-size-asian="10pt" style:font-style-asian="normal" style:font-weight-asian="bold" style:font-size-complex="10pt" style:font-style-complex="normal" style:font-weight-complex="bold"/>
    </style:style>
    <style:style style:name="P438" style:family="paragraph" style:parent-style-name="Standard">
      <style:paragraph-properties fo:text-align="start" style:justify-single-word="false"/>
      <style:text-properties fo:font-size="10pt" fo:font-style="normal" style:text-underline-style="none" fo:font-weight="bold" officeooo:rsid="023f1620" officeooo:paragraph-rsid="023f1620" style:font-size-asian="10pt" style:font-style-asian="normal" style:font-weight-asian="bold" style:font-size-complex="10pt" style:font-style-complex="normal" style:font-weight-complex="bold"/>
    </style:style>
    <style:style style:name="P439" style:family="paragraph" style:parent-style-name="Standard">
      <style:paragraph-properties fo:text-align="start" style:justify-single-word="false"/>
      <style:text-properties fo:font-size="10pt" fo:font-style="normal" style:text-underline-style="none" fo:font-weight="bold" officeooo:rsid="0240c4fb" officeooo:paragraph-rsid="0240c4fb" style:font-size-asian="10pt" style:font-style-asian="normal" style:font-weight-asian="bold" style:font-size-complex="10pt" style:font-style-complex="normal" style:font-weight-complex="bold"/>
    </style:style>
    <style:style style:name="P440" style:family="paragraph" style:parent-style-name="Standard">
      <style:paragraph-properties fo:text-align="start" style:justify-single-word="false"/>
      <style:text-properties fo:font-size="10pt" fo:font-style="normal" style:text-underline-style="none" fo:font-weight="bold" officeooo:rsid="02686dbf" officeooo:paragraph-rsid="02686dbf" style:font-size-asian="10pt" style:font-style-asian="normal" style:font-weight-asian="bold" style:font-size-complex="10pt" style:font-style-complex="normal" style:font-weight-complex="bold"/>
    </style:style>
    <style:style style:name="P441" style:family="paragraph" style:parent-style-name="Standard">
      <style:paragraph-properties fo:text-align="start" style:justify-single-word="false"/>
      <style:text-properties fo:font-size="10pt" fo:font-style="normal" style:text-underline-style="none" fo:font-weight="bold" officeooo:rsid="0269059b" officeooo:paragraph-rsid="0269059b" style:font-size-asian="10pt" style:font-style-asian="normal" style:font-weight-asian="bold" style:font-size-complex="10pt" style:font-style-complex="normal" style:font-weight-complex="bold"/>
    </style:style>
    <style:style style:name="P442" style:family="paragraph" style:parent-style-name="Standard">
      <style:paragraph-properties fo:text-align="start" style:justify-single-word="false"/>
      <style:text-properties fo:font-size="10pt" fo:font-style="normal" style:text-underline-style="none" fo:font-weight="bold" officeooo:rsid="026952e1" officeooo:paragraph-rsid="026952e1" style:font-size-asian="10pt" style:font-style-asian="normal" style:font-weight-asian="bold" style:font-size-complex="10pt" style:font-style-complex="normal" style:font-weight-complex="bold"/>
    </style:style>
    <style:style style:name="P443" style:family="paragraph" style:parent-style-name="Standard">
      <style:paragraph-properties fo:text-align="start" style:justify-single-word="false"/>
      <style:text-properties fo:font-size="10pt" fo:font-style="normal" style:text-underline-style="none" fo:font-weight="bold" officeooo:rsid="026cc9fd" officeooo:paragraph-rsid="026cc9fd" style:font-size-asian="10pt" style:font-style-asian="normal" style:font-weight-asian="bold" style:font-size-complex="10pt" style:font-style-complex="normal" style:font-weight-complex="bold"/>
    </style:style>
    <style:style style:name="P444" style:family="paragraph" style:parent-style-name="Standard">
      <style:paragraph-properties fo:text-align="start" style:justify-single-word="false"/>
      <style:text-properties fo:font-size="10pt" fo:font-style="normal" style:text-underline-style="none" fo:font-weight="bold" officeooo:rsid="0270a9de" officeooo:paragraph-rsid="0270a9de" style:font-size-asian="10pt" style:font-style-asian="normal" style:font-weight-asian="bold" style:font-size-complex="10pt" style:font-style-complex="normal" style:font-weight-complex="bold"/>
    </style:style>
    <style:style style:name="P445"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8.75pt" style:font-style-asian="normal" style:font-weight-asian="bold" style:font-size-complex="10pt" style:font-style-complex="normal" style:font-weight-complex="bold"/>
    </style:style>
    <style:style style:name="P446" style:family="paragraph" style:parent-style-name="Standard">
      <style:paragraph-properties fo:text-align="start" style:justify-single-word="false"/>
      <style:text-properties fo:font-size="10pt" fo:font-style="normal" style:text-underline-style="solid" style:text-underline-width="auto" style:text-underline-color="font-color" fo:font-weight="normal" officeooo:rsid="0283d1a5" officeooo:paragraph-rsid="0283d1a5" style:font-size-asian="10pt" style:font-style-asian="normal" style:font-weight-asian="normal" style:font-size-complex="10pt" style:font-style-complex="normal" style:font-weight-complex="normal"/>
    </style:style>
    <style:style style:name="P447" style:family="paragraph" style:parent-style-name="Standard">
      <style:paragraph-properties fo:text-align="start" style:justify-single-word="false"/>
      <style:text-properties fo:font-size="10pt" style:text-underline-style="none" fo:font-weight="normal" officeooo:rsid="01358ecd" officeooo:paragraph-rsid="01358ecd" style:font-size-asian="10pt" style:font-weight-asian="normal" style:font-size-complex="10pt" style:font-weight-complex="normal"/>
    </style:style>
    <style:style style:name="P448" style:family="paragraph" style:parent-style-name="Standard">
      <style:paragraph-properties fo:text-align="start" style:justify-single-word="false"/>
      <style:text-properties fo:font-size="10pt" fo:font-style="italic" style:text-underline-style="none" fo:font-weight="normal" officeooo:rsid="0256d819" officeooo:paragraph-rsid="0256d819" style:font-size-asian="10pt" style:font-style-asian="italic" style:font-weight-asian="normal" style:font-size-complex="10pt" style:font-style-complex="italic" style:font-weight-complex="normal"/>
    </style:style>
    <style:style style:name="P449" style:family="paragraph" style:parent-style-name="Standard">
      <style:paragraph-properties fo:text-align="start" style:justify-single-word="false"/>
      <style:text-properties fo:font-size="10pt" fo:font-style="italic" style:text-underline-style="none" fo:font-weight="normal" officeooo:rsid="019ede5a" officeooo:paragraph-rsid="0226a201" style:font-size-asian="8.75pt" style:font-style-asian="italic" style:font-weight-asian="normal" style:font-size-complex="10pt" style:font-style-complex="italic" style:font-weight-complex="normal"/>
    </style:style>
    <style:style style:name="P450" style:family="paragraph" style:parent-style-name="Standard">
      <style:paragraph-properties fo:text-align="start" style:justify-single-word="false"/>
      <style:text-properties officeooo:paragraph-rsid="01ca0c5f"/>
    </style:style>
    <style:style style:name="P451" style:family="paragraph" style:parent-style-name="Standard">
      <style:paragraph-properties fo:text-align="start" style:justify-single-word="false"/>
      <style:text-properties officeooo:paragraph-rsid="019ede5a"/>
    </style:style>
    <style:style style:name="P452" style:family="paragraph" style:parent-style-name="Standard">
      <style:paragraph-properties fo:text-align="start" style:justify-single-word="false"/>
      <style:text-properties officeooo:paragraph-rsid="021edf57"/>
    </style:style>
    <style:style style:name="P453" style:family="paragraph" style:parent-style-name="Standard">
      <style:paragraph-properties fo:text-align="start" style:justify-single-word="false"/>
      <style:text-properties officeooo:paragraph-rsid="0226a201"/>
    </style:style>
    <style:style style:name="P454" style:family="paragraph" style:parent-style-name="Standard">
      <style:paragraph-properties fo:text-align="start" style:justify-single-word="false"/>
      <style:text-properties officeooo:paragraph-rsid="025c8da7"/>
    </style:style>
    <style:style style:name="P455" style:family="paragraph" style:parent-style-name="Standard">
      <style:paragraph-properties fo:text-align="start" style:justify-single-word="false"/>
      <style:text-properties officeooo:paragraph-rsid="02700693"/>
    </style:style>
    <style:style style:name="P456" style:family="paragraph" style:parent-style-name="Standard">
      <style:paragraph-properties fo:text-align="start" style:justify-single-word="false"/>
      <style:text-properties officeooo:paragraph-rsid="028709e2"/>
    </style:style>
    <style:style style:name="P457" style:family="paragraph" style:parent-style-name="Standard">
      <style:paragraph-properties fo:text-align="start" style:justify-single-word="false"/>
      <style:text-properties fo:font-size="9pt" fo:font-style="normal" style:text-underline-style="none" fo:font-weight="normal" officeooo:rsid="01d0698c" officeooo:paragraph-rsid="01d0698c" style:font-size-asian="9pt" style:font-style-asian="normal" style:font-weight-asian="normal" style:font-size-complex="9pt" style:font-style-complex="normal" style:font-weight-complex="normal"/>
    </style:style>
    <style:style style:name="P458" style:family="paragraph" style:parent-style-name="Standard">
      <style:paragraph-properties fo:text-align="start" style:justify-single-word="false"/>
      <style:text-properties fo:font-size="13pt" fo:font-style="normal" style:text-underline-style="none" fo:font-weight="normal" officeooo:rsid="0205345b" officeooo:paragraph-rsid="0205345b" style:font-size-asian="13pt" style:font-style-asian="normal" style:font-weight-asian="normal" style:font-size-complex="13pt" style:font-style-complex="normal" style:font-weight-complex="normal"/>
    </style:style>
    <style:style style:name="P459" style:family="paragraph" style:parent-style-name="Standard">
      <style:paragraph-properties fo:text-align="start" style:justify-single-word="false"/>
      <style:text-properties fo:font-size="10.5pt" fo:font-style="normal" style:text-underline-style="none" fo:font-weight="normal" officeooo:rsid="0212ecb4" officeooo:paragraph-rsid="0212ecb4" style:font-size-asian="10.5pt" style:font-style-asian="normal" style:font-weight-asian="normal" style:font-size-complex="10.5pt" style:font-style-complex="normal" style:font-weight-complex="normal"/>
    </style:style>
    <style:style style:name="P46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23898" officeooo:paragraph-rsid="00123898"/>
    </style:style>
    <style:style style:name="P461"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46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4aab54"/>
    </style:style>
    <style:style style:name="P463"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officeooo:rsid="006d7d73" officeooo:paragraph-rsid="006d7d73"/>
    </style:style>
    <style:style style:name="P464"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fo:font-weight="normal" officeooo:rsid="008f4a82" officeooo:paragraph-rsid="008f4a82" style:font-weight-asian="normal" style:font-weight-complex="normal"/>
    </style:style>
    <style:style style:name="P46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ba70de" officeooo:paragraph-rsid="00ba70de" style:font-size-asian="10.5pt" style:font-weight-asian="normal" style:font-size-complex="12pt" style:font-weight-complex="normal"/>
    </style:style>
    <style:style style:name="P46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6ab98" officeooo:paragraph-rsid="00c6ab98" style:font-size-asian="10.5pt" style:font-weight-asian="normal" style:font-size-complex="12pt" style:font-weight-complex="normal"/>
    </style:style>
    <style:style style:name="P46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cfa146" style:font-size-asian="10.5pt" style:font-weight-asian="normal" style:font-size-complex="12pt" style:font-weight-complex="normal"/>
    </style:style>
    <style:style style:name="P46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ecb295" style:font-size-asian="10.5pt" style:font-weight-asian="normal" style:font-size-complex="12pt" style:font-weight-complex="normal"/>
    </style:style>
    <style:style style:name="P46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23f3a" officeooo:paragraph-rsid="01023f3a" style:font-size-asian="10.5pt" style:font-weight-asian="normal" style:font-size-complex="12pt" style:font-weight-complex="normal"/>
    </style:style>
    <style:style style:name="P47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e006e" officeooo:paragraph-rsid="010e006e" style:font-size-asian="10.5pt" style:font-weight-asian="normal" style:font-size-complex="12pt" style:font-weight-complex="normal"/>
    </style:style>
    <style:style style:name="P47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47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47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226a201" style:font-size-asian="10.5pt" style:font-style-asian="normal" style:font-weight-asian="normal" style:font-size-complex="12pt" style:font-style-complex="normal" style:font-weight-complex="normal"/>
    </style:style>
    <style:style style:name="P47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19ede5a" style:font-size-asian="12pt" style:font-style-asian="normal" style:font-weight-asian="normal" style:font-size-complex="12pt" style:font-style-complex="normal" style:font-weight-complex="normal"/>
    </style:style>
    <style:style style:name="P47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47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477" style:family="paragraph" style:parent-style-name="Table_20_Contents">
      <style:paragraph-properties fo:margin-top="0cm" fo:margin-bottom="0cm" loext:contextual-spacing="false" style:line-height-at-least="0.582cm" fo:text-align="justify" style:justify-single-word="false"/>
    </style:style>
    <style:style style:name="P478" style:family="paragraph" style:parent-style-name="Table_20_Heading">
      <style:paragraph-properties fo:margin-top="0cm" fo:margin-bottom="0cm" loext:contextual-spacing="false" style:line-height-at-least="0.582cm" fo:text-align="justify" style:justify-single-word="false"/>
    </style:style>
    <style:style style:name="P479"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style="normal" style:text-underline-style="none" fo:font-weight="normal" officeooo:rsid="026eb3a7" officeooo:paragraph-rsid="0226a201" style:font-size-asian="10.5pt" style:font-style-asian="normal" style:font-weight-asian="normal" style:font-size-complex="12pt" style:font-style-complex="normal" style:font-weight-complex="normal"/>
    </style:style>
    <style:style style:name="P480" style:family="paragraph" style:parent-style-name="Standard" style:list-style-name="L1"/>
    <style:style style:name="P481" style:family="paragraph" style:parent-style-name="Standard" style:list-style-name="L1">
      <style:text-properties officeooo:rsid="003f74c2" officeooo:paragraph-rsid="003f74c2"/>
    </style:style>
    <style:style style:name="P482" style:family="paragraph" style:parent-style-name="Standard" style:list-style-name="L2">
      <style:paragraph-properties fo:text-align="start" style:justify-single-word="false"/>
      <style:text-properties fo:font-size="12pt" style:text-underline-style="none" fo:font-weight="normal" officeooo:rsid="00973b4c" officeooo:paragraph-rsid="00973b4c" style:font-size-asian="10.5pt" style:font-weight-asian="normal" style:font-size-complex="12pt" style:font-weight-complex="normal"/>
    </style:style>
    <style:style style:name="P483" style:family="paragraph" style:parent-style-name="Standard" style:list-style-name="L2">
      <style:paragraph-properties fo:text-align="start" style:justify-single-word="false"/>
      <style:text-properties fo:font-size="12pt" style:text-underline-style="none" fo:font-weight="normal" officeooo:rsid="00afa921" officeooo:paragraph-rsid="00afa921" style:font-size-asian="10.5pt" style:font-weight-asian="normal" style:font-size-complex="12pt" style:font-weight-complex="normal"/>
    </style:style>
    <style:style style:name="P484" style:family="paragraph" style:parent-style-name="Standard" style:list-style-name="L2">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485" style:family="paragraph" style:parent-style-name="Standard" style:list-style-name="L2">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486" style:family="paragraph" style:parent-style-name="Standard" style:list-style-name="L3">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487" style:family="paragraph" style:parent-style-name="Standard" style:list-style-name="L4">
      <style:paragraph-properties fo:text-align="start" style:justify-single-word="false"/>
      <style:text-properties fo:font-size="12pt" style:text-underline-style="none" fo:font-weight="normal" officeooo:rsid="012298e3" officeooo:paragraph-rsid="012298e3" style:font-size-asian="10.5pt" style:font-weight-asian="normal" style:font-size-complex="12pt" style:font-weight-complex="normal"/>
    </style:style>
    <style:style style:name="P488" style:family="paragraph" style:parent-style-name="Standard" style:list-style-name="L4">
      <style:paragraph-properties fo:text-align="start" style:justify-single-word="false"/>
      <style:text-properties fo:font-size="12pt" style:text-underline-style="none" fo:font-weight="normal" officeooo:rsid="0123d194" officeooo:paragraph-rsid="0123d194" style:font-size-asian="10.5pt" style:font-weight-asian="normal" style:font-size-complex="12pt" style:font-weight-complex="normal"/>
    </style:style>
    <style:style style:name="P489"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afa921" officeooo:paragraph-rsid="00afa921" style:font-size-asian="10.5pt" style:font-weight-asian="normal" style:font-size-complex="12pt" style:font-weight-complex="normal"/>
    </style:style>
    <style:style style:name="P490" style:family="paragraph" style:parent-style-name="Standard" style:list-style-name="L5">
      <style:paragraph-properties fo:text-align="start" style:justify-single-word="false"/>
      <style:text-properties fo:font-size="12pt" fo:font-style="normal" style:text-underline-style="none" fo:font-weight="normal" officeooo:rsid="02364852" officeooo:paragraph-rsid="02364852" style:font-size-asian="12pt" style:font-style-asian="normal" style:font-weight-asian="normal" style:font-size-complex="12pt" style:font-style-complex="normal" style:font-weight-complex="normal"/>
    </style:style>
    <style:style style:name="P491" style:family="paragraph" style:parent-style-name="Standard">
      <style:paragraph-properties fo:text-align="start" style:justify-single-word="false"/>
      <style:text-properties fo:font-size="12pt" fo:font-style="normal" style:text-underline-style="none" fo:font-weight="normal" officeooo:rsid="0285c4ff" officeooo:paragraph-rsid="0285c4ff" style:font-size-asian="10.5pt" style:font-style-asian="normal" style:font-weight-asian="normal" style:font-size-complex="12pt" style:font-style-complex="normal" style:font-weight-complex="normal"/>
    </style:style>
    <style:style style:name="P492" style:family="paragraph" style:parent-style-name="Standard">
      <style:paragraph-properties fo:text-align="start" style:justify-single-word="false"/>
      <style:text-properties fo:font-size="12pt" fo:font-style="normal" style:text-underline-style="none" fo:font-weight="normal" officeooo:rsid="028709e2" officeooo:paragraph-rsid="028709e2" style:font-size-asian="10.5pt" style:font-style-asian="normal" style:font-weight-asian="normal" style:font-size-complex="12pt" style:font-style-complex="normal" style:font-weight-complex="normal"/>
    </style:style>
    <style:style style:name="P493" style:family="paragraph" style:parent-style-name="Standard" style:list-style-name="L6">
      <style:paragraph-properties fo:text-align="start" style:justify-single-word="false"/>
      <style:text-properties fo:font-size="12pt" fo:font-style="normal" style:text-underline-style="none" fo:font-weight="bold" officeooo:rsid="025c8da7" officeooo:paragraph-rsid="025c8da7" style:font-size-asian="10.5pt" style:font-style-asian="normal" style:font-weight-asian="bold" style:font-size-complex="12pt" style:font-style-complex="normal" style:font-weight-complex="bold"/>
    </style:style>
    <style:style style:name="P494" style:family="paragraph" style:parent-style-name="Standard">
      <style:paragraph-properties fo:text-align="start" style:justify-single-word="false"/>
      <style:text-properties fo:font-size="10pt" fo:font-style="normal" style:text-underline-style="none" fo:font-weight="normal" officeooo:rsid="0283d1a5" officeooo:paragraph-rsid="0283d1a5" style:font-size-asian="10pt" style:font-style-asian="normal" style:font-weight-asian="normal" style:font-size-complex="10pt" style:font-style-complex="normal" style:font-weight-complex="normal"/>
    </style:style>
    <style:style style:name="P495" style:family="paragraph" style:parent-style-name="Standard">
      <style:paragraph-properties fo:text-align="center" style:justify-single-word="false"/>
      <style:text-properties fo:font-size="16pt" fo:font-style="normal" style:text-underline-style="none" fo:font-weight="bold" officeooo:rsid="028709e2" officeooo:paragraph-rsid="028709e2" style:font-size-asian="14pt" style:font-style-asian="normal" style:font-weight-asian="bold" style:font-size-complex="16pt" style:font-style-complex="normal" style:font-weight-complex="bold"/>
    </style:style>
    <style:style style:name="P496"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style="normal" style:text-underline-style="none" fo:font-weight="normal" officeooo:rsid="028709e2" officeooo:paragraph-rsid="0285c4ff"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0d7a5" style:font-weight-asian="normal" style:font-weight-complex="normal"/>
    </style:style>
    <style:style style:name="T3" style:family="text">
      <style:text-properties fo:font-weight="normal" officeooo:rsid="00123898" style:font-weight-asian="normal" style:font-weight-complex="normal"/>
    </style:style>
    <style:style style:name="T4" style:family="text">
      <style:text-properties fo:font-weight="normal" officeooo:rsid="0021f55b" style:font-weight-asian="normal" style:font-weight-complex="normal"/>
    </style:style>
    <style:style style:name="T5" style:family="text">
      <style:text-properties fo:font-weight="normal" officeooo:rsid="00442936" style:font-weight-asian="normal" style:font-weight-complex="normal"/>
    </style:style>
    <style:style style:name="T6" style:family="text">
      <style:text-properties fo:font-weight="normal" officeooo:rsid="0044f35b" style:font-weight-asian="normal" style:font-weight-complex="normal"/>
    </style:style>
    <style:style style:name="T7" style:family="text">
      <style:text-properties fo:font-weight="normal" officeooo:rsid="00943999" style:font-weight-asian="normal" style:font-weight-complex="normal"/>
    </style:style>
    <style:style style:name="T8" style:family="text">
      <style:text-properties fo:font-weight="normal" officeooo:rsid="00a5de18" style:font-weight-asian="normal" style:font-weight-complex="normal"/>
    </style:style>
    <style:style style:name="T9" style:family="text">
      <style:text-properties fo:font-weight="normal" officeooo:rsid="00d6abae" style:font-weight-asian="normal" style:font-weight-complex="normal"/>
    </style:style>
    <style:style style:name="T10" style:family="text">
      <style:text-properties fo:font-weight="normal" officeooo:rsid="00d9b7cf" style:font-weight-asian="normal" style:font-weight-complex="normal"/>
    </style:style>
    <style:style style:name="T11" style:family="text">
      <style:text-properties fo:font-weight="normal" officeooo:rsid="00f4053c" style:font-weight-asian="normal" style:font-weight-complex="normal"/>
    </style:style>
    <style:style style:name="T12" style:family="text">
      <style:text-properties fo:font-weight="normal" officeooo:rsid="00f5046f" style:font-weight-asian="normal" style:font-weight-complex="normal"/>
    </style:style>
    <style:style style:name="T13" style:family="text">
      <style:text-properties fo:font-weight="normal" officeooo:rsid="00f5a1d0" style:font-weight-asian="normal" style:font-weight-complex="normal"/>
    </style:style>
    <style:style style:name="T14" style:family="text">
      <style:text-properties fo:font-weight="normal" officeooo:rsid="00f81760" style:font-weight-asian="normal" style:font-weight-complex="normal"/>
    </style:style>
    <style:style style:name="T15" style:family="text">
      <style:text-properties fo:font-weight="normal" officeooo:rsid="00f933b2" style:font-weight-asian="normal" style:font-weight-complex="normal"/>
    </style:style>
    <style:style style:name="T16" style:family="text">
      <style:text-properties fo:font-weight="normal" officeooo:rsid="00fb05fc" style:font-weight-asian="normal" style:font-weight-complex="normal"/>
    </style:style>
    <style:style style:name="T17" style:family="text">
      <style:text-properties fo:font-weight="normal" officeooo:rsid="00fe6167" style:font-weight-asian="normal" style:font-weight-complex="normal"/>
    </style:style>
    <style:style style:name="T18" style:family="text">
      <style:text-properties fo:font-weight="normal" officeooo:rsid="012fb152" style:font-weight-asian="normal" style:font-weight-complex="normal"/>
    </style:style>
    <style:style style:name="T19" style:family="text">
      <style:text-properties fo:font-weight="normal" officeooo:rsid="0130802a" style:font-weight-asian="normal" style:font-weight-complex="normal"/>
    </style:style>
    <style:style style:name="T20" style:family="text">
      <style:text-properties fo:font-weight="normal" officeooo:rsid="01485f88" style:font-weight-asian="normal" style:font-weight-complex="normal"/>
    </style:style>
    <style:style style:name="T21" style:family="text">
      <style:text-properties fo:font-weight="normal" officeooo:rsid="018c99bc" style:font-weight-asian="normal" style:font-weight-complex="normal"/>
    </style:style>
    <style:style style:name="T22" style:family="text">
      <style:text-properties fo:font-weight="normal" officeooo:rsid="01855e33" style:font-weight-asian="normal" style:font-weight-complex="normal"/>
    </style:style>
    <style:style style:name="T23" style:family="text">
      <style:text-properties fo:font-weight="normal" officeooo:rsid="01ac6041" style:font-weight-asian="normal" style:font-weight-complex="normal"/>
    </style:style>
    <style:style style:name="T24" style:family="text">
      <style:text-properties fo:font-weight="normal" officeooo:rsid="02018914" style:font-weight-asian="normal" style:font-weight-complex="normal"/>
    </style:style>
    <style:style style:name="T25" style:family="text">
      <style:text-properties fo:font-weight="normal" officeooo:rsid="0201aab6" style:font-weight-asian="normal" style:font-weight-complex="normal"/>
    </style:style>
    <style:style style:name="T26" style:family="text">
      <style:text-properties fo:font-weight="normal" officeooo:rsid="0202f80f" style:font-weight-asian="normal" style:font-weight-complex="normal"/>
    </style:style>
    <style:style style:name="T27" style:family="text">
      <style:text-properties fo:font-weight="normal" officeooo:rsid="0203781f" style:font-weight-asian="normal" style:font-weight-complex="normal"/>
    </style:style>
    <style:style style:name="T28" style:family="text">
      <style:text-properties fo:font-weight="normal" officeooo:rsid="0212f6fe" style:font-weight-asian="normal" style:font-weight-complex="normal"/>
    </style:style>
    <style:style style:name="T29" style:family="text">
      <style:text-properties fo:font-weight="normal" officeooo:rsid="02156772" style:font-weight-asian="normal" style:font-weight-complex="normal"/>
    </style:style>
    <style:style style:name="T30" style:family="text">
      <style:text-properties fo:font-weight="normal" officeooo:rsid="022a2fee" style:font-weight-asian="normal" style:font-weight-complex="normal"/>
    </style:style>
    <style:style style:name="T31" style:family="text">
      <style:text-properties fo:font-weight="normal" officeooo:rsid="023f1620" style:font-weight-asian="normal" style:font-weight-complex="normal"/>
    </style:style>
    <style:style style:name="T32" style:family="text">
      <style:text-properties fo:font-weight="normal" officeooo:rsid="0240c4fb" style:font-weight-asian="normal" style:font-weight-complex="normal"/>
    </style:style>
    <style:style style:name="T33" style:family="text">
      <style:text-properties fo:font-weight="normal" officeooo:rsid="02418253" style:font-weight-asian="normal" style:font-weight-complex="normal"/>
    </style:style>
    <style:style style:name="T34" style:family="text">
      <style:text-properties fo:font-weight="normal" officeooo:rsid="02461913" style:font-weight-asian="normal" style:font-weight-complex="normal"/>
    </style:style>
    <style:style style:name="T35" style:family="text">
      <style:text-properties fo:font-weight="normal" officeooo:rsid="025f4dca" style:font-weight-asian="normal" style:font-weight-complex="normal"/>
    </style:style>
    <style:style style:name="T36" style:family="text">
      <style:text-properties fo:font-weight="normal" officeooo:rsid="02604dad" style:font-weight-asian="normal" style:font-weight-complex="normal"/>
    </style:style>
    <style:style style:name="T37" style:family="text">
      <style:text-properties fo:font-weight="normal" officeooo:rsid="0262235c" style:font-weight-asian="normal" style:font-weight-complex="normal"/>
    </style:style>
    <style:style style:name="T38" style:family="text">
      <style:text-properties fo:font-weight="normal" officeooo:rsid="0262a9d0" style:font-weight-asian="normal" style:font-weight-complex="normal"/>
    </style:style>
    <style:style style:name="T39" style:family="text">
      <style:text-properties officeooo:rsid="00123898"/>
    </style:style>
    <style:style style:name="T40" style:family="text">
      <style:text-properties officeooo:rsid="00174f4f"/>
    </style:style>
    <style:style style:name="T41" style:family="text">
      <style:text-properties officeooo:rsid="0018fe43"/>
    </style:style>
    <style:style style:name="T42" style:family="text">
      <style:text-properties fo:font-weight="bold" style:font-weight-asian="bold" style:font-weight-complex="bold"/>
    </style:style>
    <style:style style:name="T43" style:family="text">
      <style:text-properties fo:font-weight="bold" officeooo:rsid="002964db" style:font-weight-asian="bold" style:font-weight-complex="bold"/>
    </style:style>
    <style:style style:name="T44" style:family="text">
      <style:text-properties fo:font-weight="bold" officeooo:rsid="00d21832" style:font-weight-asian="bold" style:font-weight-complex="bold"/>
    </style:style>
    <style:style style:name="T45" style:family="text">
      <style:text-properties fo:font-weight="bold" officeooo:rsid="011001dc" style:font-weight-asian="bold" style:font-weight-complex="bold"/>
    </style:style>
    <style:style style:name="T46" style:family="text">
      <style:text-properties fo:font-weight="bold" officeooo:rsid="01110991" style:font-weight-asian="bold" style:font-weight-complex="bold"/>
    </style:style>
    <style:style style:name="T47" style:family="text">
      <style:text-properties fo:font-weight="bold" officeooo:rsid="0172d9fe" style:font-weight-asian="bold" style:font-weight-complex="bold"/>
    </style:style>
    <style:style style:name="T48" style:family="text">
      <style:text-properties fo:font-weight="bold" officeooo:rsid="0176bb0a" style:font-weight-asian="bold" style:font-weight-complex="bold"/>
    </style:style>
    <style:style style:name="T49" style:family="text">
      <style:text-properties fo:font-weight="bold" officeooo:rsid="01751b9f" style:font-weight-asian="bold" style:font-weight-complex="bold"/>
    </style:style>
    <style:style style:name="T50" style:family="text">
      <style:text-properties fo:font-weight="bold" officeooo:rsid="017a4901" style:font-weight-asian="bold" style:font-weight-complex="bold"/>
    </style:style>
    <style:style style:name="T51" style:family="text">
      <style:text-properties fo:font-weight="bold" officeooo:rsid="017e50d5" style:font-weight-asian="bold" style:font-weight-complex="bold"/>
    </style:style>
    <style:style style:name="T52" style:family="text">
      <style:text-properties fo:font-weight="bold" officeooo:rsid="019cf490" style:font-weight-asian="bold" style:font-weight-complex="bold"/>
    </style:style>
    <style:style style:name="T53" style:family="text">
      <style:text-properties fo:font-weight="bold" officeooo:rsid="01d7b743" style:font-weight-asian="bold" style:font-weight-complex="bold"/>
    </style:style>
    <style:style style:name="T54" style:family="text">
      <style:text-properties fo:font-weight="bold" officeooo:rsid="01dd7ef1" style:font-weight-asian="bold" style:font-weight-complex="bold"/>
    </style:style>
    <style:style style:name="T55" style:family="text">
      <style:text-properties fo:font-weight="bold" officeooo:rsid="0212f6fe" style:font-weight-asian="bold" style:font-weight-complex="bold"/>
    </style:style>
    <style:style style:name="T56" style:family="text">
      <style:text-properties fo:font-weight="bold" officeooo:rsid="021bcb83" style:font-weight-asian="bold" style:font-weight-complex="bold"/>
    </style:style>
    <style:style style:name="T57" style:family="text">
      <style:text-properties fo:font-weight="bold" officeooo:rsid="022aee82" style:font-weight-asian="bold" style:font-weight-complex="bold"/>
    </style:style>
    <style:style style:name="T58" style:family="text">
      <style:text-properties fo:font-weight="bold" officeooo:rsid="02375504" style:font-weight-asian="bold" style:font-weight-complex="bold"/>
    </style:style>
    <style:style style:name="T59" style:family="text">
      <style:text-properties fo:font-weight="bold" officeooo:rsid="02646c37" style:font-weight-asian="bold" style:font-weight-complex="bold"/>
    </style:style>
    <style:style style:name="T60" style:family="text">
      <style:text-properties fo:font-weight="bold" officeooo:rsid="026952e1" style:font-weight-asian="bold" style:font-weight-complex="bold"/>
    </style:style>
    <style:style style:name="T61" style:family="text">
      <style:text-properties fo:font-weight="bold" officeooo:rsid="026cc9fd" style:font-weight-asian="bold" style:font-weight-complex="bold"/>
    </style:style>
    <style:style style:name="T62" style:family="text">
      <style:text-properties fo:font-weight="bold" officeooo:rsid="02801896" style:font-weight-asian="bold" style:font-weight-complex="bold"/>
    </style:style>
    <style:style style:name="T63" style:family="text">
      <style:text-properties officeooo:rsid="001e8bd5"/>
    </style:style>
    <style:style style:name="T64" style:family="text">
      <style:text-properties officeooo:rsid="0031b568"/>
    </style:style>
    <style:style style:name="T65" style:family="text">
      <style:text-properties officeooo:rsid="00348dfb"/>
    </style:style>
    <style:style style:name="T66" style:family="text">
      <style:text-properties officeooo:rsid="0037abc5"/>
    </style:style>
    <style:style style:name="T67" style:family="text">
      <style:text-properties officeooo:rsid="003b45c7"/>
    </style:style>
    <style:style style:name="T68" style:family="text">
      <style:text-properties officeooo:rsid="003d245a"/>
    </style:style>
    <style:style style:name="T69" style:family="text">
      <style:text-properties officeooo:rsid="00414155"/>
    </style:style>
    <style:style style:name="T70" style:family="text">
      <style:text-properties officeooo:rsid="004bc41a"/>
    </style:style>
    <style:style style:name="T71" style:family="text">
      <style:text-properties officeooo:rsid="004cdf74"/>
    </style:style>
    <style:style style:name="T72" style:family="text">
      <style:text-properties officeooo:rsid="004edf74"/>
    </style:style>
    <style:style style:name="T73" style:family="text">
      <style:text-properties officeooo:rsid="0053ac63"/>
    </style:style>
    <style:style style:name="T74" style:family="text">
      <style:text-properties officeooo:rsid="00557a58"/>
    </style:style>
    <style:style style:name="T75" style:family="text">
      <style:text-properties style:text-underline-style="solid" style:text-underline-width="auto" style:text-underline-color="font-color"/>
    </style:style>
    <style:style style:name="T76" style:family="text">
      <style:text-properties style:text-underline-style="solid" style:text-underline-width="auto" style:text-underline-color="font-color" fo:font-weight="bold" style:font-weight-asian="bold" style:font-weight-complex="bold"/>
    </style:style>
    <style:style style:name="T77" style:family="text">
      <style:text-properties style:text-underline-style="solid" style:text-underline-width="auto" style:text-underline-color="font-color" fo:font-weight="bold" officeooo:rsid="00587d44" style:font-weight-asian="bold" style:font-weight-complex="bold"/>
    </style:style>
    <style:style style:name="T78" style:family="text">
      <style:text-properties style:text-underline-style="solid" style:text-underline-width="auto" style:text-underline-color="font-color" fo:font-weight="normal" style:font-weight-asian="normal" style:font-weight-complex="normal"/>
    </style:style>
    <style:style style:name="T79" style:family="text">
      <style:text-properties style:text-underline-style="solid" style:text-underline-width="auto" style:text-underline-color="font-color" fo:font-weight="normal" officeooo:rsid="010310f1" style:font-weight-asian="normal" style:font-weight-complex="normal"/>
    </style:style>
    <style:style style:name="T80" style:family="text">
      <style:text-properties style:text-underline-style="solid" style:text-underline-width="auto" style:text-underline-color="font-color" officeooo:rsid="009f3c48"/>
    </style:style>
    <style:style style:name="T81" style:family="text">
      <style:text-properties style:text-underline-style="none"/>
    </style:style>
    <style:style style:name="T82" style:family="text">
      <style:text-properties style:text-underline-style="none" officeooo:rsid="00587d44"/>
    </style:style>
    <style:style style:name="T83" style:family="text">
      <style:text-properties style:text-underline-style="none" officeooo:rsid="005960eb"/>
    </style:style>
    <style:style style:name="T84" style:family="text">
      <style:text-properties style:text-underline-style="none" fo:font-weight="bold" style:font-weight-asian="bold" style:font-weight-complex="bold"/>
    </style:style>
    <style:style style:name="T85" style:family="text">
      <style:text-properties style:text-underline-style="none" fo:font-weight="bold" officeooo:rsid="005960eb" style:font-weight-asian="bold" style:font-weight-complex="bold"/>
    </style:style>
    <style:style style:name="T86" style:family="text">
      <style:text-properties style:text-underline-style="none" fo:font-weight="bold" officeooo:rsid="00598e8e" style:font-weight-asian="bold" style:font-weight-complex="bold"/>
    </style:style>
    <style:style style:name="T87" style:family="text">
      <style:text-properties style:text-underline-style="none" officeooo:rsid="00598e8e"/>
    </style:style>
    <style:style style:name="T88" style:family="text">
      <style:text-properties style:text-underline-style="none" officeooo:rsid="005b64aa"/>
    </style:style>
    <style:style style:name="T89" style:family="text">
      <style:text-properties officeooo:rsid="005c4fb2"/>
    </style:style>
    <style:style style:name="T90" style:family="text">
      <style:text-properties officeooo:rsid="005d230b"/>
    </style:style>
    <style:style style:name="T91" style:family="text">
      <style:text-properties style:text-position="super 58%"/>
    </style:style>
    <style:style style:name="T92" style:family="text">
      <style:text-properties officeooo:rsid="00653dbe"/>
    </style:style>
    <style:style style:name="T93" style:family="text">
      <style:text-properties officeooo:rsid="0072c07a"/>
    </style:style>
    <style:style style:name="T94" style:family="text">
      <style:text-properties officeooo:rsid="0076ae1a"/>
    </style:style>
    <style:style style:name="T95" style:family="text">
      <style:text-properties officeooo:rsid="0076e8b4"/>
    </style:style>
    <style:style style:name="T96" style:family="text">
      <style:text-properties officeooo:rsid="0077d147"/>
    </style:style>
    <style:style style:name="T97" style:family="text">
      <style:text-properties officeooo:rsid="007972ef"/>
    </style:style>
    <style:style style:name="T98" style:family="text">
      <style:text-properties fo:font-size="12pt" fo:font-weight="normal" officeooo:rsid="007e9ac8" style:font-size-asian="12pt" style:font-weight-asian="normal" style:font-size-complex="12pt" style:font-weight-complex="normal"/>
    </style:style>
    <style:style style:name="T99" style:family="text">
      <style:text-properties fo:font-size="12pt" fo:font-style="normal" style:text-underline-style="none" fo:font-weight="bold" officeooo:rsid="01ca0c5f" style:font-size-asian="10.5pt" style:font-style-asian="normal" style:font-weight-asian="bold" style:font-size-complex="12pt" style:font-style-complex="normal" style:font-weight-complex="bold"/>
    </style:style>
    <style:style style:name="T100" style:family="text">
      <style:text-properties fo:font-size="12pt" fo:font-style="normal" style:text-underline-style="none" fo:font-weight="normal" officeooo:rsid="0225bb3c" style:font-size-asian="12pt" style:font-style-asian="normal" style:font-weight-asian="normal" style:font-size-complex="12pt" style:font-style-complex="normal" style:font-weight-complex="normal"/>
    </style:style>
    <style:style style:name="T101" style:family="text">
      <style:text-properties fo:font-size="12pt" fo:font-style="normal" style:text-underline-style="none" fo:font-weight="normal" officeooo:rsid="025c8da7" style:font-size-asian="10.5pt" style:font-style-asian="normal" style:font-weight-asian="normal" style:font-size-complex="12pt" style:font-style-complex="normal" style:font-weight-complex="normal"/>
    </style:style>
    <style:style style:name="T102" style:family="text">
      <style:text-properties fo:font-size="12pt" fo:font-style="normal" style:text-underline-style="none" fo:font-weight="normal" officeooo:rsid="026952e1" style:font-size-asian="10.5pt" style:font-style-asian="normal" style:font-weight-asian="normal" style:font-size-complex="12pt" style:font-style-complex="normal" style:font-weight-complex="normal"/>
    </style:style>
    <style:style style:name="T103" style:family="text">
      <style:text-properties fo:font-size="12pt" fo:font-style="normal" style:text-underline-style="none" fo:font-weight="normal" officeooo:rsid="02700693" style:font-size-asian="10.5pt" style:font-style-asian="normal" style:font-weight-asian="normal" style:font-size-complex="12pt" style:font-style-complex="normal" style:font-weight-complex="normal"/>
    </style:style>
    <style:style style:name="T104" style:family="text">
      <style:text-properties fo:font-size="12pt" fo:font-style="normal" style:text-underline-style="none" fo:font-weight="normal" officeooo:rsid="02884e25" style:font-size-asian="10.5pt" style:font-style-asian="normal" style:font-weight-asian="normal" style:font-size-complex="12pt" style:font-style-complex="normal" style:font-weight-complex="normal"/>
    </style:style>
    <style:style style:name="T105" style:family="text">
      <style:text-properties fo:font-size="12pt" officeooo:rsid="02328cde" style:font-size-asian="12pt" style:font-size-complex="12pt"/>
    </style:style>
    <style:style style:name="T106" style:family="text">
      <style:text-properties officeooo:rsid="0080cf55"/>
    </style:style>
    <style:style style:name="T107" style:family="text">
      <style:text-properties officeooo:rsid="008267ff"/>
    </style:style>
    <style:style style:name="T108" style:family="text">
      <style:text-properties officeooo:rsid="00862df0"/>
    </style:style>
    <style:style style:name="T109" style:family="text">
      <style:text-properties officeooo:rsid="009054bc"/>
    </style:style>
    <style:style style:name="T110" style:family="text">
      <style:text-properties officeooo:rsid="00943999"/>
    </style:style>
    <style:style style:name="T111" style:family="text">
      <style:text-properties officeooo:rsid="009f3c48"/>
    </style:style>
    <style:style style:name="T112" style:family="text">
      <style:text-properties officeooo:rsid="00a1860e"/>
    </style:style>
    <style:style style:name="T113" style:family="text">
      <style:text-properties officeooo:rsid="00a7d41f"/>
    </style:style>
    <style:style style:name="T114" style:family="text">
      <style:text-properties officeooo:rsid="00ab170d"/>
    </style:style>
    <style:style style:name="T115" style:family="text">
      <style:text-properties officeooo:rsid="00ab666b"/>
    </style:style>
    <style:style style:name="T116" style:family="text">
      <style:text-properties officeooo:rsid="00b882ed"/>
    </style:style>
    <style:style style:name="T117" style:family="text">
      <style:text-properties officeooo:rsid="00b8b61b"/>
    </style:style>
    <style:style style:name="T118" style:family="text">
      <style:text-properties officeooo:rsid="00c16318"/>
    </style:style>
    <style:style style:name="T119" style:family="text">
      <style:text-properties officeooo:rsid="00c33c61"/>
    </style:style>
    <style:style style:name="T120" style:family="text">
      <style:text-properties officeooo:rsid="00cbb65f"/>
    </style:style>
    <style:style style:name="T121" style:family="text">
      <style:text-properties officeooo:rsid="00cfa146"/>
    </style:style>
    <style:style style:name="T122" style:family="text">
      <style:text-properties officeooo:rsid="00d21832"/>
    </style:style>
    <style:style style:name="T123" style:family="text">
      <style:text-properties officeooo:rsid="00d7aa53"/>
    </style:style>
    <style:style style:name="T124" style:family="text">
      <style:text-properties officeooo:rsid="00d9b7cf"/>
    </style:style>
    <style:style style:name="T125" style:family="text">
      <style:text-properties officeooo:rsid="00e2d6c9"/>
    </style:style>
    <style:style style:name="T126" style:family="text">
      <style:text-properties style:font-name="monospace" fo:font-size="11.25pt" fo:background-color="#ecf0f3" loext:char-shading-value="0" loext:padding="0cm" loext:border="none"/>
    </style:style>
    <style:style style:name="T127" style:family="text">
      <style:text-properties officeooo:rsid="00ef9f20"/>
    </style:style>
    <style:style style:name="T128" style:family="text">
      <style:text-properties officeooo:rsid="0103c0e6"/>
    </style:style>
    <style:style style:name="T129" style:family="text">
      <style:text-properties officeooo:rsid="0105582e"/>
    </style:style>
    <style:style style:name="T130" style:family="text">
      <style:text-properties officeooo:rsid="0106be62"/>
    </style:style>
    <style:style style:name="T131" style:family="text">
      <style:text-properties officeooo:rsid="0108fdd4"/>
    </style:style>
    <style:style style:name="T132" style:family="text">
      <style:text-properties officeooo:rsid="011001dc"/>
    </style:style>
    <style:style style:name="T133" style:family="text">
      <style:text-properties officeooo:rsid="01110991"/>
    </style:style>
    <style:style style:name="T134" style:family="text">
      <style:text-properties officeooo:rsid="01120813"/>
    </style:style>
    <style:style style:name="T135" style:family="text">
      <style:text-properties officeooo:rsid="01140f31"/>
    </style:style>
    <style:style style:name="T136" style:family="text">
      <style:text-properties officeooo:rsid="011f206b"/>
    </style:style>
    <style:style style:name="T137" style:family="text">
      <style:text-properties officeooo:rsid="0123d194"/>
    </style:style>
    <style:style style:name="T138" style:family="text">
      <style:text-properties officeooo:rsid="012509cd"/>
    </style:style>
    <style:style style:name="T139" style:family="text">
      <style:text-properties officeooo:rsid="012984b8"/>
    </style:style>
    <style:style style:name="T140" style:family="text">
      <style:text-properties fo:font-style="italic" style:font-style-asian="italic" style:font-style-complex="italic"/>
    </style:style>
    <style:style style:name="T141" style:family="text">
      <style:text-properties fo:font-style="italic" fo:font-weight="normal" style:font-style-asian="italic" style:font-weight-asian="normal" style:font-style-complex="italic" style:font-weight-complex="normal"/>
    </style:style>
    <style:style style:name="T142" style:family="text">
      <style:text-properties officeooo:rsid="0130802a"/>
    </style:style>
    <style:style style:name="T143" style:family="text">
      <style:text-properties officeooo:rsid="013182c0"/>
    </style:style>
    <style:style style:name="T144" style:family="text">
      <style:text-properties officeooo:rsid="0132ee39"/>
    </style:style>
    <style:style style:name="T145" style:family="text">
      <style:text-properties officeooo:rsid="01335126"/>
    </style:style>
    <style:style style:name="T146" style:family="text">
      <style:text-properties officeooo:rsid="01358ecd"/>
    </style:style>
    <style:style style:name="T147" style:family="text">
      <style:text-properties fo:font-style="normal" style:font-style-asian="normal" style:font-style-complex="normal"/>
    </style:style>
    <style:style style:name="T148" style:family="text">
      <style:text-properties fo:font-style="normal" officeooo:rsid="013931ab" style:font-style-asian="normal" style:font-style-complex="normal"/>
    </style:style>
    <style:style style:name="T149" style:family="text">
      <style:text-properties fo:font-style="normal" officeooo:rsid="013ae556" style:font-style-asian="normal" style:font-style-complex="normal"/>
    </style:style>
    <style:style style:name="T150" style:family="text">
      <style:text-properties officeooo:rsid="0137f706"/>
    </style:style>
    <style:style style:name="T151" style:family="text">
      <style:text-properties officeooo:rsid="0141a094"/>
    </style:style>
    <style:style style:name="T152" style:family="text">
      <style:text-properties officeooo:rsid="0145ce0c"/>
    </style:style>
    <style:style style:name="T153" style:family="text">
      <style:text-properties officeooo:rsid="014751d7"/>
    </style:style>
    <style:style style:name="T154" style:family="text">
      <style:text-properties officeooo:rsid="014bc686"/>
    </style:style>
    <style:style style:name="T155" style:family="text">
      <style:text-properties officeooo:rsid="01516a16"/>
    </style:style>
    <style:style style:name="T156" style:family="text">
      <style:text-properties officeooo:rsid="0158864f"/>
    </style:style>
    <style:style style:name="T157" style:family="text">
      <style:text-properties officeooo:rsid="015b246a"/>
    </style:style>
    <style:style style:name="T158" style:family="text">
      <style:text-properties officeooo:rsid="015d8a31"/>
    </style:style>
    <style:style style:name="T159" style:family="text">
      <style:text-properties officeooo:rsid="015ff4dc"/>
    </style:style>
    <style:style style:name="T160" style:family="text">
      <style:text-properties officeooo:rsid="01609649"/>
    </style:style>
    <style:style style:name="T161" style:family="text">
      <style:text-properties fo:background-color="#fff200" loext:char-shading-value="0"/>
    </style:style>
    <style:style style:name="T162" style:family="text">
      <style:text-properties officeooo:rsid="0167d94c"/>
    </style:style>
    <style:style style:name="T163" style:family="text">
      <style:text-properties officeooo:rsid="01751b9f"/>
    </style:style>
    <style:style style:name="T164" style:family="text">
      <style:text-properties officeooo:rsid="01787ceb"/>
    </style:style>
    <style:style style:name="T165" style:family="text">
      <style:text-properties officeooo:rsid="017a4901"/>
    </style:style>
    <style:style style:name="T166" style:family="text">
      <style:text-properties officeooo:rsid="017e50d5"/>
    </style:style>
    <style:style style:name="T167" style:family="text">
      <style:text-properties officeooo:rsid="0184f975"/>
    </style:style>
    <style:style style:name="T168" style:family="text">
      <style:text-properties officeooo:rsid="0185d506"/>
    </style:style>
    <style:style style:name="T169" style:family="text">
      <style:text-properties officeooo:rsid="018c99bc"/>
    </style:style>
    <style:style style:name="T170" style:family="text">
      <style:text-properties officeooo:rsid="0192a8de"/>
    </style:style>
    <style:style style:name="T171" style:family="text">
      <style:text-properties officeooo:rsid="01978fc6"/>
    </style:style>
    <style:style style:name="T172" style:family="text">
      <style:text-properties officeooo:rsid="019a2304"/>
    </style:style>
    <style:style style:name="T173" style:family="text">
      <style:text-properties officeooo:rsid="019cf490"/>
    </style:style>
    <style:style style:name="T174" style:family="text">
      <style:text-properties officeooo:rsid="01a038bc"/>
    </style:style>
    <style:style style:name="T175" style:family="text">
      <style:text-properties officeooo:rsid="01a2b053"/>
    </style:style>
    <style:style style:name="T176" style:family="text">
      <style:text-properties officeooo:rsid="01a3ecb1"/>
    </style:style>
    <style:style style:name="T177" style:family="text">
      <style:text-properties officeooo:rsid="01a6083b"/>
    </style:style>
    <style:style style:name="T178" style:family="text">
      <style:text-properties officeooo:rsid="01a93d4b"/>
    </style:style>
    <style:style style:name="T179" style:family="text">
      <style:text-properties officeooo:rsid="01358ecd" style:font-size-asian="12pt"/>
    </style:style>
    <style:style style:name="T180" style:family="text">
      <style:text-properties officeooo:rsid="01a96df6" style:font-size-asian="12pt"/>
    </style:style>
    <style:style style:name="T181" style:family="text">
      <style:text-properties officeooo:rsid="01aabc83"/>
    </style:style>
    <style:style style:name="T182" style:family="text">
      <style:text-properties officeooo:rsid="01b0f70c"/>
    </style:style>
    <style:style style:name="T183" style:family="text">
      <style:text-properties officeooo:rsid="01b55fc1"/>
    </style:style>
    <style:style style:name="T184" style:family="text">
      <style:text-properties officeooo:rsid="01b65394"/>
    </style:style>
    <style:style style:name="T185" style:family="text">
      <style:text-properties officeooo:rsid="01b7cb7a"/>
    </style:style>
    <style:style style:name="T186" style:family="text">
      <style:text-properties officeooo:rsid="01ba04cb"/>
    </style:style>
    <style:style style:name="T187" style:family="text">
      <style:text-properties officeooo:rsid="01bb4c97"/>
    </style:style>
    <style:style style:name="T188" style:family="text">
      <style:text-properties officeooo:rsid="01bc36cd"/>
    </style:style>
    <style:style style:name="T189" style:family="text">
      <style:text-properties officeooo:rsid="01c4cfe9"/>
    </style:style>
    <style:style style:name="T190" style:family="text">
      <style:text-properties officeooo:rsid="01c6cd3c"/>
    </style:style>
    <style:style style:name="T191" style:family="text">
      <style:text-properties officeooo:rsid="01cbcab4"/>
    </style:style>
    <style:style style:name="T192" style:family="text">
      <style:text-properties fo:font-size="10pt" style:font-size-asian="10pt" style:font-size-complex="10pt"/>
    </style:style>
    <style:style style:name="T193" style:family="text">
      <style:text-properties fo:font-size="10pt" officeooo:rsid="02135d4d" style:font-size-asian="10pt" style:font-size-complex="10pt"/>
    </style:style>
    <style:style style:name="T194" style:family="text">
      <style:text-properties fo:font-size="10pt" fo:font-style="normal" style:text-underline-style="none" fo:font-weight="normal" officeooo:rsid="021edf57" style:font-size-asian="10pt" style:font-style-asian="normal" style:font-weight-asian="normal" style:font-size-complex="10pt" style:font-style-complex="normal" style:font-weight-complex="normal"/>
    </style:style>
    <style:style style:name="T195" style:family="text">
      <style:text-properties fo:font-size="10pt" fo:font-style="normal" style:text-underline-style="none" fo:font-weight="normal" officeooo:rsid="0244c2c7" style:font-size-asian="10pt" style:font-style-asian="normal" style:font-weight-asian="normal" style:font-size-complex="10pt" style:font-style-complex="normal" style:font-weight-complex="normal"/>
    </style:style>
    <style:style style:name="T196" style:family="text">
      <style:text-properties officeooo:rsid="01d305e2"/>
    </style:style>
    <style:style style:name="T197" style:family="text">
      <style:text-properties officeooo:rsid="01d4250c"/>
    </style:style>
    <style:style style:name="T198" style:family="text">
      <style:text-properties officeooo:rsid="01d7b743"/>
    </style:style>
    <style:style style:name="T199" style:family="text">
      <style:text-properties officeooo:rsid="01d98c23"/>
    </style:style>
    <style:style style:name="T200" style:family="text">
      <style:text-properties officeooo:rsid="01db2838"/>
    </style:style>
    <style:style style:name="T201" style:family="text">
      <style:text-properties fo:color="#ce181e" style:text-underline-style="solid" style:text-underline-width="auto" style:text-underline-color="font-color" officeooo:rsid="01cbcab4"/>
    </style:style>
    <style:style style:name="T202" style:family="text">
      <style:text-properties fo:color="#ce181e" officeooo:rsid="01cbcab4"/>
    </style:style>
    <style:style style:name="T203" style:family="text">
      <style:text-properties officeooo:rsid="01e195d5"/>
    </style:style>
    <style:style style:name="T204" style:family="text">
      <style:text-properties officeooo:rsid="01e35af8"/>
    </style:style>
    <style:style style:name="T205" style:family="text">
      <style:text-properties officeooo:rsid="01f11b72"/>
    </style:style>
    <style:style style:name="T206" style:family="text">
      <style:text-properties officeooo:rsid="01f614fc"/>
    </style:style>
    <style:style style:name="T207" style:family="text">
      <style:text-properties officeooo:rsid="01f7c8ec"/>
    </style:style>
    <style:style style:name="T208" style:family="text">
      <style:text-properties officeooo:rsid="01f8ba69"/>
    </style:style>
    <style:style style:name="T209" style:family="text">
      <style:text-properties officeooo:rsid="01f8c409"/>
    </style:style>
    <style:style style:name="T210" style:family="text">
      <style:text-properties officeooo:rsid="01f8e1eb"/>
    </style:style>
    <style:style style:name="T211" style:family="text">
      <style:text-properties officeooo:rsid="01f94326"/>
    </style:style>
    <style:style style:name="T212" style:family="text">
      <style:text-properties officeooo:rsid="01f9de22"/>
    </style:style>
    <style:style style:name="T213" style:family="text">
      <style:text-properties officeooo:rsid="01fb16f6"/>
    </style:style>
    <style:style style:name="T214" style:family="text">
      <style:text-properties officeooo:rsid="01fc2aaf"/>
    </style:style>
    <style:style style:name="T215" style:family="text">
      <style:text-properties officeooo:rsid="01fd07bd"/>
    </style:style>
    <style:style style:name="T216" style:family="text">
      <style:text-properties officeooo:rsid="0202f80f"/>
    </style:style>
    <style:style style:name="T217" style:family="text">
      <style:text-properties officeooo:rsid="0203781f"/>
    </style:style>
    <style:style style:name="T218" style:family="text">
      <style:text-properties officeooo:rsid="0212f6fe"/>
    </style:style>
    <style:style style:name="T219" style:family="text">
      <style:text-properties officeooo:rsid="02135d4d"/>
    </style:style>
    <style:style style:name="T220" style:family="text">
      <style:text-properties officeooo:rsid="021bcb83"/>
    </style:style>
    <style:style style:name="T221" style:family="text">
      <style:text-properties officeooo:rsid="021d3972"/>
    </style:style>
    <style:style style:name="T222" style:family="text">
      <style:text-properties officeooo:rsid="021e8f69"/>
    </style:style>
    <style:style style:name="T223" style:family="text">
      <style:text-properties officeooo:rsid="0222320f"/>
    </style:style>
    <style:style style:name="T224" style:family="text">
      <style:text-properties officeooo:rsid="0223e768"/>
    </style:style>
    <style:style style:name="T225" style:family="text">
      <style:text-properties officeooo:rsid="022a9370"/>
    </style:style>
    <style:style style:name="T226" style:family="text">
      <style:text-properties officeooo:rsid="022fe54a"/>
    </style:style>
    <style:style style:name="T227" style:family="text">
      <style:text-properties officeooo:rsid="023482f6"/>
    </style:style>
    <style:style style:name="T228" style:family="text">
      <style:text-properties officeooo:rsid="02375504"/>
    </style:style>
    <style:style style:name="T229" style:family="text">
      <style:text-properties officeooo:rsid="023a071f"/>
    </style:style>
    <style:style style:name="T230" style:family="text">
      <style:text-properties officeooo:rsid="023aea64"/>
    </style:style>
    <style:style style:name="T231" style:family="text">
      <style:text-properties officeooo:rsid="023f1620"/>
    </style:style>
    <style:style style:name="T232" style:family="text">
      <style:text-properties officeooo:rsid="0240c4fb"/>
    </style:style>
    <style:style style:name="T233" style:family="text">
      <style:text-properties fo:font-size="14pt" style:font-size-asian="14pt" style:font-size-complex="14pt"/>
    </style:style>
    <style:style style:name="T234" style:family="text">
      <style:text-properties officeooo:rsid="024e59a3"/>
    </style:style>
    <style:style style:name="T235" style:family="text">
      <style:text-properties officeooo:rsid="02502cef"/>
    </style:style>
    <style:style style:name="T236" style:family="text">
      <style:text-properties officeooo:rsid="025154f0"/>
    </style:style>
    <style:style style:name="T237" style:family="text">
      <style:text-properties officeooo:rsid="02523d28"/>
    </style:style>
    <style:style style:name="T238" style:family="text">
      <style:text-properties officeooo:rsid="025427e8"/>
    </style:style>
    <style:style style:name="T239" style:family="text">
      <style:text-properties officeooo:rsid="0255581f"/>
    </style:style>
    <style:style style:name="T240" style:family="text">
      <style:text-properties officeooo:rsid="02568f7b"/>
    </style:style>
    <style:style style:name="T241" style:family="text">
      <style:text-properties officeooo:rsid="02640652"/>
    </style:style>
    <style:style style:name="T242" style:family="text">
      <style:text-properties officeooo:rsid="02673097"/>
    </style:style>
    <style:style style:name="T243" style:family="text">
      <style:text-properties officeooo:rsid="0269059b"/>
    </style:style>
    <style:style style:name="T244" style:family="text">
      <style:text-properties officeooo:rsid="026dfd19"/>
    </style:style>
    <style:style style:name="T245" style:family="text">
      <style:text-properties officeooo:rsid="026dfde2"/>
    </style:style>
    <style:style style:name="T246" style:family="text">
      <style:text-properties officeooo:rsid="02716cf5"/>
    </style:style>
    <style:style style:name="T247" style:family="text">
      <style:text-properties officeooo:rsid="0274157d"/>
    </style:style>
    <style:style style:name="T248" style:family="text">
      <style:text-properties officeooo:rsid="0275f18e"/>
    </style:style>
    <style:style style:name="T249" style:family="text">
      <style:text-properties officeooo:rsid="027d5396"/>
    </style:style>
    <style:style style:name="T250" style:family="text">
      <style:text-properties officeooo:rsid="02801896"/>
    </style:style>
    <style:style style:name="T251" style:family="text">
      <style:text-properties officeooo:rsid="0283d1a5"/>
    </style:style>
    <style:style style:name="T252" style:family="text">
      <style:text-properties officeooo:rsid="02893e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3: <text:s/></text:p>
      <text:p text:style-name="P1"/>
      <text:p text:style-name="P1">Setting up visual studio code: <text:a xlink:type="simple" xlink:href="https://linuxacademy.com/cp/courses/lesson/course/4773/lesson/3/module/383" text:style-name="Internet_20_link" text:visited-style-name="Visited_20_Internet_20_Link"><text:span text:style-name="T3">Linux academy</text:span></text:a><text:span text:style-name="T39"> </text:span></text:p>
      <text:p text:style-name="P1"><draw:frame draw:style-name="fr1" draw:name="Image1" text:anchor-type="paragraph" svg:x="11.093cm" svg:y="0.379cm" svg:width="0.672cm" svg:height="0.672cm" draw:z-index="0"><draw:image xlink:href="Pictures/1000020100000022000000224D99E29EE1FE7F44.png" xlink:type="simple" xlink:show="embed" xlink:actuate="onLoad" loext:mime-type="image/png"/></draw:frame></text:p>
      <text:p text:style-name="P1">Check the installed extensions: <text:s/><text:span text:style-name="T2">Click on the extension button: <text:s/></text:span></text:p>
      <text:p text:style-name="P22"><text:span text:style-name="T39">S</text:span>earch for the already installed extensions: <text:s text:c="2"/>@installed</text:p>
      <text:p text:style-name="P22"/>
      <text:p text:style-name="P2">Which extensions to install:</text:p>
      <text:p text:style-name="P23">Python</text:p>
      <text:p text:style-name="P24">Pyright</text:p>
      <text:p text:style-name="P460">Remote Development</text:p>
      <text:p text:style-name="P23"/>
      <text:p text:style-name="Standard"/>
      <text:p text:style-name="Standard"><text:a xlink:type="simple" xlink:href="https://linuxacademy.com/cp/modules/view/id/168" text:style-name="Internet_20_link" text:visited-style-name="Visited_20_Internet_20_Link">Python 3 Scripting for System Administrators</text:a></text:p>
      <text:p text:style-name="Standard"/>
      <text:p text:style-name="P25">Tools I’m gonna need:</text:p>
      <text:p text:style-name="P25">Git</text:p>
      <text:p text:style-name="P25">wget</text:p>
      <text:p text:style-name="P25">which</text:p>
      <text:p text:style-name="P25">words /usr/share/dic/words</text:p>
      <text:p text:style-name="P25">lsof</text:p>
      <text:p text:style-name="P25">text editor</text:p>
      <text:p text:style-name="Standard"/>
      <text:p text:style-name="P41"><text:span text:style-name="T42">Install development tools:</text:span> Which contains python libraries,dependencies and other things for other programing languages.</text:p>
      <text:p text:style-name="P42"/>
      <text:p text:style-name="P4">To install <text:span text:style-name="T40">development tools, git included</text:span> on a Centos <text:span text:style-name="T40">7</text:span>: <text:tab/></text:p>
      <text:p text:style-name="P34">yum groupinstall -y “development tools”<text:tab/></text:p>
      <text:p text:style-name="P34"/>
      <text:p text:style-name="P3"><text:span text:style-name="T41">To list development tools content in Centos 8 / RHEL 8:</text:span><text:span text:style-name="T1"> </text:span></text:p>
      <text:p text:style-name="P26">dnf groupinfo "Development Tools"</text:p>
      <text:p text:style-name="Standard"/>
      <text:p text:style-name="P27"><text:span text:style-name="T42">Install it on RHEL 8 / Centos 8:</text:span> <text:s text:c="4"/>dnf group install "Development Tools"</text:p>
      <text:p text:style-name="Standard"/>
      <text:p text:style-name="P28"><text:span text:style-name="T42">Remove it if necessary: <text:s text:c="2"/></text:span><text:s/><text:tab/>dnf group remove "Development Tools"</text:p>
      <text:p text:style-name="Standard"/>
      <text:p text:style-name="P5">Set up and configure git:</text:p>
      <text:p text:style-name="Standard">git config --global user.name "cloud_user"</text:p>
      <text:p text:style-name="Standard">git config --global user.email "cloud_user@linux.com"</text:p>
      <text:p text:style-name="Standard"/>
      <text:p text:style-name="P6">Modify your .bashrc:<text:span text:style-name="T206">xz\\</text:span></text:p>
      <text:p text:style-name="P29">curl https://raw.githubusercontent.com/linuxacademy/content-python3-sysadmin/master/helpers/bashrc -o ~/.bashrc</text:p>
      <text:p text:style-name="Standard"/>
      <text:p text:style-name="Standard">-<text:span text:style-name="T63">o sends the output to the specified file, in this case your .bashrc</text:span></text:p>
      <text:p text:style-name="Standard"/>
      <text:p text:style-name="P39">This modification will modify your prompt in which you won’t see the hostname, and will show you in which git branch you are, like the developersx.</text:p>
      <text:p text:style-name="Standard"/>
      <text:p text:style-name="P7">Reload bash to see the .bashrc modification: <text:s/><text:tab/><text:span text:style-name="T4">exec $SHELL</text:span></text:p>
      <text:p text:style-name="P30">You will see that the terminal have changed to: <text:s text:c="2"/><text:span text:style-name="T42">~ <text:s/>$</text:span> <text:s text:c="2"/>as has been specified in .bashrc</text:p>
      <text:p text:style-name="Standard"/>
      <text:p text:style-name="P8"><text:soft-page-break/>Modify the vim editor:</text:p>
      <text:p text:style-name="P40">curl https://raw.githubusercontent.com/linuxacademy/content-python-for-sys-admins/master/helpers/vimrc -o ~/.vimrc</text:p>
      <text:p text:style-name="P13">Create the sample file and init git:</text:p>
      <text:p text:style-name="P31">mkdir sample</text:p>
      <text:p text:style-name="P32">cd sample</text:p>
      <text:p text:style-name="P31">touch file.txt</text:p>
      <text:p text:style-name="P31">git init</text:p>
      <text:p text:style-name="Standard"/>
      <text:p text:style-name="P31"><text:span text:style-name="T42">And git add, git commit:</text:span> </text:p>
      <text:p text:style-name="P31">git add --all .</text:p>
      <text:p text:style-name="P31">git commit -m “Added new file”</text:p>
      <text:p text:style-name="P31"/>
      <text:p text:style-name="P31">I will see that my prompt have changed to: <text:s text:c="3"/>sample[master] $ </text:p>
      <text:p text:style-name="P33">The modifications in the .bashrc have a lot of git features on it and will tell me the branch I’m working on, the state, if I did modifications or deletions, etc.</text:p>
      <text:p text:style-name="P31"/>
      <text:p text:style-name="P14">Download, compile and install python3:</text:p>
      <text:p text:style-name="P14"/>
      <text:p text:style-name="P43"><text:span text:style-name="T43">C</text:span><text:span text:style-name="T42">ompilation packages:</text:span></text:p>
      <text:p text:style-name="Standard">yum install -y \</text:p>
      <text:p text:style-name="Standard"><text:s text:c="2"/>libffi-devel \</text:p>
      <text:p text:style-name="Standard"><text:s text:c="2"/>zlib-devel \</text:p>
      <text:p text:style-name="Standard"><text:s text:c="2"/>bzip2-devel \</text:p>
      <text:p text:style-name="Standard"><text:s text:c="2"/>openssl-devel \</text:p>
      <text:p text:style-name="Standard"><text:s text:c="2"/>ncurses-devel \</text:p>
      <text:p text:style-name="Standard"><text:s text:c="2"/>sqlite-devel \</text:p>
      <text:p text:style-name="Standard"><text:s text:c="2"/>readline-devel \</text:p>
      <text:p text:style-name="Standard"><text:s text:c="2"/>tk-devel \</text:p>
      <text:p text:style-name="Standard"><text:s text:c="2"/>gdbm-devel \</text:p>
      <text:p text:style-name="Standard"><text:s text:c="2"/>db4-devel \</text:p>
      <text:p text:style-name="Standard"><text:s text:c="2"/>libpcap-devel \</text:p>
      <text:p text:style-name="Standard"><text:s text:c="2"/>xz-devel \</text:p>
      <text:p text:style-name="Standard"><text:s text:c="2"/>expat-devel</text:p>
      <text:p text:style-name="Standard"/>
      <text:p text:style-name="Standard">cd /usr/src</text:p>
      <text:p text:style-name="Standard">wget http://python.org/ftp/python/3.6.4/Python-3.6.4.tar.xz</text:p>
      <text:p text:style-name="P44">or go to python.org – Downloads – Source Code – Pick the one you need – Download Gzipped source tarball</text:p>
      <text:p text:style-name="Standard"/>
      <text:p text:style-name="Standard">tar xf Python-3.6.4.tar.xz</text:p>
      <text:p text:style-name="Standard">cd Python-3.6.4</text:p>
      <text:p text:style-name="Standard"/>
      <text:p text:style-name="Standard">./configure –enable-optimizations <text:s text:c="2"/><text:span text:style-name="T64"><text:s/></text:span></text:p>
      <text:p text:style-name="Standard"/>
      <text:p text:style-name="Standard"><text:span text:style-name="T42">make altinstall</text:span> <text:s text:c="2"/>→<text:span text:style-name="T64"> python is already in all linux distros, with alt install you won’t override the old python just will be installed all together.</text:span></text:p>
      <text:p text:style-name="Standard"/>
      <text:p text:style-name="Standard">exit</text:p>
      <text:p text:style-name="Standard"/>
      <text:p text:style-name="P45">You can type python3 and will autofill the rest.</text:p>
      <text:p text:style-name="P45"/>
      <text:p text:style-name="P46"><text:soft-page-break/><text:span text:style-name="T42">Upgrade Pip:</text:span> <text:s/>Pip is the packet manager for python.</text:p>
      <text:p text:style-name="P47"/>
      <text:p text:style-name="P48">sudo pip3.6 install --upgrade pip <text:s text:c="2"/>–<text:span text:style-name="T65">&gt; will give command not found error.</text:span></text:p>
      <text:p text:style-name="P48"/>
      <text:p text:style-name="P49">Edit /etc/sudoers</text:p>
      <text:p text:style-name="P49"/>
      <text:p text:style-name="P49">Search for “secure_path” <text:span text:style-name="T66">and add the folder in which python is: <text:s/>:/usr/local/bin</text:span></text:p>
      <text:p text:style-name="P48"/>
      <text:p text:style-name="P50">The try again, will tell you that there is already a newer version installed so screw all this pip stuf.</text:p>
      <text:p text:style-name="Standard"/>
      <text:p text:style-name="Standard"/>
      <text:p text:style-name="P9">Info:</text:p>
      <text:p text:style-name="P51">Python is an Object Oriented Scripting Language <text:span text:style-name="T67">(OOP, object oriented programming)</text:span></text:p>
      <text:p text:style-name="P52">Dynamic &amp; strong type system.</text:p>
      <text:p text:style-name="P53"><text:a xlink:type="simple" xlink:href="https://wiki.python.org/moin/Python2orPython3" text:style-name="Internet_20_link" text:visited-style-name="Visited_20_Internet_20_Link"><text:span text:style-name="T68">Python 2 vs. Python 3</text:span></text:a></text:p>
      <text:p text:style-name="P53"><text:a xlink:type="simple" xlink:href="https://docs.python.org/3/whatsnew/3.0.html" text:style-name="Internet_20_link" text:visited-style-name="Visited_20_Internet_20_Link"><text:span text:style-name="T68">Differences between Python 2 &amp; 3</text:span></text:a></text:p>
      <text:p text:style-name="P51"/>
      <text:p text:style-name="Standard"/>
      <text:p text:style-name="P54"><text:span text:style-name="T42">REPL:</text:span> Read Evaluate Print Loop.</text:p>
      <text:p text:style-name="P55">Is the python interpreter free IDE, in which you can type commands.</text:p>
      <text:p text:style-name="P54"/>
      <text:list xml:id="list1316106577" text:style-name="L1">
        <text:list-item>
          <text:p text:style-name="P481"><text:span text:style-name="T42">R</text:span>ead the user input (your Python commands).</text:p>
        </text:list-item>
        <text:list-item>
          <text:p text:style-name="P481"><text:span text:style-name="T42">E</text:span>valuate your code (to work out what you mean).</text:p>
        </text:list-item>
        <text:list-item>
          <text:p text:style-name="P481"><text:span text:style-name="T42">P</text:span>rint any results (so you can see the computer’s response).</text:p>
        </text:list-item>
        <text:list-item>
          <text:p text:style-name="P481"><text:span text:style-name="T42">L</text:span>oop back to step 1 (to continue the conversation).</text:p>
          <text:p text:style-name="P480"/>
        </text:list-item>
      </text:list>
      <text:p text:style-name="P55">&gt;&gt;&gt; <text:span text:style-name="T69">Is where you can start to type commands.</text:span></text:p>
      <text:p text:style-name="P55"/>
      <text:p text:style-name="P56">To leave the REPL type: <text:s text:c="2"/>exit() <text:s/>or Ctrl + d</text:p>
      <text:p text:style-name="Standard"/>
      <text:p text:style-name="P10">Scripts: <text:span text:style-name="T1">Have to have the extension .py</text:span></text:p>
      <text:p text:style-name="P35"/>
      <text:p text:style-name="P36">You can run it typing: <text:s/>python3.6 program.py</text:p>
      <text:p text:style-name="P35"/>
      <text:p text:style-name="P10"><text:span text:style-name="T5">Or adding in the s</text:span><text:span text:style-name="T1">hebang: <text:s text:c="3"/>#!/usr/bin/env python3.6 <text:s text:c="2"/>→</text:span><text:span text:style-name="T6"> then you can run it with: <text:s/>./program.py</text:span></text:p>
      <text:p text:style-name="P11"/>
      <text:p text:style-name="P12">Move the scripts to a folder included in the $PATH:</text:p>
      <text:p text:style-name="P37">echo $PATH shows that /home/user/bin is already there. We can create bin and move there the scripts,</text:p>
      <text:p text:style-name="P37"/>
      <text:p text:style-name="P37">mkdir /home/user/bin </text:p>
      <text:p text:style-name="P37">mv myscript.py /home/user/bin </text:p>
      <text:p text:style-name="P35"/>
      <text:p text:style-name="P57">We can even remove the .py and will work just running: <text:s/>hello <text:s/></text:p>
      <text:p text:style-name="Standard"/>
      <text:p text:style-name="Standard"/>
      <text:p text:style-name="P462"/>
      <text:p text:style-name="P58"/>
      <text:p text:style-name="P58"><text:tab/></text:p>
      <text:p text:style-name="P58"/>
      <text:p text:style-name="P58"/>
      <text:p text:style-name="P58"/>
      <text:p text:style-name="P59"><text:soft-page-break/><text:span text:style-name="T72">Str / </text:span>St<text:span text:style-name="T70">r</text:span>ings:</text:p>
      <text:p text:style-name="Standard"><text:a xlink:type="simple" xlink:href="https://docs.python.org/3/library/stdtypes.html#text-sequence-type-str" text:style-name="Internet_20_link" text:visited-style-name="Visited_20_Internet_20_Link"><text:span text:style-name="T71">Python documentation</text:span></text:a></text:p>
      <text:p text:style-name="Standard"/>
      <text:p text:style-name="P16">Ordered sequence of characters, can not be modified.</text:p>
      <text:p text:style-name="P79"/>
      <text:p text:style-name="P78">For Python double and single quotes (“ ” <text:s text:c="2"/>‘ ’ ) are the same.</text:p>
      <text:p text:style-name="P80"/>
      <text:p text:style-name="P80">You can use triple quotes (“ ” ”) <text:span text:style-name="T73">and will let you to type in several lines until you close them again:</text:span></text:p>
      <text:p text:style-name="P80"/>
      <text:p text:style-name="P78">&gt;&gt;&gt; """ <text:s text:c="15"/>→<text:span text:style-name="T74"> you can do the same with triple single quotes, python doesn’t care.</text:span></text:p>
      <text:p text:style-name="P78">... This is a </text:p>
      <text:p text:style-name="P78">... muti-line string</text:p>
      <text:p text:style-name="P78">... """</text:p>
      <text:p text:style-name="P78">'\nThis is a \nmuti-line string\n'</text:p>
      <text:p text:style-name="P78">&gt;&gt;&gt; </text:p>
      <text:p text:style-name="P81"/>
      <text:p text:style-name="P15">Use a few operations:</text:p>
      <text:p text:style-name="P78">&gt;&gt;&gt; 'pass' + 'word'</text:p>
      <text:p text:style-name="P78">'password'</text:p>
      <text:p text:style-name="P78">&gt;&gt;&gt; </text:p>
      <text:p text:style-name="P78"/>
      <text:p text:style-name="P78">&gt;&gt;&gt; 'Ha' * 4</text:p>
      <text:p text:style-name="P78">'HaHaHaHa'</text:p>
      <text:p text:style-name="P78">&gt;&gt;&gt; </text:p>
      <text:p text:style-name="P78"/>
      <text:p text:style-name="P83">The real power of strings comes from the object oriented nature of python. </text:p>
      <text:p text:style-name="P83"><text:span text:style-name="T77">A string is an object</text:span><text:span text:style-name="T82"> and an object have two things:</text:span></text:p>
      <text:p text:style-name="P92"/>
      <text:p text:style-name="P82"><text:span text:style-name="T82"><text:tab/></text:span><text:span text:style-name="T85">State:</text:span><text:span text:style-name="T83"> In the case of a string is the entire content itselfs, Hello wold, HaHaHaHa, password, <text:tab/><text:tab/>the state is the text that we see.</text:span></text:p>
      <text:p text:style-name="P92"><text:tab/></text:p>
      <text:p text:style-name="P82"><text:span text:style-name="T82"><text:tab/></text:span><text:span text:style-name="T86">Behaviour:</text:span><text:span text:style-name="T87"> <text:s/></text:span><text:span text:style-name="T88">Functions attached to the object, methods.</text:span></text:p>
      <text:p text:style-name="P82"/>
      <text:p text:style-name="P82"/>
      <text:p text:style-name="Standard">&gt;&gt;&gt; </text:p>
      <text:p text:style-name="Standard">&gt;&gt;&gt; 'dou<text:span text:style-name="T42">b</text:span>le'.find('b')</text:p>
      <text:p text:style-name="Standard">3</text:p>
      <text:p text:style-name="Standard">&gt;&gt;&gt; </text:p>
      <text:p text:style-name="Standard"/>
      <text:p text:style-name="P84">'dou<text:span text:style-name="T42">b</text:span>le' →<text:span text:style-name="T89"> string</text:span></text:p>
      <text:p text:style-name="P84">.find→<text:span text:style-name="T89"> find is the method. <text:s/>The period (.) allows us to call a method, find in this example. <text:s/></text:span></text:p>
      <text:p text:style-name="P85">('b') <text:s/>→<text:span text:style-name="T90"> The find method will search for the letter b, if is in inside the string “double” will give us <text:tab/> the first index of that pattern.</text:span></text:p>
      <text:p text:style-name="P85"/>
      <text:p text:style-name="P86">We are searching for the b, there is one b in the 3<text:span text:style-name="T91">rd</text:span> position, counting 0,1,2,3.</text:p>
      <text:p text:style-name="P87">If it’s not there will give us -1</text:p>
      <text:p text:style-name="P87"/>
      <text:p text:style-name="P17">Another example:</text:p>
      <text:p text:style-name="P86">&gt;&gt;&gt; </text:p>
      <text:p text:style-name="P86">&gt;&gt;&gt; 'TeStInG'.lower()</text:p>
      <text:p text:style-name="P86">'testing'</text:p>
      <text:p text:style-name="P86">&gt;&gt;&gt; </text:p>
      <text:p text:style-name="P18"><text:soft-page-break/>Tabs, spaces, <text:span text:style-name="T92">quotes</text:span>:</text:p>
      <table:table table:name="Table1" table:style-name="Table1">
        <table:table-column table:style-name="Table1.A"/>
        <table:table-column table:style-name="Table1.B"/>
        <table:table-row>
          <table:table-cell table:style-name="Table1.A1" office:value-type="string">
            <text:p text:style-name="P19">Print a tab:</text:p>
            <text:p text:style-name="P89">&gt;&gt;&gt; print("Tab<text:span text:style-name="T42">\t</text:span>Delimited")</text:p>
            <text:p text:style-name="P89">Tab<text:tab/>Delimited</text:p>
            <text:p text:style-name="P89">&gt;&gt;&gt; </text:p>
          </table:table-cell>
          <table:table-cell table:style-name="Table1.B1" office:value-type="string">
            <text:p text:style-name="P90">&gt;&gt;&gt; "not\nworking"</text:p>
            <text:p text:style-name="P90">'not\nworking'</text:p>
            <text:p text:style-name="P90">&gt;&gt;&gt; </text:p>
          </table:table-cell>
        </table:table-row>
        <table:table-row>
          <table:table-cell table:style-name="Table1.A2" office:value-type="string">
            <text:p text:style-name="P19">New line:</text:p>
            <text:p text:style-name="P90">&gt;&gt;&gt; print("New<text:span text:style-name="T42">\n</text:span>line")</text:p>
            <text:p text:style-name="P90">New</text:p>
            <text:p text:style-name="P90">line</text:p>
            <text:p text:style-name="P90">&gt;&gt;&gt; </text:p>
          </table:table-cell>
          <table:table-cell table:style-name="Table1.B2" office:value-type="string">
            <text:p text:style-name="P19">Scape Slash \</text:p>
            <text:p text:style-name="P90">&gt;&gt;&gt; print('Scape Slash<text:span text:style-name="T42">\\</text:span>Character')</text:p>
            <text:p text:style-name="P90">Scape Slash\Character</text:p>
            <text:p text:style-name="P90">&gt;&gt;&gt; </text:p>
          </table:table-cell>
        </table:table-row>
        <table:table-row>
          <table:table-cell table:style-name="Table1.A2" office:value-type="string">
            <text:p text:style-name="P20">Showing single quotes:</text:p>
            <text:p text:style-name="P38">&gt;&gt;&gt; print(<text:span text:style-name="T42">"</text:span>'Single quotes' are fine<text:span text:style-name="T42">"</text:span>)</text:p>
            <text:p text:style-name="P38">'Single quotes' are fine</text:p>
            <text:p text:style-name="P38">&gt;&gt;&gt; </text:p>
          </table:table-cell>
          <table:table-cell table:style-name="Table1.B2" office:value-type="string">
            <text:p text:style-name="P20">Showing double quotes:</text:p>
            <text:p text:style-name="P38">&gt;&gt;&gt; print('"Double quotes" are fine')</text:p>
            <text:p text:style-name="P38">"Double quotes" are fine</text:p>
            <text:p text:style-name="P38">&gt;&gt;&gt; </text:p>
          </table:table-cell>
        </table:table-row>
        <table:table-row>
          <table:table-cell table:style-name="Table1.A2" office:value-type="string">
            <text:p text:style-name="P38">&gt;&gt;&gt; print('Your's is fine')</text:p>
            <text:p text:style-name="P38"><text:s text:c="2"/>File "&lt;stdin&gt;", line 1</text:p>
            <text:p text:style-name="P38"><text:s text:c="4"/>print('Your's is fine')</text:p>
            <text:p text:style-name="P19"><text:s text:c="16"/>^</text:p>
            <text:p text:style-name="P19">SyntaxError: invalid syntax</text:p>
            <text:p text:style-name="P38">&gt;&gt;&gt; </text:p>
          </table:table-cell>
          <table:table-cell table:style-name="Table1.B2" office:value-type="string">
            <text:p text:style-name="P21">Escaping a single quote:</text:p>
            <text:p text:style-name="P38"/>
            <text:p text:style-name="P38">&gt;&gt;&gt; print('Your\'s is fine')</text:p>
            <text:p text:style-name="P38">Your's is fine</text:p>
            <text:p text:style-name="P38">&gt;&gt;&gt; </text:p>
          </table:table-cell>
        </table:table-row>
      </table:table>
      <text:p text:style-name="P88"/>
      <text:p text:style-name="P90"/>
      <text:p text:style-name="P461"/>
      <text:p text:style-name="Standard"/>
      <text:p text:style-name="Standard"/>
      <text:p text:style-name="P60">Int and Float:</text:p>
      <text:p text:style-name="Standard"><text:a xlink:type="simple" xlink:href="https://docs.python.org/3/library/stdtypes.html#numeric-types-int-float-complex" text:style-name="Internet_20_link" text:visited-style-name="Visited_20_Internet_20_Link"><text:span text:style-name="T93">Python documentation</text:span></text:a></text:p>
      <text:p text:style-name="P112"/>
      <text:p text:style-name="P93"><text:span text:style-name="T42">int, integers</text:span> :<text:tab/><text:tab/>Whole numbers, negative and positives. No methods used commonly.</text:p>
      <text:p text:style-name="P95">Float, floating point:<text:tab/> <text:span text:style-name="T1">Decimal numbers, negative and positive. No methods used commonly.</text:span></text:p>
      <text:p text:style-name="P104"/>
      <text:p text:style-name="P113">Operations:</text:p>
      <text:p text:style-name="P100">x + y <text:s/>→<text:span text:style-name="T94"> </text:span>sum of x and y</text:p>
      <text:p text:style-name="P100">x - y <text:s text:c="2"/>→<text:span text:style-name="T94"> </text:span>difference of x and y</text:p>
      <text:p text:style-name="P100">x * y <text:s/>→<text:span text:style-name="T95"> <text:s/></text:span>product of x and y</text:p>
      <text:p text:style-name="P100">x / y <text:s text:c="2"/>→<text:span text:style-name="T95"> <text:s/></text:span>quotient of x and y</text:p>
      <text:p text:style-name="P100">x // y <text:s/>→<text:span text:style-name="T96"> <text:s/></text:span>floored quotient of x and y</text:p>
      <text:p text:style-name="P100">x % y →<text:span text:style-name="T96"> <text:s/></text:span>remainder of x / y</text:p>
      <text:p text:style-name="P100">-x <text:s text:c="6"/>→<text:span text:style-name="T97"> <text:s/></text:span>x negated</text:p>
      <text:p text:style-name="P100">+x <text:s text:c="5"/>→<text:span text:style-name="T97"> <text:s/></text:span>x unchanged</text:p>
      <text:p text:style-name="P100"/>
      <text:p text:style-name="P96"><text:span text:style-name="T75">Converting:</text:span><text:span text:style-name="T78"> </text:span><text:span text:style-name="T1"><text:tab/><text:tab/><text:tab/></text:span></text:p>
      <text:p text:style-name="P96">Convert float to int:</text:p>
      <text:p text:style-name="P100">&gt;&gt;&gt; int(12.23)</text:p>
      <text:p text:style-name="P100">12</text:p>
      <text:p text:style-name="P93"/>
      <text:p text:style-name="P96">Convert int to float:</text:p>
      <text:p text:style-name="P100">&gt;&gt;&gt; float(20)</text:p>
      <text:p text:style-name="P100">20.0</text:p>
      <text:p text:style-name="P93"/>
      <text:p text:style-name="P96"><text:soft-page-break/>Convert float to str:</text:p>
      <text:p text:style-name="P100">&gt;&gt;&gt; str(23423)</text:p>
      <text:p text:style-name="P100">'23423'</text:p>
      <text:p text:style-name="P100"/>
      <text:p text:style-name="P101">And so on.</text:p>
      <text:p text:style-name="P463"/>
      <text:p text:style-name="P93"/>
      <text:p text:style-name="P61">Booleans <text:span text:style-name="T107">(bool)</text:span> and None: <text:span text:style-name="T98">Pronunced Buulean</text:span></text:p>
      <text:p text:style-name="P93"/>
      <text:p text:style-name="P102"><text:a xlink:type="simple" xlink:href="https://docs.python.org/3/library/stdtypes.html#truth-value-testing" text:style-name="Internet_20_link" text:visited-style-name="Visited_20_Internet_20_Link">Python documentation:</text:a></text:p>
      <text:p text:style-name="P107"/>
      <text:p text:style-name="P108"><text:span text:style-name="T42">T</text:span>rue and <text:span text:style-name="T42">F</text:span>alse, both have to have the capital letter. <text:span text:style-name="T106">No methods called normally.</text:span></text:p>
      <text:p text:style-name="P93"/>
      <text:p text:style-name="P93">&gt;&gt;&gt;<text:span text:style-name="T42"> T</text:span>rue</text:p>
      <text:p text:style-name="P93">True</text:p>
      <text:p text:style-name="P93"/>
      <text:p text:style-name="P93">&gt;&gt;&gt; <text:span text:style-name="T42">t</text:span>rue</text:p>
      <text:p text:style-name="P93">Traceback (most recent call last):</text:p>
      <text:p text:style-name="P93"><text:s text:c="2"/>File "&lt;stdin&gt;", line 1, in &lt;module&gt;</text:p>
      <text:p text:style-name="P93">NameError: name 'true' is not defined</text:p>
      <text:p text:style-name="P93"/>
      <text:p text:style-name="P93">&gt;&gt;&gt; type(True)</text:p>
      <text:p text:style-name="P93">&lt;class 'bool'&gt;</text:p>
      <text:p text:style-name="P93"/>
      <text:p text:style-name="P109">If is empty is False and if contains information is True:</text:p>
      <text:p text:style-name="P94"/>
      <text:p text:style-name="P93">&gt;&gt;&gt; bool()</text:p>
      <text:p text:style-name="P93">False</text:p>
      <text:p text:style-name="P93"/>
      <text:p text:style-name="P93">&gt;&gt;&gt; bool({})</text:p>
      <text:p text:style-name="P93">False</text:p>
      <text:p text:style-name="P93"/>
      <text:p text:style-name="P93">&gt;&gt;&gt; bool(23423)</text:p>
      <text:p text:style-name="P93">True</text:p>
      <text:p text:style-name="P93"/>
      <text:p text:style-name="P93">&gt;&gt;&gt; bool("asdfasdf")</text:p>
      <text:p text:style-name="P93">True</text:p>
      <text:p text:style-name="P93"/>
      <text:p text:style-name="P93"/>
      <text:p text:style-name="P110"><text:span text:style-name="T42">None:</text:span> With capital N. Is the same than null,undefined, etc. Have no value, <text:span text:style-name="T108">returns nothing. Represent nothingness. Sometimes we need to create a variable with no value to it we use None.</text:span></text:p>
      <text:p text:style-name="P463"/>
      <text:p text:style-name="P93"/>
      <text:p text:style-name="P62">Variables:</text:p>
      <text:p text:style-name="P93"/>
      <text:p text:style-name="P93">&gt;&gt;&gt; my_str = "This is a simple string"</text:p>
      <text:p text:style-name="P93">&gt;&gt;&gt; </text:p>
      <text:p text:style-name="P93"/>
      <text:p text:style-name="P93">&gt;&gt;&gt; print(my_str)</text:p>
      <text:p text:style-name="P93">This is a simple string</text:p>
      <text:p text:style-name="P93">&gt;&gt;&gt; </text:p>
      <text:p text:style-name="P97"><text:soft-page-break/>Add something to the end of the variable: <text:s/><text:span text:style-name="T110">+= </text:span><text:span text:style-name="T7">addition assigment operation</text:span></text:p>
      <text:p text:style-name="P93">&gt;&gt;&gt; my_str <text:span text:style-name="T42">+= </text:span>" POLLA"</text:p>
      <text:p text:style-name="P93">&gt;&gt;&gt; print(my_str)</text:p>
      <text:p text:style-name="P93">This is a simple string POLLA</text:p>
      <text:p text:style-name="P93"/>
      <text:p text:style-name="P98">Do the same in another way:</text:p>
      <text:p text:style-name="P105">&gt;&gt;&gt; my_str = my_str + " CULO"</text:p>
      <text:p text:style-name="P112"/>
      <text:p text:style-name="P91">&gt;&gt;&gt; print(my_str)</text:p>
      <text:p text:style-name="P91">This is a simple string POLLA CULO</text:p>
      <text:p text:style-name="P91"/>
      <text:p text:style-name="P111">You can not change a string but you can add things at the end.</text:p>
      <text:p text:style-name="P111"/>
      <text:p text:style-name="P99">You can change the data type:</text:p>
      <text:p text:style-name="P91"/>
      <text:p text:style-name="P103">&gt;&gt;&gt; my_str = 1</text:p>
      <text:p text:style-name="P103">&gt;&gt;&gt; my_str</text:p>
      <text:p text:style-name="P103">1</text:p>
      <text:p text:style-name="P103">&gt;&gt;&gt; type(my_str)</text:p>
      <text:p text:style-name="P103">&lt;class 'int'&gt;</text:p>
      <text:p text:style-name="P103"/>
      <text:p text:style-name="P103"/>
      <text:p text:style-name="P106"><text:span text:style-name="T42">You can assing a new variable based on a previous old variable</text:span> and if you change the value of the old one the new one will keep the old data, for instance:</text:p>
      <text:p text:style-name="P106"/>
      <text:p text:style-name="P106">&gt;&gt;&gt; my_str <text:s text:c="7"/>→<text:span text:style-name="T109"> my_str have 1 as a value.</text:span></text:p>
      <text:p text:style-name="P106">1</text:p>
      <text:p text:style-name="P106"/>
      <text:p text:style-name="P106">&gt;&gt;&gt; my_int = my_str <text:s text:c="2"/>→<text:span text:style-name="T109"> we assign the value of my_str to the new variable my_int</text:span></text:p>
      <text:p text:style-name="P106">&gt;&gt;&gt; my_int</text:p>
      <text:p text:style-name="P106">1</text:p>
      <text:p text:style-name="P106"/>
      <text:p text:style-name="P106">&gt;&gt;&gt; my_str = "testing" <text:s/>→<text:span text:style-name="T109"> and if we change the value of my_str, the other variable is still having </text:span></text:p>
      <text:p text:style-name="P106">&gt;&gt;&gt; <text:tab/><text:tab/><text:tab/> <text:s text:c="9"/><text:span text:style-name="T109">holding the old data, 1 in this example.</text:span><text:tab/></text:p>
      <text:p text:style-name="P106">&gt;&gt;&gt; my_int</text:p>
      <text:p text:style-name="P106">1</text:p>
      <text:p text:style-name="P464"/>
      <text:p text:style-name="P106"/>
      <text:p text:style-name="P63">Lists (lst): <text:span text:style-name="T120">[]</text:span></text:p>
      <text:p text:style-name="P114"/>
      <text:p text:style-name="P114"/>
      <text:list xml:id="list116605192" text:style-name="L2">
        <text:list-item>
          <text:p text:style-name="P482">Used all the time, <text:span text:style-name="T75">really important to know how it works.</text:span></text:p>
          <text:p text:style-name="P489"/>
        </text:list-item>
        <text:list-item>
          <text:p text:style-name="P483">Ordered sequence of objects, are mutable, can change it’s content.</text:p>
          <text:p text:style-name="P482"/>
        </text:list-item>
        <text:list-item>
          <text:p text:style-name="P484">To create a list you have to use square brakets [] and everyting inside the list is separated by a comma.</text:p>
          <text:p text:style-name="P485"/>
        </text:list-item>
        <text:list-item>
          <text:p text:style-name="P485">You can create a list that contains data types that are not the same,like:</text:p>
          <text:list>
            <text:list-item>
              <text:p text:style-name="P485">[1, ‘a’, True]</text:p>
            </text:list-item>
          </text:list>
        </text:list-item>
      </text:list>
      <text:p text:style-name="P116"/>
      <text:p text:style-name="P175"/>
      <text:p text:style-name="P175"><text:soft-page-break/></text:p>
      <text:p text:style-name="P175"/>
      <text:p text:style-name="P175"><text:span text:style-name="T80">Indexing</text:span><text:span text:style-name="T111">, also called Subscript operation: </text:span><text:span text:style-name="T1">Read something inside the list.</text:span></text:p>
      <text:p text:style-name="P116">&gt;&gt;&gt; my_list = [1,2,3,4,5]</text:p>
      <text:p text:style-name="P116">&gt;&gt;&gt; my_list[3] →<text:span text:style-name="T112"> 3 is the index I want to access. Starting from 0.</text:span></text:p>
      <text:p text:style-name="P116">4</text:p>
      <text:p text:style-name="P117">&gt;&gt;&gt;</text:p>
      <text:p text:style-name="P117"/>
      <text:p text:style-name="P214">Another example:</text:p>
      <text:p text:style-name="P117">&gt;&gt;&gt; other_list=[True,'Potatoe',23423,False,233,23]</text:p>
      <text:p text:style-name="P115">&gt;&gt;&gt; other_list[1]</text:p>
      <text:p text:style-name="P115">'Potatoe'</text:p>
      <text:p text:style-name="P115"/>
      <text:p text:style-name="P115"/>
      <text:p text:style-name="P176">How to know the lenth of the list:</text:p>
      <text:p text:style-name="P118">&gt;&gt;&gt; len(my_list)</text:p>
      <text:p text:style-name="P118">5</text:p>
      <text:p text:style-name="P118">&gt;&gt;&gt; len(other_list)</text:p>
      <text:p text:style-name="P118">6</text:p>
      <text:p text:style-name="P114"/>
      <text:p text:style-name="P177">Print the content of the list:</text:p>
      <text:p text:style-name="P114">&gt;&gt;&gt; print(my_list)</text:p>
      <text:p text:style-name="P114">[1, 2, 3, 4, 5]</text:p>
      <text:p text:style-name="P114"/>
      <text:p text:style-name="P114">&gt;&gt;&gt; print(other_list)</text:p>
      <text:p text:style-name="P114">[True, 'Potatoe', 23423, False, 233, 23]</text:p>
      <text:p text:style-name="P114"/>
      <text:p text:style-name="P178">Negative indexes: <text:span text:style-name="T8">Prints in the oposite direction.</text:span></text:p>
      <text:p text:style-name="P129">&gt;&gt;&gt; print(other_list)</text:p>
      <text:p text:style-name="P129">[True, 'Potatoe', 23423, False, 233, 23]</text:p>
      <text:p text:style-name="P129"/>
      <text:p text:style-name="P129">&gt;&gt;&gt; other_list[-1]</text:p>
      <text:p text:style-name="P129">23</text:p>
      <text:p text:style-name="P129">&gt;&gt;&gt; other_list[-2]</text:p>
      <text:p text:style-name="P129">233</text:p>
      <text:p text:style-name="P129">&gt;&gt;&gt; other_list[-3]</text:p>
      <text:p text:style-name="P129">False</text:p>
      <text:p text:style-name="P129">&gt;&gt;&gt; other_list[-4]</text:p>
      <text:p text:style-name="P129">23423</text:p>
      <text:p text:style-name="P129">&gt;&gt;&gt; other_list[-5]</text:p>
      <text:p text:style-name="P129">'Potatoe'</text:p>
      <text:p text:style-name="P129">&gt;&gt;&gt; other_list[-6]</text:p>
      <text:p text:style-name="P129">True</text:p>
      <text:p text:style-name="P114"/>
      <text:p text:style-name="P119"><text:span text:style-name="T76">Slicing</text:span>: We provide the starting index and the ending one.</text:p>
      <text:p text:style-name="P114"/>
      <text:p text:style-name="P114">&gt;&gt;&gt; print(other_list)</text:p>
      <text:p text:style-name="P114">[True, 'Potatoe', 23423, False, 233, 23]</text:p>
      <text:p text:style-name="P114"/>
      <text:p text:style-name="P114">&gt;&gt;&gt; other_list[0:2] <text:s/>→<text:span text:style-name="T113"> it will show the 0 and 1 index, not the second one is not included.</text:span></text:p>
      <text:p text:style-name="P114">[True, 'Potatoe']</text:p>
      <text:p text:style-name="P114"/>
      <text:p text:style-name="P114"><text:soft-page-break/>&gt;&gt;&gt; other_list[1:] <text:s/>→<text:span text:style-name="T113"> show everything from the index one, which is included until the end.</text:span></text:p>
      <text:p text:style-name="P114">['Potatoe', 23423, False, 233, 23]</text:p>
      <text:p text:style-name="P114">&gt;&gt;&gt; other_list[:3] <text:s/>→<text:span text:style-name="T114"> print from the beginning, index 0 to the index 2, the index 3 is not included.</text:span></text:p>
      <text:p text:style-name="P114">[True, 'Potatoe', 23423]</text:p>
      <text:p text:style-name="P114"/>
      <text:p text:style-name="P114">&gt;&gt;&gt; other_list[0:5:2] →<text:span text:style-name="T115"> from index 0 to index 4 and takings steps of two.</text:span></text:p>
      <text:p text:style-name="P114">[True, 23423, 233]</text:p>
      <text:p text:style-name="P114"/>
      <text:p text:style-name="P179">How to change things inside of the list: <text:span text:style-name="T1">Using the asign operation.</text:span></text:p>
      <text:p text:style-name="P179"/>
      <text:p text:style-name="P120">&gt;&gt;&gt; other_list[4] = 888.44</text:p>
      <text:p text:style-name="P114">&gt;&gt;&gt; print (other_list)</text:p>
      <text:p text:style-name="P114">[True, 'Potatoe', 23423, False, 888.44, 23]</text:p>
      <text:p text:style-name="P114"/>
      <text:p text:style-name="P114">&gt;&gt;&gt; other_list[5] = "Oranges"</text:p>
      <text:p text:style-name="P114">&gt;&gt;&gt; print(other_list)</text:p>
      <text:p text:style-name="P114">[True, 'Potatoe', 23423, False, 888.44, 'Oranges']</text:p>
      <text:p text:style-name="P121"/>
      <text:p text:style-name="P180"><text:span text:style-name="T116">Method </text:span>Append:</text:p>
      <text:p text:style-name="P114">&gt;&gt;&gt; other_list.<text:span text:style-name="T42">append</text:span>("Monkey")</text:p>
      <text:p text:style-name="P114"/>
      <text:p text:style-name="P114">&gt;&gt;&gt; print(other_list)</text:p>
      <text:p text:style-name="P114">[True, 'Potatoe', 23423, False, 888.44, 'Oranges', '<text:span text:style-name="T42">Monkey'</text:span>]</text:p>
      <text:p text:style-name="P114"/>
      <text:p text:style-name="P181">Concatenation:</text:p>
      <text:p text:style-name="P122">&gt;&gt;&gt; other_list <text:span text:style-name="T42">+</text:span> [33333, "AAAAA"] <text:s text:c="2"/>→ is not appending nothing, just showing it.</text:p>
      <text:p text:style-name="P122">[True, 'Potatoe', 23423, False, 888.44, 'Oranges', 'Monkey', 33333, 'AAAAA']</text:p>
      <text:p text:style-name="P122">&gt;&gt;&gt; other_list</text:p>
      <text:p text:style-name="P122">[True, 'Potatoe', 23423, False, 888.44, 'Oranges', 'Monkey'] <text:s/>→ as you can see when we call the list nothing has been appended.</text:p>
      <text:p text:style-name="P122"/>
      <text:p text:style-name="P215">This one is appending the new characters:</text:p>
      <text:p text:style-name="P122">&gt;&gt;&gt; other_list <text:span text:style-name="T42">+=</text:span> ["WWWWWW",22222]</text:p>
      <text:p text:style-name="P122">&gt;&gt;&gt; other_list</text:p>
      <text:p text:style-name="P122">[True, 'Potatoe', 23423, False, 888.44, 'Oranges', 'Monkey', 'WWWWWW', 22222]</text:p>
      <text:p text:style-name="P122"/>
      <text:p text:style-name="P215">Change values using ranges:</text:p>
      <text:p text:style-name="P123">&gt;&gt;&gt; other_list[1:4] = ["Bananas",55555,True]</text:p>
      <text:p text:style-name="P123">&gt;&gt;&gt; other_list</text:p>
      <text:p text:style-name="P123">[True, 'Bananas', 55555, True, 888.44, 'Oranges', 'Monkey', 'WWWWWW', 22222]</text:p>
      <text:p text:style-name="P123"/>
      <text:p text:style-name="P216">Change values and add a new one:</text:p>
      <text:p text:style-name="P124">&gt;&gt;&gt; other_list[4:7] = ["APLES","dog","CAT","horse"]</text:p>
      <text:p text:style-name="P124">&gt;&gt;&gt; other_list</text:p>
      <text:p text:style-name="P124">[True, 'Bananas', 55555, True, 'APLES', 'dog', 'CAT', 'horse', 'WWWWWW', 22222]</text:p>
      <text:p text:style-name="P124"/>
      <text:p text:style-name="P124"/>
      <text:p text:style-name="P124"/>
      <text:p text:style-name="P125"/>
      <text:p text:style-name="P125"/>
      <text:p text:style-name="P125"/>
      <text:p text:style-name="P125"/>
      <text:p text:style-name="P217"><text:soft-page-break/>Remove stuff:</text:p>
      <text:p text:style-name="P125">&gt;&gt;&gt; other_list</text:p>
      <text:p text:style-name="P125">[True, 'Bananas', 55555, True, 'APLES', 'dog', 'CAT', 'horse', 'WWWWWW', 22222]</text:p>
      <text:p text:style-name="P125"/>
      <text:p text:style-name="P125">&gt;&gt;&gt; len(other_list)</text:p>
      <text:p text:style-name="P125">10</text:p>
      <text:p text:style-name="P125"/>
      <text:p text:style-name="P125">&gt;&gt;&gt; other_list[4:] = []</text:p>
      <text:p text:style-name="P125"/>
      <text:p text:style-name="P125">&gt;&gt;&gt; other_list</text:p>
      <text:p text:style-name="P125">[True, 'Bananas', 55555, True]</text:p>
      <text:p text:style-name="P125"/>
      <text:p text:style-name="P125">&gt;&gt;&gt; len(other_list)</text:p>
      <text:p text:style-name="P125">4</text:p>
      <text:p text:style-name="P125"/>
      <text:p text:style-name="P182"><text:span text:style-name="T117">R</text:span>emove <text:span text:style-name="T117">method:</text:span></text:p>
      <text:p text:style-name="P126"/>
      <text:p text:style-name="P126">&gt;&gt;&gt; other_list.<text:span text:style-name="T42">remove</text:span>(True)</text:p>
      <text:p text:style-name="P126"/>
      <text:p text:style-name="P126">&gt;&gt;&gt; other_list</text:p>
      <text:p text:style-name="P126">['Bananas', 55555, True]</text:p>
      <text:p text:style-name="P125"/>
      <text:p text:style-name="P125"/>
      <text:p text:style-name="P183">Pop method:</text:p>
      <text:p text:style-name="P128">Removes from the end of the list if you call by default.</text:p>
      <text:p text:style-name="P128"/>
      <text:p text:style-name="P127">&gt;&gt;&gt; other_list.<text:span text:style-name="T42">pop</text:span>()</text:p>
      <text:p text:style-name="P127">True</text:p>
      <text:p text:style-name="P127">&gt;&gt;&gt; other_list</text:p>
      <text:p text:style-name="P127">['Bananas', 55555]</text:p>
      <text:p text:style-name="P127"/>
      <text:p text:style-name="P128">You can pass in the index to remove.</text:p>
      <text:p text:style-name="P128"/>
      <text:p text:style-name="P465"/>
      <text:p text:style-name="P128"/>
      <text:p text:style-name="P64">Tuples / t<text:span text:style-name="T119">u</text:span>pl<text:span text:style-name="T119">e</text:span>: <text:span text:style-name="T120">()</text:span></text:p>
      <text:p text:style-name="P130"/>
      <text:p text:style-name="P130">Most common immutable sequence type.</text:p>
      <text:p text:style-name="P130"/>
      <text:p text:style-name="P131"><text:span text:style-name="T42">Example</text:span>: <text:s/>point = (2.0, 3.0) <text:s/>→<text:span text:style-name="T118"> you have an X and a Y cordinade and a tuple can represent that. Because is always gonna be the same, is not gonna get bigger or smaller.</text:span></text:p>
      <text:p text:style-name="P131"/>
      <text:p text:style-name="P132">Since is immutable we don’t have all these methods we had before, no remove, pop, etc.</text:p>
      <text:p text:style-name="P132"/>
      <text:p text:style-name="P132">&gt;&gt;&gt; point_3d = point + (4.0,)</text:p>
      <text:p text:style-name="P132">&gt;&gt;&gt; point_3d</text:p>
      <text:p text:style-name="P132">(2.0, 3.0, 4.0)</text:p>
      <text:p text:style-name="P132"/>
      <text:p text:style-name="P132"/>
      <text:p text:style-name="P132"/>
      <text:p text:style-name="P132"/>
      <text:p text:style-name="P132"/>
      <text:p text:style-name="P132"><text:soft-page-break/>&gt;&gt;&gt; x,y,z = point_3d</text:p>
      <text:p text:style-name="P132">&gt;&gt;&gt; x</text:p>
      <text:p text:style-name="P132">2.0</text:p>
      <text:p text:style-name="P132">&gt;&gt;&gt; y</text:p>
      <text:p text:style-name="P132">3.0</text:p>
      <text:p text:style-name="P132">&gt;&gt;&gt; z</text:p>
      <text:p text:style-name="P132">4.0</text:p>
      <text:p text:style-name="P132"/>
      <text:p text:style-name="P132">The time you’re most likely to see tuples will be when looking at a format string that’s compatible with Python 2:</text:p>
      <text:p text:style-name="P132"/>
      <text:p text:style-name="P184">This works:</text:p>
      <text:p text:style-name="P132">&gt;&gt;&gt; print("My name is: %s %s" % ("John", "Smith"))</text:p>
      <text:p text:style-name="P132">My name is: John Smith</text:p>
      <text:p text:style-name="P132"/>
      <text:p text:style-name="P184">This don’t work:</text:p>
      <text:p text:style-name="P133">&gt;&gt;&gt; print("My name is: %s %s" % ("John", "Smith", 1))</text:p>
      <text:p text:style-name="P133">Traceback (most recent call last):</text:p>
      <text:p text:style-name="P133"><text:s text:c="2"/>File "&lt;stdin&gt;", line 1, in &lt;module&gt;</text:p>
      <text:p text:style-name="P133">TypeError: not all arguments converted during string formatting</text:p>
      <text:p text:style-name="P132"/>
      <text:p text:style-name="P132"/>
      <text:p text:style-name="P185">Not necessary to add 2 parentesys:</text:p>
      <text:p text:style-name="P134">&gt;&gt;&gt; print("My name is: %s" % "John")</text:p>
      <text:p text:style-name="P134">My name is: John</text:p>
      <text:p text:style-name="P466"/>
      <text:p text:style-name="P134"/>
      <text:p text:style-name="P134"/>
      <text:p text:style-name="P65">Dictionaries / dict: <text:span text:style-name="T120">{:,}</text:span></text:p>
      <text:p text:style-name="P134"/>
      <text:p text:style-name="P134">&gt;&gt;&gt; ages = {'kevin': 59, 'alex': 29, 'bob': 40}</text:p>
      <text:p text:style-name="P139">Kevin is the key</text:p>
      <text:p text:style-name="P139">59 is the value</text:p>
      <text:p text:style-name="P139"/>
      <text:p text:style-name="P191">Keys needs to be unique.</text:p>
      <text:p text:style-name="P134"/>
      <text:p text:style-name="P134">&gt;&gt;&gt; ages</text:p>
      <text:p text:style-name="P134">{'kevin': 59, 'alex': 29, 'bob': 40}</text:p>
      <text:p text:style-name="P134"/>
      <text:p text:style-name="P186">Show me the content of a key:</text:p>
      <text:p text:style-name="P135">&gt;&gt;&gt; ages['kevin']</text:p>
      <text:p text:style-name="P135">59</text:p>
      <text:p text:style-name="P135"/>
      <text:p text:style-name="P187">Add something:</text:p>
      <text:p text:style-name="P136">&gt;&gt;&gt; ages['kayla'] = 21</text:p>
      <text:p text:style-name="P136">&gt;&gt;&gt; ages</text:p>
      <text:p text:style-name="P136">{'kevin': 59, 'alex': 29, 'bob': 40, 'kayla': 21}</text:p>
      <text:p text:style-name="P135"/>
      <text:p text:style-name="P188">Modify:</text:p>
      <text:p text:style-name="P137">&gt;&gt;&gt; ages['kayla'] = 40</text:p>
      <text:p text:style-name="P137">{'kevin': 59, 'alex': 29, 'bob': 40, 'kayla': 40}</text:p>
      <text:p text:style-name="P137"/>
      <text:p text:style-name="P192"><text:soft-page-break/>Remove things:</text:p>
      <text:p text:style-name="P140"/>
      <text:p text:style-name="P141"><text:span text:style-name="T42">Del:</text:span> <text:span text:style-name="T122">We can use the built in </text:span><text:span text:style-name="T44">del </text:span><text:span text:style-name="T122">keyboard: Be careful, this can delete entire dictionaries, better to use other methods:</text:span></text:p>
      <text:p text:style-name="P140"/>
      <text:p text:style-name="P137">&gt;&gt;&gt; del ages['kevin']</text:p>
      <text:p text:style-name="P137">&gt;&gt;&gt; ages</text:p>
      <text:p text:style-name="P137">{'alex': 29, 'bob': 40, 'kayla': 40}</text:p>
      <text:p text:style-name="P142"/>
      <text:p text:style-name="P193"><text:span text:style-name="T123">Method </text:span>Pop: <text:span text:style-name="T9">A safer way</text:span></text:p>
      <text:p text:style-name="P137">&gt;&gt;&gt; ages<text:span text:style-name="T42">.pop</text:span>('bob')</text:p>
      <text:p text:style-name="P137">40</text:p>
      <text:p text:style-name="P137">&gt;&gt;&gt; ages</text:p>
      <text:p text:style-name="P137">{'alex': 29, 'kayla': 40}</text:p>
      <text:p text:style-name="P137"/>
      <text:p text:style-name="P194">How to know all the <text:span text:style-name="T124">keys</text:span> inside the dictionary: <text:span text:style-name="T10">but don’t care about the values</text:span></text:p>
      <text:p text:style-name="P143">Method Keys:</text:p>
      <text:p text:style-name="P143"/>
      <text:p text:style-name="P137">&gt;&gt;&gt; ages.keys()</text:p>
      <text:p text:style-name="P137">dict_keys(['alex', 'kayla'])</text:p>
      <text:p text:style-name="P137"/>
      <text:p text:style-name="P137"/>
      <text:p text:style-name="P144">Dict_keys is returning a list, because is between parenthesis, so we can use a list to get the keys too:</text:p>
      <text:p text:style-name="P137">&gt;&gt;&gt; <text:span text:style-name="T42">list</text:span>(ages.<text:span text:style-name="T42">keys</text:span>())</text:p>
      <text:p text:style-name="P137">['alex', 'kayla']</text:p>
      <text:p text:style-name="P137"/>
      <text:p text:style-name="P137"/>
      <text:p text:style-name="P145"><text:span text:style-name="T42">Get the values:</text:span><text:line-break/><text:span text:style-name="T121">&gt;&gt;&gt; ages.values()</text:span></text:p>
      <text:p text:style-name="P137">dict_values([29, 40])</text:p>
      <text:p text:style-name="P137"/>
      <text:p text:style-name="P146">The same using lists:</text:p>
      <text:p text:style-name="P137">&gt;&gt;&gt; list(ages.values())</text:p>
      <text:p text:style-name="P137">[29, 40]</text:p>
      <text:p text:style-name="P137"/>
      <text:p text:style-name="P137">There are a few other ways to create dictionaries that we might see, those being those that use the dict constructor with key/value arguments and a list of tuples:</text:p>
      <text:p text:style-name="P137"/>
      <text:p text:style-name="P137">&gt;&gt;&gt; weights = dict(kevin=160, bob=240, kayla=135)</text:p>
      <text:p text:style-name="P137">&gt;&gt;&gt; weights</text:p>
      <text:p text:style-name="P137">{'kevin': 160, 'bob': 240, 'kayla': 135}</text:p>
      <text:p text:style-name="P137"/>
      <text:p text:style-name="P137">&gt;&gt;&gt; colors = dict([('kevin', 'blue'), ('bob', 'green'), ('kayla', 'red')])</text:p>
      <text:p text:style-name="P137">&gt;&gt;&gt; colors</text:p>
      <text:p text:style-name="P137">{'kevin': 'blue', 'bob': 'green', 'kayla': 'red'}</text:p>
      <text:p text:style-name="P137"/>
      <text:p text:style-name="P137"/>
      <text:p text:style-name="P137"/>
      <text:p text:style-name="P137"/>
      <text:p text:style-name="P137"/>
      <text:p text:style-name="P137"/>
      <text:p text:style-name="P137"/>
      <text:p text:style-name="P467"><text:soft-page-break/></text:p>
      <text:p text:style-name="P137"/>
      <text:p text:style-name="P66">Conditionals and Comparisons:</text:p>
      <text:p text:style-name="P137"/>
      <text:p text:style-name="P369"><text:span text:style-name="T42">Comparison</text:span>:</text:p>
      <text:p text:style-name="P369"/>
      <table:table table:name="Table2" table:style-name="Table2">
        <table:table-column table:style-name="Table2.A"/>
        <table:table-column table:style-name="Table2.B"/>
        <table:table-header-rows>
          <table:table-row>
            <table:table-cell table:style-name="Table2.A1" office:value-type="string">
              <text:p text:style-name="P478">Operation</text:p>
            </table:table-cell>
            <table:table-cell table:style-name="Table2.A1" office:value-type="string">
              <text:p text:style-name="P478">Meaning</text:p>
            </table:table-cell>
          </table:table-row>
        </table:table-header-rows>
        <table:table-row>
          <table:table-cell table:style-name="Table2.A2" office:value-type="string">
            <text:p text:style-name="P477"><text:span text:style-name="Source_20_Text"><text:span text:style-name="T126">&lt;</text:span></text:span></text:p>
          </table:table-cell>
          <table:table-cell table:style-name="Table2.A2" office:value-type="string">
            <text:p text:style-name="P477">strictly less than</text:p>
          </table:table-cell>
        </table:table-row>
        <table:table-row>
          <table:table-cell table:style-name="Table2.A2" office:value-type="string">
            <text:p text:style-name="P477"><text:span text:style-name="Source_20_Text"><text:span text:style-name="T126">&lt;=</text:span></text:span></text:p>
          </table:table-cell>
          <table:table-cell table:style-name="Table2.A2" office:value-type="string">
            <text:p text:style-name="P477">less than or equal</text:p>
          </table:table-cell>
        </table:table-row>
        <table:table-row>
          <table:table-cell table:style-name="Table2.A2" office:value-type="string">
            <text:p text:style-name="P477"><text:span text:style-name="Source_20_Text"><text:span text:style-name="T126">&gt;</text:span></text:span></text:p>
          </table:table-cell>
          <table:table-cell table:style-name="Table2.A2" office:value-type="string">
            <text:p text:style-name="P477">strictly greater than</text:p>
          </table:table-cell>
        </table:table-row>
        <table:table-row>
          <table:table-cell table:style-name="Table2.A2" office:value-type="string">
            <text:p text:style-name="P477"><text:span text:style-name="Source_20_Text"><text:span text:style-name="T126">&gt;=</text:span></text:span></text:p>
          </table:table-cell>
          <table:table-cell table:style-name="Table2.A2" office:value-type="string">
            <text:p text:style-name="P477">greater than or equal</text:p>
          </table:table-cell>
        </table:table-row>
        <table:table-row>
          <table:table-cell table:style-name="Table2.A2" office:value-type="string">
            <text:p text:style-name="P477"><text:span text:style-name="Source_20_Text"><text:span text:style-name="T126">==</text:span></text:span></text:p>
          </table:table-cell>
          <table:table-cell table:style-name="Table2.A2" office:value-type="string">
            <text:p text:style-name="P477">equal</text:p>
          </table:table-cell>
        </table:table-row>
        <table:table-row>
          <table:table-cell table:style-name="Table2.A2" office:value-type="string">
            <text:p text:style-name="P477"><text:span text:style-name="Source_20_Text"><text:span text:style-name="T126">!=</text:span></text:span></text:p>
          </table:table-cell>
          <table:table-cell table:style-name="Table2.A2" office:value-type="string">
            <text:p text:style-name="P477">not equal</text:p>
          </table:table-cell>
        </table:table-row>
        <table:table-row>
          <table:table-cell table:style-name="Table2.A2" office:value-type="string">
            <text:p text:style-name="P477"><text:span text:style-name="Source_20_Text"><text:span text:style-name="T126">is</text:span></text:span></text:p>
          </table:table-cell>
          <table:table-cell table:style-name="Table2.A2" office:value-type="string">
            <text:p text:style-name="P477">object identity</text:p>
          </table:table-cell>
        </table:table-row>
        <table:table-row>
          <table:table-cell table:style-name="Table2.A2" office:value-type="string">
            <text:p text:style-name="P477"><text:span text:style-name="Source_20_Text"><text:span text:style-name="T126">is not</text:span></text:span></text:p>
          </table:table-cell>
          <table:table-cell table:style-name="Table2.A2" office:value-type="string">
            <text:p text:style-name="P477">negated object identity</text:p>
          </table:table-cell>
        </table:table-row>
      </table:table>
      <text:p text:style-name="P148"/>
      <text:p text:style-name="P148"/>
      <text:p text:style-name="P218"/>
      <text:p text:style-name="P218">Between int and float:</text:p>
      <text:p text:style-name="P148"/>
      <text:p text:style-name="P148">&gt;&gt;&gt; 2==1 <text:s text:c="2"/>→ 2 is equal to 1</text:p>
      <text:p text:style-name="P148">False</text:p>
      <text:p text:style-name="P148"/>
      <text:p text:style-name="P148">&gt;&gt;&gt; 2!=1 <text:s text:c="3"/>2 is not equal to 1</text:p>
      <text:p text:style-name="P148">True</text:p>
      <text:p text:style-name="P148"/>
      <text:p text:style-name="P148">&gt;&gt;&gt; 1&lt;2 → <text:s text:c="3"/>1 is smaller than 2</text:p>
      <text:p text:style-name="P148">True</text:p>
      <text:p text:style-name="P147"/>
      <text:p text:style-name="P137">&gt;&gt;&gt; 1&gt;2</text:p>
      <text:p text:style-name="P137">False</text:p>
      <text:p text:style-name="P137"/>
      <text:p text:style-name="P137">&gt;&gt;&gt; 3.0 &gt; 4 <text:s/>→<text:span text:style-name="T125"> 3.0 is greater than 4</text:span></text:p>
      <text:p text:style-name="P137">False</text:p>
      <text:p text:style-name="P137"/>
      <text:p text:style-name="P137">&gt;&gt;&gt; 3.0 &gt; 4.0 <text:s/>→<text:span text:style-name="T125"> 3.0 is greater than 4.0</text:span></text:p>
      <text:p text:style-name="P137">False</text:p>
      <text:p text:style-name="P137">&gt;&gt;&gt; 3.0 &gt; 2.3885</text:p>
      <text:p text:style-name="P137">True</text:p>
      <text:p text:style-name="P137"/>
      <text:p text:style-name="P137"/>
      <text:p text:style-name="P195">Doesn’t work with int/float and str:</text:p>
      <text:p text:style-name="P137"/>
      <text:p text:style-name="P137">&gt;&gt;&gt; 3&lt;= "this"</text:p>
      <text:p text:style-name="P137">Traceback (most recent call last):</text:p>
      <text:p text:style-name="P137"><text:s text:c="2"/>File "&lt;stdin&gt;", line 1, in &lt;module&gt;</text:p>
      <text:p text:style-name="P137">TypeError: '&lt;=' <text:span text:style-name="T75">not supported between instances of 'int' and 'str'</text:span></text:p>
      <text:p text:style-name="P137"/>
      <text:p text:style-name="P137"><text:soft-page-break/></text:p>
      <text:p text:style-name="P196">Casting:</text:p>
      <text:p text:style-name="P137">&gt;&gt;&gt; 1.1 == "1.1"</text:p>
      <text:p text:style-name="P137">False</text:p>
      <text:p text:style-name="P137">&gt;&gt;&gt; 1.1 == float("1.1")</text:p>
      <text:p text:style-name="P137">True</text:p>
      <text:p text:style-name="P137"/>
      <text:p text:style-name="P137"/>
      <text:p text:style-name="P137"/>
      <text:p text:style-name="P137">&gt;&gt;&gt; 1.1 &gt;= "1.1"</text:p>
      <text:p text:style-name="P137">Traceback (most recent call last):</text:p>
      <text:p text:style-name="P137"><text:s text:c="2"/>File "&lt;stdin&gt;", line 1, in &lt;module&gt;</text:p>
      <text:p text:style-name="P137">TypeError: '&gt;=' not supported between instances of 'float' and 'str'</text:p>
      <text:p text:style-name="P137"/>
      <text:p text:style-name="P137"/>
      <text:p text:style-name="P197">Using str:</text:p>
      <text:p text:style-name="P137">&gt;&gt;&gt; "this" == "this"</text:p>
      <text:p text:style-name="P137">True</text:p>
      <text:p text:style-name="P137">&gt;&gt;&gt; "this" == "<text:span text:style-name="T42">T</text:span>his"</text:p>
      <text:p text:style-name="P137">False</text:p>
      <text:p text:style-name="P137"/>
      <text:p text:style-name="P137">&gt;&gt;&gt; 'b' &gt; 'a'</text:p>
      <text:p text:style-name="P137">True</text:p>
      <text:p text:style-name="P137"/>
      <text:p text:style-name="P137">&gt;&gt;&gt; 'abc' &gt; 'b'</text:p>
      <text:p text:style-name="P137">False</text:p>
      <text:p text:style-name="P137"/>
      <text:p text:style-name="P137">&gt;&gt;&gt; 'abc' &lt; 'b'</text:p>
      <text:p text:style-name="P137">True</text:p>
      <text:p text:style-name="P137"/>
      <text:p text:style-name="P137">&gt;&gt;&gt; 2 in [1,2,3]</text:p>
      <text:p text:style-name="P137">True</text:p>
      <text:p text:style-name="P137"/>
      <text:p text:style-name="P137">&gt;&gt;&gt; 22 in [1,2,3]</text:p>
      <text:p text:style-name="P137">False</text:p>
      <text:p text:style-name="P137"/>
      <text:p text:style-name="P137">&gt;&gt;&gt; 22 not in [1,2,3]</text:p>
      <text:p text:style-name="P137">True</text:p>
      <text:p text:style-name="P137"/>
      <text:p text:style-name="P368">Conditionals: <text:s/><text:span text:style-name="T127">if/elif/else</text:span></text:p>
      <text:p text:style-name="P138"/>
      <text:p text:style-name="P149">We have to use whitespaces to separate our code block. We will always use an indentation (sangria) of 4 spaces, you can use Tab.</text:p>
      <text:p text:style-name="P138"/>
      <text:p text:style-name="P138">&gt;&gt;&gt; if 1 == 1:</text:p>
      <text:p text:style-name="P138">... <text:s text:c="4"/>print('this is true')</text:p>
      <text:p text:style-name="P138">... </text:p>
      <text:p text:style-name="P138">this is true</text:p>
      <text:p text:style-name="P138"/>
      <text:p text:style-name="P138"/>
      <text:p text:style-name="P138"/>
      <text:p text:style-name="P138"/>
      <text:p text:style-name="P138"><text:soft-page-break/></text:p>
      <text:p text:style-name="P138"/>
      <text:p text:style-name="P138">&gt;&gt;&gt; name = "Kevin"</text:p>
      <text:p text:style-name="P138">&gt;&gt;&gt; if len(name) &gt;= 6:</text:p>
      <text:p text:style-name="P138">... <text:s text:c="4"/>print("name is long")</text:p>
      <text:p text:style-name="P138">... elif len(name) == 5:</text:p>
      <text:p text:style-name="P138">... <text:s text:c="4"/>print("name is 5 characters")</text:p>
      <text:p text:style-name="P138">... elif len(name) &gt;= 4:</text:p>
      <text:p text:style-name="P138">... <text:s text:c="4"/>print("name is 4 or more")</text:p>
      <text:p text:style-name="P138">... else:</text:p>
      <text:p text:style-name="P138">... <text:s text:c="4"/>print("name is short")</text:p>
      <text:p text:style-name="P138">...</text:p>
      <text:p text:style-name="P138">name is 5 characters</text:p>
      <text:p text:style-name="P468"/>
      <text:p text:style-name="P138"/>
      <text:p text:style-name="P68">The while loop:</text:p>
      <text:p text:style-name="P150"/>
      <text:p text:style-name="P151">while CONDITION:</text:p>
      <text:p text:style-name="P151"><text:tab/>block</text:p>
      <text:p text:style-name="P150"/>
      <text:p text:style-name="P219">Infinite loop:</text:p>
      <text:p text:style-name="P151">while True: <text:s/><text:tab/>→ if the condition is <text:span text:style-name="T128">T</text:span>rue</text:p>
      <text:p text:style-name="P198"><text:span text:style-name="T1"><text:tab/>print(‘looping’) <text:s text:c="2"/>is gonna print looping, and it’s true so will do an infinite loop. </text:span><text:span text:style-name="T11">Ctrl +C to <text:tab/><text:tab/> <text:s text:c="15"/>cancel it.</text:span></text:p>
      <text:p text:style-name="P152"/>
      <text:p text:style-name="P220">Exercise:</text:p>
      <text:p text:style-name="P189"><text:span text:style-name="T1">&gt;&gt;&gt; count = 1 <text:s text:c="4"/>→</text:span><text:span text:style-name="T12"> declaring variable with value as 1</text:span></text:p>
      <text:p text:style-name="P189"><text:span text:style-name="T1">&gt;&gt;&gt; while count &lt;= 4: <text:s text:c="3"/>→</text:span><text:span text:style-name="T12"> while 1 is less or equal than one</text:span></text:p>
      <text:p text:style-name="P189"><text:span text:style-name="T1">... <text:s text:c="4"/>print('looping')<text:tab/> <text:s text:c="5"/>→</text:span><text:span text:style-name="T12"> print looping</text:span><text:span text:style-name="T1"><text:tab/></text:span></text:p>
      <text:p text:style-name="P189"><text:span text:style-name="T1">... <text:s text:c="4"/>count += 1<text:tab/> <text:s text:c="5"/>→</text:span><text:span text:style-name="T12"> and add 1 to count in each iteration, so will print 4 looping.</text:span><text:span text:style-name="T1"><text:tab/></text:span></text:p>
      <text:p text:style-name="P138">... </text:p>
      <text:p text:style-name="P189"><text:span text:style-name="T1">looping <text:s/>→</text:span><text:span text:style-name="T13"> count is 1</text:span></text:p>
      <text:p text:style-name="P189"><text:span text:style-name="T1">looping <text:s text:c="2"/>→</text:span><text:span text:style-name="T13"> added 1 to count, so now is 2</text:span></text:p>
      <text:p text:style-name="P190"><text:span text:style-name="T1">looping <text:s text:c="3"/>→</text:span><text:span text:style-name="T13"> added 1 to count, so now is 3</text:span><text:span text:style-name="T1"><text:tab/></text:span></text:p>
      <text:p text:style-name="P190"><text:span text:style-name="T1">looping <text:s text:c="4"/>→</text:span><text:span text:style-name="T13"> added 1 to count, so now is 4 and the loops ends.</text:span></text:p>
      <text:p text:style-name="P138">&gt;&gt;&gt; </text:p>
      <text:p text:style-name="P138"/>
      <text:p text:style-name="P221">Print the odd numbers:</text:p>
      <text:p text:style-name="P153">&gt;&gt;&gt; count = 0</text:p>
      <text:p text:style-name="P153">&gt;&gt;&gt; while count &lt; 10:</text:p>
      <text:p text:style-name="P199"><text:span text:style-name="T1">... <text:s text:c="4"/>if count % 2 == 0: <text:s/>→</text:span><text:span text:style-name="T14"> % is modul</text:span><text:span text:style-name="T15">o</text:span><text:span text:style-name="T14">, gives us the reminder of a division. </text:span><text:span text:style-name="T16">If the reminder of 2 / 0</text:span></text:p>
      <text:p text:style-name="P199"><text:span text:style-name="T1">... <text:s text:c="12"/>count +=1<text:tab/> <text:s text:c="8"/></text:span><text:span text:style-name="T16">is 0, means that it’s an even number.</text:span><text:span text:style-name="T1"><text:tab/></text:span></text:p>
      <text:p text:style-name="P199"><text:span text:style-name="T1">... <text:s text:c="12"/></text:span>continue<text:span text:style-name="T1"> <text:s text:c="4"/>→</text:span><text:span text:style-name="T17"> will go to the top of the loop and execute again. </text:span></text:p>
      <text:p text:style-name="P153">... <text:s text:c="4"/>print(f"We're counting odd numbers: {count}")</text:p>
      <text:p text:style-name="P153">... <text:s text:c="4"/>count += 1 </text:p>
      <text:p text:style-name="P153">... </text:p>
      <text:p text:style-name="P153">We're counting odd numbers: 1</text:p>
      <text:p text:style-name="P153">We're counting odd numbers: 3</text:p>
      <text:p text:style-name="P153">We're counting odd numbers: 5</text:p>
      <text:p text:style-name="P153">We're counting odd numbers: 7</text:p>
      <text:p text:style-name="P153">We're counting odd numbers: 9</text:p>
      <text:p text:style-name="P153">&gt;&gt;&gt; </text:p>
      <text:p text:style-name="P154"><text:soft-page-break/>Let’s run it:</text:p>
      <text:p text:style-name="P154"/>
      <text:list xml:id="list1166912838" text:style-name="L3">
        <text:list-item>
          <text:p text:style-name="P486">Count, which now is 0, is less than 10 so will go to the if statement. 0 modulo 2 is 0,true so will move to the next line and will add +1 to count.</text:p>
        </text:list-item>
        <text:list-item>
          <text:p text:style-name="P486">Second iteration:1 is less than 10. 1 modulo 2 is not equal to 0, is 1, so will move to the print part, printing the message and will add 1 to count,which now is 2.</text:p>
        </text:list-item>
        <text:list-item>
          <text:p text:style-name="P486">Count is 2, is less than 10. Modulo of 2 / 2 is 0, true, so will add +1 to count, now 3. And so on.</text:p>
        </text:list-item>
      </text:list>
      <text:p text:style-name="P153"/>
      <text:p text:style-name="P200"><text:span text:style-name="T78">The same exercise but with break </text:span><text:span text:style-name="T79">statement</text:span><text:span text:style-name="T1">: <text:s/>instead of continue</text:span></text:p>
      <text:p text:style-name="P138">&gt;&gt;&gt; count = 1</text:p>
      <text:p text:style-name="P138">&gt;&gt;&gt; while count &lt; 10:</text:p>
      <text:p text:style-name="P138">... <text:s text:c="4"/>if count % 2 ==0:</text:p>
      <text:p text:style-name="P189"><text:span text:style-name="T1">... <text:s text:c="12"/></text:span>break</text:p>
      <text:p text:style-name="P138">... <text:s text:c="4"/>print(f"We're counting odd numbers: {count}")</text:p>
      <text:p text:style-name="P138">... <text:s text:c="4"/>count +=1</text:p>
      <text:p text:style-name="P138">... </text:p>
      <text:p text:style-name="P138">We're counting odd numbers: 1</text:p>
      <text:p text:style-name="P138"/>
      <text:p text:style-name="P155">Break will finish the script once the condition is True</text:p>
      <text:p text:style-name="P469"/>
      <text:p text:style-name="P155"/>
      <text:p text:style-name="P67">The for loop:</text:p>
      <text:p text:style-name="P155"/>
      <text:p text:style-name="P156">for TEMPORA<text:span text:style-name="T129">RY</text:span>_VARIABLE in SEQUENCE:</text:p>
      <text:p text:style-name="P156"/>
      <text:p text:style-name="P157">TEMPORARY_VARIABLE: <text:span text:style-name="T130">Will be the name we assign each item in sequence.Could be any name, like students, colors, i, x, z, etc.</text:span></text:p>
      <text:p text:style-name="P157">SEQUENCE: We can substitut<text:span text:style-name="T130">e</text:span> anything that is iterable</text:p>
      <text:p text:style-name="P157"/>
      <text:p text:style-name="P222">Better explanation:</text:p>
      <text:p text:style-name="P157">The TEMP_VAR will be populated with each item as we iterate through the SEQUENCE and it will be available to us in the context of the loop. After the loop finishes one iteration, then the TEMP_VAR will be populated with the next item in the SEQUENCE, and the loop’s body will execute again. This process continues until we either hit a break statement or we’ve iterated over every item in the SEQUENCE. Here’s an example looping over a list of colors:</text:p>
      <text:p text:style-name="P157"/>
      <text:p text:style-name="P157">&gt;&gt;&gt; colors = ['blue','green','red','purple']</text:p>
      <text:p text:style-name="P157">&gt;&gt;&gt; for color in colors:</text:p>
      <text:p text:style-name="P157">... <text:s text:c="4"/>print(color)</text:p>
      <text:p text:style-name="P157">... </text:p>
      <text:p text:style-name="P157">blue</text:p>
      <text:p text:style-name="P157">green</text:p>
      <text:p text:style-name="P157">red</text:p>
      <text:p text:style-name="P157">purple</text:p>
      <text:p text:style-name="P157"/>
      <text:p text:style-name="P223">We can iterate using the for loop with:</text:p>
      <text:list xml:id="list3096578040" text:style-name="L4">
        <text:list-item>
          <text:p text:style-name="P487">Lists <text:span text:style-name="T137">[]</text:span>→ the most common one</text:p>
        </text:list-item>
        <text:list-item>
          <text:p text:style-name="P488">Strings “” “”</text:p>
        </text:list-item>
        <text:list-item>
          <text:p text:style-name="P488">Dictionaries {}</text:p>
        </text:list-item>
        <text:list-item>
          <text:p text:style-name="P488">Tuples <text:span text:style-name="T138">()</text:span></text:p>
        </text:list-item>
      </text:list>
      <text:p text:style-name="P157"/>
      <text:p text:style-name="P203"><text:soft-page-break/>Exer<text:span text:style-name="T133">c</text:span>ice 2: <text:span text:style-name="T139">Lists</text:span></text:p>
      <text:p text:style-name="P158">&gt;&gt;&gt; colors = ['blue','green','red','purple']</text:p>
      <text:p text:style-name="P157">&gt;&gt;&gt; for color in colors:</text:p>
      <text:p text:style-name="P157">... <text:s text:c="4"/>if color == 'blue':</text:p>
      <text:p text:style-name="P157">... <text:s text:c="12"/>continue</text:p>
      <text:p text:style-name="P157">... <text:s text:c="4"/>elif color == 'red':</text:p>
      <text:p text:style-name="P157">... <text:s text:c="12"/>break</text:p>
      <text:p text:style-name="P157">... <text:s text:c="4"/>print(color)</text:p>
      <text:p text:style-name="P157">... </text:p>
      <text:p text:style-name="P157">green</text:p>
      <text:p text:style-name="P157"/>
      <text:p text:style-name="P157"/>
      <text:p text:style-name="P202"/>
      <text:p text:style-name="P159"><text:span text:style-name="T45">Exerci</text:span><text:span text:style-name="T46">s</text:span><text:span text:style-name="T45">e 2 </text:span><text:span text:style-name="T42">Explanation</text:span>: <text:s text:c="2"/></text:p>
      <text:p text:style-name="P159">The first iteration is taking blue. Is color (blue) equal to blue? YES, so go to the next subline (continue). Continue is sending it to the top again without printing anything.</text:p>
      <text:p text:style-name="P159"/>
      <text:p text:style-name="P159">Second iteration is taking green.Is color (green) equal to blue? NO, so skips the subline (continue) and goes to the next bunch of code (elif).</text:p>
      <text:p text:style-name="P159"/>
      <text:p text:style-name="P159">Is color (geen) equal to reed? NO, so skip the next subline (break) and go to the next bunch of code, (print)</text:p>
      <text:p text:style-name="P159"/>
      <text:p text:style-name="P159">Print the content of color (green)</text:p>
      <text:p text:style-name="P160">End</text:p>
      <text:p text:style-name="P159"/>
      <text:p text:style-name="P203">Exercice 3: <text:span text:style-name="T139">Tuples</text:span></text:p>
      <text:p text:style-name="P164">In the below example we have two variables, x and y that are assigned to the content of the parentesys, 1 for x and 2 for y. </text:p>
      <text:p text:style-name="P373">&gt;&gt;&gt; x, y = (1, 2)</text:p>
      <text:p text:style-name="P373">&gt;&gt;&gt; x</text:p>
      <text:p text:style-name="P373">1</text:p>
      <text:p text:style-name="P373">&gt;&gt;&gt; y</text:p>
      <text:p text:style-name="P373">2</text:p>
      <text:p text:style-name="P163"/>
      <text:p text:style-name="P164">If we add another variable (z) but we don’t add another int we will have this error:</text:p>
      <text:p text:style-name="P373">&gt;&gt;&gt; x, y. z = (1, 2)</text:p>
      <text:p text:style-name="P373">Traceback (most recent call last):</text:p>
      <text:p text:style-name="P373"><text:s text:c="2"/>File "&lt;stdin&gt;", line 1, in &lt;module&gt;</text:p>
      <text:p text:style-name="P373">AttributeError: 'int' object has no attribute 'z'</text:p>
      <text:p text:style-name="P165"/>
      <text:p text:style-name="P165">This same assignement unpacking works for the below for loop:</text:p>
      <text:p text:style-name="P159">&gt;&gt;&gt; list_of_points = [(1, 2), (2, 3), (4, 3)] <text:s text:c="2"/>→<text:span text:style-name="T131"> list of tuples</text:span></text:p>
      <text:p text:style-name="P159">&gt;&gt;&gt; for x, y in list_of_points:</text:p>
      <text:p text:style-name="P159">... <text:s text:c="4"/>print(f"x: {x}, y: {y}")</text:p>
      <text:p text:style-name="P159">... </text:p>
      <text:p text:style-name="P159">x: 1, y: 2</text:p>
      <text:p text:style-name="P159">x: 2, y: 3</text:p>
      <text:p text:style-name="P159">x: 4, y: 3</text:p>
      <text:p text:style-name="P159"/>
      <text:p text:style-name="P201"><text:span text:style-name="T132">Exercise 3 </text:span>Explanation:</text:p>
      <text:p text:style-name="P161">x is taking the first item, y is taking the second one of the tuple, this is (1 , 2)</text:p>
      <text:p text:style-name="P161">x takes 1</text:p>
      <text:p text:style-name="P161">y takes 2</text:p>
      <text:p text:style-name="P161"/>
      <text:p text:style-name="P161"><text:soft-page-break/>the next tuple: x takes 2, y takes 3</text:p>
      <text:p text:style-name="P161">the last tuple: <text:s/>x takes 4, y takes 3</text:p>
      <text:p text:style-name="P161"/>
      <text:p text:style-name="P162">then is printing the literal x: and the value or x, the same for the literal y: and the value of y, <text:span text:style-name="T134">then starts again until the end.</text:span></text:p>
      <text:p text:style-name="P162"/>
      <text:p text:style-name="P162"/>
      <text:p text:style-name="P162"/>
      <text:p text:style-name="P162"/>
      <text:p text:style-name="P162"/>
      <text:p text:style-name="P162"/>
      <text:p text:style-name="P162"/>
      <text:p text:style-name="P204">Exercice 4: <text:span text:style-name="T139">Dictionary</text:span></text:p>
      <text:p text:style-name="P162">&gt;&gt;&gt; ages = {'kevin': 59, 'bob': 40, 'kayla': 21} <text:s text:c="5"/>→<text:span text:style-name="T135"> Dictionary</text:span></text:p>
      <text:p text:style-name="P162">&gt;&gt;&gt; for name, age in ages<text:span text:style-name="T42">.items</text:span>():</text:p>
      <text:p text:style-name="P162">... <text:s text:c="2"/><text:tab/> <text:s/>print(f"Person named: {name}")</text:p>
      <text:p text:style-name="P162">... <text:s text:c="4"/><text:tab/> <text:s/>print(f"Age of: {age}")</text:p>
      <text:p text:style-name="P162">... </text:p>
      <text:p text:style-name="P162">Person named: kevin</text:p>
      <text:p text:style-name="P162">Age of: 59</text:p>
      <text:p text:style-name="P162">Person named: bob</text:p>
      <text:p text:style-name="P162">Age of: 40</text:p>
      <text:p text:style-name="P162">Person named: kayla</text:p>
      <text:p text:style-name="P162">Age of: 21</text:p>
      <text:p text:style-name="P162"/>
      <text:p text:style-name="P205">Explanation:</text:p>
      <text:p text:style-name="P171">The .items() method is wha we are using here.</text:p>
      <text:p text:style-name="P162"/>
      <text:p text:style-name="P162">&gt;&gt;&gt; ages.items()</text:p>
      <text:p text:style-name="P162">dict_items([('kevin', 59), ('bob', 40), ('kayla', 21)]) <text:s/>→<text:span text:style-name="T136"> works like a list of tuples, then we are able to unpack it into two variables and use these two distinct variables in our looping.</text:span></text:p>
      <text:p text:style-name="P162"/>
      <text:p text:style-name="P162"/>
      <text:p text:style-name="P206">Strings example:</text:p>
      <text:p text:style-name="P166">&gt;&gt;&gt; for letter in "my_string":</text:p>
      <text:p text:style-name="P166">... <text:s text:c="4"/>print(letter)</text:p>
      <text:p text:style-name="P166">...</text:p>
      <text:p text:style-name="P166">m</text:p>
      <text:p text:style-name="P166">y</text:p>
      <text:p text:style-name="P166">_</text:p>
      <text:p text:style-name="P166">s</text:p>
      <text:p text:style-name="P166">t</text:p>
      <text:p text:style-name="P166">r</text:p>
      <text:p text:style-name="P166">i</text:p>
      <text:p text:style-name="P166">n</text:p>
      <text:p text:style-name="P166">g</text:p>
      <text:p text:style-name="P166">&gt;&gt;&gt;</text:p>
      <text:p text:style-name="P470"/>
      <text:p text:style-name="P162"/>
      <text:p text:style-name="P162"/>
      <text:p text:style-name="P162"/>
      <text:p text:style-name="P162"/>
      <text:p text:style-name="P162"><text:soft-page-break/></text:p>
      <text:p text:style-name="P69"><text:span text:style-name="T150">Boolean / </text:span>Logic Operations:</text:p>
      <text:p text:style-name="P162"/>
      <text:p text:style-name="P167"><text:span text:style-name="T42">Not: </text:span>Used to negate something or get the opposite boolean value for it</text:p>
      <text:p text:style-name="P213"/>
      <text:p text:style-name="P167"><text:span text:style-name="T42">Or: </text:span>Will return True if both items are True <text:span text:style-name="T144">or at least one of them are True.</text:span></text:p>
      <text:p text:style-name="P213"/>
      <text:p text:style-name="P167"><text:span text:style-name="T42">And: </text:span>Will return True if both items are True</text:p>
      <text:p text:style-name="P167"/>
      <text:p text:style-name="P167"/>
      <text:p text:style-name="P207">Exercice 1: <text:s/><text:span text:style-name="T143">NOT</text:span></text:p>
      <text:p text:style-name="P167">&gt;&gt;&gt; name = ""</text:p>
      <text:p text:style-name="P167">&gt;&gt;&gt; not name</text:p>
      <text:p text:style-name="P167">True</text:p>
      <text:p text:style-name="P167"/>
      <text:p text:style-name="P207">Exercice 1 explanation:</text:p>
      <text:p text:style-name="P172">The variable name is empty.</text:p>
      <text:p text:style-name="P207"><text:span text:style-name="T141">not</text:span><text:span text:style-name="T1"> is looking the boolean value of the variable </text:span><text:span text:style-name="T141">name</text:span><text:span text:style-name="T1">, </text:span><text:span text:style-name="T18">which is an empty string. </text:span><text:span text:style-name="T19">Therefor it’s value is False.</text:span></text:p>
      <text:p text:style-name="P173"/>
      <text:p text:style-name="P173"/>
      <text:p text:style-name="P208"><text:span text:style-name="T142">E</text:span>xercise 2: <text:s/><text:span text:style-name="T143">NOT</text:span></text:p>
      <text:p text:style-name="P168">&gt;&gt;&gt; if not name:</text:p>
      <text:p text:style-name="P168">... <text:s text:c="4"/>print("no Name given")</text:p>
      <text:p text:style-name="P168">... </text:p>
      <text:p text:style-name="P168">no Name given</text:p>
      <text:p text:style-name="P168"/>
      <text:p text:style-name="P168"/>
      <text:p text:style-name="P211">v</text:p>
      <text:p text:style-name="P169">&gt;&gt;&gt; first = "" <text:s/>→<text:span text:style-name="T145"> this is gonna be False</text:span></text:p>
      <text:p text:style-name="P169">&gt;&gt;&gt; last = "Thompson" <text:s text:c="2"/>→<text:span text:style-name="T145"> this is gonna be True.</text:span></text:p>
      <text:p text:style-name="P169">&gt;&gt;&gt; if first or last:</text:p>
      <text:p text:style-name="P169">... <text:s text:c="4"/>print("The user has a first of last name")</text:p>
      <text:p text:style-name="P169">... <text:s text:c="4"/></text:p>
      <text:p text:style-name="P169">The user has a first of last name</text:p>
      <text:p text:style-name="P210">Explanation:</text:p>
      <text:p text:style-name="P170">Because one of the variables is True evaluates all as True and the message is being printed.</text:p>
      <text:p text:style-name="P170"/>
      <text:p text:style-name="P170"/>
      <text:p text:style-name="P209">Exercise <text:span text:style-name="T146">4</text:span>: OR</text:p>
      <text:p text:style-name="P170">&gt;&gt;&gt; last = "" <text:s/>→<text:span text:style-name="T146"> now we emtied the variable, is gonna be False</text:span></text:p>
      <text:p text:style-name="P170">&gt;&gt;&gt; if first or last:</text:p>
      <text:p text:style-name="P170">... <text:s text:c="4"/>print("The user has a first of last name")</text:p>
      <text:p text:style-name="P170">... </text:p>
      <text:p text:style-name="P170">&gt;&gt;&gt;</text:p>
      <text:p text:style-name="P212">Explanation:</text:p>
      <text:p text:style-name="P174">Nothing is printed because is False. False the <text:span text:style-name="T140">first </text:span><text:span text:style-name="T147">variable and false the </text:span><text:span text:style-name="T140">last</text:span><text:span text:style-name="T147"> variable.</text:span></text:p>
      <text:p text:style-name="P224"/>
      <text:p text:style-name="P224"/>
      <text:p text:style-name="P224"/>
      <text:p text:style-name="P224"/>
      <text:p text:style-name="P224"/>
      <text:p text:style-name="P322"><text:soft-page-break/>If the first item is false it won’t go further. It won’t go to the next item:</text:p>
      <text:p text:style-name="P228"/>
      <text:p text:style-name="P224">&gt;&gt;&gt; 0 and 1</text:p>
      <text:p text:style-name="P174"><text:span text:style-name="T147">0 →</text:span><text:span text:style-name="T148"> 0 is nothing (false) so being false is not going to move to the next item, </text:span><text:span text:style-name="T149">1 in this example.</text:span></text:p>
      <text:p text:style-name="P229"/>
      <text:p text:style-name="P229">&gt;&gt;&gt; test = 0</text:p>
      <text:p text:style-name="P229">&gt;&gt;&gt; not test</text:p>
      <text:p text:style-name="P174"><text:span text:style-name="T148">True <text:s text:c="3"/>→</text:span><text:span text:style-name="T149"> here we can see that 0 is false when we ask for the oposite value.</text:span></text:p>
      <text:p text:style-name="P229"/>
      <text:p text:style-name="P174"><text:span text:style-name="T148">&gt;&gt;&gt; </text:span><text:span text:style-name="T149">test</text:span><text:span text:style-name="T148"> = 10</text:span></text:p>
      <text:p text:style-name="P174"><text:span text:style-name="T148">&gt;&gt;&gt; not </text:span><text:span text:style-name="T149">test</text:span></text:p>
      <text:p text:style-name="P174"><text:span text:style-name="T148">False <text:s/>→</text:span><text:span text:style-name="T149"> if test have something inside, True, then asking to show the oposite we can see that is <text:tab/> <text:s text:c="2"/><text:tab/> <text:s text:c="3"/>returning False</text:span></text:p>
      <text:p text:style-name="P229"/>
      <text:p text:style-name="P376">&gt;&gt;&gt; 1 and 2</text:p>
      <text:p text:style-name="P447"><text:span text:style-name="T147">2 <text:s/>→</text:span><text:span text:style-name="T148"> 1 is something, is true</text:span></text:p>
      <text:p text:style-name="P376"/>
      <text:p text:style-name="P376">&gt;&gt;&gt; (1 == 1) and print("Something")</text:p>
      <text:p text:style-name="P376">Something</text:p>
      <text:p text:style-name="P376"/>
      <text:p text:style-name="P376">&gt;&gt;&gt; (1 == 2) and print("Something")</text:p>
      <text:p text:style-name="P475">False</text:p>
      <text:p text:style-name="P224"/>
      <text:p text:style-name="P70">Reading User Input:</text:p>
      <text:p text:style-name="P230"/>
      <text:p text:style-name="P231"><text:span text:style-name="T152">Built in function</text:span> <text:span text:style-name="T42">input</text:span></text:p>
      <text:p text:style-name="P225"/>
      <text:p text:style-name="P232">Opens a prompt in the next line and let’s you to type what you want. <text:span text:style-name="T153">You can add a text before. Is also saving what you typed into the variable.</text:span></text:p>
      <text:p text:style-name="P232"/>
      <text:p text:style-name="P233">Input is returning a string. If you need another datatype add it before, see example 3 in “age”</text:p>
      <text:p text:style-name="P225"/>
      <text:p text:style-name="P427">Example 1:</text:p>
      <text:p text:style-name="P374">&gt;&gt;&gt; s = input('Type something: ')</text:p>
      <text:p text:style-name="P374">Type something: I'm typpingg iitt</text:p>
      <text:p text:style-name="P374">&gt;&gt;&gt; s</text:p>
      <text:p text:style-name="P374">"I'm typpingg iitt"</text:p>
      <text:p text:style-name="P374"/>
      <text:p text:style-name="P427">Example 2:</text:p>
      <text:p text:style-name="P374">&gt;&gt;&gt; s = input("What's your name: ")</text:p>
      <text:p text:style-name="P374">What's your name: Rutiger</text:p>
      <text:p text:style-name="P374">&gt;&gt;&gt; s</text:p>
      <text:p text:style-name="P374">'Rutiger'</text:p>
      <text:p text:style-name="P375"/>
      <text:p text:style-name="P427">Example 3: <text:span text:style-name="T20">This have to be saved in a file. Specifying the shebang you can call the script with his name. Not necessary to type python3.6 before or use a .py</text:span></text:p>
      <text:p text:style-name="P381"/>
      <text:p text:style-name="P375">#!/usr/bin/env python3.6 <text:s/>→<text:span text:style-name="T151"> Shebang for python:</text:span></text:p>
      <text:p text:style-name="P376"/>
      <text:p text:style-name="P376">name = input("Wat is your name? ")</text:p>
      <text:p text:style-name="P376">birthdate = input("What is your birthdate? ")</text:p>
      <text:p text:style-name="P376">age =<text:span text:style-name="T42"> int</text:span>(input("How old are you? ")) <text:s text:c="3"/><text:tab/><text:tab/> →<text:span text:style-name="T154"> <text:s/>We need to capture integers, so we have to specifi it before.</text:span></text:p>
      <text:p text:style-name="P376"/>
      <text:p text:style-name="P376">print(f"{name} was born on {birthdate}")</text:p>
      <text:p text:style-name="P376">print(f"Half of your age is {age / 2}")</text:p>
      <text:p text:style-name="P224"/>
      <text:p text:style-name="P224"/>
      <text:p text:style-name="P471"><text:soft-page-break/></text:p>
      <text:p text:style-name="P224"/>
      <text:p text:style-name="P71">Functions:</text:p>
      <text:p text:style-name="P224"/>
      <text:p text:style-name="P234">– Define it with <text:span text:style-name="T155">the statement</text:span> <text:span text:style-name="T42">def </text:span>→ stands for <text:span text:style-name="T140">define</text:span></text:p>
      <text:p text:style-name="P325"/>
      <text:p text:style-name="P234">– <text:span text:style-name="T155">Then the function name that can start with lowercase, uppercase or underscore _</text:span></text:p>
      <text:p text:style-name="P235">You can <text:span text:style-name="T159">NOT</text:span> use numbers or other puntuation signs rather than underscore.</text:p>
      <text:p text:style-name="P236">Try to use a lowercase letter.</text:p>
      <text:p text:style-name="P235"/>
      <text:p text:style-name="P235">– <text:span text:style-name="T156">Parenthesis and colon → <text:s/>(): <text:s/>to define a function.</text:span></text:p>
      <text:p text:style-name="P235">– <text:span text:style-name="T157">Four spaces: <text:s/>The code inside the function have to have a tab or 4 spaces, see below.</text:span></text:p>
      <text:p text:style-name="P234"/>
      <text:p text:style-name="P323">Example <text:span text:style-name="T158">1</text:span>:</text:p>
      <text:p text:style-name="P379">&gt;&gt;&gt; def hello_world():</text:p>
      <text:p text:style-name="P379">... <text:s text:c="10"/>print("Hello, OOOOOOOOOOO")</text:p>
      <text:p text:style-name="P379">... </text:p>
      <text:p text:style-name="P379">&gt;&gt;&gt; </text:p>
      <text:p text:style-name="P379"/>
      <text:p text:style-name="P237">– Call a function: <text:s/>The name of the function plus parenthesis: <text:s/>()</text:p>
      <text:p text:style-name="P379">&gt;&gt;&gt; hello_world()</text:p>
      <text:p text:style-name="P379">Hello, OOOOOOOOOOO</text:p>
      <text:p text:style-name="P237"/>
      <text:p text:style-name="P237"/>
      <text:p text:style-name="P324">Example 2:</text:p>
      <text:p text:style-name="P380">&gt;&gt;&gt; def print_name(name): <text:tab/>→<text:span text:style-name="T160"> (name) will be the variable that will exist inside the context of the function.</text:span></text:p>
      <text:p text:style-name="P380">... <text:s text:c="8"/>print(f"Name is {name}")</text:p>
      <text:p text:style-name="P380">... </text:p>
      <text:p text:style-name="P380">&gt;&gt;&gt; print_name("AAAAAAAAAAA")</text:p>
      <text:p text:style-name="P380">Name is AAAAAAAAAAA</text:p>
      <text:p text:style-name="P238"/>
      <text:p text:style-name="P239"><text:span text:style-name="T42">Example 3:</text:span> <text:span text:style-name="T75">Functions dont’ return the value</text:span></text:p>
      <text:p text:style-name="P240">The keyword <text:span text:style-name="T140">return</text:span> will keep the value and will display it if we call it from outside.</text:p>
      <text:p text:style-name="P224"/>
      <text:p text:style-name="P376">&gt;&gt;&gt; def add_two(num):</text:p>
      <text:p text:style-name="P376">... <text:s text:c="8"/><text:span text:style-name="T42">return</text:span> num + 3</text:p>
      <text:p text:style-name="P376">... </text:p>
      <text:p text:style-name="P376">&gt;&gt;&gt; result = add_two(2)</text:p>
      <text:p text:style-name="P376">&gt;&gt;&gt; result</text:p>
      <text:p text:style-name="P376">5</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41"><text:soft-page-break/><text:span text:style-name="T42">Example 4</text:span>: <text:s/>Script Body mass index calculator</text:p>
      <text:p text:style-name="P224"/>
      <text:p text:style-name="P242"><text:span text:style-name="T161">Vim tip: </text:span>To make vim to detect that you are writing in python once you <text:span text:style-name="T162">have added the shebang you can save, close and open the program again. Vim will detect python and will highlight the code properly, will auto set up the tab to do 4 spaces instead of 1 and probably will do more stuff.</text:span></text:p>
      <text:p text:style-name="P242"/>
      <text:p text:style-name="P243">If you are using vim is not necessary to close and open the file. Just save :w <text:span text:style-name="T42">and :e</text:span></text:p>
      <text:p text:style-name="P243"/>
      <text:p text:style-name="P377"/>
      <text:p text:style-name="P376">#!/usr/bin/env python3.6</text:p>
      <text:p text:style-name="P376"/>
      <text:p text:style-name="P376"># BMI = (weight in kg / height in meters squared)</text:p>
      <text:p text:style-name="P376"># Imperial version BMI * 703</text:p>
      <text:p text:style-name="P376"/>
      <text:p text:style-name="P376">def <text:span text:style-name="T161">gather_info</text:span>():</text:p>
      <text:p text:style-name="P376"><text:s text:c="4"/>height = float(input("What is your height? (inches or meters) "))</text:p>
      <text:p text:style-name="P376"><text:s text:c="4"/>weight = float(input("What is your weight? (pounds or kilograms) "))</text:p>
      <text:p text:style-name="P376"><text:s text:c="4"/>system = input("Are your measurements in metric or imperial units? " ).<text:span text:style-name="T42">lower().strip() →</text:span><text:span text:style-name="T47"> explained at the end</text:span></text:p>
      <text:p text:style-name="P378"><text:s text:c="3"/><text:span text:style-name="T42"><text:s/>return</text:span> (height, weight, system) <text:s/><text:span text:style-name="T42">→</text:span><text:span text:style-name="T49"> we use a tuple </text:span><text:span text:style-name="T163">to return 3 things in a single function. When we call gather_info <text:tab/><text:tab/><text:tab/><text:tab/> <text:s text:c="4"/>function later we can unpack the tuple into 3 separated variables. This is a trick to <text:tab/><text:tab/><text:tab/><text:tab/> <text:s text:c="4"/>have multiple return values from the exact same function. </text:span><text:tab/><text:tab/></text:p>
      <text:p text:style-name="P378"><text:tab/> <text:s text:c="4"/></text:p>
      <text:p text:style-name="P376">def <text:span text:style-name="T161">calculate_bmi</text:span>(weight, height, system='metric'): <text:span text:style-name="T42">→</text:span><text:span text:style-name="T50"> we are putting</text:span><text:span text:style-name="T165"> system as metric as default.</text:span></text:p>
      <text:p text:style-name="P376"/>
      <text:p text:style-name="P376"><text:s text:c="4"/><text:span text:style-name="T42">""" </text:span><text:s text:c="2"/><text:span text:style-name="T42">→</text:span><text:span text:style-name="T48"> Doc String <text:s/></text:span><text:span text:style-name="T164">this is used as documentation. The IDE will interpret it as doc and will show it in a <text:tab/> <text:s/><text:tab/> <text:s text:c="4"/>particular way to make it clearer and easy to read. This is not part of the code, it’s a commentary.</text:span></text:p>
      <text:p text:style-name="P376"/>
      <text:p text:style-name="P376"><text:s text:c="4"/>Return the Body Mass Index (BMI) for the</text:p>
      <text:p text:style-name="P376"><text:s text:c="4"/>given weight, height, and measurement system.</text:p>
      <text:p text:style-name="P376"><text:s text:c="3"/><text:span text:style-name="T42"><text:s/>""" <text:s text:c="3"/>→</text:span><text:span text:style-name="T48"> Doc string ends</text:span></text:p>
      <text:p text:style-name="P376"/>
      <text:p text:style-name="P376"><text:s text:c="4"/>if system == 'metric':</text:p>
      <text:p text:style-name="P376"><text:s text:c="8"/>bmi = (weight / (height ** 2)) </text:p>
      <text:p text:style-name="P376"><text:s text:c="4"/>else:</text:p>
      <text:p text:style-name="P376"><text:s text:c="8"/>bmi = 703 * (weight / height ** 2)</text:p>
      <text:p text:style-name="P376"><text:s text:c="4"/>return bmi </text:p>
      <text:p text:style-name="P376"/>
      <text:p text:style-name="P376">while True:</text:p>
      <text:p text:style-name="P376"><text:s text:c="4"/>height, weight, system = <text:span text:style-name="T161">gather_info</text:span>()</text:p>
      <text:p text:style-name="P376"><text:s text:c="4"/>if system.<text:span text:style-name="T42">startswith(</text:span>'i'): <text:s text:c="5"/>→<text:span text:style-name="T166"> </text:span><text:span text:style-name="T51">starswith</text:span><text:span text:style-name="T166"> checks the string and see if the first character is matching what we passing.</text:span></text:p>
      <text:p text:style-name="P376"><text:s text:c="8"/>bmi = <text:span text:style-name="T161">calculate_bmi</text:span>(weight, system=system, height=height)</text:p>
      <text:p text:style-name="P376"><text:s text:c="8"/>print(f"Your BMI is {bmi}")</text:p>
      <text:p text:style-name="P376"><text:s text:c="8"/>break</text:p>
      <text:p text:style-name="P376"><text:s text:c="4"/>elif system.startswith('m'):</text:p>
      <text:p text:style-name="P376"><text:s text:c="8"/>bmi = <text:span text:style-name="T161">calculate_bmi</text:span>(weight, height)</text:p>
      <text:p text:style-name="P376"><text:s text:c="8"/>print(f"Your BMI is {bmi}")</text:p>
      <text:p text:style-name="P376"><text:s text:c="8"/>break</text:p>
      <text:p text:style-name="P376"><text:s text:c="4"/>else:</text:p>
      <text:p text:style-name="P376"><text:s text:c="8"/>print("Error: Unknown measurement system. Please use imperial or metric.")</text:p>
      <text:p text:style-name="P376"/>
      <text:p text:style-name="P224"/>
      <text:p text:style-name="P244">Function <text:span text:style-name="T42">.lower()</text:span> → to convert all the input in lowercase because maybe the user is typing in upper.</text:p>
      <text:p text:style-name="P244">Function <text:span text:style-name="T42">.strip() </text:span>→ will strip any whitespace from the beginning or the end.</text:p>
      <text:p text:style-name="P224"/>
      <text:p text:style-name="P245">Method .<text:span text:style-name="T42">starswith</text:span>(‘whatever_here’) <text:s/>→ you can put larger strings and will see if it matches.</text:p>
      <text:p text:style-name="P224"/>
      <text:p text:style-name="P471"/>
      <text:p text:style-name="P224"/>
      <text:p text:style-name="P224"/>
      <text:p text:style-name="P72"><text:soft-page-break/>Using Standard Library Packages:</text:p>
      <text:p text:style-name="P224"/>
      <text:p text:style-name="P246"><text:a xlink:type="simple" xlink:href="https://docs.python.org/3/library/index.html" text:style-name="Internet_20_link" text:visited-style-name="Visited_20_Internet_20_Link">Python Standar Library</text:a> <text:span text:style-name="T167">List of all the packages that are build into the standard library.</text:span></text:p>
      <text:p text:style-name="P224"/>
      <text:p text:style-name="P331">Pull in a package: </text:p>
      <text:p text:style-name="P255">To use it in your script or in the REPL: </text:p>
      <text:p text:style-name="P255"><text:tab/>import &lt;name_of_the_package&gt;</text:p>
      <text:p text:style-name="P255"><text:tab/>import time</text:p>
      <text:p text:style-name="P227"/>
      <text:p text:style-name="P256">Once imported you can use the package, will autofill it if you use the Tab. </text:p>
      <text:p text:style-name="P227"/>
      <text:p text:style-name="P332">Why to pull packages:</text:p>
      <text:p text:style-name="P257">You have to pull the packages that you need from the library because there are thousands and <text:span text:style-name="T178">to</text:span> have all of them already built in takes too much resources <text:span text:style-name="T178">apart that</text:span> you are not going to use all of them.</text:p>
      <text:p text:style-name="P227"/>
      <text:p text:style-name="P227"/>
      <text:p text:style-name="P333">Exercise<text:span text:style-name="T181">s</text:span> with Time: <text:s/><text:a xlink:type="simple" xlink:href="https://docs.python.org/3/library/time.html#module-time" text:style-name="Internet_20_link" text:visited-style-name="Visited_20_Internet_20_Link"><text:span text:style-name="T22">Module/Package time</text:span></text:a><text:span text:style-name="T22"> Will give us the current time. </text:span></text:p>
      <text:p text:style-name="P327"/>
      <text:p text:style-name="P327">time.localtime([secs])</text:p>
      <text:p text:style-name="P326"/>
      <text:p text:style-name="P326">Explanation:</text:p>
      <text:p text:style-name="P247">time <text:s text:c="15"/>→ <text:s text:c="2"/>module <text:span text:style-name="T170">or package</text:span></text:p>
      <text:p text:style-name="P247">.localtime() <text:s text:c="4"/>→ <text:s/>function</text:p>
      <text:p text:style-name="P247">([something]) → <text:s/><text:span text:style-name="T168">if it is between square brakets means that the content is optional, you can leave it <text:tab/><text:tab/> <text:s text:c="4"/>empty like this: <text:s/>time.localtime() <text:s/>or you can add a value, seconds in this <text:tab/><text:tab/><text:tab/> <text:s text:c="4"/>exaple.</text:span></text:p>
      <text:p text:style-name="P247">time.mktime(t<text:span text:style-name="T171">) → have no square brakets therefore the t is a required parameter.</text:span></text:p>
      <text:p text:style-name="P247"/>
      <text:p text:style-name="P327">time.strftime(format[, t]) →<text:span text:style-name="T169"> </text:span><text:span text:style-name="T21">Convert our time into something we can be formating in the way that we want.</text:span></text:p>
      <text:p text:style-name="P328"><text:span text:style-name="T21">F</text:span><text:span text:style-name="T1">or instance you want to convert the current time to the one used in USA.</text:span></text:p>
      <text:p text:style-name="P224"/>
      <text:p text:style-name="P329">Exercise <text:span text:style-name="T181">1</text:span>:</text:p>
      <text:p text:style-name="P376">&gt;&gt;&gt; import time →<text:span text:style-name="T172"> we import time </text:span></text:p>
      <text:p text:style-name="P376">&gt;&gt;&gt; now = time.localtime() <text:s/>→<text:span text:style-name="T172"> declaring the variable now</text:span></text:p>
      <text:p text:style-name="P376"/>
      <text:p text:style-name="P376">&gt;&gt;&gt; now →<text:span text:style-name="T172"> calling the variable to show its content.</text:span></text:p>
      <text:p text:style-name="P376">time.struct_time(tm_year=2020, tm_mon=9, tm_mday=22, tm_hour=16, tm_min=25, tm_sec=12, tm_wday=1, tm_yday=266, tm_isdst=0)</text:p>
      <text:p text:style-name="P224"/>
      <text:p text:style-name="P226">time.struct_time →<text:span text:style-name="T173"> similar to data type like str, float, dict, etc, </text:span><text:span text:style-name="T52">time.struct_time is a type of object.</text:span></text:p>
      <text:p text:style-name="P224"/>
      <text:p text:style-name="P249">All the things inside the parenthesis are <text:span text:style-name="T174">atributes of the object: <text:s/>tm_year=2020 is an atribute like <text:s/></text:span><text:span text:style-name="T179">tm_mon=9, </text:span><text:span text:style-name="T180">etc, etc.</text:span></text:p>
      <text:p text:style-name="P248"/>
      <text:p text:style-name="P330"><text:span text:style-name="T176">How to access </text:span>atri<text:span text:style-name="T176">b</text:span>ute<text:span text:style-name="T176">s on an object</text:span>:<text:span text:style-name="T1"> and will give us the value associated.</text:span></text:p>
      <text:p text:style-name="P248">&gt;&gt;&gt; now.tm_hour <text:s text:c="3"/>→<text:span text:style-name="T175"> is not a function, is not necessary to add () at the end.</text:span></text:p>
      <text:p text:style-name="P248">16</text:p>
      <text:p text:style-name="P248"/>
      <text:p text:style-name="P254">A method is an atribute on an object <text:span text:style-name="T177">and you are invocking it, calling it, by puting the parenthesis there.</text:span></text:p>
      <text:p text:style-name="P248"/>
      <text:p text:style-name="P334"><text:soft-page-break/>Exercise 2:<text:span text:style-name="T1"> </text:span><text:span text:style-name="T23">We import the time package and we use it to call several functions</text:span></text:p>
      <text:p text:style-name="P382">#!/usr/bin/env python3.6</text:p>
      <text:p text:style-name="P382"/>
      <text:p text:style-name="P382"># This is a stop watch.Will print you the current time and will ask you to press enter to stop the clock.</text:p>
      <text:p text:style-name="P382"># Once you pressed enter will show you the time when you pressed enter and how much seconds have passed since the # begginng until you pressed enter, yes it's amazing</text:p>
      <text:p text:style-name="P382"/>
      <text:p text:style-name="P428">import time</text:p>
      <text:p text:style-name="P382"/>
      <text:p text:style-name="P382">start_time = <text:span text:style-name="T42">time.localtime</text:span>()</text:p>
      <text:p text:style-name="P382">print(f"Timer started at {<text:span text:style-name="T42">time.strftime</text:span>('%X', start_time)}")</text:p>
      <text:p text:style-name="P382"/>
      <text:p text:style-name="P382"># Wait for user to stop timer</text:p>
      <text:p text:style-name="P382">input("Press 'Enter' to stop timer ")</text:p>
      <text:p text:style-name="P382"/>
      <text:p text:style-name="P382">stop_time = <text:span text:style-name="T42">time.localtime</text:span>()</text:p>
      <text:p text:style-name="P382">difference = <text:span text:style-name="T42">time.mktime</text:span>(stop_time) - <text:span text:style-name="T42">time.mktime</text:span>(start_time)</text:p>
      <text:p text:style-name="P382"/>
      <text:p text:style-name="P382"/>
      <text:p text:style-name="P382">print(f"Timer stopped at {<text:span text:style-name="T42">time.strftime</text:span>('%X', stop_time)}")</text:p>
      <text:p text:style-name="P382">print(f"Total time: {difference} seconds")</text:p>
      <text:p text:style-name="P422"/>
      <text:p text:style-name="P248"/>
      <text:p text:style-name="P258"><text:span text:style-name="T42">Exercise 2.1</text:span>: Does the same but only <text:span text:style-name="T182">import</text:span> the 3 functions that we need, not the whole time package.</text:p>
      <text:p text:style-name="P383">#!/usr/bin/env python3.6</text:p>
      <text:p text:style-name="P383"/>
      <text:p text:style-name="P445">from time import localtime, mktime, strftime</text:p>
      <text:p text:style-name="P422"/>
      <text:p text:style-name="P422">start_time = <text:span text:style-name="T42">localtime</text:span>()</text:p>
      <text:p text:style-name="P422">print(f"Timer started at {<text:span text:style-name="T42">strftime</text:span>('%X', start_time)}")</text:p>
      <text:p text:style-name="P422"/>
      <text:p text:style-name="P422"># Wait for user to stop timer</text:p>
      <text:p text:style-name="P422">input("Press 'Enter' to stop timer ")</text:p>
      <text:p text:style-name="P422"/>
      <text:p text:style-name="P422">stop_time = <text:span text:style-name="T42">localtime</text:span>()</text:p>
      <text:p text:style-name="P422">difference = <text:span text:style-name="T42">mktime</text:span>(stop_time) - <text:span text:style-name="T42">mktime</text:span>(start_time)</text:p>
      <text:p text:style-name="P422"/>
      <text:p text:style-name="P422">print(f"Timer stopped at {<text:span text:style-name="T42">strftime</text:span>('%X', stop_time)}")</text:p>
      <text:p text:style-name="P422">print(f"Total time: {difference} seconds")</text:p>
      <text:p text:style-name="P248"/>
      <text:p text:style-name="P472"/>
      <text:p text:style-name="P248"/>
      <text:p text:style-name="P73">Working with Environment Variables</text:p>
      <text:p text:style-name="P248"/>
      <text:p text:style-name="P248"/>
      <text:p text:style-name="P259">To use environment variables we have to import a few packages from the standard library:</text:p>
      <text:p text:style-name="P259"/>
      <text:p text:style-name="P259"><text:a xlink:type="simple" xlink:href="https://docs.python.org/3/library/os.html" text:style-name="Internet_20_link" text:visited-style-name="Visited_20_Internet_20_Link"><text:span text:style-name="T42">os</text:span></text:a><text:span text:style-name="T42">: </text:span>Huge package with so many functions <text:span text:style-name="T183">and objects</text:span>, <text:span text:style-name="T183">we will use the following:</text:span></text:p>
      <text:p text:style-name="P259"/>
      <text:p text:style-name="P260"><text:a xlink:type="simple" xlink:href="https://docs.python.org/3/library/os.html#os.environ" text:style-name="Internet_20_link" text:visited-style-name="Visited_20_Internet_20_Link">os.environ:</text:a> Object, not a function, <text:span text:style-name="T184">is a mapping object (what a dictionary is)</text:span> </text:p>
      <text:p text:style-name="P250"/>
      <text:p text:style-name="P250"/>
      <text:p text:style-name="P250"/>
      <text:p text:style-name="P250"/>
      <text:p text:style-name="P250"/>
      <text:p text:style-name="P250"/>
      <text:p text:style-name="P250"/>
      <text:p text:style-name="P335"><text:soft-page-break/>Exercise 1: <text:span text:style-name="T1">In the REPL, show me the path to my home folder:</text:span></text:p>
      <text:p text:style-name="P262"/>
      <text:p text:style-name="P382">&gt;&gt;&gt; import os <text:s text:c="2"/><text:tab/><text:tab/> <text:s text:c="2"/>→<text:span text:style-name="T185"> we import the package os from the standard library</text:span></text:p>
      <text:p text:style-name="P382">&gt;&gt;&gt; os.environ["HOME"]<text:tab/> <text:s text:c="3"/>→<text:span text:style-name="T185"> and use the object environ to let us to see the path to our home</text:span><text:tab/><text:tab/></text:p>
      <text:p text:style-name="P382">'/home/cloud_user'</text:p>
      <text:p text:style-name="P382">&gt;&gt;&gt; </text:p>
      <text:p text:style-name="P248"/>
      <text:p text:style-name="P261"><text:span text:style-name="T42">Exercise 2</text:span>: <text:span text:style-name="T186">We create a script that will read a variable declared outside (in the shell) of the script.</text:span></text:p>
      <text:p text:style-name="P248"/>
      <text:p text:style-name="P382">#!/usr/bin/env python3.6</text:p>
      <text:p text:style-name="P382"/>
      <text:p text:style-name="P382">import os</text:p>
      <text:p text:style-name="P382"/>
      <text:p text:style-name="P382">stage = os.environ["STAGE"].upper() <text:s/>→<text:span text:style-name="T187"> we use the object environ to search in our shell for the variable STAGE</text:span></text:p>
      <text:p text:style-name="P382"><text:tab/><text:tab/><text:tab/><text:tab/> <text:s text:c="11"/><text:span text:style-name="T187">and we will convert the content of the variable to upper case letters.</text:span><text:tab/></text:p>
      <text:p text:style-name="P384">output = f"We're running in {stage}" <text:s text:c="4"/>→<text:span text:style-name="T188"> Print the phrase “We’re running in ”</text:span> <text:span text:style-name="T188">and the content of the variable STAGE. </text:span></text:p>
      <text:p text:style-name="P384"><text:tab/><text:tab/><text:tab/><text:tab/><text:tab/><text:span text:style-name="T188">Store all this into the variable output</text:span> <text:s text:c="6"/><text:tab/> <text:tab/></text:p>
      <text:p text:style-name="P382">if stage.startswith("PROD"): <text:s text:c="18"/>→<text:span text:style-name="T188"> if the variable STAGE starts with PROD, update the var output adding </text:span></text:p>
      <text:p text:style-name="P382"><text:s text:c="4"/>output = "DANGER!!! - " + output <text:s text:c="9"/>Danger + the content of the var ouput stored before, “We’<text:span text:style-name="T188">re running</text:span></text:p>
      <text:p text:style-name="P382"><text:tab/><text:tab/><text:tab/><text:tab/><text:tab/><text:span text:style-name="T188">in {stage}</text:span></text:p>
      <text:p text:style-name="P382">print(output)<text:tab/><text:tab/><text:tab/><text:tab/><text:span text:style-name="T188">and print the content of the variable output.</text:span></text:p>
      <text:p text:style-name="P248"/>
      <text:p text:style-name="P363">To run it do:</text:p>
      <text:p text:style-name="P263">STAGE=staging running <text:s/>→ you declare the variable STAGE and the value is staging, then you call <text:tab/><text:tab/><text:tab/><text:tab/>the program the program created that you called as “running”</text:p>
      <text:p text:style-name="P390">bin $ STAGE=staging running</text:p>
      <text:p text:style-name="P390">We're running in STAGING</text:p>
      <text:p text:style-name="P263"/>
      <text:p text:style-name="P390">bin $ STAGE=production running</text:p>
      <text:p text:style-name="P390">DANGER!!! - We're running in PRODUCTION</text:p>
      <text:p text:style-name="P263"/>
      <text:p text:style-name="P390">bin $ STAGE=polla running</text:p>
      <text:p text:style-name="P390">We're running in POLLA</text:p>
      <text:p text:style-name="P248"/>
      <text:p text:style-name="P336">Exercise 3: <text:span text:style-name="T1">If I’m running the previous script without declaring the variable I will get this errror:</text:span></text:p>
      <text:p text:style-name="P266"/>
      <text:p text:style-name="P430"><text:span text:style-name="T1">bin $ </text:span>running</text:p>
      <text:p text:style-name="P391">Traceback (most recent call last):</text:p>
      <text:p text:style-name="P391"><text:s text:c="2"/>File "/home/cloud_user/bin/running", line 5, in &lt;module&gt;</text:p>
      <text:p text:style-name="P391"><text:s text:c="4"/>stage = os.environ["STAGE"].upper()</text:p>
      <text:p text:style-name="P391"><text:s text:c="2"/>File "/usr/local/lib/python3.6/os.py", line 669, in __getitem__</text:p>
      <text:p text:style-name="P391"><text:s text:c="4"/>raise KeyError(key) from None</text:p>
      <text:p text:style-name="P430">KeyError<text:span text:style-name="T1">: 'STAGE'</text:span></text:p>
      <text:p text:style-name="P248"/>
      <text:p text:style-name="P264">We will use the <text:a xlink:type="simple" xlink:href="https://docs.python.org/3/library/os.html#os.getenv" text:style-name="Internet_20_link" text:visited-style-name="Visited_20_Internet_20_Link">geten</text:a><text:a xlink:type="simple" xlink:href="https://docs.python.org/3/library/os.html#os.getenv" text:style-name="Internet_20_link" text:visited-style-name="Visited_20_Internet_20_Link"><text:span text:style-name="T189">v</text:span></text:a> function <text:span text:style-name="T190">in which we can provide a default variable inside the script just in case we are not passing one when calling the script.</text:span></text:p>
      <text:p text:style-name="P264"/>
      <text:p text:style-name="P382">#!/usr/bin/env python3.6</text:p>
      <text:p text:style-name="P382">import os</text:p>
      <text:p text:style-name="P382"/>
      <text:p text:style-name="P382">stage = <text:span text:style-name="T42">os.getenv("STAGE", default="dev").</text:span>upper() <text:s/>→<text:span text:style-name="T190"> we call the function getenv which return the variable key if</text:span></text:p>
      <text:p text:style-name="P382"><text:tab/><text:tab/><text:tab/><text:tab/><text:tab/><text:tab/> <text:s text:c="10"/><text:span text:style-name="T190">exists, or default if not exists</text:span></text:p>
      <text:p text:style-name="P382">output = f"We're running in {stage}"</text:p>
      <text:p text:style-name="P382">if stage.startswith("PROD"):</text:p>
      <text:p text:style-name="P382"><text:s text:c="4"/>output = "DANGER!!! - " + output</text:p>
      <text:p text:style-name="P382">print(output)</text:p>
      <text:p text:style-name="P248"/>
      <text:p text:style-name="P248"/>
      <text:p text:style-name="P364"><text:soft-page-break/>Now we have no error when calling the script:</text:p>
      <text:p text:style-name="P265"/>
      <text:p text:style-name="P265">bin $ <text:span text:style-name="T42">running</text:span></text:p>
      <text:p text:style-name="P265">We're running in DEV</text:p>
      <text:p text:style-name="P248"/>
      <text:p text:style-name="P248"/>
      <text:p text:style-name="P364">And is still working if we create the variable like in the previous exercise:</text:p>
      <text:p text:style-name="P248"/>
      <text:p text:style-name="P248">bin $ STAGE=pene running</text:p>
      <text:p text:style-name="P248">We're running in PENE</text:p>
      <text:p text:style-name="P472"/>
      <text:p text:style-name="P248"/>
      <text:p text:style-name="P73">Interacting with Files:</text:p>
      <text:p text:style-name="P248"/>
      <text:p text:style-name="P450"><text:span text:style-name="T99">Built in function open(): </text:span><text:a xlink:type="simple" xlink:href="https://docs.python.org/3/library/functions.html#open" text:style-name="Internet_20_link" text:visited-style-name="Visited_20_Internet_20_Link">Documentation</text:a></text:p>
      <text:p text:style-name="P248"/>
      <text:p text:style-name="P268"><text:a xlink:type="simple" xlink:href="https://docs.python.org/3/library/io.html#io-overview" text:style-name="Internet_20_link" text:visited-style-name="Visited_20_Internet_20_Link">More deper information:</text:a></text:p>
      <text:p text:style-name="P267">open(path_to_file, mode=’r’)</text:p>
      <text:p text:style-name="P248"/>
      <text:p text:style-name="P248">‘<text:span text:style-name="T191">r</text:span>’ →<text:span text:style-name="T191"> open for reading (default)</text:span></text:p>
      <text:p text:style-name="P248">‘<text:span text:style-name="T191">w’ → write, truncating the file first </text:span><text:span text:style-name="T201">(removing it’s content if the file already exists)</text:span><text:span text:style-name="T202"> </text:span></text:p>
      <text:p text:style-name="P248">‘<text:span text:style-name="T191">x’ → exclusive creation</text:span></text:p>
      <text:p text:style-name="P267">‘a’ → writing,appending →<text:span text:style-name="T203"> this is the common way to write things, this is like &gt;&gt; redirector.</text:span></text:p>
      <text:p text:style-name="P248"/>
      <text:p text:style-name="P337">Example:</text:p>
      <text:p text:style-name="P268">f = open("myfile.txt", "r", encoding="utf-8")</text:p>
      <text:p text:style-name="P248"/>
      <text:p text:style-name="P248"/>
      <text:p text:style-name="P371"><text:span text:style-name="T42">Exercise 1</text:span>: <text:s/><text:span text:style-name="T54">Read, Seek, Close</text:span></text:p>
      <text:p text:style-name="P338"/>
      <text:p text:style-name="P338">Create a file with different names:</text:p>
      <text:p text:style-name="P269">vim xmen_base.txt</text:p>
      <text:p text:style-name="P457">Storm</text:p>
      <text:p text:style-name="P457">Worverine</text:p>
      <text:p text:style-name="P457">Cyclops</text:p>
      <text:p text:style-name="P457">Bishop</text:p>
      <text:p text:style-name="P457">Nightcrawler</text:p>
      <text:p text:style-name="P248"/>
      <text:p text:style-name="P339">Create the variable and call it:</text:p>
      <text:p text:style-name="P382">&gt;&gt;&gt; xmen_file = open('xmen_base.txt', 'r')</text:p>
      <text:p text:style-name="P382">&gt;&gt;&gt; xmen_file</text:p>
      <text:p text:style-name="P382">&lt;_io.<text:span text:style-name="T42">TextIOWrapper</text:span> name='xmen_base.txt' mode='r' encoding='UTF-8'&gt;</text:p>
      <text:p text:style-name="P248"/>
      <text:p text:style-name="P340">Read it:</text:p>
      <text:p text:style-name="P392">&gt;&gt;&gt; xmen_file.read()</text:p>
      <text:p text:style-name="P270"><text:span text:style-name="T192">'Storm\nWorverine\nCyclops\nBishop\nNightcrawler\n'</text:span><text:tab/></text:p>
      <text:p text:style-name="P248"/>
      <text:p text:style-name="P271"><text:span text:style-name="T42">Read it again,</text:span> the <text:span text:style-name="T196">cursor position</text:span> is at the end, that’s why is showing nothing,empty:</text:p>
      <text:p text:style-name="P382">&gt;&gt;&gt; xmen_file.read()</text:p>
      <text:p text:style-name="P382">''</text:p>
      <text:p text:style-name="P248"/>
      <text:p text:style-name="P248"/>
      <text:p text:style-name="P248"/>
      <text:p text:style-name="P251"/>
      <text:p text:style-name="P272"><text:soft-page-break/><text:a xlink:type="simple" xlink:href="https://docs.python.org/3/library/io.html#io.TextIOBase.seek" text:style-name="Internet_20_link" text:visited-style-name="Visited_20_Internet_20_Link">Seek</text:a>: <text:span text:style-name="T42">Change the stream position</text:span> to read the string again from the beginning:</text:p>
      <text:p text:style-name="P248"/>
      <text:p text:style-name="P382">&gt;&gt;&gt; xmen_file.seek(0) →<text:span text:style-name="T197"> 0 returns to the first position in the stream</text:span></text:p>
      <text:p text:style-name="P382">0</text:p>
      <text:p text:style-name="P248"/>
      <text:p text:style-name="P382">&gt;&gt;&gt; xmen_file.read()</text:p>
      <text:p text:style-name="P382">'Storm\nWorverine\nCyclops\nBishop\nNightcrawler\n' <text:s/>→<text:span text:style-name="T197"> now we can read the whole list again thanks to the seek <text:tab/><text:tab/><text:tab/><text:tab/><text:tab/><text:tab/> <text:s text:c="10"/>method</text:span></text:p>
      <text:p text:style-name="P248"/>
      <text:p text:style-name="P273"><text:span text:style-name="T42">Now calling the </text:span><text:span text:style-name="T53">position 6 with seek</text:span><text:span text:style-name="T198">, which is W from Worverine.</text:span></text:p>
      <text:p text:style-name="P393">&gt;&gt;&gt; xmen_file.seek(6)</text:p>
      <text:p text:style-name="P393">6</text:p>
      <text:p text:style-name="P393"/>
      <text:p text:style-name="P298"><text:span text:style-name="T42">We have the list from the position 6</text:span>, as you can see below:</text:p>
      <text:p text:style-name="P393">&gt;&gt;&gt; xmen_file.read()</text:p>
      <text:p text:style-name="P393">'Worverine\nCyclops\nBishop\nNightcrawler\n'</text:p>
      <text:p text:style-name="P248"/>
      <text:p text:style-name="P341">Let’s show the list in a different way:</text:p>
      <text:p text:style-name="P394">&gt;&gt;&gt; xmen_file.seek(0)</text:p>
      <text:p text:style-name="P394">0</text:p>
      <text:p text:style-name="P394"/>
      <text:p text:style-name="P382">&gt;&gt;&gt; for line in xmen_file:</text:p>
      <text:p text:style-name="P382">... <text:s text:c="4"/>print(line, end="") <text:s/>→<text:span text:style-name="T199"> to avoid to print the \n we use end=”” which is end=0</text:span></text:p>
      <text:p text:style-name="P382">... </text:p>
      <text:p text:style-name="P382">Storm</text:p>
      <text:p text:style-name="P382">Worverine</text:p>
      <text:p text:style-name="P382">Cyclops</text:p>
      <text:p text:style-name="P382">Bishop</text:p>
      <text:p text:style-name="P382">Nightcrawler</text:p>
      <text:p text:style-name="P248"/>
      <text:p text:style-name="P342">Close the file:</text:p>
      <text:p text:style-name="P275">W<text:span text:style-name="T200">hen we work in a file like this and we are done with it we have to close it:</text:span></text:p>
      <text:p text:style-name="P274"/>
      <text:p text:style-name="P382">&gt;&gt;&gt; xmen_file.close()<text:tab/><text:tab/><text:tab/> <text:s/>→<text:span text:style-name="T200"> Closing the file, won’t display any message.</text:span></text:p>
      <text:p text:style-name="P382"/>
      <text:p text:style-name="P382">&gt;&gt;&gt; xmen_file.read() <text:tab/><text:tab/><text:tab/> <text:s/>→<text:span text:style-name="T200"> When we try to read it says that is closed</text:span> <text:s/></text:p>
      <text:p text:style-name="P382">Traceback (most recent call last):</text:p>
      <text:p text:style-name="P382"><text:s text:c="2"/>File "&lt;stdin&gt;", line 1, in &lt;module&gt;</text:p>
      <text:p text:style-name="P382">ValueError: I/O operation on <text:span text:style-name="T42">closed</text:span> file.</text:p>
      <text:p text:style-name="P382"/>
      <text:p text:style-name="P382"/>
      <text:p text:style-name="P276"><text:span text:style-name="T42">You can still see some information</text:span> about the xmen_file variable, but not it’s content:</text:p>
      <text:p text:style-name="P425">&gt;&gt;&gt; xmen_file <text:s text:c="2"/></text:p>
      <text:p text:style-name="P425">&lt;_io.TextIOWrapper <text:span text:style-name="T42">name</text:span>='xmen_base.txt' <text:span text:style-name="T42">mode</text:span>='r' <text:span text:style-name="T42">encoding</text:span>='UTF-8'&gt;</text:p>
      <text:p text:style-name="P423"/>
      <text:p text:style-name="P382">&gt;&gt;&gt; xmen_file.name</text:p>
      <text:p text:style-name="P382">'xmen_base.txt'</text:p>
      <text:p text:style-name="P382"/>
      <text:p text:style-name="P382">&gt;&gt;&gt; xmen_file.mode</text:p>
      <text:p text:style-name="P382">'r'</text:p>
      <text:p text:style-name="P248"/>
      <text:p text:style-name="P248"/>
      <text:p text:style-name="P248"/>
      <text:p text:style-name="P248"/>
      <text:p text:style-name="P248"/>
      <text:p text:style-name="P248"/>
      <text:p text:style-name="P248"/>
      <text:p text:style-name="P248"/>
      <text:p text:style-name="P370"><text:soft-page-break/><text:span text:style-name="T42">Exercise 2: Write </text:span><text:s/></text:p>
      <text:p text:style-name="P277"/>
      <text:p text:style-name="P343">Let’s create the file:</text:p>
      <text:p text:style-name="P248"/>
      <text:p text:style-name="P382">&gt;&gt;&gt; xmen_base = open('xmen_base.txt')</text:p>
      <text:p text:style-name="P385">&gt;&gt;&gt; new_xmen = open('new_xmen.txt', 'w') <text:s text:c="2"/>→<text:span text:style-name="T204"> because the file does not exists we use ‘w’ to create it.<text:tab/><text:tab/><text:tab/><text:tab/> <text:s text:c="7"/><text:tab/><text:tab/> <text:s text:c="21"/>Have in mind that if you use ‘w’ with a file that already exist will <text:s text:c="6"/><text:tab/><text:tab/><text:tab/><text:tab/><text:tab/> <text:s text:c="7"/>wipe up it’s content like &gt; redirection is doing.</text:span></text:p>
      <text:p text:style-name="P385"><text:tab/><text:tab/><text:tab/><text:tab/><text:tab/> <text:s text:c="7"/><text:span text:style-name="T208">The file new_xmen.txt is now in your current directory.</text:span><text:tab/></text:p>
      <text:p text:style-name="P252"/>
      <text:p text:style-name="P426">&gt;&gt;&gt; new_xmen <text:s text:c="2"/><text:tab/><text:tab/><text:tab/><text:tab/><text:tab/>→<text:span text:style-name="T207"> calling the variable we can see it’s format</text:span></text:p>
      <text:p text:style-name="P426">&lt;_io.TextIOWrapper name='new_xmen.txt' mode=<text:span text:style-name="T42">'w'</text:span> encoding='UTF-8'&gt;</text:p>
      <text:p text:style-name="P248"/>
      <text:p text:style-name="P382">&gt;&gt;&gt; new_xmen.write(xmen_base.read()) <text:s text:c="8"/>→<text:span text:style-name="T208"> We copy the content of xmen_base.txt into new_xmen.txt</text:span></text:p>
      <text:p text:style-name="P382">44<text:tab/><text:tab/><text:tab/><text:tab/><text:tab/> <text:s text:c="8"/><text:span text:style-name="T209">but is not appearing in the file yet, we have to close it in the next <text:tab/><text:tab/><text:tab/><text:tab/><text:tab/> <text:s text:c="8"/>steeps. We can not read it yet because have to be opened for </text:span></text:p>
      <text:p text:style-name="P248"><text:tab/><text:tab/><text:tab/><text:tab/><text:tab/> <text:s text:c="7"/><text:span text:style-name="T211">reading.</text:span></text:p>
      <text:p text:style-name="P382">&gt;&gt;&gt; new_xmen.<text:span text:style-name="T42">read</text:span>() <text:s text:c="7"/><text:tab/><text:tab/> <text:s text:c="4"/>→<text:span text:style-name="T205"> We try to read it but is still not readable.</text:span></text:p>
      <text:p text:style-name="P382">Traceback (most recent call last):<text:tab/><text:tab/> <text:s text:c="10"/><text:tab/></text:p>
      <text:p text:style-name="P382"><text:s text:c="2"/>File "&lt;stdin&gt;", line 1, in &lt;module&gt;</text:p>
      <text:p text:style-name="P382">io.UnsupportedOperation:<text:span text:style-name="T42"> not readable</text:span></text:p>
      <text:p text:style-name="P382"/>
      <text:p text:style-name="P382">&gt;&gt;&gt; new_xmen.close() <text:s/><text:tab/><text:tab/><text:tab/>→<text:span text:style-name="T210"> We have to close the file to make it readable and to make appear it’s <text:tab/><text:tab/><text:tab/><text:tab/><text:tab/> <text:s text:c="4"/>contents in the new_xmen.txt. Now if you check that file in your current</text:span></text:p>
      <text:p text:style-name="P382"><text:tab/><text:tab/><text:tab/><text:tab/><text:tab/> <text:s text:c="5"/><text:span text:style-name="T210">directory you will see the names of the superheroes.</text:span><text:tab/><text:tab/><text:tab/><text:tab/><text:tab/></text:p>
      <text:p text:style-name="P382">&gt;&gt;&gt; new_xmen<text:tab/><text:tab/><text:tab/><text:tab/>→<text:span text:style-name="T210"> and calling the variable we can see again the format of it</text:span></text:p>
      <text:p text:style-name="P382">&lt;_io.TextIOWrapper <text:span text:style-name="T42">name</text:span>='new_xmen.txt' mode='w' encoding='UTF-8'&gt;</text:p>
      <text:p text:style-name="P382"/>
      <text:p text:style-name="P382">&gt;&gt;&gt; new_xmen = open(new_xmen.<text:span text:style-name="T42">name</text:span>, 'r+')<text:tab/>→<text:span text:style-name="T212"> We open it using another type of mode for the open function, </text:span></text:p>
      <text:p text:style-name="P382"><text:tab/><text:tab/><text:tab/><text:tab/><text:tab/><text:tab/> <text:s text:c="5"/><text:span text:style-name="T212">r → reading, the default one and + for reading and writing.</text:span></text:p>
      <text:p text:style-name="P382"><text:tab/><text:tab/><text:tab/><text:tab/><text:tab/> <text:s text:c="19"/><text:span text:style-name="T213">Notice that we are using .name to call that specific data.</text:span></text:p>
      <text:p text:style-name="P382"/>
      <text:p text:style-name="P382">&gt;&gt;&gt; new_xmen.read()</text:p>
      <text:p text:style-name="P382">'Storm\nWolverine\nCyclops\nBishop\nNightcrawler\n' <text:s text:c="2"/>→<text:span text:style-name="T214"> now we can see the content of the variable.</text:span></text:p>
      <text:p text:style-name="P382"/>
      <text:p text:style-name="P382"/>
      <text:p text:style-name="P382">&gt;&gt;&gt; new_xmen.seek(0) <text:tab/> →<text:span text:style-name="T214"> let’s move the pointer to the first position to allow us to write on it.</text:span></text:p>
      <text:p text:style-name="P382">0</text:p>
      <text:p text:style-name="P382"/>
      <text:p text:style-name="P382"/>
      <text:p text:style-name="P382">&gt;&gt;&gt; new_xmen.write("Beast\n") <text:s/>→<text:span text:style-name="T215"> This will replace Storm for Beast, but won’t appear in the variable or in the </text:span></text:p>
      <text:p text:style-name="P382">6<text:tab/><text:tab/><text:tab/><text:tab/> <text:s text:c="2"/><text:span text:style-name="T215">txt file until you seek it again.</text:span></text:p>
      <text:p text:style-name="P382"/>
      <text:p text:style-name="P382">&gt;&gt;&gt; new_xmen.seek(0)</text:p>
      <text:p text:style-name="P382">0</text:p>
      <text:p text:style-name="P382"/>
      <text:p text:style-name="P382">&gt;&gt;&gt; new_xmen.read() <text:s/><text:tab/>→<text:span text:style-name="T215"> now you can see it. Have replaced Storm for Beast completely because both have 5 leters.</text:span></text:p>
      <text:p text:style-name="P382">'Beast\nWolverine\nCyclops\nBishop\nNightcrawler\n'</text:p>
      <text:p text:style-name="P299"/>
      <text:p text:style-name="P299"/>
      <text:p text:style-name="P299"/>
      <text:p text:style-name="P299"/>
      <text:p text:style-name="P299"/>
      <text:p text:style-name="P299"/>
      <text:p text:style-name="P299"/>
      <text:p text:style-name="P299"/>
      <text:p text:style-name="P299"/>
      <text:p text:style-name="P299"/>
      <text:p text:style-name="P350"><text:soft-page-break/>Appending to a File: <text:span text:style-name="T1"><text:s/></text:span><text:span text:style-name="T24">Adding to the end of the file the content instead of overwritting it.</text:span></text:p>
      <text:p text:style-name="P301"/>
      <text:p text:style-name="P351"><text:span text:style-name="T1">We will use the statement </text:span><text:span text:style-name="T78">with</text:span><text:span text:style-name="T1"> which </text:span><text:span text:style-name="T25">automatically closes the file when we done working with it.</text:span><text:span text:style-name="T1"> </text:span><text:span text:style-name="T26">Works like a loop.</text:span></text:p>
      <text:p text:style-name="P302"/>
      <text:p text:style-name="P431"><text:span text:style-name="T216">with</text:span><text:span text:style-name="T26"> open('xmen_base.txt', 'a') as</text:span><text:span text:style-name="T216"> f</text:span><text:span text:style-name="T26">: <text:s/><text:tab/>→</text:span><text:span text:style-name="T27">this says, open this file and we are going to asing it to the f variable</text:span></text:p>
      <text:p text:style-name="P431"><text:span text:style-name="T27">... <text:s text:c="3"/></text:span><text:span text:style-name="T217"><text:s/>f</text:span><text:span text:style-name="T27">.write("</text:span><text:span text:style-name="T217">Professor Xavier</text:span><text:span text:style-name="T27">\n")</text:span></text:p>
      <text:p text:style-name="P398">... </text:p>
      <text:p text:style-name="P398">17<text:tab/><text:tab/><text:tab/><text:tab/><text:tab/> <text:s text:c="4"/></text:p>
      <text:p text:style-name="P395"/>
      <text:p text:style-name="P278">Now we can check the f as a variable</text:p>
      <text:p text:style-name="P382">&gt;&gt;&gt; f</text:p>
      <text:p text:style-name="P382">&lt;_io.TextIOWrapper name='xmen_base.txt' mode='a' encoding='UTF-8'&gt;</text:p>
      <text:p text:style-name="P382"/>
      <text:p text:style-name="P382"/>
      <text:p text:style-name="P458">If we check the content says that is closed because <text:span text:style-name="T75">with</text:span> takes an object that is closeable, and it will close it when is finished.</text:p>
      <text:p text:style-name="P382"/>
      <text:p text:style-name="P382">&gt;&gt;&gt; f.read()</text:p>
      <text:p text:style-name="P382">Traceback (most recent call last):</text:p>
      <text:p text:style-name="P382"><text:s text:c="2"/>File "&lt;stdin&gt;", line 1, in &lt;module&gt;</text:p>
      <text:p text:style-name="P382">ValueError: I/O operation on <text:span text:style-name="T42">closed</text:span> file.</text:p>
      <text:p text:style-name="P382"/>
      <text:p text:style-name="P279">With works well and is used a lot because is closing the object, which makes the things a bit easier.</text:p>
      <text:p text:style-name="P279"/>
      <text:p text:style-name="P365">We could create the f variable this way too:</text:p>
      <text:p text:style-name="P396">&gt;&gt;&gt; f = open('xmen_base.txt', 'a')</text:p>
      <text:p text:style-name="P396">&gt;&gt;&gt; <text:span text:style-name="T42">with</text:span> f:</text:p>
      <text:p text:style-name="P396">... <text:s text:c="4"/>f.write('<text:span text:style-name="T42">Something</text:span>\n')</text:p>
      <text:p text:style-name="P396">... </text:p>
      <text:p text:style-name="P396">10</text:p>
      <text:p text:style-name="P382"/>
      <text:p text:style-name="P280">If you cat xmen_base.txt you get</text:p>
      <text:p text:style-name="P280"/>
      <text:p text:style-name="P397">bin $ cat xmen_base.txt </text:p>
      <text:p text:style-name="P397">Storm</text:p>
      <text:p text:style-name="P397">Wolverine</text:p>
      <text:p text:style-name="P397">Cyclops</text:p>
      <text:p text:style-name="P397">Bishop</text:p>
      <text:p text:style-name="P397">Nightcrawler</text:p>
      <text:p text:style-name="P432">Professor Xavier</text:p>
      <text:p text:style-name="P432">Something</text:p>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476"/>
      <text:p text:style-name="P382"/>
      <text:p text:style-name="P382"/>
      <text:p text:style-name="P382"/>
      <text:p text:style-name="P382"/>
      <text:p text:style-name="P73"><text:soft-page-break/>Parsing Command Line Parameters:</text:p>
      <text:p text:style-name="P299"/>
      <text:p text:style-name="P303"><text:a xlink:type="simple" xlink:href="https://docs.python.org/3/library/sys.html" text:style-name="Internet_20_link" text:visited-style-name="Visited_20_Internet_20_Link">sys module</text:a></text:p>
      <text:p text:style-name="P303"><text:a xlink:type="simple" xlink:href="https://docs.python.org/3/library/sys.html#sys.argv" text:style-name="Internet_20_link" text:visited-style-name="Visited_20_Internet_20_Link">sys.argv</text:a> <text:span text:style-name="T219">attribute</text:span></text:p>
      <text:p text:style-name="P299"/>
      <text:p text:style-name="P304">With sys.argv you can capture the passed in parameters when calling a script.</text:p>
      <text:p text:style-name="P304"/>
      <text:p text:style-name="P352">For instance:<text:span text:style-name="T1"> </text:span></text:p>
      <text:p text:style-name="P353"><text:span text:style-name="T1">I have </text:span><text:span text:style-name="T29">the script </text:span><text:span text:style-name="T141">param_echo</text:span><text:span text:style-name="T1"> and I want to pass in the parameter </text:span><text:span text:style-name="T141">test</text:span><text:span text:style-name="T1"> when calling the script to be executed, I will do:</text:span></text:p>
      <text:p text:style-name="P305">param_echo test</text:p>
      <text:p text:style-name="P305"/>
      <text:p text:style-name="P305">The script will capture the first parameter, test in this example.</text:p>
      <text:p text:style-name="P305"/>
      <text:p text:style-name="P459">#!/usr/bin/env python3.6</text:p>
      <text:p text:style-name="P459"/>
      <text:p text:style-name="P459">import sys </text:p>
      <text:p text:style-name="P459"/>
      <text:p text:style-name="P459">print(f"Positional arguments: {sys.argv[1]}") <text:s text:c="3"/>→ we are asking to capture the first parameter passed in (test)</text:p>
      <text:p text:style-name="P305"><text:tab/><text:tab/><text:tab/><text:tab/><text:tab/><text:tab/><text:span text:style-name="T193">if we add 0 instead will capture the full path to the name of the <text:tab/><text:tab/><text:tab/><text:tab/><text:tab/><text:tab/>script, /home/cloud_user/bin/param_echo</text:span></text:p>
      <text:p text:style-name="P305">And when is executed we have:</text:p>
      <text:p text:style-name="P433"><text:span text:style-name="T1">bin $</text:span> param_echo test</text:p>
      <text:p text:style-name="P399">Positional arguments: test</text:p>
      <text:p text:style-name="P299"/>
      <text:p text:style-name="P299"/>
      <text:p text:style-name="P353">Now a little more complicated:</text:p>
      <text:p text:style-name="P399">#!/usr/bin/env python3.6</text:p>
      <text:p text:style-name="P399"/>
      <text:p text:style-name="P399">import sys </text:p>
      <text:p text:style-name="P399"/>
      <text:p text:style-name="P399">print(f"Positional arguments: {sys.argv[<text:span text:style-name="T42">1:</text:span>]}") <text:s/>→ <text:span text:style-name="T218">Using the slice, </text:span>capture from the first <text:span text:style-name="T218">index</text:span> onward</text:p>
      <text:p text:style-name="P399">print(f"First argument: {sys.argv[1]}")<text:tab/> <text:s text:c="9"/></text:p>
      <text:p text:style-name="P299"/>
      <text:p text:style-name="P306">And when is executed we have:</text:p>
      <text:p text:style-name="P400">bin $ param_echo<text:span text:style-name="T42"> test test2 "another parameter"</text:span></text:p>
      <text:p text:style-name="P400">Positional arguments: ['test', 'test2', 'another parameter']</text:p>
      <text:p text:style-name="P400">First argument: test</text:p>
      <text:p text:style-name="P299"/>
      <text:p text:style-name="P307">What happen if we don’t pass in any argument:</text:p>
      <text:p text:style-name="P382">bin $ param_echo </text:p>
      <text:p text:style-name="P428">Positional arguments: []<text:span text:style-name="T1"> <text:s text:c="3"/>→</text:span><text:span text:style-name="T28"> the first line works, shows it empty.</text:span></text:p>
      <text:p text:style-name="P382">Traceback (most recent call last):</text:p>
      <text:p text:style-name="P382"><text:s text:c="2"/>File "/home/cloud_user/bin/param_echo", line 6, in &lt;module&gt;</text:p>
      <text:p text:style-name="P382"><text:s text:c="4"/>print(f"First argument: {sys.argv[1]}")</text:p>
      <text:p text:style-name="P382">IndexError: list index out of range <text:tab/><text:tab/><text:tab/> <text:span text:style-name="T42">→</text:span><text:span text:style-name="T55"> the second line gives us an error</text:span></text:p>
      <text:p text:style-name="P299"/>
      <text:p text:style-name="P299"/>
      <text:p text:style-name="P299"/>
      <text:p text:style-name="P299"/>
      <text:p text:style-name="P299"/>
      <text:p text:style-name="P474"/>
      <text:p text:style-name="P299"/>
      <text:p text:style-name="P299"/>
      <text:p text:style-name="P299"/>
      <text:p text:style-name="P75"><text:soft-page-break/>Robust scripts with argparse</text:p>
      <text:p text:style-name="P299"/>
      <text:p text:style-name="P308"><text:a xlink:type="simple" xlink:href="https://docs.python.org/3/library/argparse.html" text:style-name="Internet_20_link" text:visited-style-name="Visited_20_Internet_20_Link">Argparse</text:a> →<text:span text:style-name="T224"> parse the arguments</text:span></text:p>
      <text:p text:style-name="P451"><text:a xlink:type="simple" xlink:href="https://towardsdatascience.com/learn-enough-python-to-be-useful-argparse-e482e1764e05" text:style-name="Internet_20_link" text:visited-style-name="Visited_20_Internet_20_Link"><text:span text:style-name="T100">Good manual</text:span></text:a></text:p>
      <text:p text:style-name="P309">Is used to get command line arguments into your program.</text:p>
      <text:p text:style-name="P309">It’s what you use to get command line arguments into your program. <text:span text:style-name="T226">It provides a --help function in which you can speficy what you want in order to make the program more clearer to run.</text:span></text:p>
      <text:p text:style-name="P309"/>
      <text:p text:style-name="P355">Exercise 1:</text:p>
      <text:p text:style-name="P403">#!/usr/bin/env python3.6</text:p>
      <text:p text:style-name="P403"/>
      <text:p text:style-name="P403"># Convert videos into images</text:p>
      <text:p text:style-name="P403"># You can run it like this: videos.py /videos /images</text:p>
      <text:p text:style-name="P403"/>
      <text:p text:style-name="P403"><text:span text:style-name="T42">import</text:span> argparse</text:p>
      <text:p text:style-name="P403"/>
      <text:p text:style-name="P434">#Create the parser:</text:p>
      <text:p text:style-name="P403">my_parser = <text:span text:style-name="T42">argparse.ArgumentParser</text:span>(description='Videos converted to images')</text:p>
      <text:p text:style-name="P403"/>
      <text:p text:style-name="P434"># We create the variable indir with str as type and a help message is provided.</text:p>
      <text:p text:style-name="P438"># <text:span text:style-name="T1">add_argument </text:span><text:span text:style-name="T34">method </text:span><text:span text:style-name="T1">will ask you to pass an argument after executing the script. Example: <text:s/>videos.py polla</text:span></text:p>
      <text:p text:style-name="P438"><text:span text:style-name="T1"># This polla argument passed in will be stored in the variable indir. This is the first </text:span>add_argument<text:span text:style-name="T1"> declared in this #script, therefore it’s value will be always stored as the first argument passed in when running the script.</text:span></text:p>
      <text:p text:style-name="P403">my_parser.<text:span text:style-name="T42">add_argument</text:span>('indir', type=str, help='<text:span text:style-name="T42">Type the input directory for videos</text:span>')</text:p>
      <text:p text:style-name="P403"/>
      <text:p text:style-name="P434"># We’<text:span text:style-name="T232">ve</text:span> create<text:span text:style-name="T232">d</text:span> the variable outdir in this case. <text:span text:style-name="T31">This is the second </text:span><text:span text:style-name="T231">add_argument</text:span><text:span text:style-name="T31"> declared. When you execute the </text:span><text:span text:style-name="T32">#</text:span><text:span text:style-name="T31">script you have to </text:span><text:span text:style-name="T32">pass a second argument, example: videos.py polla culo. The variable outdir will store culo. Every</text:span></text:p>
      <text:p text:style-name="P439"><text:span text:style-name="T1"># new add_argument added to the script will require to pass in an argument when running the script and will be in order </text:span><text:span text:style-name="T33"># </text:span><text:span text:style-name="T1">like we saw in this script, the first add_argument will pick the first argument passed in, the second add_argument will</text:span></text:p>
      <text:p text:style-name="P411"># pick the second one and so on.</text:p>
      <text:p text:style-name="P403">my_parser.add_argument('outdir', type=str, help='<text:span text:style-name="T42">Type the output directory for images</text:span>')</text:p>
      <text:p text:style-name="P403"/>
      <text:p text:style-name="P435"># Next the args variable is set to the values of the parsed arguments.</text:p>
      <text:p text:style-name="P452"><text:span text:style-name="T194">args = my_parser.parse_args() <text:s/>→</text:span><text:span text:style-name="T195"> </text:span><text:a xlink:type="simple" xlink:href="https://docs.python.org/3/library/argparse.html#parsing-arguments" text:style-name="Internet_20_link" text:visited-style-name="Visited_20_Internet_20_Link">Explanation</text:a></text:p>
      <text:p text:style-name="P403"/>
      <text:p text:style-name="P403">print(args.indir)</text:p>
      <text:p text:style-name="P299"/>
      <text:p text:style-name="P355">Output:</text:p>
      <text:p text:style-name="P310"/>
      <text:p text:style-name="P310"><text:span text:style-name="T42">Test 1:</text:span> <text:s/><text:span text:style-name="T42">Calling only the script</text:span>, without passing arguments:</text:p>
      <text:p text:style-name="P405">bin $ <text:span text:style-name="T42">videos.py </text:span></text:p>
      <text:p text:style-name="P405">usage: videos.py [-h] indir outdir <text:s text:c="4"/><text:span text:style-name="T42">→ argparse creates this information text by itself</text:span></text:p>
      <text:p text:style-name="P405">videos.py: error: the following arguments are required: indir, outdir <text:span text:style-name="T42">→ argparse creates this information text by itself</text:span></text:p>
      <text:p text:style-name="P405">bin $ </text:p>
      <text:p text:style-name="P299"/>
      <text:p text:style-name="P356">Test 2: Calling the script and -h</text:p>
      <text:p text:style-name="P382">bin $ <text:span text:style-name="T42">videos.py -h</text:span></text:p>
      <text:p text:style-name="P382">usage: videos.py [-h] indir outdir <text:s text:c="2"/>→<text:span text:style-name="T225"> argparse tell us how to run the program, videos.py something something</text:span></text:p>
      <text:p text:style-name="P382"/>
      <text:p text:style-name="P428">Videos converted to images<text:span text:style-name="T1"> <text:s/>→</text:span><text:span text:style-name="T30"> we have created this message as a description when we’ve created the parser.</text:span></text:p>
      <text:p text:style-name="P382"/>
      <text:p text:style-name="P382">positional arguments:</text:p>
      <text:p text:style-name="P382"><text:s text:c="2"/>indir <text:s text:c="6"/>Type the input directory for videos <text:s text:c="2"/><text:span text:style-name="T42">→</text:span><text:span text:style-name="T57"> we have created this message</text:span></text:p>
      <text:p text:style-name="P387"><text:s text:c="2"/>outdir <text:s text:c="5"/>Type the output directory for images <text:s/><text:span text:style-name="T42">→</text:span><text:span text:style-name="T57"> we have created this message</text:span></text:p>
      <text:p text:style-name="P382"/>
      <text:p text:style-name="P382">optional arguments:</text:p>
      <text:p text:style-name="P382"><text:s text:c="2"/>-h, --help <text:s/>show this help message and exit</text:p>
      <text:p text:style-name="P299"/>
      <text:p text:style-name="P299"/>
      <text:p text:style-name="P357"><text:soft-page-break/>Test 3: Calling the script + one argument.</text:p>
      <text:p text:style-name="P406">bin $ <text:span text:style-name="T42">videos.py polla</text:span></text:p>
      <text:p text:style-name="P406">usage: videos.py [-h] indir outdir</text:p>
      <text:p text:style-name="P406">videos.py: error: the following arguments are required: outdir <text:s/></text:p>
      <text:p text:style-name="P299"/>
      <text:p text:style-name="P311"><text:span text:style-name="T42">Test 4: Calling the 2 arguments: </text:span>Now it works</text:p>
      <text:p text:style-name="P382">bin $ <text:span text:style-name="T42">videos.py polla culo</text:span></text:p>
      <text:p text:style-name="P382">polla</text:p>
      <text:p text:style-name="P312"/>
      <text:p text:style-name="P358">Positional arguments:</text:p>
      <text:p text:style-name="P404"><text:span text:style-name="T105">This is a positional argument:</text:span>my_parser.add_argument('indir', type=str, help='Type the input directory for videos')</text:p>
      <text:p text:style-name="P299"/>
      <text:p text:style-name="P313">Positional arguments order matter, the first value passed form the command line becomes the first positional argument (indir), the second value becomes the second positional argument (outdir), and so on.</text:p>
      <text:p text:style-name="P299"/>
      <text:p text:style-name="P359">Optional Arguments:</text:p>
      <text:p text:style-name="P313">--help is an example of optional arguments. <text:span text:style-name="T227">This argument allways come with the argparse module but you can make as much optional arguments you need.</text:span></text:p>
      <text:p text:style-name="P299"/>
      <text:p text:style-name="P314">You can create optional arguments the same way than the positional ones buy you have to specify -- <text:s/>or -</text:p>
      <text:p text:style-name="P314">Example: <text:tab/>my_parser.add_argument('-m', '--my_optional')</text:p>
      <text:p text:style-name="P299"/>
      <text:p text:style-name="P299"/>
      <text:p text:style-name="P372">Exercise 2:-----------------------</text:p>
      <text:p text:style-name="P315"/>
      <text:p text:style-name="P360">What is doing this script:</text:p>
      <text:list xml:id="list702977028" text:style-name="L5">
        <text:list-item>
          <text:p text:style-name="P490">Require a filename argument, so it knows what file to read.</text:p>
        </text:list-item>
        <text:list-item>
          <text:p text:style-name="P490">Print the contents of the file backward (bottom of the script first, each line printed backward)</text:p>
        </text:list-item>
        <text:list-item>
          <text:p text:style-name="P490">Provide help text and documentation when it receives the --help flag.</text:p>
        </text:list-item>
        <text:list-item>
          <text:p text:style-name="P490">Accept an optional --limit or -l flag to specify how many lines to read from the file.</text:p>
        </text:list-item>
        <text:list-item>
          <text:p text:style-name="P490">Accept a --version flag to print out the current version of the tool.</text:p>
        </text:list-item>
      </text:list>
      <text:p text:style-name="P299"/>
      <text:p text:style-name="P316"><text:span text:style-name="T42">Script Name</text:span>: <text:s/>reverse-file</text:p>
      <text:p text:style-name="P386">#!/usr/bin/env python3.6</text:p>
      <text:p text:style-name="P386"/>
      <text:p text:style-name="P386">import argparse <text:s text:c="2"/><text:tab/><text:tab/><text:tab/><text:tab/><text:tab/>→<text:span text:style-name="T220"> we utilize the argparse package/library</text:span></text:p>
      <text:p text:style-name="P386"/>
      <text:p text:style-name="P386">parser = argparse.ArgumentParser() <text:s text:c="5"/><text:tab/><text:tab/>→<text:span text:style-name="T220"> we </text:span><text:span text:style-name="T56">created the parser </text:span><text:span text:style-name="T220">object using the ArgumentParser class</text:span></text:p>
      <text:p text:style-name="P386">parser.add_argument('filename', help='<text:span text:style-name="T42">the file to read'</text:span>) →<text:span text:style-name="T220"> We’ve added different arguments to it. Positional argument, </text:span></text:p>
      <text:p text:style-name="P386">parser.add_argument('--limit', '-l', type=int, help='<text:span text:style-name="T42">the number of lines to read</text:span>') <text:s text:c="2"/></text:p>
      <text:p text:style-name="P386">parser.add_argument('--version', '-v', action='version', version='<text:span text:style-name="T42">%(prog)s 1.0'</text:span>)</text:p>
      <text:p text:style-name="P386"/>
      <text:p text:style-name="P386">args = parser.parse_args() <text:s text:c="2"/>→<text:span text:style-name="T222"> we call the parse_args method on our parser that actually goes and return a namespace </text:span></text:p>
      <text:p text:style-name="P386"><text:tab/><text:tab/><text:tab/> <text:s text:c="6"/><text:span text:style-name="T222">object </text:span></text:p>
      <text:p text:style-name="P386"><text:tab/><text:tab/><text:tab/> <text:s text:c="2"/><text:span text:style-name="T58">Better explanation</text:span><text:span text:style-name="T228">: <text:s/>We tell the parser to parse the arguments from stdin using the <text:tab/><text:tab/><text:tab/><text:tab/> <text:s text:c="2"/>parse_args method and stored off the parsed arguments as the variable args</text:span></text:p>
      <text:p text:style-name="P386"/>
      <text:p text:style-name="P388">print(args) <text:tab/>→<text:span text:style-name="T229"> We print the commands passed in on the stdin and stored in the variable args</text:span></text:p>
      <text:p text:style-name="P388"/>
      <text:p text:style-name="P386"># parse the arguments</text:p>
      <text:p text:style-name="P386"/>
      <text:p text:style-name="P386"># read the file, reverse the contents and print</text:p>
      <text:p text:style-name="P354"/>
      <text:p text:style-name="P354"><text:soft-page-break/>Explaining the lines:</text:p>
      <text:p text:style-name="P386">parser.add_argument('--limit', '-l', type=int, help='the number of lines to read') <text:s text:c="2"/>→<text:span text:style-name="T221"> optional argument, store some data and type casted to be an integer because we are asking to type the number of lines we want.</text:span></text:p>
      <text:p text:style-name="P386"/>
      <text:p text:style-name="P389">parser.add_argument('--version', '-v', action='version', version='%(prog)s 1.0') <text:s text:c="2"/>→<text:span text:style-name="T221"> </text:span></text:p>
      <text:p text:style-name="P408">We’ve added the version flag. This one will be a little different because we’re going to use the action option to specify a string to print out when this flag is received:</text:p>
      <text:p text:style-name="P386"/>
      <text:p text:style-name="P300"/>
      <text:p text:style-name="P367">Excuting th<text:span text:style-name="T230">e file:</text:span></text:p>
      <text:p text:style-name="P407"/>
      <text:p text:style-name="P436">Executing it without passing arguments:</text:p>
      <text:p text:style-name="P407">bin $ <text:span text:style-name="T42">reverse-file </text:span></text:p>
      <text:p text:style-name="P407">usage: reverse-file [-h] [--limit LIMIT] [--version] filename</text:p>
      <text:p text:style-name="P407">reverse-file: error: the following arguments are required: filename</text:p>
      <text:p text:style-name="P407">bin $ </text:p>
      <text:p text:style-name="P401"/>
      <text:p text:style-name="P436">Asking for the version:</text:p>
      <text:p text:style-name="P401">bin $<text:span text:style-name="T42"> reverse-file -v <text:s/></text:span>→<text:span text:style-name="T223"> tells you the version</text:span></text:p>
      <text:p text:style-name="P401">reverse-file 1.0</text:p>
      <text:p text:style-name="P401"/>
      <text:p text:style-name="P401">bin $<text:span text:style-name="T42"> reverse-file --version</text:span></text:p>
      <text:p text:style-name="P401">reverse-file 1.0</text:p>
      <text:p text:style-name="P401"/>
      <text:p text:style-name="P436">Passing the argument:</text:p>
      <text:p text:style-name="P401">bin $ <text:span text:style-name="T42">reverse-file sdfasdfadfasf</text:span></text:p>
      <text:p text:style-name="P401">Namespace(filename='sdfasdfadfasf', limit=None)</text:p>
      <text:p text:style-name="P401"/>
      <text:p text:style-name="P436">Asking for help:</text:p>
      <text:p text:style-name="P401">bin $<text:span text:style-name="T42"> reverse-file -h</text:span></text:p>
      <text:p text:style-name="P401">usage: reverse-file [-h] [--limit LIMIT] [--version] filename</text:p>
      <text:p text:style-name="P401"/>
      <text:p text:style-name="P401">positional arguments:</text:p>
      <text:p text:style-name="P401"><text:s text:c="2"/>filename <text:s text:c="13"/>the file to read</text:p>
      <text:p text:style-name="P401"/>
      <text:p text:style-name="P401">optional arguments:</text:p>
      <text:p text:style-name="P401"><text:s text:c="2"/>-h, --help <text:s text:c="11"/>show this help message and exit</text:p>
      <text:p text:style-name="P401"><text:s text:c="2"/>--limit LIMIT, -l LIMIT</text:p>
      <text:p text:style-name="P401"><text:s text:c="24"/>the number of lines to read</text:p>
      <text:p text:style-name="P402"><text:s text:c="2"/>--version, -v <text:s text:c="8"/>show program's version number and exit </text:p>
      <text:p text:style-name="P402"/>
      <text:p text:style-name="P437">Limit:</text:p>
      <text:p text:style-name="P402">bin $ reverse-file <text:span text:style-name="T42">--limit 5 </text:span>asdfasdfad</text:p>
      <text:p text:style-name="P402">Namespace(filename='asdfasdfad', limit=5)</text:p>
      <text:p text:style-name="P402">bin $ </text:p>
      <text:p text:style-name="P317"/>
      <text:p text:style-name="P317"/>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61"><text:soft-page-break/><text:span text:style-name="T233">Exercise 2.1:</text:span>--------------------------------</text:p>
      <text:p text:style-name="P361"/>
      <text:p text:style-name="P318">Now we are going to use the script for what has <text:span text:style-name="T234">been</text:span> written for, this is:</text:p>
      <text:p text:style-name="P318"/>
      <text:p text:style-name="P318">Give the script the name of a file that already exists <text:span text:style-name="T235">in our system</text:span> when you run the script, pass in a positional argument.</text:p>
      <text:p text:style-name="P318"/>
      <text:p text:style-name="P319">The script will pick this file <text:span text:style-name="T236">up</text:span>, will check the content of it, will reverse i<text:span text:style-name="T237">t</text:span> and will display it in the screen.</text:p>
      <text:p text:style-name="P319"/>
      <text:p text:style-name="P319">It will reverse everything, meaning that if there is a list like this:</text:p>
      <text:p text:style-name="P409">Storm</text:p>
      <text:p text:style-name="P409">Wolverine</text:p>
      <text:p text:style-name="P409">Cyclops</text:p>
      <text:p text:style-name="P409">Bishop</text:p>
      <text:p text:style-name="P409">Nightcrawler</text:p>
      <text:p text:style-name="P409">Professor Xavier</text:p>
      <text:p text:style-name="P409">Something</text:p>
      <text:p text:style-name="P300"/>
      <text:p text:style-name="P319">Is gonna turn it like this:</text:p>
      <text:p text:style-name="P409">gnihtemoS</text:p>
      <text:p text:style-name="P409">reivaX rosseforP</text:p>
      <text:p text:style-name="P409">relwarcthgiN</text:p>
      <text:p text:style-name="P409">pohsiB</text:p>
      <text:p text:style-name="P409">spolcyC</text:p>
      <text:p text:style-name="P409">enirevloW</text:p>
      <text:p text:style-name="P409">mrotS</text:p>
      <text:p text:style-name="P300"/>
      <text:p text:style-name="P320">So the first line of the untouched file, Storm, is now the last line, and also reverserd, once the script is executed.</text:p>
      <text:p text:style-name="P300"/>
      <text:p text:style-name="P386">#!/usr/bin/env python3.6</text:p>
      <text:p text:style-name="P386">import argparse</text:p>
      <text:p text:style-name="P386"/>
      <text:p text:style-name="P386">parser = argparse.ArgumentParser()</text:p>
      <text:p text:style-name="P386">parser.add_argument('filename', help='the file to read')</text:p>
      <text:p text:style-name="P386">parser.add_argument('--limit', '-l', type=int, help='the number of lines to read')</text:p>
      <text:p text:style-name="P386">parser.add_argument('--version', '-v', action='version', version='%(prog)s 1.0')</text:p>
      <text:p text:style-name="P386"/>
      <text:p text:style-name="P386">args = parser.parse_args()</text:p>
      <text:p text:style-name="P386"/>
      <text:p text:style-name="P386">with <text:span text:style-name="T42">open</text:span>(args.filename) as f: <text:s/># we try to open the file that is given because filename is a required argument</text:p>
      <text:p text:style-name="P386"><text:s text:c="4"/>lines = f.readlines() <text:s/>→<text:span text:style-name="T238">Instead of returning a str is gonna take every individual line from the file and give us as a list</text:span></text:p>
      <text:p text:style-name="P386"><text:s text:c="4"/>lines.reverse() <text:s/>→<text:span text:style-name="T239"> and the list themselves have the havility to reverse themselves. </text:span></text:p>
      <text:p text:style-name="P386"/>
      <text:p text:style-name="P386"><text:s text:c="4"/>if args.limit: <text:s text:c="4"/>→<text:span text:style-name="T239"> If there is a limit parsed, we can pass it in with the optional argument --limit <text:s/>or -l</text:span></text:p>
      <text:p text:style-name="P386"><text:s text:c="8"/>lines = lines[:args.limit] <text:s/>→<text:span text:style-name="T239"> then use a slice operation to say from the beginning of it until our limit</text:span></text:p>
      <text:p text:style-name="P386"/>
      <text:p text:style-name="P386"><text:s text:c="4"/>for line in lines: <text:s text:c="2"/></text:p>
      <text:p text:style-name="P386"><text:s text:c="8"/>print(line.strip()[::-1]) <text:s/>→<text:span text:style-name="T240">line.strip will get rid of the given character, the number passed in, and use a slice to <text:tab/><text:tab/><text:tab/><text:tab/> <text:s text:c="6"/>reverse the whole line.</text:span></text:p>
      <text:p text:style-name="P386"/>
      <text:p text:style-name="P386"/>
      <text:p text:style-name="P386"/>
      <text:p text:style-name="P300"/>
      <text:p text:style-name="P300"/>
      <text:p text:style-name="P300"/>
      <text:p text:style-name="P300"/>
      <text:p text:style-name="P362"><text:soft-page-break/>Let’s execute it:</text:p>
      <text:p text:style-name="P321"/>
      <text:p text:style-name="P410"><text:span text:style-name="T140">bin $ </text:span><text:span text:style-name="T42">reverse-file xmen_base.txt </text:span></text:p>
      <text:p text:style-name="P410">gnihtemoS</text:p>
      <text:p text:style-name="P410">reivaX rosseforP</text:p>
      <text:p text:style-name="P410">relwarcthgiN</text:p>
      <text:p text:style-name="P410">pohsiB</text:p>
      <text:p text:style-name="P410">spolcyC</text:p>
      <text:p text:style-name="P410">enirevloW</text:p>
      <text:p text:style-name="P410">mrotS</text:p>
      <text:p text:style-name="P448">bin $</text:p>
      <text:p text:style-name="P300"/>
      <text:p text:style-name="P362">Passing the limit of lines:</text:p>
      <text:p text:style-name="P424"><text:span text:style-name="T140">bin $ </text:span><text:span text:style-name="T42">reverse-file -l 3 xmen_base.txt </text:span></text:p>
      <text:p text:style-name="P424">gnihtemoS</text:p>
      <text:p text:style-name="P424">reivaX rosseforP</text:p>
      <text:p text:style-name="P424">relwarcthgiN</text:p>
      <text:p text:style-name="P449">bin $ </text:p>
      <text:p text:style-name="P424"/>
      <text:p text:style-name="P362">Same but using --limit:</text:p>
      <text:p text:style-name="P424"><text:span text:style-name="T140">bin $ </text:span>reverse-file xmen_base.txt <text:span text:style-name="T42">--limit=2</text:span></text:p>
      <text:p text:style-name="P424">gnihtemoS</text:p>
      <text:p text:style-name="P424">reivaX rosseforP</text:p>
      <text:p text:style-name="P424"><text:span text:style-name="T140">bin $</text:span> </text:p>
      <text:p text:style-name="P473"/>
      <text:p text:style-name="P253"/>
      <text:p text:style-name="P74">Handling Errors with try/except/else/finally</text:p>
      <text:p text:style-name="P253"/>
      <text:p text:style-name="P454"><text:a xlink:type="simple" xlink:href="https://docs.python.org/3/reference/compound_stmts.html#the-try-statement" text:style-name="Internet_20_link" text:visited-style-name="Visited_20_Internet_20_Link"><text:span text:style-name="T101">Documentation</text:span></text:a></text:p>
      <text:p text:style-name="P253"/>
      <text:p text:style-name="P281">Using the reverse-file script from the previous argpargs statement.</text:p>
      <text:p text:style-name="P281">This is used to provide an exeption to your script. If you want to show a customized error message when you run the script wrongly.</text:p>
      <text:p text:style-name="P281"/>
      <text:p text:style-name="P281"><text:span text:style-name="T42">Example: </text:span>If you run reverse-file passing in a non existing argument you will see this default error:</text:p>
      <text:p text:style-name="P412"/>
      <text:p text:style-name="P412">bin $ <text:span text:style-name="T42">reverse-file asdfadsfa</text:span></text:p>
      <text:p text:style-name="P412">Traceback (most recent call last):</text:p>
      <text:p text:style-name="P412"><text:s text:c="2"/>File "/home/cloud_user/bin/reverse-file", line 12, in &lt;module&gt;</text:p>
      <text:p text:style-name="P412"><text:s text:c="4"/>with open(args.filename) as f: <text:s/># we try to open the file that is given because filename is a required argument</text:p>
      <text:p text:style-name="P412"><text:span text:style-name="T42">FileNotFoundError:</text:span> [Errno 2] <text:span text:style-name="T42">No such file or directory: 'asdfadsfa'</text:span></text:p>
      <text:p text:style-name="P412">bin $ </text:p>
      <text:p text:style-name="P281"/>
      <text:p text:style-name="P282">Our parser is not going to catch this because we are technically using the CLI properly, so we need to handle this ourselves.</text:p>
      <text:p text:style-name="P281"/>
      <text:p text:style-name="P281">Using try statement you can show a more clearer message in case of error, or is all is fine will work as espected.</text:p>
      <text:p text:style-name="P281"/>
      <text:p text:style-name="P344">There are 4 options:</text:p>
      <text:list xml:id="list3747979519" text:style-name="L6">
        <text:list-item>
          <text:p text:style-name="P493">try: <text:s/><text:span text:style-name="T35">Here we are typing the normal code.</text:span></text:p>
        </text:list-item>
        <text:list-item>
          <text:p text:style-name="P493">except:<text:span text:style-name="T1"> </text:span><text:span text:style-name="T35">If we have an error in try, we will run what is in except.</text:span><text:span text:style-name="T36">We can have more than one.</text:span></text:p>
        </text:list-item>
        <text:list-item>
          <text:p text:style-name="P493">else:<text:span text:style-name="T1"> </text:span><text:span text:style-name="T37">If there is no error we can carry out the code that is in the else block.</text:span></text:p>
        </text:list-item>
        <text:list-item>
          <text:p text:style-name="P493">finally:<text:span text:style-name="T1"> </text:span><text:span text:style-name="T38">If we want to execute some code regardless of there being an error of not, we can use finally, is not used too much.</text:span></text:p>
        </text:list-item>
      </text:list>
      <text:p text:style-name="P253"/>
      <text:p text:style-name="P253"><text:soft-page-break/></text:p>
      <text:p text:style-name="P283"><text:span text:style-name="T42">Exercise: </text:span>We’ve modified a bit the reverse-file</text:p>
      <text:p text:style-name="P253"/>
      <text:p text:style-name="P386">#!/usr/bin/env python3.6</text:p>
      <text:p text:style-name="P386"/>
      <text:p text:style-name="P386">import argparse</text:p>
      <text:p text:style-name="P386"/>
      <text:p text:style-name="P386">parser = argparse.ArgumentParser()</text:p>
      <text:p text:style-name="P386">parser.add_argument('filename', help='the file to read')</text:p>
      <text:p text:style-name="P386">parser.add_argument('--limit', '-l', type=int, help='the number of lines to read')</text:p>
      <text:p text:style-name="P386">parser.add_argument('--version', '-v', action='version', version='%(prog)s 1.0')</text:p>
      <text:p text:style-name="P386"/>
      <text:p text:style-name="P386">args = parser.parse_args()</text:p>
      <text:p text:style-name="P386"/>
      <text:p text:style-name="P429">try: <text:s text:c="2"/><text:tab/><text:tab/>→<text:span text:style-name="T241"> We open the file. This is the thing that can cause the error so we put the try.</text:span></text:p>
      <text:p text:style-name="P386"><text:s text:c="4"/>f = open(args.filename)</text:p>
      <text:p text:style-name="P386"><text:s text:c="4"/>limit = args.limit</text:p>
      <text:p text:style-name="P386">except <text:span text:style-name="T42">FileNotFoundError</text:span> as err: <text:s/><text:span text:style-name="T42">→</text:span><text:span text:style-name="T59"> this is the error we are expecting. If we hit the except block won’t continue.</text:span></text:p>
      <text:p text:style-name="P386"><text:s text:c="4"/>print(f"Error: {err}")</text:p>
      <text:p text:style-name="P386">else:</text:p>
      <text:p text:style-name="P386"><text:s text:c="4"/>with f:</text:p>
      <text:p text:style-name="P386"><text:s text:c="8"/>lines = f.readlines()</text:p>
      <text:p text:style-name="P386"><text:s text:c="8"/>lines.reverse()</text:p>
      <text:p text:style-name="P386"/>
      <text:p text:style-name="P386"><text:s text:c="8"/>if args.limit:</text:p>
      <text:p text:style-name="P386"><text:s text:c="12"/>lines = lines[:limit]</text:p>
      <text:p text:style-name="P386"/>
      <text:p text:style-name="P386"><text:s text:c="8"/>for line in lines:</text:p>
      <text:p text:style-name="P386"><text:s text:c="13"/>print(line.strip()[::-1])</text:p>
      <text:p text:style-name="P253"/>
      <text:p text:style-name="P253"/>
      <text:p text:style-name="P345">Executing the script:</text:p>
      <text:p text:style-name="P414">bin $ <text:span text:style-name="T42">reverse-file sadfasdfad</text:span></text:p>
      <text:p text:style-name="P414">Error: [Errno 2] No such file or directory: 'sadfasdfad'</text:p>
      <text:p text:style-name="P414">bin $ </text:p>
      <text:p text:style-name="P284"/>
      <text:p text:style-name="P284">Compare it with before using try:</text:p>
      <text:p text:style-name="P413">bin $ <text:span text:style-name="T42">reverse-file asdfadsfa</text:span></text:p>
      <text:p text:style-name="P413">Traceback (most recent call last):</text:p>
      <text:p text:style-name="P413"><text:s text:c="2"/>File "/home/cloud_user/bin/reverse-file", line 12, in &lt;module&gt;</text:p>
      <text:p text:style-name="P413"><text:s text:c="4"/>with open(args.filename) as f: <text:s/># we try to open the file that is given because filename is a required argument</text:p>
      <text:p text:style-name="P413"><text:span text:style-name="T42">FileNotFoundError:</text:span> [Errno 2] <text:span text:style-name="T42">No such file or directory: 'asdfadsfa'</text:span></text:p>
      <text:p text:style-name="P413">bin $ </text:p>
      <text:p text:style-name="P253"/>
      <text:p text:style-name="P253"/>
      <text:p text:style-name="P284"><text:span text:style-name="T42">Use except to catch all the errors</text:span>, not only FileNotFoundError:</text:p>
      <text:p text:style-name="P253"/>
      <text:p text:style-name="P386">#except FileNotFoundError as err: <text:s text:c="2"/>→<text:span text:style-name="T242"> we commented the except block that looks only for FileNotFoundError</text:span></text:p>
      <text:p text:style-name="P386"># <text:s text:c="3"/>print(f"Error: {err}")</text:p>
      <text:p text:style-name="P386"/>
      <text:p text:style-name="P386"><text:span text:style-name="T42">except</text:span>:<text:tab/><text:tab/>→<text:span text:style-name="T242"> by not adding nothing here except will look for any kind of error</text:span></text:p>
      <text:p text:style-name="P386"><text:s text:c="4"/>print(f"Any possible error FUCK") <text:s/>→<text:span text:style-name="T242"> and will print this message</text:span></text:p>
      <text:p text:style-name="P253"/>
      <text:p text:style-name="P253"/>
      <text:p text:style-name="P253"/>
      <text:p text:style-name="P253"/>
      <text:p text:style-name="P253"/>
      <text:p text:style-name="P253"/>
      <text:p text:style-name="P253"/>
      <text:p text:style-name="P285"><text:soft-page-break/><text:span text:style-name="T42">Use finally: <text:s/></text:span>This executes it’s blocks always, even if there is an error.</text:p>
      <text:p text:style-name="P253"/>
      <text:p text:style-name="P285">Just add this line at the end of the script without modifying nothing:</text:p>
      <text:p text:style-name="P415">finally:</text:p>
      <text:p text:style-name="P415"><text:s text:c="4"/>print("Finally here")</text:p>
      <text:p text:style-name="P253"/>
      <text:p text:style-name="P285">We run the script looking for the error:</text:p>
      <text:p text:style-name="P415">bin $ <text:span text:style-name="T42">reverse-file sadfasdfad</text:span></text:p>
      <text:p text:style-name="P415">Error: [Errno 2] No such file or directory: 'sadfasdfad'</text:p>
      <text:p text:style-name="P440">Finally here <text:s/>→ it prints the error and at the end <text:span text:style-name="T243">prints the what is in the finally block</text:span></text:p>
      <text:p text:style-name="P415">bin $ </text:p>
      <text:p text:style-name="P253"/>
      <text:p text:style-name="P286">Running the script and making it to work:</text:p>
      <text:p text:style-name="P416">bin $ <text:span text:style-name="T42">reverse-file xmen_base.txt </text:span></text:p>
      <text:p text:style-name="P416">gnihtemoS</text:p>
      <text:p text:style-name="P416">reivaX rosseforP</text:p>
      <text:p text:style-name="P416">relwarcthgiN</text:p>
      <text:p text:style-name="P416">pohsiB</text:p>
      <text:p text:style-name="P416">spolcyC</text:p>
      <text:p text:style-name="P416">enirevloW</text:p>
      <text:p text:style-name="P416">mrotS</text:p>
      <text:p text:style-name="P441">Finally here <text:s/>→ the script worked and prints the finally block too</text:p>
      <text:p text:style-name="P416">bin $ </text:p>
      <text:p text:style-name="P386"/>
      <text:p text:style-name="P473"/>
      <text:p text:style-name="P76">Exit Statuses – <text:span text:style-name="T245">Sys module</text:span></text:p>
      <text:p text:style-name="P253"/>
      <text:p text:style-name="P453"><text:a xlink:type="simple" xlink:href="https://docs.python.org/3/library/sys.html#sys.exit" text:style-name="Internet_20_link" text:visited-style-name="Visited_20_Internet_20_Link"><text:span text:style-name="T102">Documentation</text:span></text:a></text:p>
      <text:p text:style-name="P287"/>
      <text:p text:style-name="P288">You can specify which error code you want when the script fails <text:span text:style-name="T244">and it will terminate the script too.</text:span></text:p>
      <text:p text:style-name="P253"/>
      <text:p text:style-name="P288">Let’s check before modifiying nothing:</text:p>
      <text:p text:style-name="P288"/>
      <text:p text:style-name="P417">bin $ <text:span text:style-name="T42">reverse-file <text:s/>→ we execute the file without passing the argument</text:span></text:p>
      <text:p text:style-name="P417">usage: reverse-file [-h] [--limit LIMIT] [--version] filename</text:p>
      <text:p text:style-name="P417">reverse-file: error: the following arguments are required: filename</text:p>
      <text:p text:style-name="P417"/>
      <text:p text:style-name="P417">bin $ echo $?</text:p>
      <text:p text:style-name="P442">2 <text:s/>→ the exit status is 2</text:p>
      <text:p text:style-name="P417">bin $ </text:p>
      <text:p text:style-name="P253"/>
      <text:p text:style-name="P346">Executing with the wrong filename:</text:p>
      <text:p text:style-name="P386">bin $ <text:span text:style-name="T42">reverse-file adfadsfa</text:span></text:p>
      <text:p text:style-name="P386">Error: [Errno 2] No such file or directory: 'adfadsfa'</text:p>
      <text:p text:style-name="P386">bin $ echo $?</text:p>
      <text:p text:style-name="P429">0</text:p>
      <text:p text:style-name="P253"/>
      <text:p text:style-name="P253"/>
      <text:p text:style-name="P253"/>
      <text:p text:style-name="P253"/>
      <text:p text:style-name="P253"/>
      <text:p text:style-name="P253"/>
      <text:p text:style-name="P253"/>
      <text:p text:style-name="P253"/>
      <text:p text:style-name="P253"/>
      <text:p text:style-name="P253"/>
      <text:p text:style-name="P346"><text:soft-page-break/>How to change the exit status:</text:p>
      <text:p text:style-name="P418">import sys</text:p>
      <text:p text:style-name="P386"/>
      <text:p text:style-name="P418">[…]</text:p>
      <text:p text:style-name="P418"/>
      <text:p text:style-name="P386">except FileNotFoundError as err:</text:p>
      <text:p text:style-name="P386"><text:s text:c="4"/>print(f"Error: {err}")</text:p>
      <text:p text:style-name="P386"><text:s text:c="2"/><text:span text:style-name="T42"><text:s text:c="2"/>sys.exit(</text:span><text:span text:style-name="T61">69</text:span><text:span text:style-name="T42">) <text:s text:c="2"/>→</text:span><text:span text:style-name="T60"> we add it in the except block</text:span></text:p>
      <text:p text:style-name="P253"/>
      <text:p text:style-name="P347">Now running it again:</text:p>
      <text:p text:style-name="P419">bin $ <text:span text:style-name="T42">reverse-file asdfasdfas</text:span></text:p>
      <text:p text:style-name="P419">Error: [Errno 2] No such file or directory: 'asdfasdfas'</text:p>
      <text:p text:style-name="P419">bin $ echo $?</text:p>
      <text:p text:style-name="P443">69</text:p>
      <text:p text:style-name="P419">bin $</text:p>
      <text:p text:style-name="P253"/>
      <text:p text:style-name="P479"/>
      <text:p text:style-name="P289"/>
      <text:p text:style-name="P77">Execute Shell Commands from Python</text:p>
      <text:p text:style-name="P253"/>
      <text:p text:style-name="P455"><text:a xlink:type="simple" xlink:href="https://docs.python.org/3/library/subprocess.html" text:style-name="Internet_20_link" text:visited-style-name="Visited_20_Internet_20_Link"><text:span text:style-name="T103">Subproject package</text:span></text:a></text:p>
      <text:p text:style-name="P253"/>
      <text:p text:style-name="P348">Exercise <text:span text:style-name="T247">1</text:span>: <text:span text:style-name="T1">Run a ls -l inside the RIPLE. Will show you the current directory.</text:span></text:p>
      <text:p text:style-name="P290"/>
      <text:p text:style-name="P444"><text:span text:style-name="T1">&gt;&gt;&gt; import subprocess<text:tab/><text:tab/><text:tab/> <text:s text:c="2"/></text:span>→ we import the subprocess package</text:p>
      <text:p text:style-name="P444"><text:span text:style-name="T1">&gt;&gt;&gt; proc = </text:span>subprocess.run<text:span text:style-name="T1">(["</text:span>ls", "-l<text:span text:style-name="T1">"]) </text:span>we call the function run and we pass the command to run.<text:tab/></text:p>
      <text:p text:style-name="P420">total 48</text:p>
      <text:p text:style-name="P420">-rwxrw-r--. 1 cloud_user cloud_user <text:s/>228 Sep 15 16:26 aname</text:p>
      <text:p text:style-name="P420">-rwxrw-r--. 1 cloud_user cloud_user 1325 Sep 18 15:41 bmi</text:p>
      <text:p text:style-name="P420">-rwxrw-r--. 1 cloud_user cloud_user <text:s text:c="2"/>48 Aug 31 20:45 hello</text:p>
      <text:p text:style-name="P420">-rw-rw-r--. 1 cloud_user cloud_user <text:s text:c="2"/>44 Oct <text:s/>1 16:15 new_xmen.txt</text:p>
      <text:p text:style-name="P420">-rwxrw-r--. 1 cloud_user cloud_user <text:s/>739 Oct 12 18:53 old_reverse-file</text:p>
      <text:p text:style-name="P420">-rwxrw-r--. 1 cloud_user cloud_user <text:s/>125 Oct <text:s/>2 16:20 param_echo</text:p>
      <text:p text:style-name="P420">-rwxrw-r--. 1 cloud_user cloud_user <text:s/>672 Oct 12 19:51 reverse-file</text:p>
      <text:p text:style-name="P420">-rwxrw-r--. 1 cloud_user cloud_user <text:s/>739 Oct 12 18:52 reverse-file_OLD</text:p>
      <text:p text:style-name="P420">-rwxrw-r--. 1 cloud_user cloud_user <text:s/>208 Sep 25 16:41 running</text:p>
      <text:p text:style-name="P420">-rwxrw-r--. 1 cloud_user cloud_user <text:s/>674 Sep 23 16:49 timer</text:p>
      <text:p text:style-name="P420">-rwxrw-r--. 1 cloud_user cloud_user <text:s/>648 Oct <text:s/>7 19:40 videos.py</text:p>
      <text:p text:style-name="P420">-rw-rw-r--. 1 cloud_user cloud_user <text:s text:c="2"/>71 Oct <text:s/>1 16:37 xmen_base.txt</text:p>
      <text:p text:style-name="P420">&gt;&gt;&gt; </text:p>
      <text:p text:style-name="P420"/>
      <text:p text:style-name="P444">If we call the variable we will see it’s content:</text:p>
      <text:p text:style-name="P420">&gt;&gt;&gt; proc</text:p>
      <text:p text:style-name="P420">CompletedProcess(args=['ls', '-l'], returncode=0)</text:p>
      <text:p text:style-name="P420">&gt;&gt;&gt; </text:p>
      <text:p text:style-name="P290"/>
      <text:p text:style-name="P444"><text:span text:style-name="T246">We can call different atributes</text:span>:</text:p>
      <text:p text:style-name="P420">&gt;&gt;&gt; proc.returncode</text:p>
      <text:p text:style-name="P420">0 <text:s/><text:tab/><text:tab/>→<text:span text:style-name="T246"> exit status code</text:span></text:p>
      <text:p text:style-name="P420"/>
      <text:p text:style-name="P420">&gt;&gt;&gt; proc.args</text:p>
      <text:p text:style-name="P420">['ls', '-l'] <text:s text:c="2"/></text:p>
      <text:p text:style-name="P420">&gt;&gt;&gt;</text:p>
      <text:p text:style-name="P253"/>
      <text:p text:style-name="P253"/>
      <text:p text:style-name="P253"/>
      <text:p text:style-name="P253"/>
      <text:p text:style-name="P253"/>
      <text:p text:style-name="P291"><text:soft-page-break/><text:span text:style-name="T42">Exercise 2: </text:span><text:s/>When we ran the previous exercise th<text:span text:style-name="T248">e command ls was printed in the screen without us specifiying to print anything.</text:span></text:p>
      <text:p text:style-name="P291"/>
      <text:p text:style-name="P292">I<text:span text:style-name="T252">n</text:span> this exercise we will avoid this to happen.</text:p>
      <text:p text:style-name="P292"/>
      <text:p text:style-name="P421">&gt;&gt;&gt; import subprocess</text:p>
      <text:p text:style-name="P421">&gt;&gt;&gt; proc = subprocess.run(</text:p>
      <text:p text:style-name="P421">... ['ls', '-l'],</text:p>
      <text:p text:style-name="P421">... stdout=subprocess.PIPE,</text:p>
      <text:p text:style-name="P421">... stderr=subprocess.PIPE,</text:p>
      <text:p text:style-name="P421">... )</text:p>
      <text:p text:style-name="P421">&gt;&gt;&gt; </text:p>
      <text:p text:style-name="P421">&gt;&gt;&gt; <text:span text:style-name="T42">proc</text:span></text:p>
      <text:p text:style-name="P421">CompletedProcess(args=['ls', '-l'], returncode=0, stdout=b'total 48\n-rwxrw-r--. 1 cloud_user cloud_user <text:s/>228 Sep 15 16:26 aname\n-rwxrw-r--. 1 cloud_user cloud_user 1325 Sep 18 15:41 bmi\n-rwxrw-r--. 1 cloud_user cloud_user <text:s text:c="2"/>48 Aug 31 20:45 hello\n-rw-rw-r--. 1 cloud_user cloud_user <text:s text:c="2"/>44 Oct <text:s/>1 16:15 new_xmen.txt\n-rwxrw-r--. 1 cloud_user cloud_user <text:s/>739 Oct 12 18:53 old_reverse-file\n-rwxrw-r--. 1 cloud_user cloud_user <text:s/>125 Oct <text:s/>2 16:20 param_echo\n-rwxrw-r--. 1 cloud_user cloud_user <text:s/>672 Oct 12 19:51 reverse-file\n-rwxrw-r--. 1 cloud_user cloud_user <text:s/>739 Oct 12 18:52 reverse-file_OLD\n-rwxrw-r--. 1 cloud_user cloud_user <text:s/>208 Sep 25 16:41 running\n-rwxrw-r--. 1 cloud_user cloud_user <text:s/>674 Sep 23 16:49 timer\n-rwxrw-r--. 1 cloud_user cloud_user <text:s/>648 Oct <text:s/>7 19:40 videos.py\n-rw-rw-r--. 1 cloud_user cloud_user <text:s text:c="2"/>71 Oct <text:s/>1 16:37 xmen_base.txt\n', stderr=b'')</text:p>
      <text:p text:style-name="P253"/>
      <text:p text:style-name="P293">This is printing the content of the current directory, like in the previous exercise but without format.</text:p>
      <text:p text:style-name="P253"/>
      <text:p text:style-name="P253"/>
      <text:p text:style-name="P386">&gt;&gt;&gt;<text:span text:style-name="T42"> print(proc.stdout)</text:span></text:p>
      <text:p text:style-name="P386"><text:span text:style-name="T42">b'</text:span>total 48\n-rwxrw-r--. 1 cloud_user cloud_user <text:s/>228 Sep 15 16:26 aname\n-rwxrw-r--. 1 cloud_user cloud_user 1325 Sep 18 15:41 bmi\n-rwxrw-r--. 1 cloud_user cloud_user <text:s text:c="2"/>48 Aug 31 20:45 hello\n-rw-rw-r--. 1 cloud_user cloud_user <text:s text:c="2"/>44 Oct <text:s/>1 16:15 new_xmen.txt\n-rwxrw-r--. 1 cloud_user cloud_user <text:s/>739 Oct 12 18:53 old_reverse-file\n-rwxrw-r--. 1 cloud_user cloud_user <text:s/>125 Oct <text:s/>2 16:20 param_echo\n-rwxrw-r--. 1 cloud_user cloud_user <text:s/>672 Oct 12 19:51 reverse-file\n-rwxrw-r--. 1 cloud_user cloud_user <text:s/>739 Oct 12 18:52 reverse-file_OLD\n-rwxrw-r--. 1 cloud_user cloud_user <text:s/>208 Sep 25 16:41 running\n-rwxrw-r--. 1 cloud_user cloud_user <text:s/>674 Sep 23 16:49 timer\n-rwxrw-r--. 1 cloud_user cloud_user <text:s/>648 Oct <text:s/>7 19:40 videos.py\n-rw-rw-r--. 1 cloud_user cloud_user <text:s text:c="2"/>71 Oct <text:s/>1 16:37 xmen_base.txt\n'</text:p>
      <text:p text:style-name="P386">&gt;&gt;&gt; </text:p>
      <text:p text:style-name="P386"/>
      <text:p text:style-name="P386">&gt;&gt;&gt; <text:span text:style-name="T42">print(proc.stderr)</text:span></text:p>
      <text:p text:style-name="P386">b''</text:p>
      <text:p text:style-name="P253"/>
      <text:p text:style-name="P253"/>
      <text:p text:style-name="P349">Exercise 3:<text:span text:style-name="T1"> Print the content of proc properly.</text:span></text:p>
      <text:p text:style-name="P253"/>
      <text:p text:style-name="P294">The b’ is a <text:span text:style-name="T42">bytes</text:span> object <text:span text:style-name="T249">and not a string. Bytes can only contain ASCII characters and the scape characters \n won’t work with the bytes objects.</text:span></text:p>
      <text:p text:style-name="P294"/>
      <text:p text:style-name="P295">To make the scape \n to work we will need to use the values as a string, with the bytes.decode method.</text:p>
      <text:p text:style-name="P295"/>
      <text:p text:style-name="P386">&gt;&gt;&gt;<text:span text:style-name="T42"> print(proc.stdout.decode())</text:span></text:p>
      <text:p text:style-name="P386">total 48</text:p>
      <text:p text:style-name="P386">-rwxrw-r--. 1 cloud_user cloud_user <text:s/>228 Sep 15 16:26 aname</text:p>
      <text:p text:style-name="P386">-rwxrw-r--. 1 cloud_user cloud_user 1325 Sep 18 15:41 bmi</text:p>
      <text:p text:style-name="P386">-rwxrw-r--. 1 cloud_user cloud_user <text:s text:c="2"/>48 Aug 31 20:45 hello</text:p>
      <text:p text:style-name="P386">-rw-rw-r--. 1 cloud_user cloud_user <text:s text:c="2"/>44 Oct <text:s/>1 16:15 new_xmen.txt</text:p>
      <text:p text:style-name="P386">-rwxrw-r--. 1 cloud_user cloud_user <text:s/>739 Oct 12 18:53 old_reverse-file</text:p>
      <text:p text:style-name="P386">-rwxrw-r--. 1 cloud_user cloud_user <text:s/>125 Oct <text:s/>2 16:20 param_echo</text:p>
      <text:p text:style-name="P386">-rwxrw-r--. 1 cloud_user cloud_user <text:s/>672 Oct 12 19:51 reverse-file</text:p>
      <text:p text:style-name="P386">-rwxrw-r--. 1 cloud_user cloud_user <text:s/>739 Oct 12 18:52 reverse-file_OLD</text:p>
      <text:p text:style-name="P386">-rwxrw-r--. 1 cloud_user cloud_user <text:s/>208 Sep 25 16:41 running</text:p>
      <text:p text:style-name="P386">-rwxrw-r--. 1 cloud_user cloud_user <text:s/>674 Sep 23 16:49 timer</text:p>
      <text:p text:style-name="P386"><text:soft-page-break/>-rwxrw-r--. 1 cloud_user cloud_user <text:s/>648 Oct <text:s/>7 19:40 videos.py</text:p>
      <text:p text:style-name="P386">-rw-rw-r--. 1 cloud_user cloud_user <text:s text:c="2"/>71 Oct <text:s/>1 16:37 xmen_base.txt</text:p>
      <text:p text:style-name="P253"/>
      <text:p text:style-name="P295">Now \n is being scaped <text:span text:style-name="T250">properly thanks to the method </text:span><text:span text:style-name="T62">bytes.decode</text:span></text:p>
      <text:p text:style-name="P253"/>
      <text:p text:style-name="P253"/>
      <text:p text:style-name="P296"><text:span text:style-name="T42">Exercise 4</text:span>: <text:s/>Raise an error. <text:span text:style-name="T251">By default subprocess.run don’t raises the python error, let’s fix this.</text:span></text:p>
      <text:p text:style-name="P253"/>
      <text:p text:style-name="P366">Forcing the error before:</text:p>
      <text:p text:style-name="P386"/>
      <text:p text:style-name="P386">&gt;&gt;&gt;<text:span text:style-name="T42"> new_proc</text:span> = subprocess.run(['<text:span text:style-name="T42">cat', 'fake.txt'</text:span> ])</text:p>
      <text:p text:style-name="P386">cat: fake.txt: No such file or directory</text:p>
      <text:p text:style-name="P386">&gt;&gt;&gt; </text:p>
      <text:p text:style-name="P253"/>
      <text:p text:style-name="P297">We should see the python error saying, Traceback (most recent call) ……. </text:p>
      <text:p text:style-name="P297"/>
      <text:p text:style-name="P297"/>
      <text:p text:style-name="P366">Forcing the error after with the check argument:</text:p>
      <text:p text:style-name="P494"/>
      <text:p text:style-name="P446"><text:span text:style-name="T81">&gt;&gt;&gt; error_proc = subprocess.run(['cat','fake.txt'], </text:span><text:span text:style-name="T84">check=True</text:span><text:span text:style-name="T81">)</text:span></text:p>
      <text:p text:style-name="P494">cat: fake.txt: No such file or directory</text:p>
      <text:p text:style-name="P446"><text:span text:style-name="T84">Traceback</text:span><text:span text:style-name="T81"> (most recent call last):</text:span></text:p>
      <text:p text:style-name="P494"><text:s text:c="2"/>File "&lt;stdin&gt;", line 1, in &lt;module&gt;</text:p>
      <text:p text:style-name="P494"><text:s text:c="2"/>File "/usr/local/lib/python3.6/subprocess.py", line 418, in run</text:p>
      <text:p text:style-name="P494"><text:s text:c="4"/>output=stdout, stderr=stderr)</text:p>
      <text:p text:style-name="P494">subprocess.CalledProcessError: Command '['cat', 'fake.txt']' returned non-zero exit status 1.</text:p>
      <text:p text:style-name="P494"/>
      <text:p text:style-name="P491">We can see the error thanks to the check true.</text:p>
      <text:p text:style-name="P496"/>
      <text:p text:style-name="P495">Advanced Iteration with List Comprehensions:</text:p>
      <text:p text:style-name="P492"/>
      <text:p text:style-name="P456"><text:a xlink:type="simple" xlink:href="https://docs.python.org/3/tutorial/datastructures.html#list-comprehensions" text:style-name="Internet_20_link" text:visited-style-name="Visited_20_Internet_20_Link"><text:span text:style-name="T104">List comprehensions</text:span></text:a></text:p>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text:soft-page-break/></text:p>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9:59:43.910264124</meta:creation-date>
    <dc:date>2020-10-15T19:42:15.850074110</dc:date>
    <meta:editing-duration>P2DT4H23M9S</meta:editing-duration>
    <meta:editing-cycles>577</meta:editing-cycles>
    <meta:generator>LibreOffice/6.0.7.3$Linux_X86_64 LibreOffice_project/00m0$Build-3</meta:generator>
    <meta:document-statistic meta:table-count="2" meta:image-count="1" meta:object-count="0" meta:page-count="41" meta:paragraph-count="1378" meta:word-count="9325" meta:character-count="56942" meta:non-whitespace-character-count="47345"/>
  </office:meta>
</office:document-meta>
</file>